
<file path=word/webextensions/taskpanes.xml><?xml version="1.0" encoding="utf-8"?>
<wetp:taskpanes xmlns:wetp="http://schemas.microsoft.com/office/webextensions/taskpanes/2010/11">
  <wetp:taskpane dockstate="right" visibility="0" width="387" row="0">
    <wetp:webextensionref xmlns:r="http://schemas.openxmlformats.org/officeDocument/2006/relationships" r:id="rId1"/>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word/webextensions/taskpanes.xml"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Aptos Narrow" svg:font-family="Aptos Narrow"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line-height="100%"/>
      <style:text-properties fo:font-size="9pt" style:font-size-asian="9pt" style:font-size-complex="9pt"/>
    </style:style>
    <style:style style:name="P4" style:parent-style-name="Normal" style:family="paragraph">
      <style:paragraph-properties fo:line-height="100%"/>
    </style:style>
    <style:style style:name="T5" style:parent-style-name="Hyperlink" style:family="text">
      <style:text-properties fo:font-size="8pt" style:font-size-asian="8pt" style:font-size-complex="8pt"/>
    </style:style>
    <style:style style:name="P6" style:parent-style-name="Normal" style:family="paragraph">
      <style:paragraph-properties fo:line-height="100%"/>
      <style:text-properties fo:font-size="8pt" style:font-size-asian="8pt" style:font-size-complex="8pt"/>
    </style:style>
    <style:style style:name="P7" style:parent-style-name="Normal" style:family="paragraph">
      <style:paragraph-properties fo:line-height="100%"/>
      <style:text-properties fo:font-size="8pt" style:font-size-asian="8pt" style:font-size-complex="8pt"/>
    </style:style>
    <style:style style:name="P8" style:parent-style-name="Normal" style:family="paragraph">
      <style:paragraph-properties fo:break-before="page"/>
      <style:text-properties fo:font-size="8pt" style:font-size-asian="8pt" style:font-size-complex="8pt"/>
    </style:style>
    <style:style style:name="P9" style:parent-style-name="Normal" style:family="paragraph">
      <style:text-properties style:font-name="Aptos Display" fo:font-size="22pt" style:font-size-asian="22pt" style:font-size-complex="22pt"/>
    </style:style>
    <style:style style:name="T10" style:parent-style-name="DefaultParagraphFont" style:family="text">
      <style:text-properties style:font-name-asian="Yu Mincho" style:letter-kerning="true" fo:font-size="12pt" style:font-size-asian="12pt" style:font-size-complex="12pt" style:language-asian="pt" style:country-asian="PT"/>
    </style:style>
    <style:style style:name="P11"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12" style:parent-style-name="Hyperlink" style:family="text">
      <style:text-properties fo:background-color="#00FF00"/>
    </style:style>
    <style:style style:name="T13" style:parent-style-name="DefaultParagraphFont" style:family="text">
      <style:text-properties style:font-name-asian="Yu Mincho" style:letter-kerning="true" fo:font-size="12pt" style:font-size-asian="12pt" style:font-size-complex="12pt" style:language-asian="pt" style:country-asian="PT"/>
    </style:style>
    <style:style style:name="T14" style:parent-style-name="Hyperlink" style:family="text">
      <style:text-properties fo:background-color="#00FF00"/>
    </style:style>
    <style:style style:name="P15"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16" style:parent-style-name="Hyperlink" style:family="text">
      <style:text-properties fo:background-color="#00FF00"/>
    </style:style>
    <style:style style:name="T17" style:parent-style-name="DefaultParagraphFont" style:family="text">
      <style:text-properties style:font-name-asian="Yu Mincho" style:letter-kerning="true" fo:font-size="12pt" style:font-size-asian="12pt" style:font-size-complex="12pt" style:language-asian="pt" style:country-asian="PT"/>
    </style:style>
    <style:style style:name="T18" style:parent-style-name="Hyperlink" style:family="text">
      <style:text-properties fo:background-color="#00FF00"/>
    </style:style>
    <style:style style:name="P19"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20" style:parent-style-name="Hyperlink" style:family="text">
      <style:text-properties fo:background-color="#00FF00"/>
    </style:style>
    <style:style style:name="T21" style:parent-style-name="DefaultParagraphFont" style:family="text">
      <style:text-properties style:font-name-asian="Yu Mincho" style:letter-kerning="true" fo:font-size="12pt" style:font-size-asian="12pt" style:font-size-complex="12pt" style:language-asian="pt" style:country-asian="PT"/>
    </style:style>
    <style:style style:name="T22" style:parent-style-name="Hyperlink" style:family="text">
      <style:text-properties fo:background-color="#00FF00"/>
    </style:style>
    <style:style style:name="P23"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24" style:parent-style-name="DefaultParagraphFont" style:family="text">
      <style:text-properties style:font-name-asian="Yu Mincho" style:letter-kerning="true" fo:font-size="12pt" style:font-size-asian="12pt" style:font-size-complex="12pt" style:language-asian="pt" style:country-asian="PT"/>
    </style:style>
    <style:style style:name="P25"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26" style:parent-style-name="DefaultParagraphFont" style:family="text">
      <style:text-properties style:font-name-asian="Yu Mincho" style:letter-kerning="true" fo:font-size="12pt" style:font-size-asian="12pt" style:font-size-complex="12pt" style:language-asian="pt" style:country-asian="PT"/>
    </style:style>
    <style:style style:name="P27"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28" style:parent-style-name="Hyperlink" style:family="text">
      <style:text-properties fo:background-color="#FFFF00"/>
    </style:style>
    <style:style style:name="T29" style:parent-style-name="DefaultParagraphFont" style:family="text">
      <style:text-properties style:font-name-asian="Yu Mincho" style:letter-kerning="true" fo:font-size="12pt" style:font-size-asian="12pt" style:font-size-complex="12pt" style:language-asian="pt" style:country-asian="PT"/>
    </style:style>
    <style:style style:name="T30" style:parent-style-name="Hyperlink" style:family="text">
      <style:text-properties fo:background-color="#FFFF00"/>
    </style:style>
    <style:style style:name="P31"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32" style:parent-style-name="Hyperlink" style:family="text">
      <style:text-properties fo:background-color="#FFFF00"/>
    </style:style>
    <style:style style:name="T33" style:parent-style-name="DefaultParagraphFont" style:family="text">
      <style:text-properties style:font-name-asian="Yu Mincho" style:letter-kerning="true" fo:font-size="12pt" style:font-size-asian="12pt" style:font-size-complex="12pt" style:language-asian="pt" style:country-asian="PT"/>
    </style:style>
    <style:style style:name="T34" style:parent-style-name="Hyperlink" style:family="text">
      <style:text-properties fo:background-color="#FFFF00"/>
    </style:style>
    <style:style style:name="T35" style:parent-style-name="DefaultParagraphFont" style:family="text">
      <style:text-properties style:font-name-asian="Yu Mincho" style:letter-kerning="true" fo:font-size="12pt" style:font-size-asian="12pt" style:font-size-complex="12pt" style:language-asian="pt" style:country-asian="PT"/>
    </style:style>
    <style:style style:name="P36"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37" style:parent-style-name="DefaultParagraphFont" style:family="text">
      <style:text-properties style:font-name-asian="Yu Mincho" style:letter-kerning="true" fo:font-size="12pt" style:font-size-asian="12pt" style:font-size-complex="12pt" style:language-asian="pt" style:country-asian="PT"/>
    </style:style>
    <style:style style:name="P38"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39" style:parent-style-name="DefaultParagraphFont" style:family="text">
      <style:text-properties style:font-name-asian="Yu Mincho" style:letter-kerning="true" fo:font-size="12pt" style:font-size-asian="12pt" style:font-size-complex="12pt" style:language-asian="pt" style:country-asian="PT"/>
    </style:style>
    <style:style style:name="T40" style:parent-style-name="DefaultParagraphFont" style:family="text">
      <style:text-properties style:font-name-asian="Yu Mincho" style:letter-kerning="true" fo:font-size="12pt" style:font-size-asian="12pt" style:font-size-complex="12pt" style:language-asian="pt" style:country-asian="PT"/>
    </style:style>
    <style:style style:name="P41"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42" style:parent-style-name="DefaultParagraphFont" style:family="text">
      <style:text-properties style:font-name-asian="Yu Mincho" style:letter-kerning="true" fo:font-size="12pt" style:font-size-asian="12pt" style:font-size-complex="12pt" style:language-asian="pt" style:country-asian="PT"/>
    </style:style>
    <style:style style:name="P43"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44" style:parent-style-name="DefaultParagraphFont" style:family="text">
      <style:text-properties style:font-name-asian="Yu Mincho" style:letter-kerning="true" fo:font-size="12pt" style:font-size-asian="12pt" style:font-size-complex="12pt" style:language-asian="pt" style:country-asian="PT"/>
    </style:style>
    <style:style style:name="T45" style:parent-style-name="DefaultParagraphFont" style:family="text">
      <style:text-properties style:font-name-asian="Yu Mincho" style:letter-kerning="true" fo:font-size="12pt" style:font-size-asian="12pt" style:font-size-complex="12pt" style:language-asian="pt" style:country-asian="PT"/>
    </style:style>
    <style:style style:name="P46"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47" style:parent-style-name="DefaultParagraphFont" style:family="text">
      <style:text-properties style:font-name-asian="Yu Mincho" style:letter-kerning="true" fo:font-size="12pt" style:font-size-asian="12pt" style:font-size-complex="12pt" style:language-asian="pt" style:country-asian="PT"/>
    </style:style>
    <style:style style:name="P48"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49" style:parent-style-name="DefaultParagraphFont" style:family="text">
      <style:text-properties style:font-name-asian="Yu Mincho" style:letter-kerning="true" fo:font-size="12pt" style:font-size-asian="12pt" style:font-size-complex="12pt" style:language-asian="pt" style:country-asian="PT"/>
    </style:style>
    <style:style style:name="P50"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51" style:parent-style-name="DefaultParagraphFont" style:family="text">
      <style:text-properties style:font-name-asian="Yu Mincho" style:letter-kerning="true" fo:font-size="12pt" style:font-size-asian="12pt" style:font-size-complex="12pt" style:language-asian="pt" style:country-asian="PT"/>
    </style:style>
    <style:style style:name="P52"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53" style:parent-style-name="DefaultParagraphFont" style:family="text">
      <style:text-properties style:font-name-asian="Yu Mincho" style:letter-kerning="true" fo:font-size="12pt" style:font-size-asian="12pt" style:font-size-complex="12pt" style:language-asian="pt" style:country-asian="PT"/>
    </style:style>
    <style:style style:name="P54"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55" style:parent-style-name="DefaultParagraphFont" style:family="text">
      <style:text-properties style:font-name-asian="Yu Mincho" style:letter-kerning="true" fo:font-size="12pt" style:font-size-asian="12pt" style:font-size-complex="12pt" style:language-asian="pt" style:country-asian="PT"/>
    </style:style>
    <style:style style:name="P56"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57" style:parent-style-name="DefaultParagraphFont" style:family="text">
      <style:text-properties style:font-name-asian="Yu Mincho" style:letter-kerning="true" fo:font-size="12pt" style:font-size-asian="12pt" style:font-size-complex="12pt" style:language-asian="pt" style:country-asian="PT"/>
    </style:style>
    <style:style style:name="T58" style:parent-style-name="DefaultParagraphFont" style:family="text">
      <style:text-properties style:font-name-asian="Yu Mincho" style:letter-kerning="true" fo:font-size="12pt" style:font-size-asian="12pt" style:font-size-complex="12pt" style:language-asian="pt" style:country-asian="PT"/>
    </style:style>
    <style:style style:name="P59"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60" style:parent-style-name="DefaultParagraphFont" style:family="text">
      <style:text-properties style:font-name-asian="Yu Mincho" style:letter-kerning="true" fo:font-size="12pt" style:font-size-asian="12pt" style:font-size-complex="12pt" style:language-asian="pt" style:country-asian="PT"/>
    </style:style>
    <style:style style:name="P61"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62" style:parent-style-name="DefaultParagraphFont" style:family="text">
      <style:text-properties style:font-name-asian="Yu Mincho" style:letter-kerning="true" fo:font-size="12pt" style:font-size-asian="12pt" style:font-size-complex="12pt" style:language-asian="pt" style:country-asian="PT"/>
    </style:style>
    <style:style style:name="P63"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64" style:parent-style-name="DefaultParagraphFont" style:family="text">
      <style:text-properties style:font-name-asian="Yu Mincho" style:letter-kerning="true" fo:font-size="12pt" style:font-size-asian="12pt" style:font-size-complex="12pt" style:language-asian="pt" style:country-asian="PT"/>
    </style:style>
    <style:style style:name="P65"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66" style:parent-style-name="DefaultParagraphFont" style:family="text">
      <style:text-properties style:font-name-asian="Yu Mincho" style:letter-kerning="true" fo:font-size="12pt" style:font-size-asian="12pt" style:font-size-complex="12pt" style:language-asian="pt" style:country-asian="PT"/>
    </style:style>
    <style:style style:name="T67" style:parent-style-name="DefaultParagraphFont" style:family="text">
      <style:text-properties style:font-name-asian="Yu Mincho" style:letter-kerning="true" fo:font-size="12pt" style:font-size-asian="12pt" style:font-size-complex="12pt" style:language-asian="pt" style:country-asian="PT"/>
    </style:style>
    <style:style style:name="P68"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69" style:parent-style-name="DefaultParagraphFont" style:family="text">
      <style:text-properties style:font-name-asian="Yu Mincho" style:letter-kerning="true" fo:font-size="12pt" style:font-size-asian="12pt" style:font-size-complex="12pt" style:language-asian="pt" style:country-asian="PT"/>
    </style:style>
    <style:style style:name="P70"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71" style:parent-style-name="DefaultParagraphFont" style:family="text">
      <style:text-properties style:font-name-asian="Yu Mincho" style:letter-kerning="true" fo:font-size="12pt" style:font-size-asian="12pt" style:font-size-complex="12pt" style:language-asian="pt" style:country-asian="PT"/>
    </style:style>
    <style:style style:name="P72"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73" style:parent-style-name="DefaultParagraphFont" style:family="text">
      <style:text-properties style:font-name-asian="Yu Mincho" style:letter-kerning="true" fo:font-size="12pt" style:font-size-asian="12pt" style:font-size-complex="12pt" style:language-asian="pt" style:country-asian="PT"/>
    </style:style>
    <style:style style:name="P74"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75" style:parent-style-name="DefaultParagraphFont" style:family="text">
      <style:text-properties style:font-name-asian="Yu Mincho" style:letter-kerning="true" fo:font-size="12pt" style:font-size-asian="12pt" style:font-size-complex="12pt" style:language-asian="pt" style:country-asian="PT"/>
    </style:style>
    <style:style style:name="P76"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77" style:parent-style-name="DefaultParagraphFont" style:family="text">
      <style:text-properties style:font-name-asian="Yu Mincho" style:letter-kerning="true" fo:font-size="12pt" style:font-size-asian="12pt" style:font-size-complex="12pt" style:language-asian="pt" style:country-asian="PT"/>
    </style:style>
    <style:style style:name="P78"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79" style:parent-style-name="DefaultParagraphFont" style:family="text">
      <style:text-properties style:font-name-asian="Yu Mincho" style:letter-kerning="true" fo:font-size="12pt" style:font-size-asian="12pt" style:font-size-complex="12pt" style:language-asian="pt" style:country-asian="PT"/>
    </style:style>
    <style:style style:name="P80"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81" style:parent-style-name="DefaultParagraphFont" style:family="text">
      <style:text-properties style:font-name-asian="Yu Mincho" style:letter-kerning="true" fo:font-size="12pt" style:font-size-asian="12pt" style:font-size-complex="12pt" style:language-asian="pt" style:country-asian="PT"/>
    </style:style>
    <style:style style:name="P82"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83" style:parent-style-name="DefaultParagraphFont" style:family="text">
      <style:text-properties style:font-name-asian="Yu Mincho" style:letter-kerning="true" fo:font-size="12pt" style:font-size-asian="12pt" style:font-size-complex="12pt" style:language-asian="pt" style:country-asian="PT"/>
    </style:style>
    <style:style style:name="P84"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85" style:parent-style-name="DefaultParagraphFont" style:family="text">
      <style:text-properties style:font-name-asian="Yu Mincho" style:letter-kerning="true" fo:font-size="12pt" style:font-size-asian="12pt" style:font-size-complex="12pt" style:language-asian="pt" style:country-asian="PT"/>
    </style:style>
    <style:style style:name="P86"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87" style:parent-style-name="DefaultParagraphFont" style:family="text">
      <style:text-properties style:font-name-asian="Yu Mincho" style:letter-kerning="true" fo:font-size="12pt" style:font-size-asian="12pt" style:font-size-complex="12pt" style:language-asian="pt" style:country-asian="PT"/>
    </style:style>
    <style:style style:name="P88"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89" style:parent-style-name="DefaultParagraphFont" style:family="text">
      <style:text-properties style:font-name-asian="Yu Mincho" style:letter-kerning="true" fo:font-size="12pt" style:font-size-asian="12pt" style:font-size-complex="12pt" style:language-asian="pt" style:country-asian="PT"/>
    </style:style>
    <style:style style:name="P90"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91" style:parent-style-name="DefaultParagraphFont" style:family="text">
      <style:text-properties style:font-name-asian="Yu Mincho" style:letter-kerning="true" fo:font-size="12pt" style:font-size-asian="12pt" style:font-size-complex="12pt" style:language-asian="pt" style:country-asian="PT"/>
    </style:style>
    <style:style style:name="P92"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93" style:parent-style-name="DefaultParagraphFont" style:family="text">
      <style:text-properties style:font-name-asian="Yu Mincho" style:letter-kerning="true" fo:font-size="12pt" style:font-size-asian="12pt" style:font-size-complex="12pt" style:language-asian="pt" style:country-asian="PT"/>
    </style:style>
    <style:style style:name="P94"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95" style:parent-style-name="DefaultParagraphFont" style:family="text">
      <style:text-properties style:font-name-asian="Yu Mincho" style:letter-kerning="true" fo:font-size="12pt" style:font-size-asian="12pt" style:font-size-complex="12pt" style:language-asian="pt" style:country-asian="PT"/>
    </style:style>
    <style:style style:name="T96" style:parent-style-name="DefaultParagraphFont" style:family="text">
      <style:text-properties style:font-name-asian="Yu Mincho" style:letter-kerning="true" fo:font-size="12pt" style:font-size-asian="12pt" style:font-size-complex="12pt" style:language-asian="pt" style:country-asian="PT"/>
    </style:style>
    <style:style style:name="P97"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98" style:parent-style-name="Hyperlink" style:family="text">
      <style:text-properties fo:language="en" fo:country="US"/>
    </style:style>
    <style:style style:name="T99" style:parent-style-name="DefaultParagraphFont" style:family="text">
      <style:text-properties style:font-name-asian="Yu Mincho" style:letter-kerning="true" fo:font-size="12pt" style:font-size-asian="12pt" style:font-size-complex="12pt" style:language-asian="pt" style:country-asian="PT"/>
    </style:style>
    <style:style style:name="T100" style:parent-style-name="Hyperlink" style:family="text">
      <style:text-properties fo:language="en" fo:country="US"/>
    </style:style>
    <style:style style:name="P101" style:parent-style-name="TOC2" style:family="paragraph">
      <style:paragraph-properties>
        <style:tab-stops>
          <style:tab-stop style:type="left" style:position="0.5138in"/>
          <style:tab-stop style:type="right" style:leader-style="dotted" style:leader-text="." style:position="6.3402in"/>
        </style:tab-stops>
      </style:paragraph-properties>
    </style:style>
    <style:style style:name="T102" style:parent-style-name="Hyperlink" style:family="text">
      <style:text-properties fo:language="en" fo:country="US"/>
    </style:style>
    <style:style style:name="T103" style:parent-style-name="DefaultParagraphFont" style:family="text">
      <style:text-properties style:font-name-asian="Yu Mincho" style:letter-kerning="true" fo:font-size="12pt" style:font-size-asian="12pt" style:font-size-complex="12pt" style:language-asian="pt" style:country-asian="PT"/>
    </style:style>
    <style:style style:name="T104" style:parent-style-name="Hyperlink" style:family="text">
      <style:text-properties fo:language="en" fo:country="US"/>
    </style:style>
    <style:style style:name="P105"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106" style:parent-style-name="Hyperlink" style:family="text">
      <style:text-properties fo:language="en" fo:country="US"/>
    </style:style>
    <style:style style:name="T107" style:parent-style-name="DefaultParagraphFont" style:family="text">
      <style:text-properties style:font-name-asian="Yu Mincho" style:letter-kerning="true" fo:font-size="12pt" style:font-size-asian="12pt" style:font-size-complex="12pt" style:language-asian="pt" style:country-asian="PT"/>
    </style:style>
    <style:style style:name="T108" style:parent-style-name="Hyperlink" style:family="text">
      <style:text-properties fo:language="en" fo:country="US"/>
    </style:style>
    <style:style style:name="P109" style:parent-style-name="TOC3" style:family="paragraph">
      <style:paragraph-properties>
        <style:tab-stops>
          <style:tab-stop style:type="left" style:position="0.5277in"/>
          <style:tab-stop style:type="right" style:leader-style="dotted" style:leader-text="." style:position="6.1875in"/>
        </style:tab-stops>
      </style:paragraph-properties>
    </style:style>
    <style:style style:name="T110" style:parent-style-name="Hyperlink" style:family="text">
      <style:text-properties fo:language="en" fo:country="US"/>
    </style:style>
    <style:style style:name="T111" style:parent-style-name="DefaultParagraphFont" style:family="text">
      <style:text-properties style:font-name-asian="Yu Mincho" style:letter-kerning="true" fo:font-size="12pt" style:font-size-asian="12pt" style:font-size-complex="12pt" style:language-asian="pt" style:country-asian="PT"/>
    </style:style>
    <style:style style:name="T112" style:parent-style-name="Hyperlink" style:family="text">
      <style:text-properties fo:language="en" fo:country="US"/>
    </style:style>
    <style:style style:name="T113" style:parent-style-name="DefaultParagraphFont" style:family="text">
      <style:text-properties style:font-name-asian="Yu Mincho" style:letter-kerning="true" fo:font-size="12pt" style:font-size-asian="12pt" style:font-size-complex="12pt" style:language-asian="pt" style:country-asian="PT"/>
    </style:style>
    <style:style style:name="P114" style:parent-style-name="TOC1" style:family="paragraph">
      <style:paragraph-properties>
        <style:tab-stops>
          <style:tab-stop style:type="left" style:position="0.302in"/>
          <style:tab-stop style:type="right" style:leader-style="dotted" style:leader-text="." style:position="6.4895in"/>
        </style:tab-stops>
      </style:paragraph-properties>
    </style:style>
    <style:style style:name="P115" style:parent-style-name="Normal" style:family="paragraph">
      <style:paragraph-properties fo:break-before="page"/>
    </style:style>
    <style:style style:name="P116" style:parent-style-name="Heading1" style:list-style-name="LFO4" style:family="paragraph">
      <style:text-properties fo:language="pt" fo:country="PT"/>
    </style:style>
    <style:style style:name="P117" style:parent-style-name="Heading2" style:list-style-name="LFO4" style:family="paragraph">
      <style:text-properties fo:background-color="#00FF00"/>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Heading2" style:list-style-name="LFO4" style:family="paragraph">
      <style:text-properties fo:background-color="#00FF00"/>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T124" style:parent-style-name="CommentReference" style:family="text">
      <style:text-properties fo:font-size="11pt" style:font-size-asian="11pt" style:font-size-complex="11pt"/>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T128" style:parent-style-name="DefaultParagraphFont" style:family="text">
      <style:text-properties fo:font-weight="bold" style:font-weight-asian="bold"/>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ListParagraph" style:list-style-name="LFO40" style:family="paragraph">
      <style:paragraph-properties fo:text-align="justify"/>
    </style:style>
    <style:style style:name="P132" style:parent-style-name="ListParagraph" style:list-style-name="LFO40" style:family="paragraph">
      <style:paragraph-properties fo:text-align="justify"/>
    </style:style>
    <style:style style:name="P133" style:parent-style-name="ListParagraph" style:list-style-name="LFO40"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Heading2" style:list-style-name="LFO4" style:family="paragraph">
      <style:text-properties fo:background-color="#00FF00"/>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T160" style:parent-style-name="DefaultParagraphFont" style:family="text">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P169" style:parent-style-name="Normal" style:family="paragraph">
      <style:paragraph-properties fo:text-align="justify"/>
      <style:text-properties fo:color="#000000"/>
    </style:style>
    <style:style style:name="P170" style:parent-style-name="Normal" style:family="paragraph">
      <style:paragraph-properties fo:text-align="justify"/>
      <style:text-properties fo:color="#000000"/>
    </style:style>
    <style:style style:name="P171" style:parent-style-name="Normal" style:family="paragraph">
      <style:paragraph-properties fo:text-align="justify"/>
      <style:text-properties fo:color="#000000"/>
    </style:style>
    <style:style style:name="P172" style:parent-style-name="Normal" style:family="paragraph">
      <style:paragraph-properties fo:text-align="justify"/>
      <style:text-properties fo:color="#000000" fo:language="es" fo:country="ES"/>
    </style:style>
    <style:style style:name="P173" style:parent-style-name="ListParagraph" style:list-style-name="LFO39" style:family="paragraph">
      <style:paragraph-properties fo:text-align="justify"/>
      <style:text-properties fo:color="#000000" fo:language="pt" fo:country="BR"/>
    </style:style>
    <style:style style:name="P174" style:parent-style-name="ListParagraph" style:list-style-name="LFO39" style:family="paragraph">
      <style:paragraph-properties fo:text-align="justify"/>
      <style:text-properties fo:color="#000000" fo:language="pt" fo:country="BR"/>
    </style:style>
    <style:style style:name="P175" style:parent-style-name="ListParagraph" style:list-style-name="LFO39" style:family="paragraph">
      <style:paragraph-properties fo:text-align="justify"/>
      <style:text-properties fo:color="#000000" fo:language="pt" fo:country="BR"/>
    </style:style>
    <style:style style:name="P176" style:parent-style-name="ListParagraph" style:list-style-name="LFO39" style:family="paragraph">
      <style:paragraph-properties fo:text-align="justify"/>
      <style:text-properties fo:color="#000000" fo:language="pt" fo:country="BR"/>
    </style:style>
    <style:style style:name="P177" style:parent-style-name="ListParagraph" style:list-style-name="LFO39" style:family="paragraph">
      <style:paragraph-properties fo:text-align="justify"/>
    </style:style>
    <style:style style:name="T178" style:parent-style-name="DefaultParagraphFont" style:family="text">
      <style:text-properties fo:color="#000000" fo:language="pt" fo:country="BR"/>
    </style:style>
    <style:style style:name="T179" style:parent-style-name="DefaultParagraphFont" style:family="text">
      <style:text-properties fo:color="#000000" fo:language="pt" fo:country="BR"/>
    </style:style>
    <style:style style:name="T180" style:parent-style-name="DefaultParagraphFont" style:family="text">
      <style:text-properties fo:color="#000000" fo:language="pt" fo:country="BR"/>
    </style:style>
    <style:style style:name="T181" style:parent-style-name="DefaultParagraphFont" style:family="text">
      <style:text-properties fo:color="#000000" fo:language="pt" fo:country="BR"/>
    </style:style>
    <style:style style:name="T182" style:parent-style-name="DefaultParagraphFont" style:family="text">
      <style:text-properties fo:color="#000000" fo:language="pt" fo:country="BR"/>
    </style:style>
    <style:style style:name="T183" style:parent-style-name="DefaultParagraphFont" style:family="text">
      <style:text-properties fo:color="#000000" fo:language="pt" fo:country="BR"/>
    </style:style>
    <style:style style:name="T184" style:parent-style-name="DefaultParagraphFont" style:family="text">
      <style:text-properties fo:color="#000000" fo:language="pt" fo:country="BR"/>
    </style:style>
    <style:style style:name="T185" style:parent-style-name="DefaultParagraphFont" style:family="text">
      <style:text-properties fo:color="#000000" fo:language="pt" fo:country="BR"/>
    </style:style>
    <style:style style:name="T186" style:parent-style-name="DefaultParagraphFont" style:family="text">
      <style:text-properties fo:color="#000000" fo:language="pt" fo:country="BR"/>
    </style:style>
    <style:style style:name="T187" style:parent-style-name="DefaultParagraphFont" style:family="text">
      <style:text-properties fo:color="#000000" fo:language="pt" fo:country="BR"/>
    </style:style>
    <style:style style:name="T188" style:parent-style-name="DefaultParagraphFont" style:family="text">
      <style:text-properties fo:color="#000000" fo:language="pt" fo:country="BR"/>
    </style:style>
    <style:style style:name="T189" style:parent-style-name="DefaultParagraphFont" style:family="text">
      <style:text-properties fo:color="#000000" fo:language="pt" fo:country="BR"/>
    </style:style>
    <style:style style:name="T190" style:parent-style-name="DefaultParagraphFont" style:family="text">
      <style:text-properties fo:color="#000000" fo:language="pt" fo:country="BR"/>
    </style:style>
    <style:style style:name="T191" style:parent-style-name="DefaultParagraphFont" style:family="text">
      <style:text-properties fo:color="#000000" fo:language="pt" fo:country="BR"/>
    </style:style>
    <style:style style:name="T192" style:parent-style-name="DefaultParagraphFont" style:family="text">
      <style:text-properties fo:color="#000000" fo:language="pt" fo:country="BR"/>
    </style:style>
    <style:style style:name="T193" style:parent-style-name="DefaultParagraphFont" style:family="text">
      <style:text-properties fo:color="#000000" fo:language="pt" fo:country="BR"/>
    </style:style>
    <style:style style:name="T194" style:parent-style-name="DefaultParagraphFont" style:family="text">
      <style:text-properties fo:color="#000000" fo:language="pt" fo:country="BR"/>
    </style:style>
    <style:style style:name="T195" style:parent-style-name="DefaultParagraphFont" style:family="text">
      <style:text-properties fo:color="#000000" fo:language="pt" fo:country="BR"/>
    </style:style>
    <style:style style:name="T196" style:parent-style-name="DefaultParagraphFont" style:family="text">
      <style:text-properties fo:color="#000000" fo:language="pt" fo:country="BR"/>
    </style:style>
    <style:style style:name="P197" style:parent-style-name="ListParagraph" style:list-style-name="LFO39" style:family="paragraph">
      <style:paragraph-properties fo:text-align="justify"/>
    </style:style>
    <style:style style:name="T198" style:parent-style-name="DefaultParagraphFont" style:family="text">
      <style:text-properties fo:color="#000000" fo:language="pt" fo:country="BR"/>
    </style:style>
    <style:style style:name="T199" style:parent-style-name="DefaultParagraphFont" style:family="text">
      <style:text-properties fo:color="#000000" fo:language="pt" fo:country="BR"/>
    </style:style>
    <style:style style:name="T200" style:parent-style-name="DefaultParagraphFont" style:family="text">
      <style:text-properties fo:color="#000000" fo:language="pt" fo:country="BR"/>
    </style:style>
    <style:style style:name="T201" style:parent-style-name="DefaultParagraphFont" style:family="text">
      <style:text-properties fo:color="#000000" fo:language="pt" fo:country="BR"/>
    </style:style>
    <style:style style:name="T202" style:parent-style-name="DefaultParagraphFont" style:family="text">
      <style:text-properties fo:color="#000000" fo:language="pt" fo:country="BR"/>
    </style:style>
    <style:style style:name="T203" style:parent-style-name="DefaultParagraphFont" style:family="text">
      <style:text-properties fo:color="#000000" fo:language="pt" fo:country="BR"/>
    </style:style>
    <style:style style:name="T204" style:parent-style-name="DefaultParagraphFont" style:family="text">
      <style:text-properties fo:color="#000000" fo:language="pt" fo:country="BR"/>
    </style:style>
    <style:style style:name="T205" style:parent-style-name="DefaultParagraphFont" style:family="text">
      <style:text-properties fo:color="#000000" fo:language="pt" fo:country="BR"/>
    </style:style>
    <style:style style:name="T206" style:parent-style-name="DefaultParagraphFont" style:family="text">
      <style:text-properties fo:color="#000000" fo:language="pt" fo:country="BR"/>
    </style:style>
    <style:style style:name="T207" style:parent-style-name="DefaultParagraphFont" style:family="text">
      <style:text-properties fo:color="#000000" fo:language="pt" fo:country="BR"/>
    </style:style>
    <style:style style:name="T208" style:parent-style-name="DefaultParagraphFont" style:family="text">
      <style:text-properties fo:color="#000000" fo:language="pt" fo:country="BR"/>
    </style:style>
    <style:style style:name="T209" style:parent-style-name="DefaultParagraphFont" style:family="text">
      <style:text-properties fo:color="#000000" fo:language="pt" fo:country="BR"/>
    </style:style>
    <style:style style:name="T210" style:parent-style-name="DefaultParagraphFont" style:family="text">
      <style:text-properties fo:color="#000000" fo:language="pt" fo:country="BR"/>
    </style:style>
    <style:style style:name="T211" style:parent-style-name="DefaultParagraphFont" style:family="text">
      <style:text-properties fo:color="#000000" fo:language="pt" fo:country="BR"/>
    </style:style>
    <style:style style:name="T212" style:parent-style-name="DefaultParagraphFont" style:family="text">
      <style:text-properties fo:color="#000000" fo:language="pt" fo:country="BR"/>
    </style:style>
    <style:style style:name="T213" style:parent-style-name="DefaultParagraphFont" style:family="text">
      <style:text-properties fo:color="#000000" fo:language="pt" fo:country="BR"/>
    </style:style>
    <style:style style:name="T214" style:parent-style-name="DefaultParagraphFont" style:family="text">
      <style:text-properties fo:color="#000000" fo:language="pt" fo:country="BR"/>
    </style:style>
    <style:style style:name="T215" style:parent-style-name="DefaultParagraphFont" style:family="text">
      <style:text-properties fo:color="#000000" fo:language="pt" fo:country="BR"/>
    </style:style>
    <style:style style:name="P216" style:parent-style-name="ListParagraph" style:list-style-name="LFO39" style:family="paragraph">
      <style:paragraph-properties fo:text-align="justify"/>
    </style:style>
    <style:style style:name="T217" style:parent-style-name="DefaultParagraphFont" style:family="text">
      <style:text-properties fo:color="#000000" fo:language="pt" fo:country="BR"/>
    </style:style>
    <style:style style:name="T218" style:parent-style-name="DefaultParagraphFont" style:family="text">
      <style:text-properties fo:color="#000000" fo:language="pt" fo:country="BR"/>
    </style:style>
    <style:style style:name="T219" style:parent-style-name="DefaultParagraphFont" style:family="text">
      <style:text-properties fo:color="#000000" fo:language="pt" fo:country="BR"/>
    </style:style>
    <style:style style:name="T220" style:parent-style-name="DefaultParagraphFont" style:family="text">
      <style:text-properties fo:color="#000000" fo:language="pt" fo:country="BR"/>
    </style:style>
    <style:style style:name="T221" style:parent-style-name="DefaultParagraphFont" style:family="text">
      <style:text-properties fo:color="#000000" fo:language="pt" fo:country="BR"/>
    </style:style>
    <style:style style:name="T222" style:parent-style-name="DefaultParagraphFont" style:family="text">
      <style:text-properties fo:color="#000000" fo:language="pt" fo:country="BR"/>
    </style:style>
    <style:style style:name="T223" style:parent-style-name="DefaultParagraphFont" style:family="text">
      <style:text-properties fo:color="#000000" fo:language="pt" fo:country="BR"/>
    </style:style>
    <style:style style:name="T224" style:parent-style-name="DefaultParagraphFont" style:family="text">
      <style:text-properties fo:color="#000000" fo:language="pt" fo:country="BR"/>
    </style:style>
    <style:style style:name="T225" style:parent-style-name="DefaultParagraphFont" style:family="text">
      <style:text-properties fo:color="#000000" fo:language="pt" fo:country="BR"/>
    </style:style>
    <style:style style:name="T226" style:parent-style-name="DefaultParagraphFont" style:family="text">
      <style:text-properties fo:color="#000000" fo:language="pt" fo:country="BR"/>
    </style:style>
    <style:style style:name="T227" style:parent-style-name="DefaultParagraphFont" style:family="text">
      <style:text-properties fo:color="#000000" fo:language="pt" fo:country="BR"/>
    </style:style>
    <style:style style:name="T228" style:parent-style-name="DefaultParagraphFont" style:family="text">
      <style:text-properties fo:color="#000000" fo:language="pt" fo:country="BR"/>
    </style:style>
    <style:style style:name="P229" style:parent-style-name="Normal" style:family="paragraph">
      <style:paragraph-properties fo:text-align="justify"/>
      <style:text-properties fo:color="#000000"/>
    </style:style>
    <style:style style:name="P230" style:parent-style-name="Normal" style:family="paragraph">
      <style:paragraph-properties fo:text-align="justify"/>
      <style:text-properties fo:color="#000000"/>
    </style:style>
    <style:style style:name="TableColumn232" style:family="table-column">
      <style:table-column-properties style:column-width="1.559in" style:use-optimal-column-width="false"/>
    </style:style>
    <style:style style:name="TableColumn233" style:family="table-column">
      <style:table-column-properties style:column-width="4.9409in" style:use-optimal-column-width="false"/>
    </style:style>
    <style:style style:name="Table231" style:family="table">
      <style:table-properties style:width="6.5in" fo:margin-left="0in" table:align="left"/>
    </style:style>
    <style:style style:name="TableRow234" style:family="table-row">
      <style:table-row-properties style:min-row-height="0.2083in"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237" style:parent-style-name="DefaultParagraphFont" style:family="text">
      <style:text-properties style:font-name="Aptos Narrow" style:font-name-asian="Aptos Narrow" style:font-name-complex="Aptos Narrow" fo:font-weight="bold" style:font-weight-asian="bold" style:font-weight-complex="bold" fo:color="#000000"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240" style:parent-style-name="DefaultParagraphFont" style:family="text">
      <style:text-properties style:font-name="Aptos Narrow" style:font-name-asian="Aptos Narrow" style:font-name-complex="Aptos Narrow" fo:font-weight="bold" style:font-weight-asian="bold" style:font-weight-complex="bold" fo:color="#000000" fo:font-size="10pt" style:font-size-asian="10pt" style:font-size-complex="10pt"/>
    </style:style>
    <style:style style:name="TableRow241" style:family="table-row">
      <style:table-row-properties style:min-row-height="0.2083in"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46" style:family="table-row">
      <style:table-row-properties style:min-row-height="0.2083in"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249" style:parent-style-name="DefaultParagraphFont" style:family="text">
      <style:text-properties style:font-name="Aptos Narrow" style:font-name-asian="Aptos Narrow" style:font-name-complex="Aptos Narrow" fo:color="#000000" fo:font-size="10pt" style:font-size-asian="10pt" style:font-size-complex="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52" style:family="table-row">
      <style:table-row-properties style:min-row-height="0.2083in" style:use-optimal-row-height="false"/>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255" style:parent-style-name="DefaultParagraphFont" style:family="text">
      <style:text-properties style:font-name="Aptos Narrow" style:font-name-asian="Aptos Narrow" style:font-name-complex="Aptos Narrow" fo:color="#000000"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58" style:family="table-row">
      <style:table-row-properties style:min-row-height="0.2083in"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261" style:parent-style-name="DefaultParagraphFont" style:family="text">
      <style:text-properties style:font-name="Aptos Narrow" style:font-name-asian="Aptos Narrow" style:font-name-complex="Aptos Narrow" fo:color="#000000"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64" style:family="table-row">
      <style:table-row-properties style:min-row-height="0.2083in"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69" style:family="table-row">
      <style:table-row-properties style:min-row-height="0.2083in"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272" style:parent-style-name="DefaultParagraphFont" style:family="text">
      <style:text-properties style:font-name="Aptos Narrow" style:font-name-asian="Aptos Narrow" style:font-name-complex="Aptos Narrow" fo:color="#000000" fo:font-size="10pt" style:font-size-asian="10pt" style:font-size-complex="10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ptos Narrow" style:font-name-asian="Aptos Narrow" style:font-name-complex="Aptos Narrow" fo:color="#000000" fo:font-size="10pt" style:font-size-asian="10pt" style:font-size-complex="10pt"/>
    </style:style>
    <style:style style:name="TableRow275" style:family="table-row">
      <style:table-row-properties style:min-row-height="0.2083in" style:use-optimal-row-height="false"/>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278" style:parent-style-name="DefaultParagraphFont" style:family="text">
      <style:text-properties style:font-name="Aptos Narrow" style:font-name-asian="Aptos Narrow" style:font-name-complex="Aptos Narrow" fo:color="#000000"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keep-with-next="always" fo:margin-bottom="0in" fo:line-height="100%"/>
      <style:text-properties style:font-name="Aptos Narrow" style:font-name-asian="Aptos Narrow" style:font-name-complex="Aptos Narrow" fo:color="#000000" fo:font-size="10pt" style:font-size-asian="10pt" style:font-size-complex="10pt"/>
    </style:style>
    <style:style style:name="P281" style:parent-style-name="Caption" style:family="paragraph">
      <style:paragraph-properties fo:text-align="center"/>
    </style:style>
    <style:style style:name="P282" style:parent-style-name="ListParagraph" style:list-style-name="LFO35" style:family="paragraph"/>
    <style:style style:name="P283" style:parent-style-name="ListParagraph" style:list-style-name="LFO35" style:family="paragraph"/>
    <style:style style:name="P284" style:parent-style-name="ListParagraph" style:list-style-name="LFO35" style:family="paragraph"/>
    <style:style style:name="P285" style:parent-style-name="Normal" style:family="paragraph">
      <style:text-properties fo:background-color="#FFFF00"/>
    </style:style>
    <style:style style:name="P286" style:parent-style-name="Heading3" style:list-style-name="LFO4" style:family="paragraph">
      <style:text-properties fo:background-color="#FFFF00"/>
    </style:style>
    <style:style style:name="P287" style:parent-style-name="Normal" style:family="paragraph">
      <style:text-properties fo:background-color="#FFFF00"/>
    </style:style>
    <style:style style:name="P288" style:parent-style-name="Normal" style:list-style-name="LFO41" style:family="paragraph"/>
    <style:style style:name="T289" style:parent-style-name="DefaultParagraphFont" style:family="text">
      <style:text-properties fo:font-weight="bold" style:font-weight-asian="bold" style:font-weight-complex="bold" fo:background-color="#FFFF00"/>
    </style:style>
    <style:style style:name="T290" style:parent-style-name="DefaultParagraphFont" style:family="text">
      <style:text-properties fo:background-color="#FFFF00"/>
    </style:style>
    <style:style style:name="P291" style:parent-style-name="Normal" style:list-style-name="LFO41" style:family="paragraph"/>
    <style:style style:name="T292" style:parent-style-name="DefaultParagraphFont" style:family="text">
      <style:text-properties fo:font-weight="bold" style:font-weight-asian="bold" style:font-weight-complex="bold" fo:background-color="#FFFF00"/>
    </style:style>
    <style:style style:name="T293" style:parent-style-name="DefaultParagraphFont" style:family="text">
      <style:text-properties fo:background-color="#FFFF00"/>
    </style:style>
    <style:style style:name="T294" style:parent-style-name="CommentReference" style:family="text">
      <style:text-properties fo:font-size="11pt" style:font-size-asian="11pt" style:font-size-complex="11pt" fo:background-color="#FFFF00"/>
    </style:style>
    <style:style style:name="P295" style:parent-style-name="Normal" style:list-style-name="LFO41" style:family="paragraph"/>
    <style:style style:name="T296" style:parent-style-name="DefaultParagraphFont" style:family="text">
      <style:text-properties fo:font-weight="bold" style:font-weight-asian="bold" style:font-weight-complex="bold" fo:background-color="#FFFF00"/>
    </style:style>
    <style:style style:name="T297" style:parent-style-name="DefaultParagraphFont" style:family="text">
      <style:text-properties fo:background-color="#FFFF00"/>
    </style:style>
    <style:style style:name="P298" style:parent-style-name="Heading3" style:list-style-name="LFO4" style:family="paragraph">
      <style:text-properties fo:background-color="#FFFF00"/>
    </style:style>
    <style:style style:name="P299" style:parent-style-name="Normal" style:family="paragraph">
      <style:text-properties fo:background-color="#FFFF00"/>
    </style:style>
    <style:style style:name="P300" style:parent-style-name="Normal" style:list-style-name="LFO42" style:family="paragraph"/>
    <style:style style:name="T301" style:parent-style-name="DefaultParagraphFont" style:family="text">
      <style:text-properties fo:font-weight="bold" style:font-weight-asian="bold" style:font-weight-complex="bold" fo:background-color="#FFFF00"/>
    </style:style>
    <style:style style:name="T302" style:parent-style-name="DefaultParagraphFont" style:family="text">
      <style:text-properties fo:background-color="#FFFF00"/>
    </style:style>
    <style:style style:name="P303" style:parent-style-name="Normal" style:list-style-name="LFO42" style:family="paragraph"/>
    <style:style style:name="T304" style:parent-style-name="DefaultParagraphFont" style:family="text">
      <style:text-properties fo:font-weight="bold" style:font-weight-asian="bold" style:font-weight-complex="bold" fo:background-color="#FFFF00"/>
    </style:style>
    <style:style style:name="T305" style:parent-style-name="DefaultParagraphFont" style:family="text">
      <style:text-properties fo:background-color="#FFFF00"/>
    </style:style>
    <style:style style:name="T306" style:parent-style-name="DefaultParagraphFont" style:family="text">
      <style:text-properties fo:background-color="#FFFF00"/>
    </style:style>
    <style:style style:name="T307" style:parent-style-name="DefaultParagraphFont" style:family="text">
      <style:text-properties fo:background-color="#FFFF00"/>
    </style:style>
    <style:style style:name="P308" style:parent-style-name="Normal" style:list-style-name="LFO42" style:family="paragraph"/>
    <style:style style:name="T309" style:parent-style-name="DefaultParagraphFont" style:family="text">
      <style:text-properties fo:font-weight="bold" style:font-weight-asian="bold" style:font-weight-complex="bold" fo:background-color="#FFFF00"/>
    </style:style>
    <style:style style:name="T310" style:parent-style-name="DefaultParagraphFont" style:family="text">
      <style:text-properties fo:background-color="#FFFF00"/>
    </style:style>
    <style:style style:name="T311" style:parent-style-name="DefaultParagraphFont" style:family="text">
      <style:text-properties fo:background-color="#FFFF00"/>
    </style:style>
    <style:style style:name="T312" style:parent-style-name="DefaultParagraphFont" style:family="text">
      <style:text-properties fo:background-color="#FFFF00"/>
    </style:style>
    <style:style style:name="P313" style:parent-style-name="Normal" style:list-style-name="LFO42" style:family="paragraph"/>
    <style:style style:name="T314" style:parent-style-name="DefaultParagraphFont" style:family="text">
      <style:text-properties fo:font-weight="bold" style:font-weight-asian="bold" style:font-weight-complex="bold" fo:background-color="#FFFF00"/>
    </style:style>
    <style:style style:name="T315" style:parent-style-name="DefaultParagraphFont" style:family="text">
      <style:text-properties fo:background-color="#FFFF00"/>
    </style:style>
    <style:style style:name="T316" style:parent-style-name="DefaultParagraphFont" style:family="text">
      <style:text-properties fo:background-color="#FFFF00"/>
    </style:style>
    <style:style style:name="T317" style:parent-style-name="DefaultParagraphFont" style:family="text">
      <style:text-properties fo:background-color="#FFFF00"/>
    </style:style>
    <style:style style:name="T318" style:parent-style-name="DefaultParagraphFont" style:family="text">
      <style:text-properties fo:background-color="#FFFF00"/>
    </style:style>
    <style:style style:name="T319" style:parent-style-name="DefaultParagraphFont" style:family="text">
      <style:text-properties fo:background-color="#FFFF00"/>
    </style:style>
    <style:style style:name="T320" style:parent-style-name="DefaultParagraphFont" style:family="text">
      <style:text-properties fo:background-color="#FFFF00"/>
    </style:style>
    <style:style style:name="T321" style:parent-style-name="DefaultParagraphFont" style:family="text">
      <style:text-properties fo:background-color="#FFFF00"/>
    </style:style>
    <style:style style:name="P322" style:parent-style-name="Heading1" style:list-style-name="LFO4" style:family="paragraph">
      <style:text-properties fo:language="pt" fo:country="PT"/>
    </style:style>
    <style:style style:name="P323" style:parent-style-name="Heading2" style:list-style-name="LFO4" style:family="paragraph">
      <style:text-properties fo:background-color="#00FF00"/>
    </style:style>
    <style:style style:name="P324" style:parent-style-name="Normal" style:family="paragraph">
      <style:paragraph-properties fo:text-align="justify"/>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P327" style:parent-style-name="Normal" style:family="paragraph">
      <style:paragraph-properties fo:text-align="justify"/>
    </style:style>
    <style:style style:name="T328" style:parent-style-name="DefaultParagraphFont" style:family="text">
      <style:text-properties fo:color="#000000"/>
    </style:style>
    <style:style style:name="T329" style:parent-style-name="DefaultParagraphFont" style:family="text">
      <style:text-properties fo:color="#000000"/>
    </style:style>
    <style:style style:name="T330" style:parent-style-name="DefaultParagraphFont" style:family="text">
      <style:text-properties fo:color="#000000"/>
    </style:style>
    <style:style style:name="T331" style:parent-style-name="DefaultParagraphFont" style:family="text">
      <style:text-properties fo:color="#000000"/>
    </style:style>
    <style:style style:name="T332" style:parent-style-name="DefaultParagraphFont" style:family="text">
      <style:text-properties fo:color="#000000"/>
    </style:style>
    <style:style style:name="T333" style:parent-style-name="DefaultParagraphFont" style:family="text">
      <style:text-properties fo:color="#000000"/>
    </style:style>
    <style:style style:name="T334" style:parent-style-name="DefaultParagraphFont" style:family="text">
      <style:text-properties fo:color="#0000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T337" style:parent-style-name="DefaultParagraphFont" style:family="text">
      <style:text-properties fo:color="#000000"/>
    </style:style>
    <style:style style:name="P338" style:parent-style-name="Normal" style:family="paragraph">
      <style:paragraph-properties fo:text-align="justify"/>
    </style:style>
    <style:style style:name="T339" style:parent-style-name="DefaultParagraphFont" style:family="text">
      <style:text-properties fo:color="#000000"/>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T344" style:parent-style-name="DefaultParagraphFont" style:family="text">
      <style:text-properties fo:color="#000000"/>
    </style:style>
    <style:style style:name="T345" style:parent-style-name="DefaultParagraphFont" style:family="text">
      <style:text-properties fo:color="#000000"/>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T348" style:parent-style-name="DefaultParagraphFont" style:family="text">
      <style:text-properties fo:color="#000000"/>
    </style:style>
    <style:style style:name="T349" style:parent-style-name="DefaultParagraphFont" style:family="text">
      <style:text-properties fo:color="#000000"/>
    </style:style>
    <style:style style:name="T350" style:parent-style-name="DefaultParagraphFont" style:family="text">
      <style:text-properties fo:color="#0000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P353" style:parent-style-name="Heading2" style:list-style-name="LFO4" style:family="paragraph">
      <style:text-properties fo:background-color="#00FF00"/>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T356" style:parent-style-name="DefaultParagraphFont" style:family="text">
      <style:text-properties fo:color="#000000"/>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P359" style:parent-style-name="Normal" style:family="paragraph">
      <style:paragraph-properties fo:text-align="justify"/>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P362" style:parent-style-name="Heading1" style:list-style-name="LFO4" style:family="paragraph">
      <style:text-properties fo:language="pt" fo:country="PT"/>
    </style:style>
    <style:style style:name="P363" style:parent-style-name="Normal" style:family="paragraph">
      <style:paragraph-properties fo:text-align="justify"/>
    </style:style>
    <style:style style:name="P364" style:parent-style-name="Normal" style:family="paragraph">
      <style:paragraph-properties fo:text-align="justify"/>
    </style:style>
    <style:style style:name="P365" style:parent-style-name="Normal" style:family="paragraph">
      <style:paragraph-properties fo:text-align="justify"/>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justify"/>
    </style:style>
    <style:style style:name="T372" style:parent-style-name="DefaultParagraphFont" style:family="text">
      <style:text-properties style:text-underline-type="single" style:text-underline-style="solid" style:text-underline-width="auto" style:text-underline-mode="continuous"/>
    </style:style>
    <style:style style:name="T373" style:parent-style-name="DefaultParagraphFont" style:family="text">
      <style:text-properties style:text-underline-type="single" style:text-underline-style="solid" style:text-underline-width="auto" style:text-underline-mode="continuous"/>
    </style:style>
    <style:style style:name="P374" style:parent-style-name="Normal" style:family="paragraph">
      <style:paragraph-properties fo:text-align="justify"/>
    </style:style>
    <style:style style:name="T375" style:parent-style-name="DefaultParagraphFont" style:family="text">
      <style:text-properties style:text-underline-type="single" style:text-underline-style="solid" style:text-underline-width="auto" style:text-underline-mode="continuous"/>
    </style:style>
    <style:style style:name="P376" style:parent-style-name="Normal" style:family="paragraph">
      <style:paragraph-properties fo:text-align="justify"/>
    </style:style>
    <style:style style:name="T377" style:parent-style-name="DefaultParagraphFont" style:family="text">
      <style:text-properties style:text-underline-type="single" style:text-underline-style="solid" style:text-underline-width="auto" style:text-underline-mode="continuous"/>
    </style:style>
    <style:style style:name="T378" style:parent-style-name="DefaultParagraphFont" style:family="text">
      <style:text-properties style:text-underline-type="single" style:text-underline-style="solid" style:text-underline-width="auto" style:text-underline-mode="continuous"/>
    </style:style>
    <style:style style:name="P379" style:parent-style-name="Normal" style:family="paragraph">
      <style:paragraph-properties fo:text-align="justify"/>
    </style:style>
    <style:style style:name="P380" style:parent-style-name="Normal" style:family="paragraph">
      <style:paragraph-properties fo:text-align="justify"/>
    </style:style>
    <style:style style:name="T381" style:parent-style-name="DefaultParagraphFont" style:family="text">
      <style:text-properties fo:font-weight="bold" style:font-weight-asian="bold" style:font-weight-complex="bold"/>
    </style:style>
    <style:style style:name="T382" style:parent-style-name="CommentReference" style:family="text">
      <style:text-properties fo:font-size="11pt" style:font-size-asian="11pt" style:font-size-complex="11pt"/>
    </style:style>
    <style:style style:name="P383" style:parent-style-name="Normal" style:family="paragraph">
      <style:paragraph-properties fo:text-align="justify"/>
    </style:style>
    <style:style style:name="T384" style:parent-style-name="DefaultParagraphFont" style:family="text">
      <style:text-properties style:text-underline-type="single" style:text-underline-style="solid" style:text-underline-width="auto" style:text-underline-mode="continuous"/>
    </style:style>
    <style:style style:name="P385" style:parent-style-name="Normal" style:family="paragraph">
      <style:paragraph-properties fo:text-align="justify"/>
    </style:style>
    <style:style style:name="T386" style:parent-style-name="DefaultParagraphFont" style:family="text">
      <style:text-properties style:text-underline-type="single" style:text-underline-style="solid" style:text-underline-width="auto" style:text-underline-mode="continuous"/>
    </style:style>
    <style:style style:name="P387" style:parent-style-name="Normal" style:family="paragraph">
      <style:paragraph-properties fo:text-align="justify"/>
    </style:style>
    <style:style style:name="T388" style:parent-style-name="DefaultParagraphFont" style:family="text">
      <style:text-properties style:text-underline-type="single" style:text-underline-style="solid" style:text-underline-width="auto" style:text-underline-mode="continuous"/>
    </style:style>
    <style:style style:name="P389" style:parent-style-name="Normal" style:family="paragraph">
      <style:paragraph-properties fo:text-align="justify"/>
    </style:style>
    <style:style style:name="T390" style:parent-style-name="DefaultParagraphFont" style:family="text">
      <style:text-properties style:text-underline-type="single" style:text-underline-style="solid" style:text-underline-width="auto" style:text-underline-mode="continuous"/>
    </style:style>
    <style:style style:name="P391" style:parent-style-name="Normal" style:family="paragraph">
      <style:paragraph-properties fo:text-align="justify"/>
    </style:style>
    <style:style style:name="T392" style:parent-style-name="DefaultParagraphFont" style:family="text">
      <style:text-properties style:text-underline-type="single" style:text-underline-style="solid" style:text-underline-width="auto" style:text-underline-mode="continuous"/>
    </style:style>
    <style:style style:name="T393" style:parent-style-name="CommentReference" style:family="text">
      <style:text-properties fo:font-size="11pt" style:font-size-asian="11pt" style:font-size-complex="11pt"/>
    </style:style>
    <style:style style:name="P394" style:parent-style-name="Normal" style:family="paragraph">
      <style:paragraph-properties fo:text-align="justify"/>
    </style:style>
    <style:style style:name="P395" style:parent-style-name="ListParagraph" style:list-style-name="LFO11" style:family="paragraph"/>
    <style:style style:name="P396" style:parent-style-name="ListParagraph" style:list-style-name="LFO11" style:family="paragraph"/>
    <style:style style:name="P397" style:parent-style-name="ListParagraph" style:list-style-name="LFO11" style:family="paragraph"/>
    <style:style style:name="P398" style:parent-style-name="ListParagraph" style:list-style-name="LFO11" style:family="paragraph"/>
    <style:style style:name="P399" style:parent-style-name="ListParagraph" style:list-style-name="LFO11" style:family="paragraph"/>
    <style:style style:name="P400" style:parent-style-name="ListParagraph" style:list-style-name="LFO11" style:family="paragraph"/>
    <style:style style:name="P401" style:parent-style-name="ListParagraph" style:list-style-name="LFO11" style:family="paragraph"/>
    <style:style style:name="P402" style:parent-style-name="ListParagraph" style:list-style-name="LFO11" style:family="paragraph"/>
    <style:style style:name="P403" style:parent-style-name="ListParagraph" style:list-style-name="LFO11" style:family="paragraph"/>
    <style:style style:name="P404" style:parent-style-name="ListParagraph" style:list-style-name="LFO11" style:family="paragraph"/>
    <style:style style:name="P405" style:parent-style-name="ListParagraph" style:list-style-name="LFO11" style:family="paragraph"/>
    <style:style style:name="P406" style:parent-style-name="ListParagraph" style:list-style-name="LFO11" style:family="paragraph"/>
    <style:style style:name="P407" style:parent-style-name="ListParagraph" style:list-style-name="LFO11" style:family="paragraph"/>
    <style:style style:name="T408" style:parent-style-name="CommentReference" style:family="text">
      <style:text-properties fo:font-size="11pt" style:font-size-asian="11pt" style:font-size-complex="11pt"/>
    </style:style>
    <style:style style:name="P409" style:parent-style-name="Heading1" style:list-style-name="LFO4" style:family="paragraph">
      <style:text-properties fo:language="pt" fo:country="PT"/>
    </style:style>
    <style:style style:name="P410" style:parent-style-name="Normal" style:family="paragraph">
      <style:paragraph-properties fo:text-align="justify"/>
    </style:style>
    <style:style style:name="P411" style:parent-style-name="ListParagraph" style:list-style-name="LFO13" style:family="paragraph">
      <style:paragraph-properties fo:text-align="justify"/>
    </style:style>
    <style:style style:name="T412" style:parent-style-name="DefaultParagraphFont" style:family="text">
      <style:text-properties style:text-underline-type="single" style:text-underline-style="solid" style:text-underline-width="auto" style:text-underline-mode="continuous"/>
    </style:style>
    <style:style style:name="T413" style:parent-style-name="DefaultParagraphFont" style:family="text">
      <style:text-properties style:text-underline-type="single" style:text-underline-style="solid" style:text-underline-width="auto" style:text-underline-mode="continuous"/>
    </style:style>
    <style:style style:name="T414" style:parent-style-name="DefaultParagraphFont" style:family="text">
      <style:text-properties style:text-underline-type="single" style:text-underline-style="solid" style:text-underline-width="auto" style:text-underline-mode="continuous"/>
    </style:style>
    <style:style style:name="T415" style:parent-style-name="DefaultParagraphFont" style:family="text">
      <style:text-properties style:text-underline-type="single" style:text-underline-style="solid" style:text-underline-width="auto" style:text-underline-mode="continuous"/>
    </style:style>
    <style:style style:name="T416" style:parent-style-name="DefaultParagraphFont" style:family="text">
      <style:text-properties style:text-underline-type="single" style:text-underline-style="solid" style:text-underline-width="auto" style:text-underline-mode="continuous"/>
    </style:style>
    <style:style style:name="P417" style:parent-style-name="ListParagraph" style:list-style-name="LFO13" style:family="paragraph">
      <style:paragraph-properties fo:text-align="justify"/>
    </style:style>
    <style:style style:name="P418" style:parent-style-name="ListParagraph" style:list-style-name="LFO13" style:family="paragraph">
      <style:paragraph-properties fo:text-align="justify"/>
    </style:style>
    <style:style style:name="P419" style:parent-style-name="ListParagraph" style:list-style-name="LFO13" style:family="paragraph">
      <style:paragraph-properties fo:text-align="justify"/>
    </style:style>
    <style:style style:name="P420" style:parent-style-name="ListParagraph" style:list-style-name="LFO13" style:family="paragraph">
      <style:paragraph-properties fo:text-align="justify"/>
    </style:style>
    <style:style style:name="T421" style:parent-style-name="DefaultParagraphFont" style:family="text">
      <style:text-properties style:text-underline-type="single" style:text-underline-style="solid" style:text-underline-width="auto" style:text-underline-mode="continuous"/>
    </style:style>
    <style:style style:name="P422" style:parent-style-name="ListParagraph" style:list-style-name="LFO13" style:family="paragraph">
      <style:paragraph-properties fo:text-align="justify"/>
    </style:style>
    <style:style style:name="P423" style:parent-style-name="ListParagraph" style:list-style-name="LFO13" style:family="paragraph">
      <style:paragraph-properties fo:text-align="justify"/>
    </style:style>
    <style:style style:name="P424" style:parent-style-name="ListParagraph" style:list-style-name="LFO13" style:family="paragraph">
      <style:paragraph-properties fo:text-align="justify"/>
    </style:style>
    <style:style style:name="P425" style:parent-style-name="ListParagraph" style:list-style-name="LFO32" style:family="paragraph">
      <style:paragraph-properties fo:text-align="justify"/>
    </style:style>
    <style:style style:name="T426" style:parent-style-name="DefaultParagraphFont" style:family="text">
      <style:text-properties style:text-underline-type="single" style:text-underline-style="solid" style:text-underline-width="auto" style:text-underline-mode="continuous"/>
    </style:style>
    <style:style style:name="T427" style:parent-style-name="DefaultParagraphFont" style:family="text">
      <style:text-properties style:text-underline-type="single" style:text-underline-style="solid" style:text-underline-width="auto" style:text-underline-mode="continuous"/>
    </style:style>
    <style:style style:name="P428" style:parent-style-name="ListParagraph" style:list-style-name="LFO32" style:family="paragraph">
      <style:paragraph-properties fo:text-align="justify"/>
    </style:style>
    <style:style style:name="P429" style:parent-style-name="ListParagraph" style:list-style-name="LFO32" style:family="paragraph">
      <style:paragraph-properties fo:text-align="justify"/>
    </style:style>
    <style:style style:name="P430" style:parent-style-name="ListParagraph" style:list-style-name="LFO32" style:family="paragraph">
      <style:paragraph-properties fo:text-align="justify"/>
    </style:style>
    <style:style style:name="P431" style:parent-style-name="ListParagraph" style:list-style-name="LFO13" style:family="paragraph">
      <style:paragraph-properties fo:text-align="justify"/>
    </style:style>
    <style:style style:name="T432" style:parent-style-name="DefaultParagraphFont" style:family="text">
      <style:text-properties style:text-underline-type="single" style:text-underline-style="solid" style:text-underline-width="auto" style:text-underline-mode="continuous"/>
    </style:style>
    <style:style style:name="T433" style:parent-style-name="DefaultParagraphFont" style:family="text">
      <style:text-properties style:text-underline-type="single" style:text-underline-style="solid" style:text-underline-width="auto" style:text-underline-mode="continuous"/>
    </style:style>
    <style:style style:name="T434" style:parent-style-name="DefaultParagraphFont" style:family="text">
      <style:text-properties style:text-underline-type="single" style:text-underline-style="solid" style:text-underline-width="auto" style:text-underline-mode="continuous"/>
    </style:style>
    <style:style style:name="T435" style:parent-style-name="DefaultParagraphFont" style:family="text">
      <style:text-properties style:text-underline-type="single" style:text-underline-style="solid" style:text-underline-width="auto" style:text-underline-mode="continuous"/>
    </style:style>
    <style:style style:name="P436" style:parent-style-name="ListParagraph" style:list-style-name="LFO13" style:family="paragraph">
      <style:paragraph-properties fo:text-align="justify"/>
    </style:style>
    <style:style style:name="P437" style:parent-style-name="ListParagraph" style:list-style-name="LFO13" style:family="paragraph">
      <style:paragraph-properties fo:text-align="justify"/>
    </style:style>
    <style:style style:name="P438" style:parent-style-name="Normal" style:family="paragraph">
      <style:paragraph-properties fo:text-align="justify"/>
    </style:style>
    <style:style style:name="P439" style:parent-style-name="ListParagraph" style:list-style-name="LFO14" style:family="paragraph">
      <style:paragraph-properties fo:text-align="justify"/>
    </style:style>
    <style:style style:name="T440" style:parent-style-name="DefaultParagraphFont" style:family="text">
      <style:text-properties style:text-underline-type="single" style:text-underline-style="solid" style:text-underline-width="auto" style:text-underline-mode="continuous"/>
    </style:style>
    <style:style style:name="T441" style:parent-style-name="DefaultParagraphFont" style:family="text">
      <style:text-properties style:text-underline-type="single" style:text-underline-style="solid" style:text-underline-width="auto" style:text-underline-mode="continuous"/>
    </style:style>
    <style:style style:name="T442" style:parent-style-name="DefaultParagraphFont" style:family="text">
      <style:text-properties style:text-underline-type="single" style:text-underline-style="solid" style:text-underline-width="auto" style:text-underline-mode="continuous"/>
    </style:style>
    <style:style style:name="T443" style:parent-style-name="DefaultParagraphFont" style:family="text">
      <style:text-properties style:text-underline-type="single" style:text-underline-style="solid" style:text-underline-width="auto" style:text-underline-mode="continuous"/>
    </style:style>
    <style:style style:name="T444" style:parent-style-name="DefaultParagraphFont" style:family="text">
      <style:text-properties style:text-underline-type="single" style:text-underline-style="solid" style:text-underline-width="auto" style:text-underline-mode="continuous"/>
    </style:style>
    <style:style style:name="T445" style:parent-style-name="DefaultParagraphFont" style:family="text">
      <style:text-properties style:text-underline-type="single" style:text-underline-style="solid" style:text-underline-width="auto" style:text-underline-mode="continuous"/>
    </style:style>
    <style:style style:name="T446" style:parent-style-name="DefaultParagraphFont" style:family="text">
      <style:text-properties style:text-underline-type="single" style:text-underline-style="solid" style:text-underline-width="auto" style:text-underline-mode="continuous"/>
    </style:style>
    <style:style style:name="T447" style:parent-style-name="DefaultParagraphFont" style:family="text">
      <style:text-properties style:text-underline-type="single" style:text-underline-style="solid" style:text-underline-width="auto" style:text-underline-mode="continuous"/>
    </style:style>
    <style:style style:name="P448" style:parent-style-name="ListParagraph" style:list-style-name="LFO14" style:family="paragraph">
      <style:paragraph-properties fo:text-align="justify"/>
    </style:style>
    <style:style style:name="P449" style:parent-style-name="ListParagraph" style:list-style-name="LFO14" style:family="paragraph">
      <style:paragraph-properties fo:text-align="justify"/>
    </style:style>
    <style:style style:name="P450" style:parent-style-name="ListParagraph" style:list-style-name="LFO14" style:family="paragraph">
      <style:paragraph-properties fo:text-align="justify"/>
    </style:style>
    <style:style style:name="P451" style:parent-style-name="ListParagraph" style:list-style-name="LFO14" style:family="paragraph">
      <style:paragraph-properties fo:text-align="justify"/>
    </style:style>
    <style:style style:name="P452" style:parent-style-name="ListParagraph" style:list-style-name="LFO33" style:family="paragraph">
      <style:paragraph-properties fo:text-align="justify"/>
    </style:style>
    <style:style style:name="T453" style:parent-style-name="DefaultParagraphFont" style:family="text">
      <style:text-properties style:text-underline-type="single" style:text-underline-style="solid" style:text-underline-width="auto" style:text-underline-mode="continuous"/>
    </style:style>
    <style:style style:name="T454" style:parent-style-name="DefaultParagraphFont" style:family="text">
      <style:text-properties style:text-underline-type="single" style:text-underline-style="solid" style:text-underline-width="auto" style:text-underline-mode="continuous"/>
    </style:style>
    <style:style style:name="T455" style:parent-style-name="DefaultParagraphFont" style:family="text">
      <style:text-properties style:text-underline-type="single" style:text-underline-style="solid" style:text-underline-width="auto" style:text-underline-mode="continuous"/>
    </style:style>
    <style:style style:name="P456" style:parent-style-name="ListParagraph" style:list-style-name="LFO33" style:family="paragraph">
      <style:paragraph-properties fo:text-align="justify"/>
    </style:style>
    <style:style style:name="P457" style:parent-style-name="ListParagraph" style:list-style-name="LFO33" style:family="paragraph">
      <style:paragraph-properties fo:text-align="justify"/>
    </style:style>
    <style:style style:name="P458" style:parent-style-name="ListParagraph" style:list-style-name="LFO14" style:family="paragraph">
      <style:paragraph-properties fo:text-align="justify"/>
    </style:style>
    <style:style style:name="T459" style:parent-style-name="DefaultParagraphFont" style:family="text">
      <style:text-properties style:text-underline-type="single" style:text-underline-style="solid" style:text-underline-width="auto" style:text-underline-mode="continuous"/>
    </style:style>
    <style:style style:name="T460" style:parent-style-name="DefaultParagraphFont" style:family="text">
      <style:text-properties style:text-underline-type="single" style:text-underline-style="solid" style:text-underline-width="auto" style:text-underline-mode="continuous"/>
    </style:style>
    <style:style style:name="T461" style:parent-style-name="DefaultParagraphFont" style:family="text">
      <style:text-properties style:text-underline-type="single" style:text-underline-style="solid" style:text-underline-width="auto" style:text-underline-mode="continuous"/>
    </style:style>
    <style:style style:name="T462" style:parent-style-name="DefaultParagraphFont" style:family="text">
      <style:text-properties style:text-underline-type="single" style:text-underline-style="solid" style:text-underline-width="auto" style:text-underline-mode="continuous"/>
    </style:style>
    <style:style style:name="T463" style:parent-style-name="DefaultParagraphFont" style:family="text">
      <style:text-properties style:text-underline-type="single" style:text-underline-style="solid" style:text-underline-width="auto" style:text-underline-mode="continuous"/>
    </style:style>
    <style:style style:name="P464" style:parent-style-name="ListParagraph" style:list-style-name="LFO14" style:family="paragraph">
      <style:paragraph-properties fo:text-align="justify"/>
    </style:style>
    <style:style style:name="P465" style:parent-style-name="ListParagraph" style:list-style-name="LFO14" style:family="paragraph">
      <style:paragraph-properties fo:text-align="justify"/>
    </style:style>
    <style:style style:name="P466" style:parent-style-name="ListParagraph" style:list-style-name="LFO14" style:family="paragraph">
      <style:paragraph-properties fo:text-align="justify"/>
    </style:style>
    <style:style style:name="P467" style:parent-style-name="Normal" style:family="paragraph">
      <style:paragraph-properties fo:text-align="justify"/>
    </style:style>
    <style:style style:name="P468" style:parent-style-name="ListParagraph" style:list-style-name="LFO14" style:family="paragraph">
      <style:paragraph-properties fo:text-align="justify"/>
    </style:style>
    <style:style style:name="T469" style:parent-style-name="DefaultParagraphFont" style:family="text">
      <style:text-properties style:text-underline-type="single" style:text-underline-style="solid" style:text-underline-width="auto" style:text-underline-mode="continuous"/>
    </style:style>
    <style:style style:name="T470" style:parent-style-name="DefaultParagraphFont" style:family="text">
      <style:text-properties style:text-underline-type="single" style:text-underline-style="solid" style:text-underline-width="auto" style:text-underline-mode="continuous"/>
    </style:style>
    <style:style style:name="T471" style:parent-style-name="DefaultParagraphFont" style:family="text">
      <style:text-properties style:text-underline-type="single" style:text-underline-style="solid" style:text-underline-width="auto" style:text-underline-mode="continuous"/>
    </style:style>
    <style:style style:name="T472" style:parent-style-name="DefaultParagraphFont" style:family="text">
      <style:text-properties style:text-underline-type="single" style:text-underline-style="solid" style:text-underline-width="auto" style:text-underline-mode="continuous"/>
    </style:style>
    <style:style style:name="P473" style:parent-style-name="ListParagraph" style:list-style-name="LFO14" style:family="paragraph">
      <style:paragraph-properties fo:text-align="justify"/>
    </style:style>
    <style:style style:name="P474" style:parent-style-name="ListParagraph" style:list-style-name="LFO14" style:family="paragraph">
      <style:paragraph-properties fo:text-align="justify"/>
    </style:style>
    <style:style style:name="P475" style:parent-style-name="ListParagraph" style:list-style-name="LFO15" style:family="paragraph"/>
    <style:style style:name="T476" style:parent-style-name="DefaultParagraphFont" style:family="text">
      <style:text-properties style:text-underline-type="single" style:text-underline-style="solid" style:text-underline-width="auto" style:text-underline-mode="continuous"/>
    </style:style>
    <style:style style:name="T477" style:parent-style-name="DefaultParagraphFont" style:family="text">
      <style:text-properties style:text-underline-type="single" style:text-underline-style="solid" style:text-underline-width="auto" style:text-underline-mode="continuous"/>
    </style:style>
    <style:style style:name="T478" style:parent-style-name="DefaultParagraphFont" style:family="text">
      <style:text-properties style:text-underline-type="single" style:text-underline-style="solid" style:text-underline-width="auto" style:text-underline-mode="continuous"/>
    </style:style>
    <style:style style:name="T479" style:parent-style-name="DefaultParagraphFont" style:family="text">
      <style:text-properties style:text-underline-type="single" style:text-underline-style="solid" style:text-underline-width="auto" style:text-underline-mode="continuous"/>
    </style:style>
    <style:style style:name="P480" style:parent-style-name="ListParagraph" style:list-style-name="LFO15" style:family="paragraph"/>
    <style:style style:name="P481" style:parent-style-name="ListParagraph" style:list-style-name="LFO15" style:family="paragraph"/>
    <style:style style:name="P482" style:parent-style-name="ListParagraph" style:list-style-name="LFO15" style:family="paragraph"/>
    <style:style style:name="P483" style:parent-style-name="ListParagraph" style:list-style-name="LFO16" style:family="paragraph"/>
    <style:style style:name="P484" style:parent-style-name="ListParagraph" style:list-style-name="LFO16" style:family="paragraph"/>
    <style:style style:name="P485" style:parent-style-name="ListParagraph" style:list-style-name="LFO16" style:family="paragraph"/>
    <style:style style:name="P486" style:parent-style-name="ListParagraph" style:list-style-name="LFO16" style:family="paragraph"/>
    <style:style style:name="P487" style:parent-style-name="ListParagraph" style:list-style-name="LFO16" style:family="paragraph"/>
    <style:style style:name="P488" style:parent-style-name="ListParagraph" style:list-style-name="LFO16" style:family="paragraph"/>
    <style:style style:name="P489" style:parent-style-name="ListParagraph" style:list-style-name="LFO16" style:family="paragraph"/>
    <style:style style:name="P490" style:parent-style-name="ListParagraph" style:list-style-name="LFO16" style:family="paragraph"/>
    <style:style style:name="P491" style:parent-style-name="ListParagraph" style:list-style-name="LFO16" style:family="paragraph"/>
    <style:style style:name="P492" style:parent-style-name="Heading1" style:list-style-name="LFO4" style:family="paragraph">
      <style:text-properties fo:language="pt" fo:country="PT"/>
    </style:style>
    <style:style style:name="P493" style:parent-style-name="Normal" style:family="paragraph">
      <style:paragraph-properties fo:text-align="justify"/>
    </style:style>
    <style:style style:name="T494" style:parent-style-name="DefaultParagraphFont" style:family="text">
      <style:text-properties fo:color="#000000"/>
    </style:style>
    <style:style style:name="T495" style:parent-style-name="DefaultParagraphFont" style:family="text">
      <style:text-properties fo:color="#000000"/>
    </style:style>
    <style:style style:name="T496" style:parent-style-name="DefaultParagraphFont" style:family="text">
      <style:text-properties fo:color="#000000"/>
    </style:style>
    <style:style style:name="T497" style:parent-style-name="DefaultParagraphFont" style:family="text">
      <style:text-properties fo:color="#000000"/>
    </style:style>
    <style:style style:name="T498" style:parent-style-name="DefaultParagraphFont" style:family="text">
      <style:text-properties fo:color="#000000"/>
    </style:style>
    <style:style style:name="T499" style:parent-style-name="DefaultParagraphFont" style:family="text">
      <style:text-properties fo:color="#000000"/>
    </style:style>
    <style:style style:name="T500" style:parent-style-name="DefaultParagraphFont" style:family="text">
      <style:text-properties fo:color="#000000"/>
    </style:style>
    <style:style style:name="T501" style:parent-style-name="DefaultParagraphFont" style:family="text">
      <style:text-properties fo:color="#000000"/>
    </style:style>
    <style:style style:name="T502" style:parent-style-name="DefaultParagraphFont" style:family="text">
      <style:text-properties fo:color="#000000"/>
    </style:style>
    <style:style style:name="P503" style:parent-style-name="Normal" style:family="paragraph">
      <style:paragraph-properties fo:text-align="justify"/>
    </style:style>
    <style:style style:name="P504" style:parent-style-name="Normal" style:family="paragraph">
      <style:paragraph-properties fo:text-align="justify"/>
    </style:style>
    <style:style style:name="T505" style:parent-style-name="DefaultParagraphFont" style:family="text">
      <style:text-properties fo:color="#000000"/>
    </style:style>
    <style:style style:name="T506" style:parent-style-name="DefaultParagraphFont" style:family="text">
      <style:text-properties fo:color="#000000"/>
    </style:style>
    <style:style style:name="T507" style:parent-style-name="DefaultParagraphFont" style:family="text">
      <style:text-properties fo:color="#000000"/>
    </style:style>
    <style:style style:name="T508" style:parent-style-name="DefaultParagraphFont" style:family="text">
      <style:text-properties fo:color="#000000"/>
    </style:style>
    <style:style style:name="T509" style:parent-style-name="DefaultParagraphFont" style:family="text">
      <style:text-properties fo:color="#000000"/>
    </style:style>
    <style:style style:name="T510" style:parent-style-name="DefaultParagraphFont" style:family="text">
      <style:text-properties fo:color="#000000"/>
    </style:style>
    <style:style style:name="T511" style:parent-style-name="DefaultParagraphFont" style:family="text">
      <style:text-properties fo:color="#000000"/>
    </style:style>
    <style:style style:name="T512" style:parent-style-name="DefaultParagraphFont" style:family="text">
      <style:text-properties fo:color="#000000"/>
    </style:style>
    <style:style style:name="T513" style:parent-style-name="DefaultParagraphFont" style:family="text">
      <style:text-properties fo:color="#000000"/>
    </style:style>
    <style:style style:name="T514" style:parent-style-name="DefaultParagraphFont" style:family="text">
      <style:text-properties fo:color="#000000"/>
    </style:style>
    <style:style style:name="T515" style:parent-style-name="DefaultParagraphFont" style:family="text">
      <style:text-properties fo:color="#000000"/>
    </style:style>
    <style:style style:name="T516" style:parent-style-name="DefaultParagraphFont" style:family="text">
      <style:text-properties fo:color="#000000"/>
    </style:style>
    <style:style style:name="T517" style:parent-style-name="DefaultParagraphFont" style:family="text">
      <style:text-properties fo:color="#000000"/>
    </style:style>
    <style:style style:name="T518" style:parent-style-name="DefaultParagraphFont" style:family="text">
      <style:text-properties fo:color="#000000"/>
    </style:style>
    <style:style style:name="T519" style:parent-style-name="DefaultParagraphFont" style:family="text">
      <style:text-properties fo:color="#000000"/>
    </style:style>
    <style:style style:name="T520" style:parent-style-name="DefaultParagraphFont" style:family="text">
      <style:text-properties fo:color="#000000"/>
    </style:style>
    <style:style style:name="T521" style:parent-style-name="DefaultParagraphFont" style:family="text">
      <style:text-properties fo:color="#000000"/>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T524" style:parent-style-name="DefaultParagraphFont" style:family="text">
      <style:text-properties fo:color="#000000"/>
    </style:style>
    <style:style style:name="T525" style:parent-style-name="DefaultParagraphFont" style:family="text">
      <style:text-properties fo:color="#000000"/>
    </style:style>
    <style:style style:name="T526" style:parent-style-name="DefaultParagraphFont" style:family="text">
      <style:text-properties fo:color="#000000"/>
    </style:style>
    <style:style style:name="T527" style:parent-style-name="DefaultParagraphFont" style:family="text">
      <style:text-properties fo:color="#000000"/>
    </style:style>
    <style:style style:name="T528" style:parent-style-name="DefaultParagraphFont" style:family="text">
      <style:text-properties fo:color="#000000"/>
    </style:style>
    <style:style style:name="T529" style:parent-style-name="DefaultParagraphFont" style:family="text">
      <style:text-properties fo:color="#000000"/>
    </style:style>
    <style:style style:name="P530" style:parent-style-name="Normal" style:family="paragraph">
      <style:paragraph-properties fo:text-align="justify"/>
    </style:style>
    <style:style style:name="T531" style:parent-style-name="DefaultParagraphFont" style:family="text">
      <style:text-properties fo:color="#000000"/>
    </style:style>
    <style:style style:name="T532" style:parent-style-name="DefaultParagraphFont" style:family="text">
      <style:text-properties fo:color="#000000"/>
    </style:style>
    <style:style style:name="T533" style:parent-style-name="DefaultParagraphFont" style:family="text">
      <style:text-properties fo:color="#000000"/>
    </style:style>
    <style:style style:name="T534" style:parent-style-name="DefaultParagraphFont" style:family="text">
      <style:text-properties fo:color="#000000"/>
    </style:style>
    <style:style style:name="T535" style:parent-style-name="DefaultParagraphFont" style:family="text">
      <style:text-properties fo:color="#000000"/>
    </style:style>
    <style:style style:name="T536" style:parent-style-name="DefaultParagraphFont" style:family="text">
      <style:text-properties fo:color="#000000"/>
    </style:style>
    <style:style style:name="T537" style:parent-style-name="DefaultParagraphFont" style:family="text">
      <style:text-properties fo:color="#000000"/>
    </style:style>
    <style:style style:name="T538" style:parent-style-name="DefaultParagraphFont" style:family="text">
      <style:text-properties fo:color="#000000"/>
    </style:style>
    <style:style style:name="T539" style:parent-style-name="DefaultParagraphFont" style:family="text">
      <style:text-properties fo:color="#000000"/>
    </style:style>
    <style:style style:name="T540" style:parent-style-name="DefaultParagraphFont" style:family="text">
      <style:text-properties fo:color="#000000"/>
    </style:style>
    <style:style style:name="T541" style:parent-style-name="DefaultParagraphFont" style:family="text">
      <style:text-properties fo:color="#000000"/>
    </style:style>
    <style:style style:name="T542" style:parent-style-name="DefaultParagraphFont" style:family="text">
      <style:text-properties fo:color="#000000"/>
    </style:style>
    <style:style style:name="T543" style:parent-style-name="DefaultParagraphFont" style:family="text">
      <style:text-properties fo:color="#000000"/>
    </style:style>
    <style:style style:name="T544" style:parent-style-name="DefaultParagraphFont" style:family="text">
      <style:text-properties fo:color="#000000"/>
    </style:style>
    <style:style style:name="T545" style:parent-style-name="DefaultParagraphFont" style:family="text">
      <style:text-properties fo:color="#000000"/>
    </style:style>
    <style:style style:name="T546" style:parent-style-name="DefaultParagraphFont" style:family="text">
      <style:text-properties fo:color="#000000"/>
    </style:style>
    <style:style style:name="T547" style:parent-style-name="DefaultParagraphFont" style:family="text">
      <style:text-properties fo:color="#000000"/>
    </style:style>
    <style:style style:name="T548" style:parent-style-name="DefaultParagraphFont" style:family="text">
      <style:text-properties fo:color="#000000"/>
    </style:style>
    <style:style style:name="T549" style:parent-style-name="DefaultParagraphFont" style:family="text">
      <style:text-properties fo:color="#000000"/>
    </style:style>
    <style:style style:name="T550" style:parent-style-name="DefaultParagraphFont" style:family="text">
      <style:text-properties fo:color="#000000"/>
    </style:style>
    <style:style style:name="T551" style:parent-style-name="DefaultParagraphFont" style:family="text">
      <style:text-properties fo:color="#000000"/>
    </style:style>
    <style:style style:name="T552" style:parent-style-name="DefaultParagraphFont" style:family="text">
      <style:text-properties fo:color="#000000"/>
    </style:style>
    <style:style style:name="T553" style:parent-style-name="DefaultParagraphFont" style:family="text">
      <style:text-properties fo:color="#000000"/>
    </style:style>
    <style:style style:name="T554" style:parent-style-name="DefaultParagraphFont" style:family="text">
      <style:text-properties fo:color="#000000"/>
    </style:style>
    <style:style style:name="T555" style:parent-style-name="DefaultParagraphFont" style:family="text">
      <style:text-properties fo:color="#000000"/>
    </style:style>
    <style:style style:name="T556" style:parent-style-name="DefaultParagraphFont" style:family="text">
      <style:text-properties fo:color="#000000"/>
    </style:style>
    <style:style style:name="T557" style:parent-style-name="DefaultParagraphFont" style:family="text">
      <style:text-properties fo:color="#000000"/>
    </style:style>
    <style:style style:name="T558" style:parent-style-name="DefaultParagraphFont" style:family="text">
      <style:text-properties fo:color="#000000"/>
    </style:style>
    <style:style style:name="T559" style:parent-style-name="DefaultParagraphFont" style:family="text">
      <style:text-properties fo:color="#000000"/>
    </style:style>
    <style:style style:name="T560" style:parent-style-name="DefaultParagraphFont" style:family="text">
      <style:text-properties fo:color="#000000"/>
    </style:style>
    <style:style style:name="T561" style:parent-style-name="DefaultParagraphFont" style:family="text">
      <style:text-properties fo:color="#000000"/>
    </style:style>
    <style:style style:name="T562" style:parent-style-name="DefaultParagraphFont" style:family="text">
      <style:text-properties fo:color="#000000"/>
    </style:style>
    <style:style style:name="T563" style:parent-style-name="DefaultParagraphFont" style:family="text">
      <style:text-properties fo:color="#000000"/>
    </style:style>
    <style:style style:name="T564" style:parent-style-name="DefaultParagraphFont" style:family="text">
      <style:text-properties fo:color="#000000"/>
    </style:style>
    <style:style style:name="T565" style:parent-style-name="DefaultParagraphFont" style:family="text">
      <style:text-properties fo:color="#000000"/>
    </style:style>
    <style:style style:name="T566" style:parent-style-name="DefaultParagraphFont" style:family="text">
      <style:text-properties fo:color="#000000"/>
    </style:style>
    <style:style style:name="T567" style:parent-style-name="DefaultParagraphFont" style:family="text">
      <style:text-properties fo:color="#000000"/>
    </style:style>
    <style:style style:name="T568" style:parent-style-name="DefaultParagraphFont" style:family="text">
      <style:text-properties fo:color="#000000"/>
    </style:style>
    <style:style style:name="P569" style:parent-style-name="Normal" style:family="paragraph">
      <style:paragraph-properties fo:text-align="justify"/>
    </style:style>
    <style:style style:name="T570" style:parent-style-name="DefaultParagraphFont" style:family="text">
      <style:text-properties fo:color="#000000"/>
    </style:style>
    <style:style style:name="T571" style:parent-style-name="DefaultParagraphFont" style:family="text">
      <style:text-properties fo:color="#000000"/>
    </style:style>
    <style:style style:name="T572" style:parent-style-name="DefaultParagraphFont" style:family="text">
      <style:text-properties fo:color="#000000"/>
    </style:style>
    <style:style style:name="T573" style:parent-style-name="DefaultParagraphFont" style:family="text">
      <style:text-properties fo:color="#000000"/>
    </style:style>
    <style:style style:name="T574" style:parent-style-name="DefaultParagraphFont" style:family="text">
      <style:text-properties fo:color="#000000"/>
    </style:style>
    <style:style style:name="T575" style:parent-style-name="DefaultParagraphFont" style:family="text">
      <style:text-properties fo:color="#000000"/>
    </style:style>
    <style:style style:name="T576" style:parent-style-name="DefaultParagraphFont" style:family="text">
      <style:text-properties fo:color="#000000"/>
    </style:style>
    <style:style style:name="T577" style:parent-style-name="DefaultParagraphFont" style:family="text">
      <style:text-properties fo:color="#000000"/>
    </style:style>
    <style:style style:name="T578" style:parent-style-name="DefaultParagraphFont" style:family="text">
      <style:text-properties fo:color="#000000"/>
    </style:style>
    <style:style style:name="T579" style:parent-style-name="DefaultParagraphFont" style:family="text">
      <style:text-properties fo:color="#000000"/>
    </style:style>
    <style:style style:name="T580" style:parent-style-name="DefaultParagraphFont" style:family="text">
      <style:text-properties fo:color="#000000"/>
    </style:style>
    <style:style style:name="T581" style:parent-style-name="DefaultParagraphFont" style:family="text">
      <style:text-properties fo:color="#000000"/>
    </style:style>
    <style:style style:name="T582" style:parent-style-name="DefaultParagraphFont" style:family="text">
      <style:text-properties fo:color="#000000"/>
    </style:style>
    <style:style style:name="T583" style:parent-style-name="DefaultParagraphFont" style:family="text">
      <style:text-properties fo:color="#000000"/>
    </style:style>
    <style:style style:name="T584" style:parent-style-name="DefaultParagraphFont" style:family="text">
      <style:text-properties fo:color="#000000"/>
    </style:style>
    <style:style style:name="T585" style:parent-style-name="DefaultParagraphFont" style:family="text">
      <style:text-properties fo:color="#000000"/>
    </style:style>
    <style:style style:name="T586" style:parent-style-name="DefaultParagraphFont" style:family="text">
      <style:text-properties fo:color="#000000"/>
    </style:style>
    <style:style style:name="T587" style:parent-style-name="DefaultParagraphFont" style:family="text">
      <style:text-properties fo:color="#000000"/>
    </style:style>
    <style:style style:name="T588" style:parent-style-name="DefaultParagraphFont" style:family="text">
      <style:text-properties fo:color="#000000"/>
    </style:style>
    <style:style style:name="T589" style:parent-style-name="DefaultParagraphFont" style:family="text">
      <style:text-properties fo:color="#000000"/>
    </style:style>
    <style:style style:name="T590" style:parent-style-name="DefaultParagraphFont" style:family="text">
      <style:text-properties fo:color="#000000"/>
    </style:style>
    <style:style style:name="T591" style:parent-style-name="DefaultParagraphFont" style:family="text">
      <style:text-properties fo:color="#000000"/>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fo:color="#000000"/>
    </style:style>
    <style:style style:name="T595" style:parent-style-name="DefaultParagraphFont" style:family="text">
      <style:text-properties fo:color="#000000"/>
    </style:style>
    <style:style style:name="T596" style:parent-style-name="DefaultParagraphFont" style:family="text">
      <style:text-properties fo:color="#000000"/>
    </style:style>
    <style:style style:name="T597" style:parent-style-name="DefaultParagraphFont" style:family="text">
      <style:text-properties fo:color="#000000"/>
    </style:style>
    <style:style style:name="T598" style:parent-style-name="DefaultParagraphFont" style:family="text">
      <style:text-properties fo:color="#000000"/>
    </style:style>
    <style:style style:name="T599" style:parent-style-name="DefaultParagraphFont" style:family="text">
      <style:text-properties fo:color="#000000"/>
    </style:style>
    <style:style style:name="T600" style:parent-style-name="DefaultParagraphFont" style:family="text">
      <style:text-properties fo:color="#000000"/>
    </style:style>
    <style:style style:name="T601" style:parent-style-name="DefaultParagraphFont" style:family="text">
      <style:text-properties fo:color="#000000"/>
    </style:style>
    <style:style style:name="T602" style:parent-style-name="DefaultParagraphFont" style:family="text">
      <style:text-properties fo:color="#000000"/>
    </style:style>
    <style:style style:name="T603" style:parent-style-name="DefaultParagraphFont" style:family="text">
      <style:text-properties fo:color="#000000"/>
    </style:style>
    <style:style style:name="T604" style:parent-style-name="DefaultParagraphFont" style:family="text">
      <style:text-properties fo:color="#000000"/>
    </style:style>
    <style:style style:name="T605" style:parent-style-name="DefaultParagraphFont" style:family="text">
      <style:text-properties fo:color="#000000"/>
    </style:style>
    <style:style style:name="T606" style:parent-style-name="DefaultParagraphFont" style:family="text">
      <style:text-properties fo:color="#000000"/>
    </style:style>
    <style:style style:name="T607" style:parent-style-name="DefaultParagraphFont" style:family="text">
      <style:text-properties fo:color="#000000"/>
    </style:style>
    <style:style style:name="T608" style:parent-style-name="DefaultParagraphFont" style:family="text">
      <style:text-properties fo:color="#000000"/>
    </style:style>
    <style:style style:name="T609" style:parent-style-name="DefaultParagraphFont" style:family="text">
      <style:text-properties fo:color="#000000"/>
    </style:style>
    <style:style style:name="T610" style:parent-style-name="DefaultParagraphFont" style:family="text">
      <style:text-properties fo:color="#000000"/>
    </style:style>
    <style:style style:name="T611" style:parent-style-name="DefaultParagraphFont" style:family="text">
      <style:text-properties fo:color="#000000"/>
    </style:style>
    <style:style style:name="T612" style:parent-style-name="DefaultParagraphFont" style:family="text">
      <style:text-properties fo:color="#000000"/>
    </style:style>
    <style:style style:name="T613" style:parent-style-name="DefaultParagraphFont" style:family="text">
      <style:text-properties fo:color="#000000"/>
    </style:style>
    <style:style style:name="T614" style:parent-style-name="DefaultParagraphFont" style:family="text">
      <style:text-properties fo:color="#000000"/>
    </style:style>
    <style:style style:name="P615" style:parent-style-name="Normal" style:family="paragraph">
      <style:paragraph-properties fo:text-align="justify"/>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P618" style:parent-style-name="Normal" style:family="paragraph">
      <style:paragraph-properties fo:text-align="justify"/>
    </style:style>
    <style:style style:name="T619" style:parent-style-name="DefaultParagraphFont" style:family="text">
      <style:text-properties fo:color="#000000"/>
    </style:style>
    <style:style style:name="T620" style:parent-style-name="DefaultParagraphFont" style:family="text">
      <style:text-properties fo:color="#000000"/>
    </style:style>
    <style:style style:name="T621" style:parent-style-name="DefaultParagraphFont" style:family="text">
      <style:text-properties fo:color="#000000"/>
    </style:style>
    <style:style style:name="T622" style:parent-style-name="DefaultParagraphFont" style:family="text">
      <style:text-properties fo:color="#000000"/>
    </style:style>
    <style:style style:name="T623" style:parent-style-name="DefaultParagraphFont" style:family="text">
      <style:text-properties fo:color="#000000"/>
    </style:style>
    <style:style style:name="T624" style:parent-style-name="DefaultParagraphFont" style:family="text">
      <style:text-properties fo:color="#000000"/>
    </style:style>
    <style:style style:name="T625" style:parent-style-name="DefaultParagraphFont" style:family="text">
      <style:text-properties fo:color="#000000"/>
    </style:style>
    <style:style style:name="T626" style:parent-style-name="DefaultParagraphFont" style:family="text">
      <style:text-properties fo:color="#000000"/>
    </style:style>
    <style:style style:name="T627" style:parent-style-name="DefaultParagraphFont" style:family="text">
      <style:text-properties fo:color="#000000"/>
    </style:style>
    <style:style style:name="T628" style:parent-style-name="DefaultParagraphFont" style:family="text">
      <style:text-properties fo:color="#000000"/>
    </style:style>
    <style:style style:name="T629" style:parent-style-name="DefaultParagraphFont" style:family="text">
      <style:text-properties fo:color="#000000"/>
    </style:style>
    <style:style style:name="T630" style:parent-style-name="DefaultParagraphFont" style:family="text">
      <style:text-properties fo:color="#000000"/>
    </style:style>
    <style:style style:name="T631" style:parent-style-name="DefaultParagraphFont" style:family="text">
      <style:text-properties fo:color="#000000"/>
    </style:style>
    <style:style style:name="T632" style:parent-style-name="DefaultParagraphFont" style:family="text">
      <style:text-properties fo:color="#000000"/>
    </style:style>
    <style:style style:name="T633" style:parent-style-name="DefaultParagraphFont" style:family="text">
      <style:text-properties fo:color="#000000"/>
    </style:style>
    <style:style style:name="T634" style:parent-style-name="DefaultParagraphFont" style:family="text">
      <style:text-properties fo:color="#000000"/>
    </style:style>
    <style:style style:name="T635" style:parent-style-name="DefaultParagraphFont" style:family="text">
      <style:text-properties fo:color="#000000"/>
    </style:style>
    <style:style style:name="T636" style:parent-style-name="DefaultParagraphFont" style:family="text">
      <style:text-properties fo:color="#000000"/>
    </style:style>
    <style:style style:name="T637" style:parent-style-name="DefaultParagraphFont" style:family="text">
      <style:text-properties fo:color="#000000"/>
    </style:style>
    <style:style style:name="T638" style:parent-style-name="DefaultParagraphFont" style:family="text">
      <style:text-properties fo:color="#000000"/>
    </style:style>
    <style:style style:name="T639" style:parent-style-name="DefaultParagraphFont" style:family="text">
      <style:text-properties fo:color="#000000"/>
    </style:style>
    <style:style style:name="T640" style:parent-style-name="DefaultParagraphFont" style:family="text">
      <style:text-properties fo:color="#000000"/>
    </style:style>
    <style:style style:name="T641" style:parent-style-name="DefaultParagraphFont" style:family="text">
      <style:text-properties fo:color="#000000"/>
    </style:style>
    <style:style style:name="P642" style:parent-style-name="Normal" style:family="paragraph">
      <style:paragraph-properties fo:text-align="justify"/>
    </style:style>
    <style:style style:name="T643" style:parent-style-name="DefaultParagraphFont" style:family="text">
      <style:text-properties fo:color="#000000"/>
    </style:style>
    <style:style style:name="T644" style:parent-style-name="DefaultParagraphFont" style:family="text">
      <style:text-properties fo:color="#000000"/>
    </style:style>
    <style:style style:name="T645" style:parent-style-name="DefaultParagraphFont" style:family="text">
      <style:text-properties fo:color="#000000"/>
    </style:style>
    <style:style style:name="T646" style:parent-style-name="DefaultParagraphFont" style:family="text">
      <style:text-properties fo:color="#000000"/>
    </style:style>
    <style:style style:name="T647" style:parent-style-name="DefaultParagraphFont" style:family="text">
      <style:text-properties fo:color="#000000"/>
    </style:style>
    <style:style style:name="T648" style:parent-style-name="DefaultParagraphFont" style:family="text">
      <style:text-properties fo:color="#000000"/>
    </style:style>
    <style:style style:name="T649" style:parent-style-name="DefaultParagraphFont" style:family="text">
      <style:text-properties fo:color="#000000"/>
    </style:style>
    <style:style style:name="T650" style:parent-style-name="DefaultParagraphFont" style:family="text">
      <style:text-properties fo:color="#000000"/>
    </style:style>
    <style:style style:name="T651" style:parent-style-name="DefaultParagraphFont" style:family="text">
      <style:text-properties fo:color="#000000"/>
    </style:style>
    <style:style style:name="T652" style:parent-style-name="DefaultParagraphFont" style:family="text">
      <style:text-properties fo:color="#000000"/>
    </style:style>
    <style:style style:name="T653" style:parent-style-name="DefaultParagraphFont" style:family="text">
      <style:text-properties fo:color="#000000"/>
    </style:style>
    <style:style style:name="T654" style:parent-style-name="DefaultParagraphFont" style:family="text">
      <style:text-properties fo:color="#000000"/>
    </style:style>
    <style:style style:name="T655" style:parent-style-name="DefaultParagraphFont" style:family="text">
      <style:text-properties fo:color="#000000"/>
    </style:style>
    <style:style style:name="T656" style:parent-style-name="DefaultParagraphFont" style:family="text">
      <style:text-properties fo:color="#000000"/>
    </style:style>
    <style:style style:name="T657" style:parent-style-name="DefaultParagraphFont" style:family="text">
      <style:text-properties fo:color="#000000"/>
    </style:style>
    <style:style style:name="T658" style:parent-style-name="DefaultParagraphFont" style:family="text">
      <style:text-properties fo:color="#000000"/>
    </style:style>
    <style:style style:name="T659" style:parent-style-name="DefaultParagraphFont" style:family="text">
      <style:text-properties fo:color="#000000"/>
    </style:style>
    <style:style style:name="T660" style:parent-style-name="DefaultParagraphFont" style:family="text">
      <style:text-properties fo:color="#000000"/>
    </style:style>
    <style:style style:name="T661" style:parent-style-name="DefaultParagraphFont" style:family="text">
      <style:text-properties fo:color="#000000"/>
    </style:style>
    <style:style style:name="T662" style:parent-style-name="DefaultParagraphFont" style:family="text">
      <style:text-properties fo:color="#000000"/>
    </style:style>
    <style:style style:name="T663" style:parent-style-name="DefaultParagraphFont" style:family="text">
      <style:text-properties fo:color="#000000"/>
    </style:style>
    <style:style style:name="T664" style:parent-style-name="DefaultParagraphFont" style:family="text">
      <style:text-properties fo:color="#000000"/>
    </style:style>
    <style:style style:name="T665" style:parent-style-name="DefaultParagraphFont" style:family="text">
      <style:text-properties fo:color="#000000"/>
    </style:style>
    <style:style style:name="T666" style:parent-style-name="DefaultParagraphFont" style:family="text">
      <style:text-properties fo:color="#000000"/>
    </style:style>
    <style:style style:name="T667" style:parent-style-name="DefaultParagraphFont" style:family="text">
      <style:text-properties fo:color="#000000"/>
    </style:style>
    <style:style style:name="T668" style:parent-style-name="DefaultParagraphFont" style:family="text">
      <style:text-properties fo:color="#000000"/>
    </style:style>
    <style:style style:name="T669" style:parent-style-name="DefaultParagraphFont" style:family="text">
      <style:text-properties fo:color="#000000"/>
    </style:style>
    <style:style style:name="T670" style:parent-style-name="DefaultParagraphFont" style:family="text">
      <style:text-properties fo:color="#000000"/>
    </style:style>
    <style:style style:name="T671" style:parent-style-name="DefaultParagraphFont" style:family="text">
      <style:text-properties fo:color="#000000"/>
    </style:style>
    <style:style style:name="T672" style:parent-style-name="DefaultParagraphFont" style:family="text">
      <style:text-properties fo:color="#000000"/>
    </style:style>
    <style:style style:name="T673" style:parent-style-name="DefaultParagraphFont" style:family="text">
      <style:text-properties fo:color="#000000"/>
    </style:style>
    <style:style style:name="P674" style:parent-style-name="Normal" style:family="paragraph">
      <style:paragraph-properties fo:text-align="justify"/>
    </style:style>
    <style:style style:name="T675" style:parent-style-name="DefaultParagraphFont" style:family="text">
      <style:text-properties fo:color="#000000"/>
    </style:style>
    <style:style style:name="T676" style:parent-style-name="DefaultParagraphFont" style:family="text">
      <style:text-properties fo:color="#000000"/>
    </style:style>
    <style:style style:name="T677" style:parent-style-name="DefaultParagraphFont" style:family="text">
      <style:text-properties fo:color="#000000"/>
    </style:style>
    <style:style style:name="T678" style:parent-style-name="DefaultParagraphFont" style:family="text">
      <style:text-properties fo:color="#000000"/>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T681" style:parent-style-name="DefaultParagraphFont" style:family="text">
      <style:text-properties fo:color="#000000"/>
    </style:style>
    <style:style style:name="T682" style:parent-style-name="DefaultParagraphFont" style:family="text">
      <style:text-properties fo:color="#000000"/>
    </style:style>
    <style:style style:name="T683" style:parent-style-name="DefaultParagraphFont" style:family="text">
      <style:text-properties fo:color="#000000"/>
    </style:style>
    <style:style style:name="T684" style:parent-style-name="DefaultParagraphFont" style:family="text">
      <style:text-properties fo:color="#000000"/>
    </style:style>
    <style:style style:name="T685" style:parent-style-name="DefaultParagraphFont" style:family="text">
      <style:text-properties fo:color="#000000"/>
    </style:style>
    <style:style style:name="T686" style:parent-style-name="DefaultParagraphFont" style:family="text">
      <style:text-properties fo:color="#000000"/>
    </style:style>
    <style:style style:name="T687" style:parent-style-name="DefaultParagraphFont" style:family="text">
      <style:text-properties fo:color="#000000"/>
    </style:style>
    <style:style style:name="T688" style:parent-style-name="DefaultParagraphFont" style:family="text">
      <style:text-properties fo:color="#000000"/>
    </style:style>
    <style:style style:name="T689" style:parent-style-name="DefaultParagraphFont" style:family="text">
      <style:text-properties fo:color="#000000"/>
    </style:style>
    <style:style style:name="T690" style:parent-style-name="DefaultParagraphFont" style:family="text">
      <style:text-properties fo:color="#000000"/>
    </style:style>
    <style:style style:name="T691" style:parent-style-name="DefaultParagraphFont" style:family="text">
      <style:text-properties fo:color="#000000"/>
    </style:style>
    <style:style style:name="T692" style:parent-style-name="DefaultParagraphFont" style:family="text">
      <style:text-properties fo:color="#000000"/>
    </style:style>
    <style:style style:name="T693" style:parent-style-name="DefaultParagraphFont" style:family="text">
      <style:text-properties fo:color="#000000"/>
    </style:style>
    <style:style style:name="T694" style:parent-style-name="DefaultParagraphFont" style:family="text">
      <style:text-properties fo:color="#000000"/>
    </style:style>
    <style:style style:name="T695" style:parent-style-name="DefaultParagraphFont" style:family="text">
      <style:text-properties fo:color="#000000"/>
    </style:style>
    <style:style style:name="T696" style:parent-style-name="DefaultParagraphFont" style:family="text">
      <style:text-properties fo:color="#000000"/>
    </style:style>
    <style:style style:name="T697" style:parent-style-name="DefaultParagraphFont" style:family="text">
      <style:text-properties fo:color="#000000"/>
    </style:style>
    <style:style style:name="T698" style:parent-style-name="DefaultParagraphFont" style:family="text">
      <style:text-properties fo:color="#000000"/>
    </style:style>
    <style:style style:name="T699" style:parent-style-name="DefaultParagraphFont" style:family="text">
      <style:text-properties fo:color="#000000"/>
    </style:style>
    <style:style style:name="T700" style:parent-style-name="DefaultParagraphFont" style:family="text">
      <style:text-properties fo:color="#000000"/>
    </style:style>
    <style:style style:name="T701" style:parent-style-name="DefaultParagraphFont" style:family="text">
      <style:text-properties fo:color="#000000"/>
    </style:style>
    <style:style style:name="T702" style:parent-style-name="DefaultParagraphFont" style:family="text">
      <style:text-properties fo:color="#000000"/>
    </style:style>
    <style:style style:name="T703" style:parent-style-name="DefaultParagraphFont" style:family="text">
      <style:text-properties fo:color="#000000"/>
    </style:style>
    <style:style style:name="T704" style:parent-style-name="DefaultParagraphFont" style:family="text">
      <style:text-properties fo:color="#000000"/>
    </style:style>
    <style:style style:name="T705" style:parent-style-name="DefaultParagraphFont" style:family="text">
      <style:text-properties fo:color="#000000"/>
    </style:style>
    <style:style style:name="T706" style:parent-style-name="DefaultParagraphFont" style:family="text">
      <style:text-properties fo:color="#000000"/>
    </style:style>
    <style:style style:name="T707" style:parent-style-name="DefaultParagraphFont" style:family="text">
      <style:text-properties fo:color="#000000"/>
    </style:style>
    <style:style style:name="T708" style:parent-style-name="DefaultParagraphFont" style:family="text">
      <style:text-properties fo:color="#000000"/>
    </style:style>
    <style:style style:name="T709" style:parent-style-name="DefaultParagraphFont" style:family="text">
      <style:text-properties fo:color="#000000"/>
    </style:style>
    <style:style style:name="T710" style:parent-style-name="DefaultParagraphFont" style:family="text">
      <style:text-properties fo:color="#000000"/>
    </style:style>
    <style:style style:name="T711" style:parent-style-name="DefaultParagraphFont" style:family="text">
      <style:text-properties fo:color="#000000"/>
    </style:style>
    <style:style style:name="T712" style:parent-style-name="DefaultParagraphFont" style:family="text">
      <style:text-properties fo:color="#000000"/>
    </style:style>
    <style:style style:name="T713" style:parent-style-name="DefaultParagraphFont" style:family="text">
      <style:text-properties fo:color="#000000"/>
    </style:style>
    <style:style style:name="T714" style:parent-style-name="DefaultParagraphFont" style:family="text">
      <style:text-properties fo:color="#000000"/>
    </style:style>
    <style:style style:name="T715" style:parent-style-name="DefaultParagraphFont" style:family="text">
      <style:text-properties fo:color="#000000"/>
    </style:style>
    <style:style style:name="T716" style:parent-style-name="DefaultParagraphFont" style:family="text">
      <style:text-properties fo:color="#000000"/>
    </style:style>
    <style:style style:name="T717" style:parent-style-name="DefaultParagraphFont" style:family="text">
      <style:text-properties fo:color="#000000"/>
    </style:style>
    <style:style style:name="T718" style:parent-style-name="DefaultParagraphFont" style:family="text">
      <style:text-properties fo:color="#000000"/>
    </style:style>
    <style:style style:name="T719" style:parent-style-name="DefaultParagraphFont" style:family="text">
      <style:text-properties fo:color="#000000"/>
    </style:style>
    <style:style style:name="T720" style:parent-style-name="DefaultParagraphFont" style:family="text">
      <style:text-properties fo:color="#000000"/>
    </style:style>
    <style:style style:name="T721" style:parent-style-name="DefaultParagraphFont" style:family="text">
      <style:text-properties fo:color="#000000"/>
    </style:style>
    <style:style style:name="T722" style:parent-style-name="DefaultParagraphFont" style:family="text">
      <style:text-properties fo:color="#000000"/>
    </style:style>
    <style:style style:name="T723" style:parent-style-name="DefaultParagraphFont" style:family="text">
      <style:text-properties fo:color="#000000"/>
    </style:style>
    <style:style style:name="T724" style:parent-style-name="DefaultParagraphFont" style:family="text">
      <style:text-properties fo:color="#000000"/>
    </style:style>
    <style:style style:name="T725" style:parent-style-name="DefaultParagraphFont" style:family="text">
      <style:text-properties fo:color="#000000"/>
    </style:style>
    <style:style style:name="T726" style:parent-style-name="DefaultParagraphFont" style:family="text">
      <style:text-properties fo:color="#000000"/>
    </style:style>
    <style:style style:name="T727" style:parent-style-name="DefaultParagraphFont" style:family="text">
      <style:text-properties fo:color="#000000"/>
    </style:style>
    <style:style style:name="T728" style:parent-style-name="DefaultParagraphFont" style:family="text">
      <style:text-properties fo:color="#000000"/>
    </style:style>
    <style:style style:name="T729" style:parent-style-name="DefaultParagraphFont" style:family="text">
      <style:text-properties fo:color="#000000"/>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T732" style:parent-style-name="DefaultParagraphFont" style:family="text">
      <style:text-properties fo:color="#000000"/>
    </style:style>
    <style:style style:name="T733" style:parent-style-name="DefaultParagraphFont" style:family="text">
      <style:text-properties fo:color="#000000"/>
    </style:style>
    <style:style style:name="T734" style:parent-style-name="DefaultParagraphFont" style:family="text">
      <style:text-properties fo:color="#000000"/>
    </style:style>
    <style:style style:name="T735" style:parent-style-name="DefaultParagraphFont" style:family="text">
      <style:text-properties fo:color="#000000"/>
    </style:style>
    <style:style style:name="T736" style:parent-style-name="DefaultParagraphFont" style:family="text">
      <style:text-properties fo:color="#000000"/>
    </style:style>
    <style:style style:name="T737" style:parent-style-name="DefaultParagraphFont" style:family="text">
      <style:text-properties fo:color="#000000"/>
    </style:style>
    <style:style style:name="T738" style:parent-style-name="DefaultParagraphFont" style:family="text">
      <style:text-properties fo:color="#000000"/>
    </style:style>
    <style:style style:name="T739" style:parent-style-name="DefaultParagraphFont" style:family="text">
      <style:text-properties fo:color="#000000"/>
    </style:style>
    <style:style style:name="P740" style:parent-style-name="Normal" style:family="paragraph">
      <style:paragraph-properties fo:text-align="justify"/>
    </style:style>
    <style:style style:name="P741" style:parent-style-name="Normal" style:family="paragraph">
      <style:paragraph-properties fo:text-align="justify"/>
    </style:style>
    <style:style style:name="T742" style:parent-style-name="DefaultParagraphFont" style:family="text">
      <style:text-properties fo:color="#000000"/>
    </style:style>
    <style:style style:name="T743" style:parent-style-name="DefaultParagraphFont" style:family="text">
      <style:text-properties fo:color="#000000"/>
    </style:style>
    <style:style style:name="T744" style:parent-style-name="DefaultParagraphFont" style:family="text">
      <style:text-properties fo:color="#000000"/>
    </style:style>
    <style:style style:name="T745" style:parent-style-name="DefaultParagraphFont" style:family="text">
      <style:text-properties fo:color="#000000"/>
    </style:style>
    <style:style style:name="T746" style:parent-style-name="DefaultParagraphFont" style:family="text">
      <style:text-properties fo:color="#000000"/>
    </style:style>
    <style:style style:name="T747" style:parent-style-name="DefaultParagraphFont" style:family="text">
      <style:text-properties fo:color="#000000"/>
    </style:style>
    <style:style style:name="T748" style:parent-style-name="DefaultParagraphFont" style:family="text">
      <style:text-properties fo:color="#000000"/>
    </style:style>
    <style:style style:name="T749" style:parent-style-name="DefaultParagraphFont" style:family="text">
      <style:text-properties fo:color="#000000"/>
    </style:style>
    <style:style style:name="T750" style:parent-style-name="DefaultParagraphFont" style:family="text">
      <style:text-properties fo:color="#000000"/>
    </style:style>
    <style:style style:name="T751" style:parent-style-name="DefaultParagraphFont" style:family="text">
      <style:text-properties fo:color="#000000"/>
    </style:style>
    <style:style style:name="T752" style:parent-style-name="DefaultParagraphFont" style:family="text">
      <style:text-properties fo:color="#000000"/>
    </style:style>
    <style:style style:name="T753" style:parent-style-name="DefaultParagraphFont" style:family="text">
      <style:text-properties fo:color="#000000"/>
    </style:style>
    <style:style style:name="T754" style:parent-style-name="DefaultParagraphFont" style:family="text">
      <style:text-properties fo:color="#000000"/>
    </style:style>
    <style:style style:name="T755" style:parent-style-name="DefaultParagraphFont" style:family="text">
      <style:text-properties fo:color="#000000"/>
    </style:style>
    <style:style style:name="T756" style:parent-style-name="DefaultParagraphFont" style:family="text">
      <style:text-properties fo:color="#000000"/>
    </style:style>
    <style:style style:name="T757" style:parent-style-name="DefaultParagraphFont" style:family="text">
      <style:text-properties fo:color="#000000"/>
    </style:style>
    <style:style style:name="T758" style:parent-style-name="DefaultParagraphFont" style:family="text">
      <style:text-properties fo:color="#000000"/>
    </style:style>
    <style:style style:name="T759" style:parent-style-name="DefaultParagraphFont" style:family="text">
      <style:text-properties fo:color="#000000"/>
    </style:style>
    <style:style style:name="T760" style:parent-style-name="DefaultParagraphFont" style:family="text">
      <style:text-properties fo:color="#000000"/>
    </style:style>
    <style:style style:name="T761" style:parent-style-name="DefaultParagraphFont" style:family="text">
      <style:text-properties fo:color="#000000"/>
    </style:style>
    <style:style style:name="T762" style:parent-style-name="DefaultParagraphFont" style:family="text">
      <style:text-properties fo:color="#000000"/>
    </style:style>
    <style:style style:name="T763" style:parent-style-name="DefaultParagraphFont" style:family="text">
      <style:text-properties fo:color="#000000"/>
    </style:style>
    <style:style style:name="T764" style:parent-style-name="DefaultParagraphFont" style:family="text">
      <style:text-properties fo:color="#000000"/>
    </style:style>
    <style:style style:name="T765" style:parent-style-name="DefaultParagraphFont" style:family="text">
      <style:text-properties fo:color="#000000"/>
    </style:style>
    <style:style style:name="T766" style:parent-style-name="DefaultParagraphFont" style:family="text">
      <style:text-properties fo:color="#000000"/>
    </style:style>
    <style:style style:name="T767" style:parent-style-name="DefaultParagraphFont" style:family="text">
      <style:text-properties fo:color="#000000"/>
    </style:style>
    <style:style style:name="T768" style:parent-style-name="DefaultParagraphFont" style:family="text">
      <style:text-properties fo:color="#000000"/>
    </style:style>
    <style:style style:name="T769" style:parent-style-name="DefaultParagraphFont" style:family="text">
      <style:text-properties fo:color="#000000"/>
    </style:style>
    <style:style style:name="T770" style:parent-style-name="DefaultParagraphFont" style:family="text">
      <style:text-properties fo:color="#000000"/>
    </style:style>
    <style:style style:name="T771" style:parent-style-name="DefaultParagraphFont" style:family="text">
      <style:text-properties fo:color="#000000"/>
    </style:style>
    <style:style style:name="T772" style:parent-style-name="DefaultParagraphFont" style:family="text">
      <style:text-properties fo:color="#000000"/>
    </style:style>
    <style:style style:name="T773" style:parent-style-name="DefaultParagraphFont" style:family="text">
      <style:text-properties fo:color="#000000"/>
    </style:style>
    <style:style style:name="T774" style:parent-style-name="DefaultParagraphFont" style:family="text">
      <style:text-properties fo:color="#000000"/>
    </style:style>
    <style:style style:name="P775" style:parent-style-name="Normal" style:family="paragraph">
      <style:paragraph-properties fo:text-align="justify"/>
    </style:style>
    <style:style style:name="T776" style:parent-style-name="DefaultParagraphFont" style:family="text">
      <style:text-properties fo:color="#000000"/>
    </style:style>
    <style:style style:name="T777" style:parent-style-name="DefaultParagraphFont" style:family="text">
      <style:text-properties fo:color="#000000"/>
    </style:style>
    <style:style style:name="T778" style:parent-style-name="DefaultParagraphFont" style:family="text">
      <style:text-properties fo:color="#000000"/>
    </style:style>
    <style:style style:name="T779" style:parent-style-name="DefaultParagraphFont" style:family="text">
      <style:text-properties fo:color="#000000"/>
    </style:style>
    <style:style style:name="T780" style:parent-style-name="DefaultParagraphFont" style:family="text">
      <style:text-properties fo:color="#000000"/>
    </style:style>
    <style:style style:name="T781" style:parent-style-name="DefaultParagraphFont" style:family="text">
      <style:text-properties fo:color="#000000"/>
    </style:style>
    <style:style style:name="T782" style:parent-style-name="DefaultParagraphFont" style:family="text">
      <style:text-properties fo:color="#000000"/>
    </style:style>
    <style:style style:name="T783" style:parent-style-name="DefaultParagraphFont" style:family="text">
      <style:text-properties fo:color="#000000"/>
    </style:style>
    <style:style style:name="T784" style:parent-style-name="DefaultParagraphFont" style:family="text">
      <style:text-properties fo:color="#000000"/>
    </style:style>
    <style:style style:name="T785" style:parent-style-name="DefaultParagraphFont" style:family="text">
      <style:text-properties fo:color="#000000"/>
    </style:style>
    <style:style style:name="T786" style:parent-style-name="DefaultParagraphFont" style:family="text">
      <style:text-properties fo:color="#000000"/>
    </style:style>
    <style:style style:name="T787" style:parent-style-name="DefaultParagraphFont" style:family="text">
      <style:text-properties fo:color="#000000"/>
    </style:style>
    <style:style style:name="T788" style:parent-style-name="DefaultParagraphFont" style:family="text">
      <style:text-properties fo:color="#000000"/>
    </style:style>
    <style:style style:name="T789" style:parent-style-name="DefaultParagraphFont" style:family="text">
      <style:text-properties fo:color="#000000"/>
    </style:style>
    <style:style style:name="T790" style:parent-style-name="DefaultParagraphFont" style:family="text">
      <style:text-properties fo:color="#000000"/>
    </style:style>
    <style:style style:name="T791" style:parent-style-name="DefaultParagraphFont" style:family="text">
      <style:text-properties fo:color="#000000"/>
    </style:style>
    <style:style style:name="T792" style:parent-style-name="DefaultParagraphFont" style:family="text">
      <style:text-properties fo:color="#000000"/>
    </style:style>
    <style:style style:name="T793" style:parent-style-name="DefaultParagraphFont" style:family="text">
      <style:text-properties fo:color="#000000"/>
    </style:style>
    <style:style style:name="T794" style:parent-style-name="DefaultParagraphFont" style:family="text">
      <style:text-properties fo:color="#000000"/>
    </style:style>
    <style:style style:name="T795" style:parent-style-name="DefaultParagraphFont" style:family="text">
      <style:text-properties fo:color="#000000"/>
    </style:style>
    <style:style style:name="T796" style:parent-style-name="DefaultParagraphFont" style:family="text">
      <style:text-properties fo:color="#000000"/>
    </style:style>
    <style:style style:name="T797" style:parent-style-name="DefaultParagraphFont" style:family="text">
      <style:text-properties fo:color="#000000"/>
    </style:style>
    <style:style style:name="P798" style:parent-style-name="Heading1" style:list-style-name="LFO4" style:family="paragraph">
      <style:text-properties fo:language="pt" fo:country="PT"/>
    </style:style>
    <style:style style:name="P799" style:parent-style-name="Normal" style:family="paragraph">
      <style:text-properties style:text-underline-type="single" style:text-underline-style="solid" style:text-underline-width="auto" style:text-underline-mode="continuous"/>
    </style:style>
    <style:style style:name="P800" style:parent-style-name="Normal" style:family="paragraph">
      <style:text-properties style:font-name-asian="Yu Mincho" fo:color="#1F2328"/>
    </style:style>
    <style:style style:name="P801" style:parent-style-name="ListParagraph" style:list-style-name="LFO17" style:family="paragraph">
      <style:paragraph-properties fo:margin-bottom="0.1666in" fo:background-color="#FFFFFF"/>
    </style:style>
    <style:style style:name="T802" style:parent-style-name="DefaultParagraphFont" style:family="text">
      <style:text-properties style:font-name-asian="Yu Mincho" fo:font-weight="bold" style:font-weight-asian="bold" style:font-weight-complex="bold" fo:color="#1F2328"/>
    </style:style>
    <style:style style:name="T803" style:parent-style-name="DefaultParagraphFont" style:family="text">
      <style:text-properties style:font-name-asian="Yu Mincho" fo:color="#1F2328"/>
    </style:style>
    <style:style style:name="T804" style:parent-style-name="DefaultParagraphFont" style:family="text">
      <style:text-properties style:font-name-asian="Yu Mincho" fo:color="#1F2328"/>
    </style:style>
    <style:style style:name="T805" style:parent-style-name="DefaultParagraphFont" style:family="text">
      <style:text-properties style:font-name-asian="Yu Mincho" fo:color="#1F2328"/>
    </style:style>
    <style:style style:name="T806" style:parent-style-name="DefaultParagraphFont" style:family="text">
      <style:text-properties style:font-name-asian="Yu Mincho" fo:color="#1F2328"/>
    </style:style>
    <style:style style:name="T807" style:parent-style-name="DefaultParagraphFont" style:family="text">
      <style:text-properties style:font-name-asian="Yu Mincho" fo:color="#1F2328"/>
    </style:style>
    <style:style style:name="P808" style:parent-style-name="ListParagraph" style:family="paragraph">
      <style:paragraph-properties fo:margin-bottom="0.1666in" fo:background-color="#FFFFFF"/>
      <style:text-properties style:font-name-asian="Yu Mincho" fo:color="#1F2328"/>
    </style:style>
    <style:style style:name="P809" style:parent-style-name="ListParagraph" style:list-style-name="LFO17" style:family="paragraph">
      <style:paragraph-properties fo:margin-bottom="0.1666in" fo:background-color="#FFFFFF"/>
    </style:style>
    <style:style style:name="T810" style:parent-style-name="DefaultParagraphFont" style:family="text">
      <style:text-properties style:font-name-asian="Yu Mincho" fo:font-weight="bold" style:font-weight-asian="bold" style:font-weight-complex="bold" fo:color="#1F2328"/>
    </style:style>
    <style:style style:name="T811" style:parent-style-name="DefaultParagraphFont" style:family="text">
      <style:text-properties style:font-name-asian="Yu Mincho" fo:color="#1F2328"/>
    </style:style>
    <style:style style:name="P812" style:parent-style-name="ListParagraph" style:family="paragraph">
      <style:paragraph-properties fo:margin-bottom="0.1666in" fo:background-color="#FFFFFF"/>
      <style:text-properties style:font-name-asian="Yu Mincho" fo:color="#1F2328"/>
    </style:style>
    <style:style style:name="P813" style:parent-style-name="ListParagraph" style:list-style-name="LFO17" style:family="paragraph">
      <style:paragraph-properties fo:margin-bottom="0.1666in" fo:background-color="#FFFFFF"/>
    </style:style>
    <style:style style:name="T814" style:parent-style-name="DefaultParagraphFont" style:family="text">
      <style:text-properties style:font-name-asian="Yu Mincho" fo:font-weight="bold" style:font-weight-asian="bold" style:font-weight-complex="bold" fo:color="#1F2328"/>
    </style:style>
    <style:style style:name="T815" style:parent-style-name="DefaultParagraphFont" style:family="text">
      <style:text-properties style:font-name-asian="Yu Mincho" fo:color="#1F2328"/>
    </style:style>
    <style:style style:name="P816" style:parent-style-name="ListParagraph" style:family="paragraph">
      <style:paragraph-properties fo:margin-bottom="0.1666in" fo:background-color="#FFFFFF"/>
      <style:text-properties style:font-name-asian="Yu Mincho" fo:color="#1F2328"/>
    </style:style>
    <style:style style:name="P817" style:parent-style-name="ListParagraph" style:list-style-name="LFO17" style:family="paragraph">
      <style:paragraph-properties fo:margin-bottom="0.1666in" fo:background-color="#FFFFFF"/>
    </style:style>
    <style:style style:name="T818" style:parent-style-name="DefaultParagraphFont" style:family="text">
      <style:text-properties style:font-name-asian="Yu Mincho" fo:font-weight="bold" style:font-weight-asian="bold" style:font-weight-complex="bold" fo:color="#1F2328"/>
    </style:style>
    <style:style style:name="T819" style:parent-style-name="DefaultParagraphFont" style:family="text">
      <style:text-properties style:font-name-asian="Yu Mincho" fo:color="#1F2328"/>
    </style:style>
    <style:style style:name="T820" style:parent-style-name="DefaultParagraphFont" style:family="text">
      <style:text-properties style:font-name-asian="Yu Mincho" fo:color="#1F2328"/>
    </style:style>
    <style:style style:name="T821" style:parent-style-name="DefaultParagraphFont" style:family="text">
      <style:text-properties style:font-name-asian="Yu Mincho" fo:color="#1F2328"/>
    </style:style>
    <style:style style:name="T822" style:parent-style-name="DefaultParagraphFont" style:family="text">
      <style:text-properties style:font-name-asian="Yu Mincho" fo:color="#1F2328"/>
    </style:style>
    <style:style style:name="T823" style:parent-style-name="DefaultParagraphFont" style:family="text">
      <style:text-properties style:font-name-asian="Yu Mincho" fo:color="#1F2328"/>
    </style:style>
    <style:style style:name="T824" style:parent-style-name="DefaultParagraphFont" style:family="text">
      <style:text-properties style:font-name-asian="Yu Mincho" fo:color="#1F2328"/>
    </style:style>
    <style:style style:name="T825" style:parent-style-name="DefaultParagraphFont" style:family="text">
      <style:text-properties style:font-name-asian="Yu Mincho" fo:color="#1F2328"/>
    </style:style>
    <style:style style:name="P826" style:parent-style-name="ListParagraph" style:family="paragraph">
      <style:paragraph-properties fo:margin-bottom="0.1666in" fo:background-color="#FFFFFF"/>
      <style:text-properties style:font-name-asian="Yu Mincho" fo:color="#1F2328"/>
    </style:style>
    <style:style style:name="P827" style:parent-style-name="ListParagraph" style:list-style-name="LFO17" style:family="paragraph">
      <style:paragraph-properties fo:margin-bottom="0in" fo:background-color="#FFFFFF"/>
    </style:style>
    <style:style style:name="T828" style:parent-style-name="DefaultParagraphFont" style:family="text">
      <style:text-properties style:font-name-asian="Yu Mincho" fo:font-weight="bold" style:font-weight-asian="bold" style:font-weight-complex="bold" fo:color="#1F2328"/>
    </style:style>
    <style:style style:name="T829" style:parent-style-name="DefaultParagraphFont" style:family="text">
      <style:text-properties style:font-name-asian="Yu Mincho" fo:color="#1F2328"/>
    </style:style>
    <style:style style:name="T830" style:parent-style-name="DefaultParagraphFont" style:family="text">
      <style:text-properties style:text-underline-type="single" style:text-underline-style="solid" style:text-underline-width="auto" style:text-underline-mode="continuous"/>
    </style:style>
    <style:style style:name="T831" style:parent-style-name="DefaultParagraphFont" style:family="text">
      <style:text-properties style:text-underline-type="single" style:text-underline-style="solid" style:text-underline-width="auto" style:text-underline-mode="continuous"/>
    </style:style>
    <style:style style:name="P832" style:parent-style-name="ListParagraph" style:list-style-name="LFO18" style:family="paragraph">
      <style:text-properties fo:font-weight="bold" style:font-weight-asian="bold"/>
    </style:style>
    <style:style style:name="P833" style:parent-style-name="ListParagraph" style:list-style-name="LFO18" style:family="paragraph">
      <style:text-properties fo:font-weight="bold" style:font-weight-asian="bold"/>
    </style:style>
    <style:style style:name="P834" style:parent-style-name="ListParagraph" style:list-style-name="LFO18" style:family="paragraph">
      <style:text-properties fo:font-weight="bold" style:font-weight-asian="bold"/>
    </style:style>
    <style:style style:name="T835" style:parent-style-name="DefaultParagraphFont" style:family="text">
      <style:text-properties style:text-underline-type="single" style:text-underline-style="solid" style:text-underline-width="auto" style:text-underline-mode="continuous"/>
    </style:style>
    <style:style style:name="P836" style:parent-style-name="Normal" style:family="paragraph">
      <style:text-properties style:text-underline-type="single" style:text-underline-style="solid" style:text-underline-width="auto" style:text-underline-mode="continuous"/>
    </style:style>
    <style:style style:name="P837" style:parent-style-name="ListParagraph" style:list-style-name="LFO3" style:family="paragraph">
      <style:text-properties fo:font-weight="bold" style:font-weight-asian="bold"/>
    </style:style>
    <style:style style:name="P838" style:parent-style-name="ListParagraph" style:list-style-name="LFO3" style:family="paragraph">
      <style:text-properties fo:font-weight="bold" style:font-weight-asian="bold"/>
    </style:style>
    <style:style style:name="P839" style:parent-style-name="ListParagraph" style:list-style-name="LFO3" style:family="paragraph">
      <style:text-properties fo:font-weight="bold" style:font-weight-asian="bold"/>
    </style:style>
    <style:style style:name="P840" style:parent-style-name="ListParagraph" style:list-style-name="LFO3" style:family="paragraph">
      <style:text-properties fo:font-weight="bold" style:font-weight-asian="bold"/>
    </style:style>
    <style:style style:name="T841" style:parent-style-name="DefaultParagraphFont" style:family="text">
      <style:text-properties style:text-underline-type="single" style:text-underline-style="solid" style:text-underline-width="auto" style:text-underline-mode="continuous"/>
    </style:style>
    <style:style style:name="T842" style:parent-style-name="DefaultParagraphFont" style:family="text">
      <style:text-properties fo:font-weight="bold" style:font-weight-asian="bold" style:font-weight-complex="bold"/>
    </style:style>
    <style:style style:name="P843" style:parent-style-name="Normal" style:family="paragraph">
      <style:text-properties style:text-underline-type="single" style:text-underline-style="solid" style:text-underline-width="auto" style:text-underline-mode="continuous"/>
    </style:style>
    <style:style style:name="P844" style:parent-style-name="ListParagraph" style:list-style-name="LFO2" style:family="paragraph">
      <style:text-properties fo:font-weight="bold" style:font-weight-asian="bold"/>
    </style:style>
    <style:style style:name="P845" style:parent-style-name="ListParagraph" style:list-style-name="LFO2" style:family="paragraph">
      <style:text-properties fo:font-weight="bold" style:font-weight-asian="bold"/>
    </style:style>
    <style:style style:name="P846" style:parent-style-name="Normal" style:family="paragraph">
      <style:text-properties style:text-underline-type="single" style:text-underline-style="solid" style:text-underline-width="auto" style:text-underline-mode="continuous"/>
    </style:style>
    <style:style style:name="P847" style:parent-style-name="ListParagraph" style:list-style-name="LFO1" style:family="paragraph"/>
    <style:style style:name="T848" style:parent-style-name="DefaultParagraphFont" style:family="text">
      <style:text-properties fo:font-weight="bold" style:font-weight-asian="bold" style:font-weight-complex="bold" fo:font-style="italic" style:font-style-asian="italic" style:font-style-complex="italic"/>
    </style:style>
    <style:style style:name="T849" style:parent-style-name="DefaultParagraphFont" style:family="text">
      <style:text-properties style:text-underline-type="single" style:text-underline-style="solid" style:text-underline-width="auto" style:text-underline-mode="continuous"/>
    </style:style>
    <style:style style:name="P850" style:parent-style-name="ListParagraph" style:list-style-name="LFO31" style:family="paragraph">
      <style:text-properties fo:font-weight="bold" style:font-weight-asian="bold"/>
    </style:style>
    <style:style style:name="P851" style:parent-style-name="ListParagraph" style:list-style-name="LFO31" style:family="paragraph">
      <style:text-properties fo:font-weight="bold" style:font-weight-asian="bold"/>
    </style:style>
    <style:style style:name="P852" style:parent-style-name="ListParagraph" style:list-style-name="LFO31" style:family="paragraph">
      <style:text-properties fo:font-weight="bold" style:font-weight-asian="bold"/>
    </style:style>
    <style:style style:name="P853" style:parent-style-name="Normal" style:family="paragraph">
      <style:text-properties style:text-underline-type="single" style:text-underline-style="solid" style:text-underline-width="auto" style:text-underline-mode="continuous"/>
    </style:style>
    <style:style style:name="P854" style:parent-style-name="ListParagraph" style:list-style-name="LFO20" style:family="paragraph"/>
    <style:style style:name="T855" style:parent-style-name="DefaultParagraphFont" style:family="text">
      <style:text-properties fo:font-weight="bold" style:font-weight-asian="bold" style:font-weight-complex="bold" fo:font-style="italic" style:font-style-asian="italic" style:font-style-complex="italic"/>
    </style:style>
    <style:style style:name="P856" style:parent-style-name="ListParagraph" style:list-style-name="LFO20" style:family="paragraph"/>
    <style:style style:name="T857" style:parent-style-name="DefaultParagraphFont" style:family="text">
      <style:text-properties fo:font-weight="bold" style:font-weight-asian="bold" style:font-weight-complex="bold" fo:font-style="italic" style:font-style-asian="italic" style:font-style-complex="italic"/>
    </style:style>
    <style:style style:name="P858" style:parent-style-name="Normal" style:family="paragraph">
      <style:text-properties style:text-underline-type="single" style:text-underline-style="solid" style:text-underline-width="auto" style:text-underline-mode="continuous"/>
    </style:style>
    <style:style style:name="P859" style:parent-style-name="Normal" style:family="paragraph">
      <style:paragraph-properties fo:line-height="115%"/>
      <style:text-properties style:font-name="Aptos" style:font-name-asian="Aptos" style:font-name-complex="Aptos"/>
    </style:style>
    <style:style style:name="P860" style:parent-style-name="ListParagraph" style:list-style-name="LFO23" style:family="paragraph">
      <style:text-properties fo:font-weight="bold" style:font-weight-asian="bold"/>
    </style:style>
    <style:style style:name="P861" style:parent-style-name="ListParagraph" style:family="paragraph">
      <style:paragraph-properties fo:line-height="115%"/>
    </style:style>
    <style:style style:name="T862" style:parent-style-name="DefaultParagraphFont" style:family="text">
      <style:text-properties style:font-name="Aptos" style:font-name-asian="Aptos" style:font-name-complex="Aptos"/>
    </style:style>
    <style:style style:name="T863" style:parent-style-name="DefaultParagraphFont" style:family="text">
      <style:text-properties style:font-name="Aptos" style:font-name-asian="Aptos" style:font-name-complex="Aptos" fo:font-size="12pt" style:font-size-asian="12pt" style:font-size-complex="12pt"/>
    </style:style>
    <style:style style:name="P864" style:parent-style-name="ListParagraph" style:family="paragraph">
      <style:text-properties style:font-name="Aptos" style:font-name-asian="Aptos" style:font-name-complex="Aptos"/>
    </style:style>
    <style:style style:name="P865" style:parent-style-name="ListParagraph" style:list-style-name="LFO23" style:family="paragraph"/>
    <style:style style:name="T866" style:parent-style-name="DefaultParagraphFont" style:family="text">
      <style:text-properties fo:font-weight="bold" style:font-weight-asian="bold"/>
    </style:style>
    <style:style style:name="P867" style:parent-style-name="ListParagraph" style:family="paragraph">
      <style:text-properties style:font-name="Aptos" style:font-name-asian="Aptos" style:font-name-complex="Aptos"/>
    </style:style>
    <style:style style:name="P868" style:parent-style-name="ListParagraph" style:list-style-name="LFO23" style:family="paragraph">
      <style:text-properties fo:font-weight="bold" style:font-weight-asian="bold"/>
    </style:style>
    <style:style style:name="P869" style:parent-style-name="ListParagraph" style:family="paragraph">
      <style:text-properties style:font-name="Aptos" style:font-name-asian="Aptos" style:font-name-complex="Aptos"/>
    </style:style>
    <style:style style:name="P870" style:parent-style-name="Normal" style:family="paragraph">
      <style:text-properties style:text-underline-type="single" style:text-underline-style="solid" style:text-underline-width="auto" style:text-underline-mode="continuous"/>
    </style:style>
    <style:style style:name="P871" style:parent-style-name="ListParagraph" style:list-style-name="LFO23" style:family="paragraph"/>
    <style:style style:name="T872" style:parent-style-name="DefaultParagraphFont" style:family="text">
      <style:text-properties fo:font-weight="bold" style:font-weight-asian="bold" style:font-weight-complex="bold" fo:font-style="italic" style:font-style-asian="italic" style:font-style-complex="italic"/>
    </style:style>
    <style:style style:name="T873" style:parent-style-name="DefaultParagraphFont" style:family="text">
      <style:text-properties fo:font-weight="bold" style:font-weight-asian="bold" style:font-weight-complex="bold"/>
    </style:style>
    <style:style style:name="T874" style:parent-style-name="DefaultParagraphFont" style:family="text">
      <style:text-properties fo:font-weight="bold" style:font-weight-asian="bold" style:font-weight-complex="bold"/>
    </style:style>
    <style:style style:name="P875" style:parent-style-name="Normal" style:family="paragraph">
      <style:text-properties style:text-underline-type="single" style:text-underline-style="solid" style:text-underline-width="auto" style:text-underline-mode="continuous"/>
    </style:style>
    <style:style style:name="P876" style:parent-style-name="Normal" style:family="paragraph">
      <style:paragraph-properties fo:line-height="115%"/>
      <style:text-properties style:font-name="Aptos" style:font-name-asian="Aptos" style:font-name-complex="Aptos"/>
    </style:style>
    <style:style style:name="P877" style:parent-style-name="ListParagraph" style:list-style-name="LFO23" style:family="paragraph">
      <style:text-properties fo:font-weight="bold" style:font-weight-asian="bold" style:font-weight-complex="bold"/>
    </style:style>
    <style:style style:name="P878" style:parent-style-name="ListParagraph" style:family="paragraph">
      <style:text-properties style:font-name="Aptos" style:font-name-asian="Aptos" style:font-name-complex="Aptos"/>
    </style:style>
    <style:style style:name="P879" style:parent-style-name="ListParagraph" style:list-style-name="LFO23" style:family="paragraph">
      <style:text-properties fo:font-weight="bold" style:font-weight-asian="bold" style:font-weight-complex="bold"/>
    </style:style>
    <style:style style:name="P880" style:parent-style-name="ListParagraph" style:family="paragraph">
      <style:text-properties style:font-name="Aptos" style:font-name-asian="Aptos" style:font-name-complex="Aptos"/>
    </style:style>
    <style:style style:name="P881" style:parent-style-name="ListParagraph" style:list-style-name="LFO23" style:family="paragraph"/>
    <style:style style:name="P882" style:parent-style-name="ListParagraph" style:family="paragraph">
      <style:text-properties style:font-name="Aptos" style:font-name-asian="Aptos" style:font-name-complex="Aptos"/>
    </style:style>
    <style:style style:name="P883" style:parent-style-name="Normal" style:family="paragraph">
      <style:text-properties style:text-underline-type="single" style:text-underline-style="solid" style:text-underline-width="auto" style:text-underline-mode="continuous"/>
    </style:style>
    <style:style style:name="P884" style:parent-style-name="ListParagraph" style:list-style-name="LFO22" style:family="paragraph"/>
    <style:style style:name="T885" style:parent-style-name="DefaultParagraphFont" style:family="text">
      <style:text-properties fo:font-weight="bold" style:font-weight-asian="bold" style:font-weight-complex="bold" fo:font-style="italic" style:font-style-asian="italic" style:font-style-complex="italic"/>
    </style:style>
    <style:style style:name="P886" style:parent-style-name="ListParagraph" style:list-style-name="LFO22" style:family="paragraph"/>
    <style:style style:name="T887" style:parent-style-name="DefaultParagraphFont" style:family="text">
      <style:text-properties fo:font-weight="bold" style:font-weight-asian="bold" style:font-weight-complex="bold" fo:font-style="italic" style:font-style-asian="italic" style:font-style-complex="italic"/>
    </style:style>
    <style:style style:name="P888" style:parent-style-name="Normal" style:family="paragraph">
      <style:text-properties style:text-underline-type="single" style:text-underline-style="solid" style:text-underline-width="auto" style:text-underline-mode="continuous"/>
    </style:style>
    <style:style style:name="P889" style:parent-style-name="Normal" style:family="paragraph">
      <style:paragraph-properties fo:line-height="115%"/>
      <style:text-properties style:font-name="Aptos" style:font-name-asian="Aptos" style:font-name-complex="Aptos"/>
    </style:style>
    <style:style style:name="P890" style:parent-style-name="ListParagraph" style:list-style-name="LFO21" style:family="paragraph">
      <style:text-properties fo:font-weight="bold" style:font-weight-asian="bold"/>
    </style:style>
    <style:style style:name="P891" style:parent-style-name="ListParagraph" style:family="paragraph">
      <style:text-properties style:font-name="Aptos" style:font-name-asian="Aptos" style:font-name-complex="Aptos"/>
    </style:style>
    <style:style style:name="P892" style:parent-style-name="ListParagraph" style:list-style-name="LFO21" style:family="paragraph">
      <style:text-properties fo:font-weight="bold" style:font-weight-asian="bold"/>
    </style:style>
    <style:style style:name="P893" style:parent-style-name="ListParagraph" style:family="paragraph">
      <style:text-properties style:font-name="Aptos" style:font-name-asian="Aptos" style:font-name-complex="Aptos"/>
    </style:style>
    <style:style style:name="P894" style:parent-style-name="ListParagraph" style:list-style-name="LFO21" style:family="paragraph">
      <style:text-properties fo:font-weight="bold" style:font-weight-asian="bold"/>
    </style:style>
    <style:style style:name="P895" style:parent-style-name="ListParagraph" style:family="paragraph">
      <style:text-properties style:font-name="Aptos" style:font-name-asian="Aptos" style:font-name-complex="Aptos"/>
    </style:style>
    <style:style style:name="P896" style:parent-style-name="ListParagraph" style:list-style-name="LFO21" style:family="paragraph">
      <style:text-properties fo:font-weight="bold" style:font-weight-asian="bold"/>
    </style:style>
    <style:style style:name="P897" style:parent-style-name="ListParagraph" style:family="paragraph">
      <style:text-properties style:font-name="Aptos" style:font-name-asian="Aptos" style:font-name-complex="Aptos"/>
    </style:style>
    <style:style style:name="P898" style:parent-style-name="ListParagraph" style:list-style-name="LFO21" style:family="paragraph">
      <style:text-properties fo:font-weight="bold" style:font-weight-asian="bold"/>
    </style:style>
    <style:style style:name="P899" style:parent-style-name="Normal" style:family="paragraph">
      <style:text-properties style:text-underline-type="single" style:text-underline-style="solid" style:text-underline-width="auto" style:text-underline-mode="continuous"/>
    </style:style>
    <style:style style:name="P900" style:parent-style-name="ListParagraph" style:list-style-name="LFO22" style:family="paragraph"/>
    <style:style style:name="T901" style:parent-style-name="DefaultParagraphFont" style:family="text">
      <style:text-properties fo:font-weight="bold" style:font-weight-asian="bold" style:font-weight-complex="bold" fo:font-style="italic" style:font-style-asian="italic" style:font-style-complex="italic"/>
    </style:style>
    <style:style style:name="P902" style:parent-style-name="ListParagraph" style:list-style-name="LFO22" style:family="paragraph"/>
    <style:style style:name="T903" style:parent-style-name="DefaultParagraphFont" style:family="text">
      <style:text-properties fo:font-weight="bold" style:font-weight-asian="bold" style:font-weight-complex="bold" fo:font-style="italic" style:font-style-asian="italic" style:font-style-complex="italic"/>
    </style:style>
    <style:style style:name="P904" style:parent-style-name="ListParagraph" style:list-style-name="LFO22" style:family="paragraph"/>
    <style:style style:name="T905" style:parent-style-name="DefaultParagraphFont" style:family="text">
      <style:text-properties fo:font-weight="bold" style:font-weight-asian="bold" style:font-weight-complex="bold" fo:font-style="italic" style:font-style-asian="italic" style:font-style-complex="italic"/>
    </style:style>
    <style:style style:name="P906" style:parent-style-name="Normal" style:family="paragraph">
      <style:text-properties style:text-underline-type="single" style:text-underline-style="solid" style:text-underline-width="auto" style:text-underline-mode="continuous"/>
    </style:style>
    <style:style style:name="P907" style:parent-style-name="Normal" style:family="paragraph">
      <style:paragraph-properties fo:line-height="115%"/>
      <style:text-properties style:font-name="Aptos" style:font-name-asian="Aptos" style:font-name-complex="Aptos"/>
    </style:style>
    <style:style style:name="P908" style:parent-style-name="ListParagraph" style:list-style-name="LFO28" style:family="paragraph">
      <style:text-properties fo:font-weight="bold" style:font-weight-asian="bold"/>
    </style:style>
    <style:style style:name="T909" style:parent-style-name="DefaultParagraphFont" style:family="text">
      <style:text-properties style:font-name="Aptos" style:font-name-asian="Aptos" style:font-name-complex="Aptos"/>
    </style:style>
    <style:style style:name="P910" style:parent-style-name="ListParagraph" style:family="paragraph">
      <style:text-properties fo:font-weight="bold" style:font-weight-asian="bold" style:font-weight-complex="bold"/>
    </style:style>
    <style:style style:name="P911" style:parent-style-name="ListParagraph" style:list-style-name="LFO28" style:family="paragraph">
      <style:text-properties fo:font-weight="bold" style:font-weight-asian="bold"/>
    </style:style>
    <style:style style:name="P912" style:parent-style-name="ListParagraph" style:family="paragraph">
      <style:text-properties style:font-name="Aptos" style:font-name-asian="Aptos" style:font-name-complex="Aptos"/>
    </style:style>
    <style:style style:name="P913" style:parent-style-name="ListParagraph" style:family="paragraph">
      <style:text-properties fo:font-weight="bold" style:font-weight-asian="bold" style:font-weight-complex="bold"/>
    </style:style>
    <style:style style:name="P914" style:parent-style-name="ListParagraph" style:list-style-name="LFO28" style:family="paragraph">
      <style:text-properties fo:font-weight="bold" style:font-weight-asian="bold"/>
    </style:style>
    <style:style style:name="P915" style:parent-style-name="ListParagraph" style:family="paragraph">
      <style:text-properties style:font-name="Aptos" style:font-name-asian="Aptos" style:font-name-complex="Aptos"/>
    </style:style>
    <style:style style:name="P916" style:parent-style-name="ListParagraph" style:family="paragraph">
      <style:text-properties fo:font-weight="bold" style:font-weight-asian="bold" style:font-weight-complex="bold"/>
    </style:style>
    <style:style style:name="P917" style:parent-style-name="Normal" style:family="paragraph">
      <style:text-properties style:text-underline-type="single" style:text-underline-style="solid" style:text-underline-width="auto" style:text-underline-mode="continuous"/>
    </style:style>
    <style:style style:name="P918" style:parent-style-name="ListParagraph" style:list-style-name="LFO28" style:family="paragraph"/>
    <style:style style:name="T919" style:parent-style-name="DefaultParagraphFont" style:family="text">
      <style:text-properties fo:font-weight="bold" style:font-weight-asian="bold" style:font-weight-complex="bold" fo:font-style="italic" style:font-style-asian="italic" style:font-style-complex="italic"/>
    </style:style>
    <style:style style:name="P920" style:parent-style-name="Normal" style:family="paragraph">
      <style:text-properties style:text-underline-type="single" style:text-underline-style="solid" style:text-underline-width="auto" style:text-underline-mode="continuous"/>
    </style:style>
    <style:style style:name="P921" style:parent-style-name="Normal" style:family="paragraph">
      <style:paragraph-properties fo:line-height="115%"/>
      <style:text-properties style:font-name="Aptos" style:font-name-asian="Aptos" style:font-name-complex="Aptos"/>
    </style:style>
    <style:style style:name="P922" style:parent-style-name="ListParagraph" style:list-style-name="LFO24" style:family="paragraph">
      <style:text-properties fo:font-weight="bold" style:font-weight-asian="bold"/>
    </style:style>
    <style:style style:name="P923" style:parent-style-name="ListParagraph" style:family="paragraph">
      <style:text-properties style:font-name="Aptos" style:font-name-asian="Aptos" style:font-name-complex="Aptos"/>
    </style:style>
    <style:style style:name="P924" style:parent-style-name="ListParagraph" style:list-style-name="LFO24" style:family="paragraph">
      <style:text-properties fo:font-weight="bold" style:font-weight-asian="bold"/>
    </style:style>
    <style:style style:name="P925" style:parent-style-name="ListParagraph" style:family="paragraph">
      <style:text-properties style:font-name="Aptos" style:font-name-asian="Aptos" style:font-name-complex="Aptos"/>
    </style:style>
    <style:style style:name="P926" style:parent-style-name="ListParagraph" style:family="paragraph">
      <style:text-properties style:font-name="Aptos" style:font-name-asian="Aptos" style:font-name-complex="Aptos"/>
    </style:style>
    <style:style style:name="P927" style:parent-style-name="ListParagraph" style:list-style-name="LFO24" style:family="paragraph">
      <style:text-properties fo:font-weight="bold" style:font-weight-asian="bold"/>
    </style:style>
    <style:style style:name="T928" style:parent-style-name="DefaultParagraphFont" style:family="text">
      <style:text-properties style:font-name="Aptos" style:font-name-asian="Aptos" style:font-name-complex="Aptos" fo:font-size="12pt" style:font-size-asian="12pt" style:font-size-complex="12pt"/>
    </style:style>
    <style:style style:name="P929" style:parent-style-name="ListParagraph" style:family="paragraph">
      <style:text-properties fo:font-weight="bold" style:font-weight-asian="bold" style:font-weight-complex="bold"/>
    </style:style>
    <style:style style:name="T930" style:parent-style-name="DefaultParagraphFont" style:family="text">
      <style:text-properties style:text-underline-type="single" style:text-underline-style="solid" style:text-underline-width="auto" style:text-underline-mode="continuous"/>
    </style:style>
    <style:style style:name="P931" style:parent-style-name="Normal" style:family="paragraph">
      <style:text-properties style:text-underline-type="single" style:text-underline-style="solid" style:text-underline-width="auto" style:text-underline-mode="continuous"/>
    </style:style>
    <style:style style:name="P932" style:parent-style-name="Normal" style:family="paragraph">
      <style:paragraph-properties fo:line-height="115%"/>
      <style:text-properties style:font-name="Aptos" style:font-name-asian="Aptos" style:font-name-complex="Aptos"/>
    </style:style>
    <style:style style:name="P933" style:parent-style-name="ListParagraph" style:list-style-name="LFO26" style:family="paragraph">
      <style:text-properties style:font-name="Aptos" style:font-name-asian="Aptos" style:font-name-complex="Aptos" fo:font-weight="bold" style:font-weight-asian="bold" fo:font-size="12pt" style:font-size-asian="12pt" style:font-size-complex="12pt"/>
    </style:style>
    <style:style style:name="P934" style:parent-style-name="ListParagraph" style:family="paragraph">
      <style:text-properties style:font-name="Aptos" style:font-name-asian="Aptos" style:font-name-complex="Aptos"/>
    </style:style>
    <style:style style:name="P935" style:parent-style-name="ListParagraph" style:family="paragraph">
      <style:text-properties style:font-name="Aptos" style:font-name-asian="Aptos" style:font-name-complex="Aptos"/>
    </style:style>
    <style:style style:name="P936" style:parent-style-name="ListParagraph" style:list-style-name="LFO26" style:family="paragraph">
      <style:text-properties fo:font-weight="bold" style:font-weight-asian="bold"/>
    </style:style>
    <style:style style:name="P937" style:parent-style-name="ListParagraph" style:family="paragraph">
      <style:text-properties style:font-name="Aptos" style:font-name-asian="Aptos" style:font-name-complex="Aptos"/>
    </style:style>
    <style:style style:name="P938" style:parent-style-name="ListParagraph" style:family="paragraph">
      <style:text-properties fo:font-weight="bold" style:font-weight-asian="bold" style:font-weight-complex="bold"/>
    </style:style>
    <style:style style:name="P939" style:parent-style-name="Normal" style:family="paragraph">
      <style:text-properties style:text-underline-type="single" style:text-underline-style="solid" style:text-underline-width="auto" style:text-underline-mode="continuous"/>
    </style:style>
    <style:style style:name="P940" style:parent-style-name="ListParagraph" style:list-style-name="LFO26" style:family="paragraph"/>
    <style:style style:name="T941" style:parent-style-name="DefaultParagraphFont" style:family="text">
      <style:text-properties fo:font-weight="bold" style:font-weight-asian="bold" style:font-weight-complex="bold" fo:font-style="italic" style:font-style-asian="italic" style:font-style-complex="italic"/>
    </style:style>
    <style:style style:name="P942" style:parent-style-name="ListParagraph" style:list-style-name="LFO26" style:family="paragraph"/>
    <style:style style:name="T943" style:parent-style-name="DefaultParagraphFont" style:family="text">
      <style:text-properties fo:font-weight="bold" style:font-weight-asian="bold" style:font-weight-complex="bold" fo:font-style="italic" style:font-style-asian="italic" style:font-style-complex="italic"/>
    </style:style>
    <style:style style:name="P944" style:parent-style-name="Normal" style:family="paragraph">
      <style:text-properties style:text-underline-type="single" style:text-underline-style="solid" style:text-underline-width="auto" style:text-underline-mode="continuous"/>
    </style:style>
    <style:style style:name="P945" style:parent-style-name="Normal" style:family="paragraph">
      <style:paragraph-properties fo:line-height="115%"/>
      <style:text-properties style:font-name="Aptos" style:font-name-asian="Aptos" style:font-name-complex="Aptos"/>
    </style:style>
    <style:style style:name="P946" style:parent-style-name="ListParagraph" style:list-style-name="LFO25" style:family="paragraph">
      <style:text-properties fo:font-weight="bold" style:font-weight-asian="bold"/>
    </style:style>
    <style:style style:name="P947" style:parent-style-name="ListParagraph" style:family="paragraph">
      <style:text-properties style:font-name="Aptos" style:font-name-asian="Aptos" style:font-name-complex="Aptos"/>
    </style:style>
    <style:style style:name="P948" style:parent-style-name="ListParagraph" style:family="paragraph">
      <style:text-properties fo:font-weight="bold" style:font-weight-asian="bold" style:font-weight-complex="bold"/>
    </style:style>
    <style:style style:name="P949" style:parent-style-name="ListParagraph" style:list-style-name="LFO25" style:family="paragraph">
      <style:text-properties fo:font-weight="bold" style:font-weight-asian="bold"/>
    </style:style>
    <style:style style:name="P950" style:parent-style-name="ListParagraph" style:family="paragraph">
      <style:text-properties style:font-name="Aptos" style:font-name-asian="Aptos" style:font-name-complex="Aptos"/>
    </style:style>
    <style:style style:name="P951" style:parent-style-name="ListParagraph" style:family="paragraph">
      <style:text-properties fo:font-weight="bold" style:font-weight-asian="bold" style:font-weight-complex="bold"/>
    </style:style>
    <style:style style:name="P952" style:parent-style-name="ListParagraph" style:list-style-name="LFO25" style:family="paragraph">
      <style:text-properties fo:font-weight="bold" style:font-weight-asian="bold"/>
    </style:style>
    <style:style style:name="P953" style:parent-style-name="ListParagraph" style:family="paragraph">
      <style:text-properties style:font-name="Aptos" style:font-name-asian="Aptos" style:font-name-complex="Aptos"/>
    </style:style>
    <style:style style:name="P954" style:parent-style-name="ListParagraph" style:family="paragraph">
      <style:text-properties fo:font-weight="bold" style:font-weight-asian="bold" style:font-weight-complex="bold"/>
    </style:style>
    <style:style style:name="P955" style:parent-style-name="Normal" style:family="paragraph">
      <style:text-properties style:text-underline-type="single" style:text-underline-style="solid" style:text-underline-width="auto" style:text-underline-mode="continuous"/>
    </style:style>
    <style:style style:name="P956" style:parent-style-name="ListParagraph" style:list-style-name="LFO22" style:family="paragraph"/>
    <style:style style:name="T957" style:parent-style-name="DefaultParagraphFont" style:family="text">
      <style:text-properties fo:font-weight="bold" style:font-weight-asian="bold" style:font-weight-complex="bold" fo:font-style="italic" style:font-style-asian="italic" style:font-style-complex="italic"/>
    </style:style>
    <style:style style:name="P958" style:parent-style-name="ListParagraph" style:list-style-name="LFO22" style:family="paragraph"/>
    <style:style style:name="T959" style:parent-style-name="DefaultParagraphFont" style:family="text">
      <style:text-properties fo:font-weight="bold" style:font-weight-asian="bold" style:font-weight-complex="bold" fo:font-style="italic" style:font-style-asian="italic" style:font-style-complex="italic"/>
    </style:style>
    <style:style style:name="P960" style:parent-style-name="ListParagraph" style:list-style-name="LFO22" style:family="paragraph"/>
    <style:style style:name="T961" style:parent-style-name="DefaultParagraphFont" style:family="text">
      <style:text-properties fo:font-weight="bold" style:font-weight-asian="bold" style:font-weight-complex="bold" fo:font-style="italic" style:font-style-asian="italic" style:font-style-complex="italic"/>
    </style:style>
    <style:style style:name="P962" style:parent-style-name="Normal" style:family="paragraph">
      <style:text-properties style:text-underline-type="single" style:text-underline-style="solid" style:text-underline-width="auto" style:text-underline-mode="continuous"/>
    </style:style>
    <style:style style:name="T963" style:parent-style-name="DefaultParagraphFont" style:family="text">
      <style:text-properties style:font-name-asian="Yu Mincho" fo:color="#1F2328"/>
    </style:style>
    <style:style style:name="P964" style:parent-style-name="ListParagraph" style:list-style-name="LFO29" style:family="paragraph">
      <style:text-properties fo:font-weight="bold" style:font-weight-asian="bold"/>
    </style:style>
    <style:style style:name="P965" style:parent-style-name="ListParagraph" style:family="paragraph">
      <style:text-properties style:font-name="Aptos" style:font-name-asian="Aptos" style:font-name-complex="Aptos"/>
    </style:style>
    <style:style style:name="P966" style:parent-style-name="ListParagraph" style:family="paragraph">
      <style:text-properties fo:font-weight="bold" style:font-weight-asian="bold" style:font-weight-complex="bold"/>
    </style:style>
    <style:style style:name="P967" style:parent-style-name="ListParagraph" style:list-style-name="LFO29" style:family="paragraph">
      <style:text-properties fo:font-weight="bold" style:font-weight-asian="bold"/>
    </style:style>
    <style:style style:name="P968" style:parent-style-name="ListParagraph" style:family="paragraph">
      <style:text-properties style:font-name="Aptos" style:font-name-asian="Aptos" style:font-name-complex="Aptos"/>
    </style:style>
    <style:style style:name="P969" style:parent-style-name="Normal" style:family="paragraph">
      <style:text-properties style:text-underline-type="single" style:text-underline-style="solid" style:text-underline-width="auto" style:text-underline-mode="continuous"/>
    </style:style>
    <style:style style:name="P970" style:parent-style-name="ListParagraph" style:list-style-name="LFO27" style:family="paragraph"/>
    <style:style style:name="T971" style:parent-style-name="DefaultParagraphFont" style:family="text">
      <style:text-properties fo:font-weight="bold" style:font-weight-asian="bold" style:font-weight-complex="bold" fo:font-style="italic" style:font-style-asian="italic" style:font-style-complex="italic"/>
    </style:style>
    <style:style style:name="P972" style:parent-style-name="ListParagraph" style:list-style-name="LFO27" style:family="paragraph"/>
    <style:style style:name="T973" style:parent-style-name="DefaultParagraphFont" style:family="text">
      <style:text-properties fo:font-weight="bold" style:font-weight-asian="bold" style:font-weight-complex="bold" fo:font-style="italic" style:font-style-asian="italic" style:font-style-complex="italic"/>
    </style:style>
    <style:style style:name="P974" style:parent-style-name="ListParagraph" style:list-style-name="LFO27" style:family="paragraph"/>
    <style:style style:name="T975" style:parent-style-name="DefaultParagraphFont" style:family="text">
      <style:text-properties fo:font-weight="bold" style:font-weight-asian="bold" style:font-weight-complex="bold" fo:font-style="italic" style:font-style-asian="italic" style:font-style-complex="italic"/>
    </style:style>
    <style:style style:name="P976" style:parent-style-name="ListParagraph" style:list-style-name="LFO27" style:family="paragraph"/>
    <style:style style:name="T977" style:parent-style-name="DefaultParagraphFont" style:family="text">
      <style:text-properties fo:font-weight="bold" style:font-weight-asian="bold" style:font-weight-complex="bold" fo:font-style="italic" style:font-style-asian="italic" style:font-style-complex="italic"/>
    </style:style>
    <style:style style:name="P978" style:parent-style-name="ListParagraph" style:list-style-name="LFO27" style:family="paragraph"/>
    <style:style style:name="T979" style:parent-style-name="DefaultParagraphFont" style:family="text">
      <style:text-properties fo:font-weight="bold" style:font-weight-asian="bold" style:font-weight-complex="bold" fo:font-style="italic" style:font-style-asian="italic" style:font-style-complex="italic"/>
    </style:style>
    <style:style style:name="P980" style:parent-style-name="Normal" style:family="paragraph">
      <style:paragraph-properties fo:line-height="115%"/>
      <style:text-properties style:font-name="Aptos" style:font-name-asian="Aptos" style:font-name-complex="Aptos"/>
    </style:style>
    <style:style style:name="P981" style:parent-style-name="ListParagraph" style:list-style-name="LFO30" style:family="paragraph">
      <style:text-properties fo:font-weight="bold" style:font-weight-asian="bold"/>
    </style:style>
    <style:style style:name="P982" style:parent-style-name="ListParagraph" style:family="paragraph">
      <style:text-properties style:font-name="Aptos" style:font-name-asian="Aptos" style:font-name-complex="Aptos"/>
    </style:style>
    <style:style style:name="P983" style:parent-style-name="ListParagraph" style:family="paragraph">
      <style:text-properties style:font-name="Aptos" style:font-name-asian="Aptos" style:font-name-complex="Aptos"/>
    </style:style>
    <style:style style:name="P984" style:parent-style-name="ListParagraph" style:list-style-name="LFO30" style:family="paragraph">
      <style:text-properties fo:font-weight="bold" style:font-weight-asian="bold"/>
    </style:style>
    <style:style style:name="P985" style:parent-style-name="ListParagraph" style:family="paragraph">
      <style:text-properties style:font-name="Aptos" style:font-name-asian="Aptos" style:font-name-complex="Aptos"/>
    </style:style>
    <style:style style:name="P986" style:parent-style-name="ListParagraph" style:family="paragraph">
      <style:text-properties fo:font-weight="bold" style:font-weight-asian="bold" style:font-weight-complex="bold"/>
    </style:style>
    <style:style style:name="P987" style:parent-style-name="Normal" style:family="paragraph">
      <style:text-properties style:text-underline-type="single" style:text-underline-style="solid" style:text-underline-width="auto" style:text-underline-mode="continuous"/>
    </style:style>
    <style:style style:name="P988" style:parent-style-name="ListParagraph" style:list-style-name="LFO30" style:family="paragraph"/>
    <style:style style:name="T989" style:parent-style-name="DefaultParagraphFont" style:family="text">
      <style:text-properties fo:font-weight="bold" style:font-weight-asian="bold" style:font-weight-complex="bold" fo:font-style="italic" style:font-style-asian="italic" style:font-style-complex="italic"/>
    </style:style>
    <style:style style:name="T990" style:parent-style-name="CommentReference" style:family="text">
      <style:text-properties fo:font-size="11pt" style:font-size-asian="11pt" style:font-size-complex="11pt"/>
    </style:style>
    <style:style style:name="T991" style:parent-style-name="CommentReference" style:family="text">
      <style:text-properties fo:font-size="12pt" style:font-size-asian="12pt" style:font-size-complex="12pt"/>
    </style:style>
    <style:style style:name="T992" style:parent-style-name="CommentReference" style:family="text">
      <style:text-properties fo:font-size="16pt" style:font-size-asian="16pt" style:font-size-complex="16pt"/>
    </style:style>
    <style:style style:name="P993" style:parent-style-name="Heading2" style:list-style-name="LFO4" style:family="paragraph">
      <style:text-properties fo:language="en" fo:country="US"/>
    </style:style>
    <style:style style:name="P994" style:parent-style-name="Heading2" style:list-style-name="LFO4" style:family="paragraph">
      <style:text-properties fo:language="en" fo:country="US"/>
    </style:style>
    <style:style style:name="P995" style:parent-style-name="Heading3" style:list-style-name="LFO4" style:family="paragraph">
      <style:text-properties fo:language="en" fo:country="US"/>
    </style:style>
    <style:style style:name="P996" style:parent-style-name="Heading4" style:list-style-name="LFO4" style:family="paragraph">
      <style:text-properties fo:language="en" fo:country="US"/>
    </style:style>
    <style:style style:name="P997" style:parent-style-name="Normal" style:family="paragraph">
      <style:text-properties fo:language="en" fo:country="US"/>
    </style:style>
    <style:style style:name="P998" style:parent-style-name="Heading3" style:list-style-name="LFO4" style:family="paragraph">
      <style:text-properties fo:language="en" fo:country="US"/>
    </style:style>
    <style:style style:name="TableColumn1000" style:family="table-column">
      <style:table-column-properties style:column-width="0.3729in"/>
    </style:style>
    <style:style style:name="TableColumn1001" style:family="table-column">
      <style:table-column-properties style:column-width="0.2097in"/>
    </style:style>
    <style:style style:name="TableColumn1002" style:family="table-column">
      <style:table-column-properties style:column-width="0.2097in"/>
    </style:style>
    <style:style style:name="TableColumn1003" style:family="table-column">
      <style:table-column-properties style:column-width="0.2097in"/>
    </style:style>
    <style:style style:name="TableColumn1004" style:family="table-column">
      <style:table-column-properties style:column-width="0.2097in"/>
    </style:style>
    <style:style style:name="TableColumn1005" style:family="table-column">
      <style:table-column-properties style:column-width="0.2097in"/>
    </style:style>
    <style:style style:name="TableColumn1006" style:family="table-column">
      <style:table-column-properties style:column-width="0.2097in"/>
    </style:style>
    <style:style style:name="TableColumn1007" style:family="table-column">
      <style:table-column-properties style:column-width="0.2097in"/>
    </style:style>
    <style:style style:name="TableColumn1008" style:family="table-column">
      <style:table-column-properties style:column-width="0.2097in"/>
    </style:style>
    <style:style style:name="TableColumn1009" style:family="table-column">
      <style:table-column-properties style:column-width="0.2097in"/>
    </style:style>
    <style:style style:name="TableColumn1010" style:family="table-column">
      <style:table-column-properties style:column-width="0.2687in"/>
    </style:style>
    <style:style style:name="TableColumn1011" style:family="table-column">
      <style:table-column-properties style:column-width="0.2687in"/>
    </style:style>
    <style:style style:name="TableColumn1012" style:family="table-column">
      <style:table-column-properties style:column-width="0.2687in"/>
    </style:style>
    <style:style style:name="TableColumn1013" style:family="table-column">
      <style:table-column-properties style:column-width="0.2687in"/>
    </style:style>
    <style:style style:name="TableColumn1014" style:family="table-column">
      <style:table-column-properties style:column-width="0.2687in"/>
    </style:style>
    <style:style style:name="TableColumn1015" style:family="table-column">
      <style:table-column-properties style:column-width="0.2687in"/>
    </style:style>
    <style:style style:name="TableColumn1016" style:family="table-column">
      <style:table-column-properties style:column-width="0.2687in"/>
    </style:style>
    <style:style style:name="TableColumn1017" style:family="table-column">
      <style:table-column-properties style:column-width="0.2687in"/>
    </style:style>
    <style:style style:name="TableColumn1018" style:family="table-column">
      <style:table-column-properties style:column-width="0.2687in"/>
    </style:style>
    <style:style style:name="TableColumn1019" style:family="table-column">
      <style:table-column-properties style:column-width="0.2687in"/>
    </style:style>
    <style:style style:name="TableColumn1020" style:family="table-column">
      <style:table-column-properties style:column-width="0.2687in"/>
    </style:style>
    <style:style style:name="TableColumn1021" style:family="table-column">
      <style:table-column-properties style:column-width="0.2687in"/>
    </style:style>
    <style:style style:name="TableColumn1022" style:family="table-column">
      <style:table-column-properties style:column-width="0.2687in"/>
    </style:style>
    <style:style style:name="TableColumn1023" style:family="table-column">
      <style:table-column-properties style:column-width="0.2687in"/>
    </style:style>
    <style:style style:name="TableColumn1024" style:family="table-column">
      <style:table-column-properties style:column-width="0.2687in"/>
    </style:style>
    <style:style style:name="Table999" style:family="table">
      <style:table-properties style:width="6.0138in" fo:margin-left="0in" table:align="left"/>
    </style:style>
    <style:style style:name="TableRow1025" style:family="table-row">
      <style:table-row-properties/>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text-properties fo:language="en" fo:country="U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font-size="8pt" style:font-size-asian="8pt" style:font-size-complex="8pt" fo:language="en" fo:country="U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font-size="8pt" style:font-size-asian="8pt" style:font-size-complex="8pt" fo:language="en" fo:country="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font-size="8pt" style:font-size-asian="8pt" style:font-size-complex="8pt" fo:language="en" fo:country="U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font-size="8pt" style:font-size-asian="8pt" style:font-size-complex="8pt" fo:language="en" fo:country="U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00%"/>
      <style:text-properties fo:font-size="8pt" style:font-size-asian="8pt" style:font-size-complex="8pt" fo:language="en" fo:country="U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fo:font-size="8pt" style:font-size-asian="8pt" style:font-size-complex="8pt" fo:language="en" fo:country="U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fo:font-size="8pt" style:font-size-asian="8pt" style:font-size-complex="8pt" fo:language="en" fo:country="U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fo:font-size="8pt" style:font-size-asian="8pt" style:font-size-complex="8pt" fo:language="en" fo:country="U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fo:font-size="8pt" style:font-size-asian="8pt" style:font-size-complex="8pt" fo:language="en" fo:country="U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font-size="8pt" style:font-size-asian="8pt" style:font-size-complex="8pt" fo:language="en" fo:country="U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font-size="8pt" style:font-size-asian="8pt" style:font-size-complex="8pt" fo:language="en" fo:country="U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font-size="8pt" style:font-size-asian="8pt" style:font-size-complex="8pt" fo:language="en" fo:country="U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font-size="8pt" style:font-size-asian="8pt" style:font-size-complex="8pt" fo:language="en" fo:country="U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margin-bottom="0in" fo:line-height="100%"/>
      <style:text-properties fo:font-size="8pt" style:font-size-asian="8pt" style:font-size-complex="8pt" fo:language="en" fo:country="U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fo:line-height="100%"/>
      <style:text-properties fo:font-size="8pt" style:font-size-asian="8pt" style:font-size-complex="8pt" fo:language="en" fo:country="U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00%"/>
      <style:text-properties fo:font-size="8pt" style:font-size-asian="8pt" style:font-size-complex="8pt" fo:language="en" fo:country="U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text-properties fo:font-size="8pt" style:font-size-asian="8pt" style:font-size-complex="8pt" fo:language="en" fo:country="U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fo:font-size="8pt" style:font-size-asian="8pt" style:font-size-complex="8pt" fo:language="en" fo:country="U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font-size="8pt" style:font-size-asian="8pt" style:font-size-complex="8pt" fo:language="en" fo:country="U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font-size="8pt" style:font-size-asian="8pt" style:font-size-complex="8pt" fo:language="en" fo:country="U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font-size="8pt" style:font-size-asian="8pt" style:font-size-complex="8pt" fo:language="en" fo:country="U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fo:font-size="8pt" style:font-size-asian="8pt" style:font-size-complex="8pt" fo:language="en" fo:country="U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font-size="8pt" style:font-size-asian="8pt" style:font-size-complex="8pt" fo:language="en" fo:country="U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font-size="8pt" style:font-size-asian="8pt" style:font-size-complex="8pt" fo:language="en" fo:country="US"/>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font-size="8pt" style:font-size-asian="8pt" style:font-size-complex="8pt" fo:language="en" fo:country="US"/>
    </style:style>
    <style:style style:name="TableCell1079" style:family="table-cell">
      <style:table-cell-properties fo:border="0.0069in solid #000000" fo:background-color="#92D050" style:writing-mode="lr-tb" fo:padding-top="0in" fo:padding-left="0.075in" fo:padding-bottom="0in" fo:padding-right="0.075in"/>
    </style:style>
    <style:style style:name="P1080" style:parent-style-name="Normal" style:family="paragraph">
      <style:paragraph-properties fo:margin-bottom="0in" fo:line-height="100%"/>
      <style:text-properties fo:language="en" fo:country="US"/>
    </style:style>
    <style:style style:name="TableCell1081" style:family="table-cell">
      <style:table-cell-properties fo:border="0.0069in solid #000000" fo:background-color="#92D050" style:writing-mode="lr-tb" fo:padding-top="0in" fo:padding-left="0.075in" fo:padding-bottom="0in" fo:padding-right="0.075in"/>
    </style:style>
    <style:style style:name="P1082" style:parent-style-name="Normal" style:family="paragraph">
      <style:paragraph-properties fo:margin-bottom="0in" fo:line-height="100%"/>
      <style:text-properties fo:language="en" fo:country="US"/>
    </style:style>
    <style:style style:name="TableCell1083" style:family="table-cell">
      <style:table-cell-properties fo:border="0.0069in solid #000000" fo:background-color="#92D050" style:writing-mode="lr-tb" fo:padding-top="0in" fo:padding-left="0.075in" fo:padding-bottom="0in" fo:padding-right="0.075in"/>
    </style:style>
    <style:style style:name="P1084" style:parent-style-name="Normal" style:family="paragraph">
      <style:paragraph-properties fo:margin-bottom="0in" fo:line-height="100%"/>
      <style:text-properties fo:language="en" fo:country="U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fo:language="en" fo:country="U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fo:language="en" fo:country="U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language="en" fo:country="U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language="en" fo:country="U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language="en" fo:country="U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fo:language="en" fo:country="U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text-properties fo:language="en" fo:country="U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00%"/>
      <style:text-properties fo:language="en" fo:country="U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fo:line-height="100%"/>
      <style:text-properties fo:language="en" fo:country="US"/>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margin-bottom="0in" fo:line-height="100%"/>
      <style:text-properties fo:language="en" fo:country="US"/>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text-properties fo:language="en" fo:country="U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margin-bottom="0in" fo:line-height="100%"/>
      <style:text-properties fo:language="en" fo:country="U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in" fo:line-height="100%"/>
      <style:text-properties fo:language="en" fo:country="U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00%"/>
      <style:text-properties fo:language="en" fo:country="U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fo:language="en" fo:country="U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fo:language="en" fo:country="U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fo:language="en" fo:country="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fo:language="en" fo:country="US"/>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fo:line-height="100%"/>
      <style:text-properties fo:language="en" fo:country="US"/>
    </style:style>
    <style:style style:name="P1127" style:parent-style-name="Normal" style:family="paragraph">
      <style:text-properties fo:language="en" fo:country="US"/>
    </style:style>
    <style:style style:name="P1128" style:parent-style-name="Normal" style:family="paragraph">
      <style:paragraph-properties fo:break-before="page"/>
      <style:text-properties fo:language="en" fo:country="US"/>
    </style:style>
    <style:style style:name="P1129" style:parent-style-name="Normal" style:family="paragraph">
      <style:text-properties fo:language="en" fo:country="US"/>
    </style:style>
    <style:style style:name="T1130" style:parent-style-name="DefaultParagraphFont" style:family="text">
      <style:text-properties fo:color="#000000"/>
    </style:style>
    <style:style style:name="P1131" style:parent-style-name="Normal" style:family="paragraph">
      <style:paragraph-properties style:text-autospace="none" fo:text-indent="-0.4444in"/>
    </style:style>
    <style:style style:name="T1132" style:parent-style-name="DefaultParagraphFont" style:family="text">
      <style:text-properties style:font-name-asian="Times New Roman"/>
    </style:style>
    <style:style style:name="T1133" style:parent-style-name="DefaultParagraphFont" style:family="text">
      <style:text-properties style:font-name-asian="Times New Roman"/>
    </style:style>
    <style:style style:name="P1134" style:parent-style-name="Normal" style:family="paragraph">
      <style:paragraph-properties style:text-autospace="none" fo:text-indent="-0.4444in"/>
      <style:text-properties style:font-name-asian="Times New Roman"/>
    </style:style>
    <style:style style:name="P1135" style:parent-style-name="Normal" style:family="paragraph">
      <style:paragraph-properties style:text-autospace="none" fo:text-indent="-0.4444in"/>
      <style:text-properties style:font-name-asian="Times New Roman"/>
    </style:style>
    <style:style style:name="P1136" style:parent-style-name="Normal" style:family="paragraph">
      <style:paragraph-properties style:text-autospace="none" fo:text-indent="-0.4444in"/>
      <style:text-properties style:font-name-asian="Times New Roman"/>
    </style:style>
    <style:style style:name="P1137" style:parent-style-name="Normal" style:family="paragraph">
      <style:paragraph-properties style:text-autospace="none" fo:text-indent="-0.4444in"/>
      <style:text-properties style:font-name-asian="Times New Roman" fo:language="en" fo:country="US"/>
    </style:style>
    <style:style style:name="P1138" style:parent-style-name="Normal" style:family="paragraph">
      <style:paragraph-properties style:text-autospace="none" fo:text-indent="-0.4444in"/>
      <style:text-properties style:font-name-asian="Times New Roman"/>
    </style:style>
    <style:style style:name="P1139" style:parent-style-name="Normal" style:family="paragraph">
      <style:paragraph-properties style:text-autospace="none" fo:text-indent="-0.4444in"/>
      <style:text-properties style:font-name-asian="Times New Roman"/>
    </style:style>
    <style:style style:name="P1140" style:parent-style-name="Normal" style:family="paragraph">
      <style:paragraph-properties style:text-autospace="none" fo:text-indent="-0.4444in"/>
    </style:style>
    <style:style style:name="T1141" style:parent-style-name="DefaultParagraphFont" style:family="text">
      <style:text-properties style:font-name-asian="Times New Roman" fo:language="en" fo:country="US"/>
    </style:style>
    <style:style style:name="T1142" style:parent-style-name="DefaultParagraphFont" style:family="text">
      <style:text-properties style:font-name-asian="Times New Roman" fo:language="en" fo:country="US"/>
    </style:style>
    <style:style style:name="T1143" style:parent-style-name="DefaultParagraphFont" style:family="text">
      <style:text-properties style:font-name-asian="Times New Roman" fo:font-style="italic" style:font-style-asian="italic" style:font-style-complex="italic" fo:language="en" fo:country="US"/>
    </style:style>
    <style:style style:name="T1144" style:parent-style-name="DefaultParagraphFont" style:family="text">
      <style:text-properties style:font-name-asian="Times New Roman" fo:language="en" fo:country="US"/>
    </style:style>
    <style:style style:name="P1145" style:parent-style-name="Normal" style:family="paragraph">
      <style:paragraph-properties style:text-autospace="none" fo:text-indent="-0.4444in"/>
    </style:style>
    <style:style style:name="T1146" style:parent-style-name="DefaultParagraphFont" style:family="text">
      <style:text-properties style:font-name-asian="Times New Roman" fo:language="en" fo:country="US"/>
    </style:style>
    <style:style style:name="T1147" style:parent-style-name="DefaultParagraphFont" style:family="text">
      <style:text-properties style:font-name-asian="Times New Roman" fo:language="en" fo:country="US"/>
    </style:style>
    <style:style style:name="T1148" style:parent-style-name="DefaultParagraphFont" style:family="text">
      <style:text-properties style:font-name-asian="Times New Roman" fo:font-style="italic" style:font-style-asian="italic" style:font-style-complex="italic" fo:language="en" fo:country="US"/>
    </style:style>
    <style:style style:name="T1149" style:parent-style-name="DefaultParagraphFont" style:family="text">
      <style:text-properties style:font-name-asian="Times New Roman" fo:language="en" fo:country="US"/>
    </style:style>
    <style:style style:name="T1150" style:parent-style-name="DefaultParagraphFont" style:family="text">
      <style:text-properties style:font-name-asian="Times New Roman" fo:font-style="italic" style:font-style-asian="italic" style:font-style-complex="italic" fo:language="en" fo:country="US"/>
    </style:style>
    <style:style style:name="T1151" style:parent-style-name="DefaultParagraphFont" style:family="text">
      <style:text-properties style:font-name-asian="Times New Roman" fo:language="en" fo:country="US"/>
    </style:style>
    <style:style style:name="P1152" style:parent-style-name="Normal" style:family="paragraph">
      <style:paragraph-properties style:text-autospace="none" fo:text-indent="-0.4444in"/>
    </style:style>
    <style:style style:name="T1153" style:parent-style-name="DefaultParagraphFont" style:family="text">
      <style:text-properties style:font-name-asian="Times New Roman" fo:language="en" fo:country="US"/>
    </style:style>
    <style:style style:name="T1154" style:parent-style-name="DefaultParagraphFont" style:family="text">
      <style:text-properties style:font-name-asian="Times New Roman" fo:language="en" fo:country="US"/>
    </style:style>
    <style:style style:name="T1155" style:parent-style-name="DefaultParagraphFont" style:family="text">
      <style:text-properties style:font-name-asian="Times New Roman" fo:font-style="italic" style:font-style-asian="italic" style:font-style-complex="italic" fo:language="en" fo:country="US"/>
    </style:style>
    <style:style style:name="T1156" style:parent-style-name="DefaultParagraphFont" style:family="text">
      <style:text-properties style:font-name-asian="Times New Roman" fo:language="en" fo:country="US"/>
    </style:style>
    <style:style style:name="P1157" style:parent-style-name="Normal" style:family="paragraph">
      <style:paragraph-properties style:text-autospace="none" fo:text-indent="-0.4444in"/>
    </style:style>
    <style:style style:name="T1158" style:parent-style-name="DefaultParagraphFont" style:family="text">
      <style:text-properties style:font-name-asian="Times New Roman" fo:language="en" fo:country="US"/>
    </style:style>
    <style:style style:name="T1159" style:parent-style-name="DefaultParagraphFont" style:family="text">
      <style:text-properties style:font-name-asian="Times New Roman" fo:language="en" fo:country="US"/>
    </style:style>
    <style:style style:name="T1160" style:parent-style-name="DefaultParagraphFont" style:family="text">
      <style:text-properties style:font-name-asian="Times New Roman" fo:font-style="italic" style:font-style-asian="italic" style:font-style-complex="italic" fo:language="en" fo:country="US"/>
    </style:style>
    <style:style style:name="T1161" style:parent-style-name="DefaultParagraphFont" style:family="text">
      <style:text-properties style:font-name-asian="Times New Roman" fo:language="en" fo:country="US"/>
    </style:style>
    <style:style style:name="P1162" style:parent-style-name="Normal" style:family="paragraph">
      <style:paragraph-properties style:text-autospace="none" fo:text-indent="-0.4444in"/>
    </style:style>
    <style:style style:name="T1163" style:parent-style-name="DefaultParagraphFont" style:family="text">
      <style:text-properties style:font-name-asian="Times New Roman" fo:language="en" fo:country="US"/>
    </style:style>
    <style:style style:name="T1164" style:parent-style-name="DefaultParagraphFont" style:family="text">
      <style:text-properties style:font-name-asian="Times New Roman" fo:language="en" fo:country="US"/>
    </style:style>
    <style:style style:name="T1165" style:parent-style-name="DefaultParagraphFont" style:family="text">
      <style:text-properties style:font-name-asian="Times New Roman" fo:font-style="italic" style:font-style-asian="italic" style:font-style-complex="italic" fo:language="en" fo:country="US"/>
    </style:style>
    <style:style style:name="T1166" style:parent-style-name="DefaultParagraphFont" style:family="text">
      <style:text-properties style:font-name-asian="Times New Roman" fo:language="en" fo:country="US"/>
    </style:style>
    <style:style style:name="P1167" style:parent-style-name="Normal" style:family="paragraph">
      <style:paragraph-properties style:text-autospace="none" fo:text-indent="-0.4444in"/>
      <style:text-properties style:font-name-asian="Times New Roman" fo:language="en" fo:country="US"/>
    </style:style>
    <style:style style:name="P1168" style:parent-style-name="Normal" style:family="paragraph">
      <style:paragraph-properties style:text-autospace="none" fo:text-indent="-0.4444in"/>
      <style:text-properties style:font-name-asian="Times New Roman" fo:language="en" fo:country="US"/>
    </style:style>
    <style:style style:name="P1169" style:parent-style-name="Normal" style:family="paragraph">
      <style:paragraph-properties style:text-autospace="none" fo:text-indent="-0.4444in"/>
      <style:text-properties style:font-name-asian="Times New Roman" fo:language="en" fo:country="US"/>
    </style:style>
    <style:style style:name="P1170" style:parent-style-name="Normal" style:family="paragraph">
      <style:paragraph-properties style:text-autospace="none" fo:text-indent="-0.4444in"/>
    </style:style>
    <style:style style:name="T1171" style:parent-style-name="DefaultParagraphFont" style:family="text">
      <style:text-properties style:font-name-asian="Times New Roman" fo:language="en" fo:country="US"/>
    </style:style>
    <style:style style:name="T1172" style:parent-style-name="DefaultParagraphFont" style:family="text">
      <style:text-properties style:font-name-asian="Times New Roman" fo:language="en" fo:country="US"/>
    </style:style>
    <style:style style:name="T1173" style:parent-style-name="DefaultParagraphFont" style:family="text">
      <style:text-properties style:font-name-asian="Times New Roman" fo:font-style="italic" style:font-style-asian="italic" style:font-style-complex="italic" fo:language="en" fo:country="US"/>
    </style:style>
    <style:style style:name="T1174" style:parent-style-name="DefaultParagraphFont" style:family="text">
      <style:text-properties style:font-name-asian="Times New Roman" fo:language="en" fo:country="US"/>
    </style:style>
    <style:style style:name="P1175" style:parent-style-name="Normal" style:family="paragraph">
      <style:paragraph-properties style:text-autospace="none" fo:text-indent="-0.4444in"/>
      <style:text-properties style:font-name-asian="Times New Roman" fo:language="en" fo:country="US"/>
    </style:style>
    <style:style style:name="P1176" style:parent-style-name="Normal" style:family="paragraph">
      <style:paragraph-properties style:text-autospace="none" fo:text-indent="-0.4444in"/>
    </style:style>
    <style:style style:name="T1177" style:parent-style-name="DefaultParagraphFont" style:family="text">
      <style:text-properties style:font-name-asian="Times New Roman" fo:language="en" fo:country="US"/>
    </style:style>
    <style:style style:name="T1178" style:parent-style-name="DefaultParagraphFont" style:family="text">
      <style:text-properties style:font-name-asian="Times New Roman" fo:language="en" fo:country="US"/>
    </style:style>
    <style:style style:name="T1179" style:parent-style-name="DefaultParagraphFont" style:family="text">
      <style:text-properties style:font-name-asian="Times New Roman" fo:font-style="italic" style:font-style-asian="italic" style:font-style-complex="italic" fo:language="en" fo:country="US"/>
    </style:style>
    <style:style style:name="T1180" style:parent-style-name="DefaultParagraphFont" style:family="text">
      <style:text-properties style:font-name-asian="Times New Roman" fo:language="en" fo:country="US"/>
    </style:style>
    <style:style style:name="P1181" style:parent-style-name="Normal" style:family="paragraph">
      <style:paragraph-properties style:text-autospace="none" fo:text-indent="-0.4444in"/>
    </style:style>
    <style:style style:name="T1182" style:parent-style-name="DefaultParagraphFont" style:family="text">
      <style:text-properties style:font-name-asian="Times New Roman" fo:language="en" fo:country="US"/>
    </style:style>
    <style:style style:name="T1183" style:parent-style-name="DefaultParagraphFont" style:family="text">
      <style:text-properties style:font-name-asian="Times New Roman" fo:language="en" fo:country="US"/>
    </style:style>
    <style:style style:name="T1184" style:parent-style-name="DefaultParagraphFont" style:family="text">
      <style:text-properties style:font-name-asian="Times New Roman" fo:font-style="italic" style:font-style-asian="italic" style:font-style-complex="italic" fo:language="en" fo:country="US"/>
    </style:style>
    <style:style style:name="T1185" style:parent-style-name="DefaultParagraphFont" style:family="text">
      <style:text-properties style:font-name-asian="Times New Roman" fo:language="en" fo:country="US"/>
    </style:style>
    <style:style style:name="P1186" style:parent-style-name="Normal" style:family="paragraph">
      <style:paragraph-properties style:text-autospace="none" fo:text-indent="-0.4444in"/>
    </style:style>
    <style:style style:name="T1187" style:parent-style-name="DefaultParagraphFont" style:family="text">
      <style:text-properties style:font-name-asian="Times New Roman" fo:language="en" fo:country="US"/>
    </style:style>
    <style:style style:name="T1188" style:parent-style-name="DefaultParagraphFont" style:family="text">
      <style:text-properties style:font-name-asian="Times New Roman" fo:language="en" fo:country="US"/>
    </style:style>
    <style:style style:name="T1189" style:parent-style-name="DefaultParagraphFont" style:family="text">
      <style:text-properties style:font-name-asian="Times New Roman" fo:font-style="italic" style:font-style-asian="italic" style:font-style-complex="italic" fo:language="en" fo:country="US"/>
    </style:style>
    <style:style style:name="T1190" style:parent-style-name="DefaultParagraphFont" style:family="text">
      <style:text-properties style:font-name-asian="Times New Roman" fo:language="en" fo:country="US"/>
    </style:style>
    <style:style style:name="P1191" style:parent-style-name="Normal" style:family="paragraph">
      <style:paragraph-properties style:text-autospace="none" fo:text-indent="-0.4444in"/>
    </style:style>
    <style:style style:name="T1192" style:parent-style-name="DefaultParagraphFont" style:family="text">
      <style:text-properties style:font-name-asian="Times New Roman" fo:language="en" fo:country="US"/>
    </style:style>
    <style:style style:name="T1193" style:parent-style-name="DefaultParagraphFont" style:family="text">
      <style:text-properties style:font-name-asian="Times New Roman" fo:language="en" fo:country="US"/>
    </style:style>
    <style:style style:name="T1194" style:parent-style-name="DefaultParagraphFont" style:family="text">
      <style:text-properties style:font-name-asian="Times New Roman" fo:font-style="italic" style:font-style-asian="italic" style:font-style-complex="italic" fo:language="en" fo:country="US"/>
    </style:style>
    <style:style style:name="T1195" style:parent-style-name="DefaultParagraphFont" style:family="text">
      <style:text-properties style:font-name-asian="Times New Roman" fo:language="en" fo:country="US"/>
    </style:style>
    <style:style style:name="P1196" style:parent-style-name="Normal" style:family="paragraph">
      <style:paragraph-properties style:text-autospace="none" fo:text-indent="-0.4444in"/>
      <style:text-properties style:font-name-asian="Times New Roman" fo:language="en" fo:country="US"/>
    </style:style>
    <style:style style:name="P1197" style:parent-style-name="Normal" style:family="paragraph">
      <style:paragraph-properties style:text-autospace="none" fo:text-indent="-0.4444in"/>
    </style:style>
    <style:style style:name="T1198" style:parent-style-name="DefaultParagraphFont" style:family="text">
      <style:text-properties style:font-name-asian="Times New Roman" fo:language="en" fo:country="US"/>
    </style:style>
    <style:style style:name="T1199" style:parent-style-name="DefaultParagraphFont" style:family="text">
      <style:text-properties style:font-name-asian="Times New Roman" fo:language="en" fo:country="US"/>
    </style:style>
    <style:style style:name="T1200" style:parent-style-name="DefaultParagraphFont" style:family="text">
      <style:text-properties style:font-name-asian="Times New Roman" fo:font-style="italic" style:font-style-asian="italic" style:font-style-complex="italic" fo:language="en" fo:country="US"/>
    </style:style>
    <style:style style:name="T1201" style:parent-style-name="DefaultParagraphFont" style:family="text">
      <style:text-properties style:font-name-asian="Times New Roman" fo:language="en" fo:country="US"/>
    </style:style>
    <style:style style:name="P1202" style:parent-style-name="Normal" style:family="paragraph">
      <style:paragraph-properties style:text-autospace="none" fo:text-indent="-0.4444in"/>
      <style:text-properties style:font-name-asian="Times New Roman" fo:language="en" fo:country="US"/>
    </style:style>
    <style:style style:name="P1203" style:parent-style-name="Normal" style:family="paragraph">
      <style:paragraph-properties style:text-autospace="none" fo:text-indent="-0.4444in"/>
      <style:text-properties style:font-name-asian="Times New Roman" fo:language="en" fo:country="US"/>
    </style:style>
    <style:style style:name="P1204" style:parent-style-name="Normal" style:family="paragraph">
      <style:paragraph-properties style:text-autospace="none" fo:text-indent="-0.4444in"/>
    </style:style>
    <style:style style:name="T1205" style:parent-style-name="DefaultParagraphFont" style:family="text">
      <style:text-properties style:font-name-asian="Times New Roman" fo:language="en" fo:country="US"/>
    </style:style>
    <style:style style:name="T1206" style:parent-style-name="DefaultParagraphFont" style:family="text">
      <style:text-properties style:font-name-asian="Times New Roman" fo:language="en" fo:country="US"/>
    </style:style>
    <style:style style:name="T1207" style:parent-style-name="DefaultParagraphFont" style:family="text">
      <style:text-properties style:font-name-asian="Times New Roman" fo:font-style="italic" style:font-style-asian="italic" style:font-style-complex="italic" fo:language="en" fo:country="US"/>
    </style:style>
    <style:style style:name="T1208" style:parent-style-name="DefaultParagraphFont" style:family="text">
      <style:text-properties style:font-name-asian="Times New Roman" fo:language="en" fo:country="US"/>
    </style:style>
    <style:style style:name="P1209" style:parent-style-name="Normal" style:family="paragraph">
      <style:paragraph-properties style:text-autospace="none" fo:text-indent="-0.4444in"/>
    </style:style>
    <style:style style:name="T1210" style:parent-style-name="DefaultParagraphFont" style:family="text">
      <style:text-properties style:font-name-asian="Times New Roman" fo:language="en" fo:country="US"/>
    </style:style>
    <style:style style:name="T1211" style:parent-style-name="DefaultParagraphFont" style:family="text">
      <style:text-properties style:font-name-asian="Times New Roman" fo:language="en" fo:country="US"/>
    </style:style>
    <style:style style:name="T1212" style:parent-style-name="DefaultParagraphFont" style:family="text">
      <style:text-properties style:font-name-asian="Times New Roman" fo:font-style="italic" style:font-style-asian="italic" style:font-style-complex="italic" fo:language="en" fo:country="US"/>
    </style:style>
    <style:style style:name="T1213" style:parent-style-name="DefaultParagraphFont" style:family="text">
      <style:text-properties style:font-name-asian="Times New Roman" fo:language="en" fo:country="US"/>
    </style:style>
    <style:style style:name="P1214" style:parent-style-name="Normal" style:family="paragraph">
      <style:paragraph-properties style:text-autospace="none" fo:text-indent="-0.4444in"/>
    </style:style>
    <style:style style:name="T1215" style:parent-style-name="DefaultParagraphFont" style:family="text">
      <style:text-properties style:font-name-asian="Times New Roman" fo:language="en" fo:country="US"/>
    </style:style>
    <style:style style:name="T1216" style:parent-style-name="DefaultParagraphFont" style:family="text">
      <style:text-properties style:font-name-asian="Times New Roman" fo:language="en" fo:country="US"/>
    </style:style>
    <style:style style:name="T1217" style:parent-style-name="DefaultParagraphFont" style:family="text">
      <style:text-properties style:font-name-asian="Times New Roman" fo:font-style="italic" style:font-style-asian="italic" style:font-style-complex="italic" fo:language="en" fo:country="US"/>
    </style:style>
    <style:style style:name="T1218" style:parent-style-name="DefaultParagraphFont" style:family="text">
      <style:text-properties style:font-name-asian="Times New Roman" fo:language="en" fo:country="US"/>
    </style:style>
    <style:style style:name="P1219" style:parent-style-name="Normal" style:family="paragraph">
      <style:paragraph-properties style:text-autospace="none" fo:text-indent="-0.4444in"/>
    </style:style>
    <style:style style:name="T1220" style:parent-style-name="DefaultParagraphFont" style:family="text">
      <style:text-properties style:font-name-asian="Times New Roman" fo:language="en" fo:country="US"/>
    </style:style>
    <style:style style:name="T1221" style:parent-style-name="DefaultParagraphFont" style:family="text">
      <style:text-properties style:font-name-asian="Times New Roman" fo:language="en" fo:country="US"/>
    </style:style>
    <style:style style:name="T1222" style:parent-style-name="DefaultParagraphFont" style:family="text">
      <style:text-properties style:font-name-asian="Times New Roman" fo:font-style="italic" style:font-style-asian="italic" style:font-style-complex="italic" fo:language="en" fo:country="US"/>
    </style:style>
    <style:style style:name="T1223" style:parent-style-name="DefaultParagraphFont" style:family="text">
      <style:text-properties style:font-name-asian="Times New Roman" fo:language="en" fo:country="US"/>
    </style:style>
    <style:style style:name="P1224" style:parent-style-name="Normal" style:family="paragraph">
      <style:paragraph-properties style:text-autospace="none" fo:text-indent="-0.4444in"/>
    </style:style>
    <style:style style:name="T1225" style:parent-style-name="DefaultParagraphFont" style:family="text">
      <style:text-properties style:font-name-asian="Times New Roman" fo:language="en" fo:country="US"/>
    </style:style>
    <style:style style:name="T1226" style:parent-style-name="DefaultParagraphFont" style:family="text">
      <style:text-properties style:font-name-asian="Times New Roman" fo:language="en" fo:country="US"/>
    </style:style>
    <style:style style:name="T1227" style:parent-style-name="DefaultParagraphFont" style:family="text">
      <style:text-properties style:font-name-asian="Times New Roman" fo:font-style="italic" style:font-style-asian="italic" style:font-style-complex="italic" fo:language="en" fo:country="US"/>
    </style:style>
    <style:style style:name="T1228" style:parent-style-name="DefaultParagraphFont" style:family="text">
      <style:text-properties style:font-name-asian="Times New Roman" fo:language="en" fo:country="US"/>
    </style:style>
    <style:style style:name="P1229" style:parent-style-name="Normal" style:family="paragraph">
      <style:paragraph-properties style:text-autospace="none" fo:text-indent="-0.4444in"/>
      <style:text-properties style:font-name-asian="Times New Roman" fo:language="en" fo:country="US"/>
    </style:style>
    <style:style style:name="P1230" style:parent-style-name="Normal" style:family="paragraph">
      <style:paragraph-properties style:text-autospace="none" fo:text-indent="-0.4444in"/>
    </style:style>
    <style:style style:name="T1231" style:parent-style-name="DefaultParagraphFont" style:family="text">
      <style:text-properties style:font-name-asian="Times New Roman" fo:language="en" fo:country="US"/>
    </style:style>
    <style:style style:name="T1232" style:parent-style-name="DefaultParagraphFont" style:family="text">
      <style:text-properties style:font-name-asian="Times New Roman" fo:language="en" fo:country="US"/>
    </style:style>
    <style:style style:name="T1233" style:parent-style-name="DefaultParagraphFont" style:family="text">
      <style:text-properties style:font-name-asian="Times New Roman" fo:font-style="italic" style:font-style-asian="italic" style:font-style-complex="italic" fo:language="en" fo:country="US"/>
    </style:style>
    <style:style style:name="T1234" style:parent-style-name="DefaultParagraphFont" style:family="text">
      <style:text-properties style:font-name-asian="Times New Roman" fo:language="en" fo:country="US"/>
    </style:style>
    <style:style style:name="P1235" style:parent-style-name="Normal" style:family="paragraph">
      <style:paragraph-properties style:text-autospace="none" fo:text-indent="-0.4444in"/>
    </style:style>
    <style:style style:name="T1236" style:parent-style-name="DefaultParagraphFont" style:family="text">
      <style:text-properties style:font-name-asian="Times New Roman" fo:language="en" fo:country="US"/>
    </style:style>
    <style:style style:name="T1237" style:parent-style-name="DefaultParagraphFont" style:family="text">
      <style:text-properties style:font-name-asian="Times New Roman" fo:language="en" fo:country="US"/>
    </style:style>
    <style:style style:name="T1238" style:parent-style-name="DefaultParagraphFont" style:family="text">
      <style:text-properties style:font-name-asian="Times New Roman" fo:font-style="italic" style:font-style-asian="italic" style:font-style-complex="italic" fo:language="en" fo:country="US"/>
    </style:style>
    <style:style style:name="T1239" style:parent-style-name="DefaultParagraphFont" style:family="text">
      <style:text-properties style:font-name-asian="Times New Roman" fo:language="en" fo:country="US"/>
    </style:style>
    <style:style style:name="P1240" style:parent-style-name="Normal" style:family="paragraph">
      <style:paragraph-properties style:text-autospace="none" fo:text-indent="-0.4444in"/>
      <style:text-properties style:font-name-asian="Times New Roman" fo:language="en" fo:country="US"/>
    </style:style>
    <style:style style:name="P1241" style:parent-style-name="Normal" style:family="paragraph">
      <style:paragraph-properties style:text-autospace="none" fo:text-indent="-0.4444in"/>
    </style:style>
    <style:style style:name="T1242" style:parent-style-name="DefaultParagraphFont" style:family="text">
      <style:text-properties style:font-name-asian="Times New Roman" fo:language="en" fo:country="US"/>
    </style:style>
    <style:style style:name="T1243" style:parent-style-name="DefaultParagraphFont" style:family="text">
      <style:text-properties style:font-name-asian="Times New Roman" fo:language="en" fo:country="US"/>
    </style:style>
    <style:style style:name="T1244" style:parent-style-name="DefaultParagraphFont" style:family="text">
      <style:text-properties style:font-name-asian="Times New Roman" fo:font-style="italic" style:font-style-asian="italic" style:font-style-complex="italic" fo:language="en" fo:country="US"/>
    </style:style>
    <style:style style:name="T1245" style:parent-style-name="DefaultParagraphFont" style:family="text">
      <style:text-properties style:font-name-asian="Times New Roman" fo:language="en" fo:country="US"/>
    </style:style>
    <style:style style:name="P1246" style:parent-style-name="Normal" style:family="paragraph">
      <style:paragraph-properties style:text-autospace="none" fo:text-indent="-0.4444in"/>
    </style:style>
    <style:style style:name="T1247" style:parent-style-name="DefaultParagraphFont" style:family="text">
      <style:text-properties style:font-name-asian="Times New Roman" fo:language="en" fo:country="US"/>
    </style:style>
    <style:style style:name="T1248" style:parent-style-name="DefaultParagraphFont" style:family="text">
      <style:text-properties style:font-name-asian="Times New Roman" fo:language="en" fo:country="US"/>
    </style:style>
    <style:style style:name="T1249" style:parent-style-name="DefaultParagraphFont" style:family="text">
      <style:text-properties style:font-name-asian="Times New Roman" fo:font-style="italic" style:font-style-asian="italic" style:font-style-complex="italic" fo:language="en" fo:country="US"/>
    </style:style>
    <style:style style:name="T1250" style:parent-style-name="DefaultParagraphFont" style:family="text">
      <style:text-properties style:font-name-asian="Times New Roman" fo:language="en" fo:country="US"/>
    </style:style>
    <style:style style:name="T1251" style:parent-style-name="DefaultParagraphFont" style:family="text">
      <style:text-properties style:font-name-asian="Times New Roman" fo:font-style="italic" style:font-style-asian="italic" style:font-style-complex="italic" fo:language="en" fo:country="US"/>
    </style:style>
    <style:style style:name="T1252" style:parent-style-name="DefaultParagraphFont" style:family="text">
      <style:text-properties style:font-name-asian="Times New Roman" fo:language="en" fo:country="US"/>
    </style:style>
    <style:style style:name="P1253" style:parent-style-name="Normal" style:family="paragraph">
      <style:paragraph-properties style:text-autospace="none" fo:text-indent="-0.4444in"/>
    </style:style>
    <style:style style:name="T1254" style:parent-style-name="DefaultParagraphFont" style:family="text">
      <style:text-properties style:font-name-asian="Times New Roman" fo:language="en" fo:country="US"/>
    </style:style>
    <style:style style:name="T1255" style:parent-style-name="DefaultParagraphFont" style:family="text">
      <style:text-properties style:font-name-asian="Times New Roman" fo:language="en" fo:country="US"/>
    </style:style>
    <style:style style:name="T1256" style:parent-style-name="DefaultParagraphFont" style:family="text">
      <style:text-properties style:font-name-asian="Times New Roman" fo:font-style="italic" style:font-style-asian="italic" style:font-style-complex="italic" fo:language="en" fo:country="US"/>
    </style:style>
    <style:style style:name="T1257" style:parent-style-name="DefaultParagraphFont" style:family="text">
      <style:text-properties style:font-name-asian="Times New Roman" fo:language="en" fo:country="US"/>
    </style:style>
    <style:style style:name="P1258" style:parent-style-name="Normal" style:family="paragraph">
      <style:paragraph-properties style:text-autospace="none" fo:text-indent="-0.4444in"/>
      <style:text-properties style:font-name-asian="Times New Roman" fo:language="en" fo:country="US"/>
    </style:style>
    <style:style style:name="P1259" style:parent-style-name="Normal" style:family="paragraph">
      <style:paragraph-properties style:text-autospace="none" fo:text-indent="-0.4444in"/>
    </style:style>
    <style:style style:name="T1260" style:parent-style-name="DefaultParagraphFont" style:family="text">
      <style:text-properties style:font-name-asian="Times New Roman" fo:language="en" fo:country="US"/>
    </style:style>
    <style:style style:name="T1261" style:parent-style-name="DefaultParagraphFont" style:family="text">
      <style:text-properties style:font-name-asian="Times New Roman" fo:language="en" fo:country="US"/>
    </style:style>
    <style:style style:name="T1262" style:parent-style-name="DefaultParagraphFont" style:family="text">
      <style:text-properties style:font-name-asian="Times New Roman" fo:font-style="italic" style:font-style-asian="italic" style:font-style-complex="italic" fo:language="en" fo:country="US"/>
    </style:style>
    <style:style style:name="T1263" style:parent-style-name="DefaultParagraphFont" style:family="text">
      <style:text-properties style:font-name-asian="Times New Roman" fo:language="en" fo:country="US"/>
    </style:style>
    <style:style style:name="P1264" style:parent-style-name="Normal" style:family="paragraph">
      <style:paragraph-properties style:text-autospace="none" fo:text-indent="-0.4444in"/>
      <style:text-properties style:font-name-asian="Times New Roman" fo:language="en" fo:country="US"/>
    </style:style>
    <style:style style:name="P1265" style:parent-style-name="Normal" style:family="paragraph">
      <style:paragraph-properties style:text-autospace="none" fo:text-indent="-0.4444in"/>
      <style:text-properties style:font-name-asian="Times New Roman" fo:language="en" fo:country="US"/>
    </style:style>
    <style:style style:name="P1266" style:parent-style-name="Normal" style:family="paragraph">
      <style:paragraph-properties style:text-autospace="none" fo:text-indent="-0.4444in"/>
    </style:style>
    <style:style style:name="T1267" style:parent-style-name="DefaultParagraphFont" style:family="text">
      <style:text-properties style:font-name-asian="Times New Roman" fo:language="en" fo:country="US"/>
    </style:style>
    <style:style style:name="T1268" style:parent-style-name="DefaultParagraphFont" style:family="text">
      <style:text-properties style:font-name-asian="Times New Roman" fo:language="en" fo:country="US"/>
    </style:style>
    <style:style style:name="T1269" style:parent-style-name="DefaultParagraphFont" style:family="text">
      <style:text-properties style:font-name-asian="Times New Roman" fo:font-style="italic" style:font-style-asian="italic" style:font-style-complex="italic" fo:language="en" fo:country="US"/>
    </style:style>
    <style:style style:name="T1270" style:parent-style-name="DefaultParagraphFont" style:family="text">
      <style:text-properties style:font-name-asian="Times New Roman" fo:language="en" fo:country="US"/>
    </style:style>
    <style:style style:name="P1271" style:parent-style-name="Normal" style:family="paragraph">
      <style:paragraph-properties style:text-autospace="none" fo:text-indent="-0.4444in"/>
    </style:style>
    <style:style style:name="T1272" style:parent-style-name="DefaultParagraphFont" style:family="text">
      <style:text-properties style:font-name-asian="Times New Roman" fo:language="en" fo:country="US"/>
    </style:style>
    <style:style style:name="T1273" style:parent-style-name="DefaultParagraphFont" style:family="text">
      <style:text-properties style:font-name-asian="Times New Roman" fo:language="en" fo:country="US"/>
    </style:style>
    <style:style style:name="T1274" style:parent-style-name="DefaultParagraphFont" style:family="text">
      <style:text-properties style:font-name-asian="Times New Roman" fo:font-style="italic" style:font-style-asian="italic" style:font-style-complex="italic" fo:language="en" fo:country="US"/>
    </style:style>
    <style:style style:name="T1275" style:parent-style-name="DefaultParagraphFont" style:family="text">
      <style:text-properties style:font-name-asian="Times New Roman" fo:language="en" fo:country="US"/>
    </style:style>
    <style:style style:name="P1276" style:parent-style-name="Normal" style:family="paragraph">
      <style:paragraph-properties style:text-autospace="none" fo:text-indent="-0.4444in"/>
    </style:style>
    <style:style style:name="T1277" style:parent-style-name="DefaultParagraphFont" style:family="text">
      <style:text-properties style:font-name-asian="Times New Roman" fo:language="en" fo:country="US"/>
    </style:style>
    <style:style style:name="T1278" style:parent-style-name="DefaultParagraphFont" style:family="text">
      <style:text-properties style:font-name-asian="Times New Roman" fo:language="en" fo:country="US"/>
    </style:style>
    <style:style style:name="T1279" style:parent-style-name="DefaultParagraphFont" style:family="text">
      <style:text-properties style:font-name-asian="Times New Roman" fo:font-style="italic" style:font-style-asian="italic" style:font-style-complex="italic" fo:language="en" fo:country="US"/>
    </style:style>
    <style:style style:name="T1280" style:parent-style-name="DefaultParagraphFont" style:family="text">
      <style:text-properties style:font-name-asian="Times New Roman" fo:language="en" fo:country="US"/>
    </style:style>
    <style:style style:name="P1281" style:parent-style-name="Normal" style:family="paragraph">
      <style:paragraph-properties style:text-autospace="none" fo:text-indent="-0.4444in"/>
    </style:style>
    <style:style style:name="T1282" style:parent-style-name="DefaultParagraphFont" style:family="text">
      <style:text-properties style:font-name-asian="Times New Roman" fo:language="en" fo:country="US"/>
    </style:style>
    <style:style style:name="T1283" style:parent-style-name="DefaultParagraphFont" style:family="text">
      <style:text-properties style:font-name-asian="Times New Roman" fo:language="en" fo:country="US"/>
    </style:style>
    <style:style style:name="T1284" style:parent-style-name="DefaultParagraphFont" style:family="text">
      <style:text-properties style:font-name-asian="Times New Roman" fo:font-style="italic" style:font-style-asian="italic" style:font-style-complex="italic" fo:language="en" fo:country="US"/>
    </style:style>
    <style:style style:name="T1285" style:parent-style-name="DefaultParagraphFont" style:family="text">
      <style:text-properties style:font-name-asian="Times New Roman" fo:language="en" fo:country="US"/>
    </style:style>
    <style:style style:name="T1286" style:parent-style-name="DefaultParagraphFont" style:family="text">
      <style:text-properties style:font-name-asian="Times New Roman" fo:font-style="italic" style:font-style-asian="italic" style:font-style-complex="italic" fo:language="en" fo:country="US"/>
    </style:style>
    <style:style style:name="T1287" style:parent-style-name="DefaultParagraphFont" style:family="text">
      <style:text-properties style:font-name-asian="Times New Roman" fo:language="en" fo:country="US"/>
    </style:style>
    <style:style style:name="P1288" style:parent-style-name="Normal" style:family="paragraph">
      <style:paragraph-properties style:text-autospace="none" fo:text-indent="-0.4444in"/>
    </style:style>
    <style:style style:name="T1289" style:parent-style-name="DefaultParagraphFont" style:family="text">
      <style:text-properties style:font-name-asian="Times New Roman" fo:language="en" fo:country="US"/>
    </style:style>
    <style:style style:name="T1290" style:parent-style-name="DefaultParagraphFont" style:family="text">
      <style:text-properties style:font-name-asian="Times New Roman" fo:language="en" fo:country="US"/>
    </style:style>
    <style:style style:name="T1291" style:parent-style-name="DefaultParagraphFont" style:family="text">
      <style:text-properties style:font-name-asian="Times New Roman" fo:font-style="italic" style:font-style-asian="italic" style:font-style-complex="italic" fo:language="en" fo:country="US"/>
    </style:style>
    <style:style style:name="T1292" style:parent-style-name="DefaultParagraphFont" style:family="text">
      <style:text-properties style:font-name-asian="Times New Roman" fo:language="en" fo:country="US"/>
    </style:style>
    <style:style style:name="T1293" style:parent-style-name="DefaultParagraphFont" style:family="text">
      <style:text-properties style:font-name-asian="Times New Roman" fo:font-style="italic" style:font-style-asian="italic" style:font-style-complex="italic" fo:language="en" fo:country="US"/>
    </style:style>
    <style:style style:name="T1294" style:parent-style-name="DefaultParagraphFont" style:family="text">
      <style:text-properties style:font-name-asian="Times New Roman" fo:language="en" fo:country="US"/>
    </style:style>
    <style:style style:name="P1295" style:parent-style-name="Normal" style:family="paragraph">
      <style:paragraph-properties style:text-autospace="none" fo:text-indent="-0.4444in"/>
      <style:text-properties style:font-name-asian="Times New Roman" fo:language="en" fo:country="US"/>
    </style:style>
    <style:style style:name="P1296" style:parent-style-name="Normal" style:family="paragraph">
      <style:paragraph-properties style:text-autospace="none" fo:text-indent="-0.4444in"/>
      <style:text-properties style:font-name-asian="Times New Roman" fo:language="en" fo:country="US"/>
    </style:style>
    <style:style style:name="P1297" style:parent-style-name="Normal" style:family="paragraph">
      <style:paragraph-properties style:text-autospace="none" fo:text-indent="-0.4444in"/>
      <style:text-properties style:font-name-asian="Times New Roman" fo:language="en" fo:country="US"/>
    </style:style>
    <style:style style:name="P1298" style:parent-style-name="Normal" style:family="paragraph">
      <style:paragraph-properties style:text-autospace="none" fo:text-indent="-0.4444in"/>
    </style:style>
    <style:style style:name="T1299" style:parent-style-name="DefaultParagraphFont" style:family="text">
      <style:text-properties style:font-name-asian="Times New Roman" fo:language="en" fo:country="US"/>
    </style:style>
    <style:style style:name="T1300" style:parent-style-name="DefaultParagraphFont" style:family="text">
      <style:text-properties style:font-name-asian="Times New Roman" fo:language="en" fo:country="US"/>
    </style:style>
    <style:style style:name="T1301" style:parent-style-name="DefaultParagraphFont" style:family="text">
      <style:text-properties style:font-name-asian="Times New Roman" fo:font-style="italic" style:font-style-asian="italic" style:font-style-complex="italic" fo:language="en" fo:country="US"/>
    </style:style>
    <style:style style:name="T1302" style:parent-style-name="DefaultParagraphFont" style:family="text">
      <style:text-properties style:font-name-asian="Times New Roman" fo:language="en" fo:country="US"/>
    </style:style>
    <style:style style:name="T1303" style:parent-style-name="DefaultParagraphFont" style:family="text">
      <style:text-properties style:font-name-asian="Times New Roman" fo:font-style="italic" style:font-style-asian="italic" style:font-style-complex="italic" fo:language="en" fo:country="US"/>
    </style:style>
    <style:style style:name="T1304" style:parent-style-name="DefaultParagraphFont" style:family="text">
      <style:text-properties style:font-name-asian="Times New Roman" fo:language="en" fo:country="US"/>
    </style:style>
    <style:style style:name="P1305" style:parent-style-name="Normal" style:family="paragraph">
      <style:paragraph-properties style:text-autospace="none" fo:text-indent="-0.4444in"/>
    </style:style>
    <style:style style:name="T1306" style:parent-style-name="DefaultParagraphFont" style:family="text">
      <style:text-properties style:font-name-asian="Times New Roman" fo:language="en" fo:country="US"/>
    </style:style>
    <style:style style:name="T1307" style:parent-style-name="DefaultParagraphFont" style:family="text">
      <style:text-properties style:font-name-asian="Times New Roman" fo:language="en" fo:country="US"/>
    </style:style>
    <style:style style:name="T1308" style:parent-style-name="DefaultParagraphFont" style:family="text">
      <style:text-properties style:font-name-asian="Times New Roman" fo:font-style="italic" style:font-style-asian="italic" style:font-style-complex="italic" fo:language="en" fo:country="US"/>
    </style:style>
    <style:style style:name="T1309" style:parent-style-name="DefaultParagraphFont" style:family="text">
      <style:text-properties style:font-name-asian="Times New Roman" fo:language="en" fo:country="US"/>
    </style:style>
    <style:style style:name="P1310" style:parent-style-name="Normal" style:family="paragraph">
      <style:paragraph-properties style:text-autospace="none" fo:text-indent="-0.4444in"/>
    </style:style>
    <style:style style:name="T1311" style:parent-style-name="DefaultParagraphFont" style:family="text">
      <style:text-properties style:font-name-asian="Times New Roman" fo:language="en" fo:country="US"/>
    </style:style>
    <style:style style:name="T1312" style:parent-style-name="DefaultParagraphFont" style:family="text">
      <style:text-properties style:font-name-asian="Times New Roman" fo:language="en" fo:country="US"/>
    </style:style>
    <style:style style:name="T1313" style:parent-style-name="DefaultParagraphFont" style:family="text">
      <style:text-properties style:font-name-asian="Times New Roman" fo:font-style="italic" style:font-style-asian="italic" style:font-style-complex="italic" fo:language="en" fo:country="US"/>
    </style:style>
    <style:style style:name="T1314" style:parent-style-name="DefaultParagraphFont" style:family="text">
      <style:text-properties style:font-name-asian="Times New Roman" fo:language="en" fo:country="US"/>
    </style:style>
    <style:style style:name="P1315" style:parent-style-name="Normal" style:family="paragraph">
      <style:paragraph-properties style:text-autospace="none" fo:text-indent="-0.4444in"/>
    </style:style>
    <style:style style:name="T1316" style:parent-style-name="DefaultParagraphFont" style:family="text">
      <style:text-properties style:font-name-asian="Times New Roman" fo:language="en" fo:country="US"/>
    </style:style>
    <style:style style:name="T1317" style:parent-style-name="DefaultParagraphFont" style:family="text">
      <style:text-properties style:font-name-asian="Times New Roman" fo:language="en" fo:country="US"/>
    </style:style>
    <style:style style:name="T1318" style:parent-style-name="DefaultParagraphFont" style:family="text">
      <style:text-properties style:font-name-asian="Times New Roman" fo:font-style="italic" style:font-style-asian="italic" style:font-style-complex="italic" fo:language="en" fo:country="US"/>
    </style:style>
    <style:style style:name="T1319" style:parent-style-name="DefaultParagraphFont" style:family="text">
      <style:text-properties style:font-name-asian="Times New Roman" fo:language="en" fo:country="US"/>
    </style:style>
    <style:style style:name="T1320" style:parent-style-name="DefaultParagraphFont" style:family="text">
      <style:text-properties style:font-name-asian="Times New Roman" fo:font-style="italic" style:font-style-asian="italic" style:font-style-complex="italic" fo:language="en" fo:country="US"/>
    </style:style>
    <style:style style:name="T1321" style:parent-style-name="DefaultParagraphFont" style:family="text">
      <style:text-properties style:font-name-asian="Times New Roman" fo:language="en" fo:country="US"/>
    </style:style>
    <style:style style:name="P1322" style:parent-style-name="Normal" style:family="paragraph">
      <style:paragraph-properties style:text-autospace="none" fo:text-indent="-0.4444in"/>
    </style:style>
    <style:style style:name="T1323" style:parent-style-name="DefaultParagraphFont" style:family="text">
      <style:text-properties style:font-name-asian="Times New Roman" fo:language="en" fo:country="US"/>
    </style:style>
    <style:style style:name="T1324" style:parent-style-name="DefaultParagraphFont" style:family="text">
      <style:text-properties style:font-name-asian="Times New Roman" fo:language="en" fo:country="US"/>
    </style:style>
    <style:style style:name="T1325" style:parent-style-name="DefaultParagraphFont" style:family="text">
      <style:text-properties style:font-name-asian="Times New Roman" fo:font-style="italic" style:font-style-asian="italic" style:font-style-complex="italic" fo:language="en" fo:country="US"/>
    </style:style>
    <style:style style:name="T1326" style:parent-style-name="DefaultParagraphFont" style:family="text">
      <style:text-properties style:font-name-asian="Times New Roman" fo:language="en" fo:country="US"/>
    </style:style>
    <style:style style:name="T1327" style:parent-style-name="DefaultParagraphFont" style:family="text">
      <style:text-properties style:font-name-asian="Times New Roman" fo:font-style="italic" style:font-style-asian="italic" style:font-style-complex="italic" fo:language="en" fo:country="US"/>
    </style:style>
    <style:style style:name="T1328" style:parent-style-name="DefaultParagraphFont" style:family="text">
      <style:text-properties style:font-name-asian="Times New Roman" fo:language="en" fo:country="US"/>
    </style:style>
    <style:style style:name="P1329" style:parent-style-name="Normal" style:family="paragraph">
      <style:paragraph-properties style:text-autospace="none" fo:text-indent="-0.4444in"/>
    </style:style>
    <style:style style:name="T1330" style:parent-style-name="DefaultParagraphFont" style:family="text">
      <style:text-properties style:font-name-asian="Times New Roman" fo:language="en" fo:country="US"/>
    </style:style>
    <style:style style:name="T1331" style:parent-style-name="DefaultParagraphFont" style:family="text">
      <style:text-properties style:font-name-asian="Times New Roman" fo:language="en" fo:country="US"/>
    </style:style>
    <style:style style:name="T1332" style:parent-style-name="DefaultParagraphFont" style:family="text">
      <style:text-properties style:font-name-asian="Times New Roman" fo:font-style="italic" style:font-style-asian="italic" style:font-style-complex="italic" fo:language="en" fo:country="US"/>
    </style:style>
    <style:style style:name="T1333" style:parent-style-name="DefaultParagraphFont" style:family="text">
      <style:text-properties style:font-name-asian="Times New Roman" fo:language="en" fo:country="US"/>
    </style:style>
    <style:style style:name="P1334" style:parent-style-name="Normal" style:family="paragraph">
      <style:paragraph-properties style:text-autospace="none" fo:text-indent="-0.4444in"/>
    </style:style>
    <style:style style:name="T1335" style:parent-style-name="DefaultParagraphFont" style:family="text">
      <style:text-properties style:font-name-asian="Times New Roman" fo:language="en" fo:country="US"/>
    </style:style>
    <style:style style:name="T1336" style:parent-style-name="DefaultParagraphFont" style:family="text">
      <style:text-properties style:font-name-asian="Times New Roman" fo:language="en" fo:country="US"/>
    </style:style>
    <style:style style:name="T1337" style:parent-style-name="DefaultParagraphFont" style:family="text">
      <style:text-properties style:font-name-asian="Times New Roman" fo:font-style="italic" style:font-style-asian="italic" style:font-style-complex="italic" fo:language="en" fo:country="US"/>
    </style:style>
    <style:style style:name="T1338" style:parent-style-name="DefaultParagraphFont" style:family="text">
      <style:text-properties style:font-name-asian="Times New Roman" fo:language="en" fo:country="US"/>
    </style:style>
    <style:style style:name="P1339" style:parent-style-name="Normal" style:family="paragraph">
      <style:paragraph-properties style:text-autospace="none" fo:text-indent="-0.4444in"/>
      <style:text-properties style:font-name-asian="Times New Roman" fo:language="en" fo:country="US"/>
    </style:style>
    <style:style style:name="P1340" style:parent-style-name="Normal" style:family="paragraph">
      <style:paragraph-properties style:text-autospace="none" fo:text-indent="-0.4444in"/>
    </style:style>
    <style:style style:name="T1341" style:parent-style-name="DefaultParagraphFont" style:family="text">
      <style:text-properties style:font-name-asian="Times New Roman" fo:language="en" fo:country="US"/>
    </style:style>
    <style:style style:name="T1342" style:parent-style-name="DefaultParagraphFont" style:family="text">
      <style:text-properties style:font-name-asian="Times New Roman" fo:language="en" fo:country="US"/>
    </style:style>
    <style:style style:name="T1343" style:parent-style-name="DefaultParagraphFont" style:family="text">
      <style:text-properties style:font-name-asian="Times New Roman" fo:font-style="italic" style:font-style-asian="italic" style:font-style-complex="italic" fo:language="en" fo:country="US"/>
    </style:style>
    <style:style style:name="T1344" style:parent-style-name="DefaultParagraphFont" style:family="text">
      <style:text-properties style:font-name-asian="Times New Roman" fo:language="en" fo:country="US"/>
    </style:style>
    <style:style style:name="T1345" style:parent-style-name="DefaultParagraphFont" style:family="text">
      <style:text-properties style:font-name-asian="Times New Roman" fo:font-style="italic" style:font-style-asian="italic" style:font-style-complex="italic" fo:language="en" fo:country="US"/>
    </style:style>
    <style:style style:name="T1346" style:parent-style-name="DefaultParagraphFont" style:family="text">
      <style:text-properties style:font-name-asian="Times New Roman" fo:language="en" fo:country="US"/>
    </style:style>
    <style:style style:name="P1347" style:parent-style-name="Normal" style:family="paragraph">
      <style:paragraph-properties style:text-autospace="none" fo:text-indent="-0.4444in"/>
    </style:style>
    <style:style style:name="T1348" style:parent-style-name="DefaultParagraphFont" style:family="text">
      <style:text-properties style:font-name-asian="Times New Roman" fo:language="en" fo:country="US"/>
    </style:style>
    <style:style style:name="T1349" style:parent-style-name="DefaultParagraphFont" style:family="text">
      <style:text-properties style:font-name-asian="Times New Roman" fo:language="en" fo:country="US"/>
    </style:style>
    <style:style style:name="T1350" style:parent-style-name="DefaultParagraphFont" style:family="text">
      <style:text-properties style:font-name-asian="Times New Roman" fo:font-style="italic" style:font-style-asian="italic" style:font-style-complex="italic" fo:language="en" fo:country="US"/>
    </style:style>
    <style:style style:name="T1351" style:parent-style-name="DefaultParagraphFont" style:family="text">
      <style:text-properties style:font-name-asian="Times New Roman" fo:language="en" fo:country="US"/>
    </style:style>
    <style:style style:name="P1352" style:parent-style-name="Normal" style:family="paragraph">
      <style:paragraph-properties style:text-autospace="none" fo:text-indent="-0.4444in"/>
      <style:text-properties style:font-name-asian="Times New Roman" fo:language="en" fo:country="US"/>
    </style:style>
    <style:style style:name="P1353" style:parent-style-name="Normal" style:family="paragraph">
      <style:paragraph-properties style:text-autospace="none" fo:text-indent="-0.4444in"/>
    </style:style>
    <style:style style:name="T1354" style:parent-style-name="DefaultParagraphFont" style:family="text">
      <style:text-properties style:font-name-asian="Times New Roman" fo:language="en" fo:country="US"/>
    </style:style>
    <style:style style:name="T1355" style:parent-style-name="DefaultParagraphFont" style:family="text">
      <style:text-properties style:font-name-asian="Times New Roman" fo:language="en" fo:country="US"/>
    </style:style>
    <style:style style:name="T1356" style:parent-style-name="DefaultParagraphFont" style:family="text">
      <style:text-properties style:font-name-asian="Times New Roman" fo:font-style="italic" style:font-style-asian="italic" style:font-style-complex="italic" fo:language="en" fo:country="US"/>
    </style:style>
    <style:style style:name="T1357" style:parent-style-name="DefaultParagraphFont" style:family="text">
      <style:text-properties style:font-name-asian="Times New Roman" fo:language="en" fo:country="US"/>
    </style:style>
    <style:style style:name="P1358" style:parent-style-name="Normal" style:family="paragraph">
      <style:paragraph-properties style:text-autospace="none" fo:text-indent="-0.4444in"/>
      <style:text-properties style:font-name-asian="Times New Roman" fo:language="en" fo:country="US"/>
    </style:style>
    <style:style style:name="P1359" style:parent-style-name="Normal" style:family="paragraph">
      <style:paragraph-properties style:text-autospace="none" fo:text-indent="-0.4444in"/>
      <style:text-properties style:font-name-asian="Times New Roman" fo:language="en" fo:country="US"/>
    </style:style>
    <style:style style:name="P1360" style:parent-style-name="Normal" style:family="paragraph">
      <style:paragraph-properties style:text-autospace="none" fo:text-indent="-0.4444in"/>
      <style:text-properties style:font-name-asian="Times New Roman" fo:language="en" fo:country="US"/>
    </style:style>
    <style:style style:name="P1361" style:parent-style-name="Normal" style:family="paragraph">
      <style:paragraph-properties style:text-autospace="none" fo:text-indent="-0.4444in"/>
    </style:style>
    <style:style style:name="T1362" style:parent-style-name="DefaultParagraphFont" style:family="text">
      <style:text-properties style:font-name-asian="Times New Roman" fo:language="en" fo:country="US"/>
    </style:style>
    <style:style style:name="T1363" style:parent-style-name="DefaultParagraphFont" style:family="text">
      <style:text-properties style:font-name-asian="Times New Roman" fo:language="en" fo:country="US"/>
    </style:style>
    <style:style style:name="T1364" style:parent-style-name="DefaultParagraphFont" style:family="text">
      <style:text-properties style:font-name-asian="Times New Roman" fo:font-style="italic" style:font-style-asian="italic" style:font-style-complex="italic" fo:language="en" fo:country="US"/>
    </style:style>
    <style:style style:name="T1365" style:parent-style-name="DefaultParagraphFont" style:family="text">
      <style:text-properties style:font-name-asian="Times New Roman" fo:language="en" fo:country="US"/>
    </style:style>
    <style:style style:name="P1366" style:parent-style-name="Normal" style:family="paragraph">
      <style:paragraph-properties style:text-autospace="none" fo:text-indent="-0.4444in"/>
      <style:text-properties style:font-name-asian="Times New Roman" fo:language="en" fo:country="US"/>
    </style:style>
    <style:style style:name="P1367" style:parent-style-name="Normal" style:family="paragraph">
      <style:paragraph-properties style:text-autospace="none" fo:text-indent="-0.4444in"/>
    </style:style>
    <style:style style:name="T1368" style:parent-style-name="DefaultParagraphFont" style:family="text">
      <style:text-properties style:font-name-asian="Times New Roman" fo:language="en" fo:country="US"/>
    </style:style>
    <style:style style:name="T1369" style:parent-style-name="DefaultParagraphFont" style:family="text">
      <style:text-properties style:font-name-asian="Times New Roman" fo:language="en" fo:country="US"/>
    </style:style>
    <style:style style:name="T1370" style:parent-style-name="DefaultParagraphFont" style:family="text">
      <style:text-properties style:font-name-asian="Times New Roman" fo:font-style="italic" style:font-style-asian="italic" style:font-style-complex="italic" fo:language="en" fo:country="US"/>
    </style:style>
    <style:style style:name="T1371" style:parent-style-name="DefaultParagraphFont" style:family="text">
      <style:text-properties style:font-name-asian="Times New Roman" fo:language="en" fo:country="US"/>
    </style:style>
    <style:style style:name="T1372" style:parent-style-name="DefaultParagraphFont" style:family="text">
      <style:text-properties style:font-name-asian="Times New Roman"/>
    </style:style>
    <style:style style:name="P1373" style:parent-style-name="Normal" style:family="paragraph">
      <style:paragraph-properties style:text-autospace="none" fo:margin-left="0.4444in">
        <style:tab-stops/>
      </style:paragraph-properties>
    </style:style>
    <style:style style:name="T1374" style:parent-style-name="DefaultParagraphFont" style:family="text">
      <style:text-properties style:font-name-asian="Times New Roman"/>
    </style:style>
    <style:style style:name="P1375" style:parent-style-name="Normal" style:family="paragraph">
      <style:text-properties fo:language="en" fo:country="US"/>
    </style:style>
  </office:automatic-styles>
  <office:body>
    <office:text text:use-soft-page-breaks="true">
      <text:p text:style-name="P1">Projeto IFIC</text:p>
      <text:p text:style-name="P2">Descrição Técnica</text:p>
      <text:p text:style-name="P3">Ricardo Pinto</text:p>
      <text:p text:style-name="P4"><text:a xlink:href="mailto:rpinto@moongy.pt" office:target-frame-name="_top" xlink:show="replace"><text:span text:style-name="T5">rpinto@moongy.pt</text:span></text:a></text:p>
      <text:p text:style-name="P6"/>
      <text:p text:style-name="P7"/>
      <text:p text:style-name="P8"/>
      <text:p text:style-name="P9">Índice</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213234351" office:target-frame-name="_top" xlink:show="replace"><text:span text:style-name="Hyperlink">1</text:span><text:span text:style-name="T10"><text:tab/></text:span><text:span text:style-name="Hyperlink">Resumo Executivo</text:span><text:tab/>4</text:a></text:p>
          <text:p text:style-name="P11"><text:a xlink:href="#_Toc213234352" office:target-frame-name="_top" xlink:show="replace"><text:span text:style-name="T12">1.1</text:span><text:span text:style-name="T13"><text:tab/></text:span><text:span text:style-name="T14">Oportunidade de Mercado</text:span><text:tab/>4</text:a></text:p>
          <text:p text:style-name="P15"><text:a xlink:href="#_Toc213234353" office:target-frame-name="_top" xlink:show="replace"><text:span text:style-name="T16">1.2</text:span><text:span text:style-name="T17"><text:tab/></text:span><text:span text:style-name="T18">Proposta de Projeto</text:span><text:tab/>4</text:a></text:p>
          <text:p text:style-name="P19"><text:a xlink:href="#_Toc213234354" office:target-frame-name="_top" xlink:show="replace"><text:span text:style-name="T20">1.3</text:span><text:span text:style-name="T21"><text:tab/></text:span><text:span text:style-name="T22">Adequação do Projeto ao Mercado</text:span><text:tab/>5</text:a></text:p>
          <text:p text:style-name="P23"><text:a xlink:href="#_Toc213234355" office:target-frame-name="_top" xlink:show="replace"><text:span text:style-name="Hyperlink">1.4</text:span><text:span text:style-name="T24"><text:tab/></text:span><text:span text:style-name="Hyperlink">Capacidade de Implementação</text:span><text:tab/>8</text:a></text:p>
          <text:p text:style-name="P25"><text:a xlink:href="#_Toc213234356" office:target-frame-name="_top" xlink:show="replace"><text:span text:style-name="Hyperlink">1.5</text:span><text:span text:style-name="T26"><text:tab/></text:span><text:span text:style-name="Hyperlink">Retorno sobre o Investimento</text:span><text:tab/>8</text:a></text:p>
          <text:p text:style-name="P27"><text:a xlink:href="#_Toc213234357" office:target-frame-name="_top" xlink:show="replace"><text:span text:style-name="T28">1.5.1</text:span><text:span text:style-name="T29"><text:tab/></text:span><text:span text:style-name="T30">· Planeamento de Ida ao Mercado</text:span><text:tab/>8</text:a></text:p>
          <text:p text:style-name="P31"><text:a xlink:href="#_Toc213234358" office:target-frame-name="_top" xlink:show="replace"><text:span text:style-name="T32">1.5.2</text:span><text:span text:style-name="T33"><text:tab/></text:span><text:span text:style-name="T34">· Projeção de Vendas</text:span><text:tab/>8</text:a></text:p>
          <text:p text:style-name="TOC1"><text:a xlink:href="#_Toc213234359" office:target-frame-name="_top" xlink:show="replace"><text:span text:style-name="Hyperlink">2</text:span><text:span text:style-name="T35"><text:tab/></text:span><text:span text:style-name="Hyperlink">Introdução</text:span><text:tab/>9</text:a></text:p>
          <text:p text:style-name="P36"><text:a xlink:href="#_Toc213234360" office:target-frame-name="_top" xlink:show="replace"><text:span text:style-name="Hyperlink">2.1</text:span><text:span text:style-name="T37"><text:tab/></text:span><text:span text:style-name="Hyperlink">Contexto Tecnológico</text:span><text:tab/>9</text:a></text:p>
          <text:p text:style-name="P38"><text:a xlink:href="#_Toc213234361" office:target-frame-name="_top" xlink:show="replace"><text:span text:style-name="Hyperlink">2.2</text:span><text:span text:style-name="T39"><text:tab/></text:span><text:span text:style-name="Hyperlink">Oportunidade de Mercado</text:span><text:tab/>10</text:a></text:p>
          <text:p text:style-name="TOC1"><text:a xlink:href="#_Toc213234362" office:target-frame-name="_top" xlink:show="replace"><text:span text:style-name="Hyperlink">3</text:span><text:span text:style-name="T40"><text:tab/></text:span><text:span text:style-name="Hyperlink">Enquadramento</text:span><text:tab/>11</text:a></text:p>
          <text:p text:style-name="P41"><text:a xlink:href="#_Toc213234363" office:target-frame-name="_top" xlink:show="replace"><text:span text:style-name="Hyperlink">3.1</text:span><text:span text:style-name="T42"><text:tab/></text:span><text:span text:style-name="Hyperlink">Proposta de Valor</text:span><text:tab/>11</text:a></text:p>
          <text:p text:style-name="P43"><text:a xlink:href="#_Toc213234364" office:target-frame-name="_top" xlink:show="replace"><text:span text:style-name="Hyperlink">3.2</text:span><text:span text:style-name="T44"><text:tab/></text:span><text:span text:style-name="Hyperlink">Impacto Económico</text:span><text:tab/>13</text:a></text:p>
          <text:p text:style-name="TOC1"><text:a xlink:href="#_Toc213234365" office:target-frame-name="_top" xlink:show="replace"><text:span text:style-name="Hyperlink">4</text:span><text:span text:style-name="T45"><text:tab/></text:span><text:span text:style-name="Hyperlink">Objetivos Científicos e Tecnológicos</text:span><text:tab/>14</text:a></text:p>
          <text:p text:style-name="P46"><text:a xlink:href="#_Toc213234366" office:target-frame-name="_top" xlink:show="replace"><text:span text:style-name="Hyperlink">4.1</text:span><text:span text:style-name="T47"><text:tab/></text:span><text:span text:style-name="Hyperlink">Linhas Gerais de Investigação</text:span><text:tab/>14</text:a></text:p>
          <text:p text:style-name="P48"><text:a xlink:href="#_Toc213234367" office:target-frame-name="_top" xlink:show="replace"><text:span text:style-name="Hyperlink">4.1.1</text:span><text:span text:style-name="T49"><text:tab/></text:span><text:span text:style-name="Hyperlink">Geração Multimodal Controlada</text:span><text:tab/>14</text:a></text:p>
          <text:p text:style-name="P50"><text:a xlink:href="#_Toc213234368" office:target-frame-name="_top" xlink:show="replace"><text:span text:style-name="Hyperlink">4.1.2</text:span><text:span text:style-name="T51"><text:tab/></text:span><text:span text:style-name="Hyperlink">Comunicação e Diálogo Seguro e Empático</text:span><text:tab/>15</text:a></text:p>
          <text:p text:style-name="P52"><text:a xlink:href="#_Toc213234369" office:target-frame-name="_top" xlink:show="replace"><text:span text:style-name="Hyperlink">4.1.3</text:span><text:span text:style-name="T53"><text:tab/></text:span><text:span text:style-name="Hyperlink">Orquestração de Experiências e Narrativas Interativas</text:span><text:tab/>16</text:a></text:p>
          <text:p text:style-name="P54"><text:a xlink:href="#_Toc213234370" office:target-frame-name="_top" xlink:show="replace"><text:span text:style-name="Hyperlink">4.2</text:span><text:span text:style-name="T55"><text:tab/></text:span><text:span text:style-name="Hyperlink">Implementação e Produtização</text:span><text:tab/>17</text:a></text:p>
          <text:p text:style-name="P56"><text:a xlink:href="#_Toc213234371" office:target-frame-name="_top" xlink:show="replace"><text:span text:style-name="Hyperlink">4.3</text:span><text:span text:style-name="T57"><text:tab/></text:span><text:span text:style-name="Hyperlink">Resultados Esperados</text:span><text:tab/>17</text:a></text:p>
          <text:p text:style-name="TOC1"><text:a xlink:href="#_Toc213234372" office:target-frame-name="_top" xlink:show="replace"><text:span text:style-name="Hyperlink">5</text:span><text:span text:style-name="T58"><text:tab/></text:span><text:span text:style-name="Hyperlink">Estado de Arte</text:span><text:tab/>17</text:a></text:p>
          <text:p text:style-name="P59"><text:a xlink:href="#_Toc213234373" office:target-frame-name="_top" xlink:show="replace"><text:span text:style-name="Hyperlink">5.1</text:span><text:span text:style-name="T60"><text:tab/></text:span><text:span text:style-name="Hyperlink">Modelos Multimodais</text:span><text:tab/>17</text:a></text:p>
          <text:p text:style-name="P61"><text:a xlink:href="#_Toc213234374" office:target-frame-name="_top" xlink:show="replace"><text:span text:style-name="Hyperlink">5.2</text:span><text:span text:style-name="T62"><text:tab/></text:span><text:span text:style-name="Hyperlink">Memória e Personalização</text:span><text:tab/>18</text:a></text:p>
          <text:p text:style-name="P63"><text:a xlink:href="#_Toc213234375" office:target-frame-name="_top" xlink:show="replace"><text:span text:style-name="Hyperlink">5.3</text:span><text:span text:style-name="T64"><text:tab/></text:span><text:span text:style-name="Hyperlink">Computação Empática</text:span><text:tab/>19</text:a></text:p>
          <text:p text:style-name="P65"><text:a xlink:href="#_Toc213234376" office:target-frame-name="_top" xlink:show="replace"><text:span text:style-name="Hyperlink">5.4</text:span><text:span text:style-name="T66"><text:tab/></text:span><text:span text:style-name="Hyperlink">Orquestração de Narrativas</text:span><text:tab/>20</text:a></text:p>
          <text:p text:style-name="TOC1"><text:a xlink:href="#_Toc213234377" office:target-frame-name="_top" xlink:show="replace"><text:span text:style-name="Hyperlink">6</text:span><text:span text:style-name="T67"><text:tab/></text:span><text:span text:style-name="Hyperlink">Solução Proposta</text:span><text:tab/>20</text:a></text:p>
          <text:p text:style-name="P68"><text:a xlink:href="#_Toc213234378" office:target-frame-name="_top" xlink:show="replace"><text:span text:style-name="Hyperlink">6.1</text:span><text:span text:style-name="T69"><text:tab/></text:span><text:span text:style-name="Hyperlink">Componentes Funcionais</text:span><text:tab/>20</text:a></text:p>
          <text:p text:style-name="P70"><text:a xlink:href="#_Toc213234379" office:target-frame-name="_top" xlink:show="replace"><text:span text:style-name="Hyperlink">6.1.1</text:span><text:span text:style-name="T71"><text:tab/></text:span><text:span text:style-name="Hyperlink">Conhecimento e Governança</text:span><text:tab/>20</text:a></text:p>
          <text:p text:style-name="P72"><text:a xlink:href="#_Toc213234380" office:target-frame-name="_top" xlink:show="replace"><text:span text:style-name="Hyperlink">6.1.2</text:span><text:span text:style-name="T73"><text:tab/></text:span><text:span text:style-name="Hyperlink">Geração de Conteúdos</text:span><text:tab/>24</text:a></text:p>
          <text:p text:style-name="P74"><text:a xlink:href="#_Toc213234381" office:target-frame-name="_top" xlink:show="replace"><text:span text:style-name="Hyperlink">6.1.3</text:span><text:span text:style-name="T75"><text:tab/></text:span><text:span text:style-name="Hyperlink">Experiências Não-Interativas</text:span><text:tab/>26</text:a></text:p>
          <text:p text:style-name="P76"><text:a xlink:href="#_Toc213234382" office:target-frame-name="_top" xlink:show="replace"><text:span text:style-name="Hyperlink">6.1.4</text:span><text:span text:style-name="T77"><text:tab/></text:span><text:span text:style-name="Hyperlink">Experiências Interativas</text:span><text:tab/>27</text:a></text:p>
          <text:p text:style-name="P78"><text:a xlink:href="#_Toc213234383" office:target-frame-name="_top" xlink:show="replace"><text:span text:style-name="Hyperlink">6.1.5</text:span><text:span text:style-name="T79"><text:tab/></text:span><text:span text:style-name="Hyperlink">Acesso e Entrega</text:span><text:tab/>29</text:a></text:p>
          <text:p text:style-name="P80"><text:a xlink:href="#_Toc213234384" office:target-frame-name="_top" xlink:show="replace"><text:span text:style-name="Hyperlink">6.1.6</text:span><text:span text:style-name="T81"><text:tab/></text:span><text:span text:style-name="Hyperlink">Observabilidade e Melhoria</text:span><text:tab/>30</text:a></text:p>
          <text:p text:style-name="P82"><text:a xlink:href="#_Toc213234385" office:target-frame-name="_top" xlink:show="replace"><text:span text:style-name="Hyperlink">6.2</text:span><text:span text:style-name="T83"><text:tab/></text:span><text:span text:style-name="Hyperlink">Verticais Funcionais</text:span><text:tab/>31</text:a></text:p>
          <text:p text:style-name="P84"><text:a xlink:href="#_Toc213234386" office:target-frame-name="_top" xlink:show="replace"><text:span text:style-name="Hyperlink">6.2.1</text:span><text:span text:style-name="T85"><text:tab/></text:span><text:span text:style-name="Hyperlink">Formação e Treino Profissional</text:span><text:tab/>31</text:a></text:p>
          <text:p text:style-name="P86"><text:a xlink:href="#_Toc213234387" office:target-frame-name="_top" xlink:show="replace"><text:span text:style-name="Hyperlink">6.2.2</text:span><text:span text:style-name="T87"><text:tab/></text:span><text:span text:style-name="Hyperlink">Ensino e Educação</text:span><text:tab/>31</text:a></text:p>
          <text:p text:style-name="P88"><text:a xlink:href="#_Toc213234388" office:target-frame-name="_top" xlink:show="replace"><text:span text:style-name="Hyperlink">6.2.3</text:span><text:span text:style-name="T89"><text:tab/></text:span><text:span text:style-name="Hyperlink">Publicidade e Comunicação Interativa</text:span><text:tab/>31</text:a></text:p>
          <text:p text:style-name="P90"><text:a xlink:href="#_Toc213234389" office:target-frame-name="_top" xlink:show="replace"><text:span text:style-name="Hyperlink">6.2.4</text:span><text:span text:style-name="T91"><text:tab/></text:span><text:span text:style-name="Hyperlink">Cultura, Turismo e Património</text:span><text:tab/>31</text:a></text:p>
          <text:p text:style-name="P92"><text:a xlink:href="#_Toc213234390" office:target-frame-name="_top" xlink:show="replace"><text:span text:style-name="Hyperlink">6.2.5</text:span><text:span text:style-name="T93"><text:tab/></text:span><text:span text:style-name="Hyperlink">Saúde, Cidadania e Serviços Públicos</text:span><text:tab/>31</text:a></text:p>
          <text:p text:style-name="P94"><text:a xlink:href="#_Toc213234391" office:target-frame-name="_top" xlink:show="replace"><text:span text:style-name="Hyperlink">6.3</text:span><text:span text:style-name="T95"><text:tab/></text:span><text:span text:style-name="Hyperlink">Arquitetura Geral</text:span><text:tab/>31</text:a></text:p>
          <text:p text:style-name="TOC1"><text:a xlink:href="#_Toc213234392" office:target-frame-name="_top" xlink:show="replace"><text:span text:style-name="Hyperlink">7</text:span><text:span text:style-name="T96"><text:tab/></text:span><text:span text:style-name="Hyperlink">Plano de Execução</text:span><text:tab/>31</text:a></text:p>
          <text:p text:style-name="P97"><text:a xlink:href="#_Toc213234393" office:target-frame-name="_top" xlink:show="replace"><text:span text:style-name="T98">7.1</text:span><text:span text:style-name="T99"><text:tab/></text:span><text:span text:style-name="T100">Abordagem Metodológica e Experimental</text:span><text:tab/>31</text:a></text:p>
          <text:p text:style-name="P101"><text:a xlink:href="#_Toc213234394" office:target-frame-name="_top" xlink:show="replace"><text:span text:style-name="T102">7.2</text:span><text:span text:style-name="T103"><text:tab/></text:span><text:span text:style-name="T104">Cronograma Geral</text:span><text:tab/>31</text:a></text:p>
          <text:p text:style-name="P105"><text:a xlink:href="#_Toc213234395" office:target-frame-name="_top" xlink:show="replace"><text:span text:style-name="T106">7.2.1</text:span><text:span text:style-name="T107"><text:tab/></text:span><text:span text:style-name="T108">Work Packages</text:span><text:tab/>31</text:a></text:p>
          <text:p text:style-name="P109"><text:a xlink:href="#_Toc213234396" office:target-frame-name="_top" xlink:show="replace"><text:span text:style-name="T110">7.2.2</text:span><text:span text:style-name="T111"><text:tab/></text:span><text:span text:style-name="T112">Planeamento</text:span><text:tab/>32</text:a></text:p>
          <text:p text:style-name="TOC1"><text:a xlink:href="#_Toc213234397" office:target-frame-name="_top" xlink:show="replace"><text:span text:style-name="Hyperlink">8</text:span><text:span text:style-name="T113"><text:tab/></text:span><text:span text:style-name="Hyperlink">Referências</text:span><text:tab/>33</text:a></text:p>
        </text:index-body>
      </text:table-of-content>
      <text:p text:style-name="P114"/>
      <text:p text:style-name="Normal"/>
      <text:p text:style-name="Normal"/>
      <text:p text:style-name="P115"/>
      <text:h text:style-name="P116" text:outline-level="1"><text:bookmark-start text:name="_Toc213234351"/>Resumo Executivo<text:bookmark-end text:name="_Toc213234351"/></text:h>
      <text:h text:style-name="P117" text:outline-level="2"><text:bookmark-start text:name="_Toc213234352"/>Oportunidade de Mercado<text:bookmark-end text:name="_Toc213234352"/></text:h>
      <text:p text:style-name="P118">A inteligência artificial generativa<text:s/>está a tornar-se<text:s/>no<text:s/>elemento<text:s/>diferenciador de<text:s/>competitividade,<text:s/>a acumular investimentos de centenas de milhares de milhões de<text:s/>euros e com crescimento<text:s/>continuado<text:s/>previsto<text:s/>para<text:s/>os próximos anos.<text:s/>Alvo de imenso investimento e investigação, a mesma tem sido<text:s/>rapidamente melhorada e começa já a reformular cadeias de valor em vários setores.<text:s/>A maturação destes modelos de IA generativa, tal como a<text:s/>explosão de serviços que a fornecem e de modelos open-source que a disponibilizam, obrigam a um<text:s/>planeamento<text:s/>estratégico<text:s/>rápido das nações e das suas empresas, resultando numa janela de oportunidade muito interessante para<text:s/>a construção de novos produtos e serviços alavancados sobre esta tecnologia.</text:p>
      <text:p text:style-name="P119">Um<text:s/>dos potenciais latentes<text:s/>destes modelos de última geração, é<text:s/>o<text:s/>de gerar conteúdos<text:s/>de<text:s/>alta-fidelidade<text:s/>nos formatos de<text:s/>texto, áudio e vídeo,<text:s/>permitindo<text:s/>uma possível<text:s/>construção de<text:s/>“experiências<text:s/>digitais personalizadas<text:s/>e interativas”, as quais cremos virem a ser<text:s/>altamente<text:s/>comercializadas num futuro próximo. A procura por<text:s/>este tipo de<text:s/>experiências<text:s/>existe de facto, a adoção imediata do ChatGPT<text:s/>é prova disso, e irá<text:s/>crescer rapidamente<text:s/>nos setores onde as mesmas têm<text:s/>enquadramento direto, como<text:s/>em vendas, marketing,<text:s/>ensino,<text:s/>entretenimento, cultura, serviços públicos, entre muitos outros.<text:s/>As organizações irão necessitar de ferramentas de produção de conteúdos desta natureza, de forma<text:s/>fácil, organizada e fiável, e que<text:s/>garantam transparência sobre<text:s/>o processo criativo e a sua originalidade intelectual.</text:p>
      <text:p text:style-name="P120">Neste contexto, existe uma oportunidade clara de mercado para plataformas que<text:s/>forneçam ferramentas que permitam uma fácil construção de experiências<text:s/>personalizáveis e interativas,<text:s/>para a sua respetiva divulgação e comercialização,<text:s/>e<text:s/>que garantam elevados padrões de<text:s/>qualidade e de<text:s/>fidelidade.</text:p>
      <text:h text:style-name="P121" text:outline-level="2"><text:bookmark-start text:name="_Toc213234353"/>Proposta de Projeto<text:bookmark-end text:name="_Toc213234353"/></text:h>
      <text:p text:style-name="P122">Pretende-se investigar e desenvolver uma<text:s/>plataforma para a criação de experiências digitais personalizáveis e interativas,<text:s/>multimodais de natureza, capaz de criar<text:s/>texto, áudio e vídeo,<text:s/>tanto com elementos produzidos em<text:s/>tempo real, como<text:s/>com elementos produzidos antecipadamente,<text:s/>os quais seguem contextos, histórias e narrativas<text:s/>definidas pelos editores dos conteúdos,<text:s/>mas que<text:s/>incorporem flexibilidade para se adaptarem<text:s/>dinamicamente aos consumidores dos conteúdos.</text:p>
      <text:p text:style-name="P123">Esta plataforma permitirá<text:s/>compor experiências para diversas áreas distintas, como<text:s/>educação e formação, marketing e publicidade, entretenimento e cultura, saúde e cidadania, entre muitas outras.<text:s/><office:annotation office:name="0" xml:id="1364099524"><dc:creator>Ricardo Pinto</dc:creator><dc:date>2025-11-03T18:45:00</dc:date><text:p text:style-name="CommentText">Necessita de confirmação</text:p></office:annotation>Embora aplicável a diversos setores, o<text:s/>âmbito do<text:s/>projeto incidirá<text:s/>nas áreas de<text:s/>vendas<text:s/>e<text:s/>de<text:s/>apoio ao consumidor, não obstante garantindo a flexibilidade para outros verticais funcionais serem acrescentados.<text:span text:style-name="T124"><office:annotation-end office:name="0"/></text:span><text:s/>A nível de planeamento de<text:s/>desenvolvimentos do<text:s/>projeto, pretendemos ter<text:s/>duas<text:s/>macro fases:</text:p>
      <text:p text:style-name="P125"/>
      <text:p text:style-name="P126"/>
      <text:p text:style-name="P127"><text:span text:style-name="T128">Desenvolvimento de Piloto</text:span></text:p>
      <text:p text:style-name="P129">Na primeira fase, pretendemos desenvolver um piloto que<text:s/>demonstre<text:s/>o potencial da plataforma, para imediatamente<text:s/>confirmarmos<text:s/>a<text:s/>sua<text:s/>adequação<text:s/>ao mercado<text:s/>e procedermos a ajustes e melhoramentos.<text:s/></text:p>
      <text:p text:style-name="P130">Este deve<text:s/>refletir as características fundamentais da plataforma, as quais constituem as linhas de investigação principais deste projeto, nomeadamente:</text:p>
      <text:list text:style-name="LFO40" text:continue-numbering="true">
        <text:list-item>
          <text:p text:style-name="P131">Geração controlada e ancorada de experiências</text:p>
        </text:list-item>
        <text:list-item>
          <text:p text:style-name="P132">Diálogo empático com análise de emoções</text:p>
        </text:list-item>
        <text:list-item>
          <text:p text:style-name="P133">Construção de narrativas<text:s/>interativas</text:p>
        </text:list-item>
      </text:list>
      <text:p text:style-name="P134">Incorporado destas características base, o<text:s/>piloto<text:s/>deverá<text:s/>permitir a composição de<text:s/>interações<text:s/>de prospeção<text:s/>em texto e voz, seguindo uma narrativa pré-definida, com a capacidade de ajustar-se às interações do cliente, permitindo posterior seguimento por um comercial humano, mediante integração com um sistema de registo de<text:s/>prospeção qualificada.</text:p>
      <text:p text:style-name="P135"><text:span text:style-name="T136">Desenvolvimento<text:s/></text:span><text:span text:style-name="T137">de Produto Mínimo Viável</text:span></text:p>
      <text:p text:style-name="P138">Na segunda fase, pretendemos desenvolver um produto<text:s/>cloud escalável<text:s/>em regime SaaS, que forneça as<text:s/>funcionalidades principais de geração de experiências, pronto para<text:s/>ser comercializado<text:s/>e<text:s/>integrável<text:s/>com<text:s/>sistemas de clientes para ativar<text:s/>processos<text:s/>customizados<text:s/>pelos mesmos.<text:s/>A título de exemplo,<text:s/>uma interação com o comercial inteligente de uma operadora de telecomunicações,<text:s/>que elucida, clarifica<text:s/>e apresenta os produtos e serviços mais adequados ao cliente, e que fecha a venda,<text:s/>pode<text:s/>depois automaticamente integrar<text:s/>com os sistemas internos e<text:s/>proceder ao envio<text:s/>da<text:s/>documentação para contratualização do serviço e agendamento de instalação<text:s/>do equipamento contratado.</text:p>
      <text:p text:style-name="P139">O<text:s/>resultado esperado dos desenvolvimentos será uma plataforma<text:s/>funcionalmente coerente e extensível, com as devidas ferramentas para criação, edição<text:s/>e publicação de experiências imersivas, que habilitem profissionais a<text:s/>expandir<text:s/>o seu processo criativo<text:s/>para<text:s/>novos modelos de comunicação e interação.</text:p>
      <text:h text:style-name="P140" text:outline-level="2"><text:bookmark-start text:name="_Toc213234354"/>Adequação do<text:s/>Projeto<text:s/>ao Mercado<text:bookmark-end text:name="_Toc213234354"/></text:h>
      <text:p text:style-name="P141">A utilização de<text:s/>IA generativa para providenciar serviços de valor acrescentado é uma área em franca expansão com imenso potencial<text:s/>por explorar.<text:s/>A ideia é clara:<text:s/>oferecer serviços de inteligência especializada para um dado âmbito específico. O desafio encontra-se no ajuste da ideia ao mercado e na execução bem-sucedida da ideia.<text:s/>Do levantamento de mercado que fizemos, existem algumas empresas de destaque pioneiras na área<text:s/>de atuação de vendas<text:s/>ou de apoio ao consumidor, ainda que<text:s/>em número reduzido e de dimensão<text:s/>pequena.<text:s/></text:p>
      <text:p text:style-name="P142">Todas as empresas que identificámos<text:s/>(ver<text:s/><text:bookmark-ref text:ref-name="_Ref213153205" text:reference-format="text">Tabela 1</text:bookmark-ref>)<text:s/>são startups e PMEs, curiosamente duas em Portugal, a Agentifai<text:s/><text:span text:style-name="T143">[1]</text:span><text:span text:style-name="T144"><text:s/>e a Visor<text:s/></text:span><text:span text:style-name="T145">[2]</text:span><text:span text:style-name="T146">. Ambas focam-se em fornecer serviços de apo</text:span><text:span text:style-name="T147">io ao cliente</text:span><text:span text:style-name="T148"><text:s/></text:span><text:span text:style-name="T149">e já têm alguns clientes de dimensão interessante a nível nacional.</text:span><text:span text:style-name="T150"><text:s/></text:span><text:span text:style-name="T151">A nível internacional destacam-se a Pitch Avatar<text:s/></text:span><text:span text:style-name="T152">[3]</text:span><text:span text:style-name="T153"><text:s/>para criar apresentações interativas, a D-ID<text:s/></text:span><text:span text:style-name="T154">[4]</text:span><text:span text:style-name="T155"><text:s/>para criar a</text:span><text:span text:style-name="T156">presentações interativas com avatares digitais, a<text:s/></text:span><text:span text:style-name="T157">Uneeq<text:s/></text:span><text:span text:style-name="T158">[5]</text:span><text:span text:style-name="T159"><text:s/>para o treino de vendas através da interação com avatares virtuais</text:span><text:span text:style-name="T160">,</text:span><text:span text:style-name="T161"><text:s/>a Synthesia<text:s/></text:span><text:span text:style-name="T162">[6]</text:span><text:s/>para a criação de avatares para formação e marketing, e<text:s/>a<text:s/><text:span text:style-name="T163">HeyGen</text:span><text:span text:style-name="T164"><text:s/></text:span><text:span text:style-name="T165">[7]</text:span><text:span text:style-name="T166"><text:s/></text:span><text:span text:style-name="T167">também para a criação de avatares interativo</text:span><text:span text:style-name="T168">s.<text:s/></text:span></text:p>
      <text:p text:style-name="P169">Da nossa análise, a<text:s/>faturação<text:s/>anual<text:s/>conjunta<text:s/>destas empresas ronda apenas os 300M USD, grande parte<text:s/>desta<text:s/>concentrada na Synthesia e na HeyGen, claramente demonstrando que<text:s/>existe uma procura<text:s/>forte<text:s/>por este tipo de serviços e que o mercado está muito distante de estar saturado, considerando o investimento colossal que está a ser feito<text:s/>na área.<text:s/></text:p>
      <text:p text:style-name="P170">Analisando cada um dos serviços em maior detalhe, podemos notar que<text:s/>estas<text:s/>plataformas ainda são<text:s/>bastante<text:s/>rudimentares e com funcionalidades simples. A título de exemplo,<text:s/>tanto a<text:s/>Synthesia como a HeyGen oferecem serviços simples<text:s/>e exclusivos à criação e<text:s/>customização de avatares.<text:s/>O seu foco é exclusivamente<text:s/>em<text:s/>apresentar um avatar realista e dotá-lo de discurso.<text:s/>O resultado final é bastante impressionante, o que mais peso dá à tecnologia,<text:s/>mas muito distante do verdadeiro potencial desta área tecnológica –<text:s/>a criação de experiências multimodais,<text:s/>emotivas,<text:s/>personalizadas e interativas.</text:p>
      <text:p text:style-name="P171">Efetivamente, nenhuma das plataformas oferece funcionalidades de customização avançada, e nenhuma incorpora<text:s/>com propriedade<text:s/>as<text:s/>características<text:s/>fundamentais que<text:s/>constituem as nossas linhas de investigação.</text:p>
      <text:p text:style-name="P172">Adicionalmente, identificámos também<text:s/>as seguintes lacunas e oportunidades de mercado:</text:p>
      <text:list text:style-name="LFO39" text:continue-numbering="true">
        <text:list-item>
          <text:p text:style-name="P173">Integração<text:s/>e sequenciação<text:s/>de modos: nenhuma das plataformas explora a criação de experiências que permitam saltar<text:s/>entre<text:s/>diferentes modos, como texto, para áudio, para audiovisual, pré-geradas<text:s/>ou em tempo real. Histórias podem ser apresentadas em diferentes formatos distintos, apelando<text:s/>também a diferentes tipos de atenção e interação.</text:p>
        </text:list-item>
        <text:list-item>
          <text:p text:style-name="P174">Deteção de emoções:<text:s/>a maioria das soluções não referem deteção de emoções, e as que referem não oferecem nenhuma descrição<text:s/>aprofundada sobre o serviço, indicando que se trata também de um complemento muito rudimentar.</text:p>
        </text:list-item>
        <text:list-item>
          <text:p text:style-name="P175">Equilíbrio entre modalidades e custo:<text:s/>nem todas as plataformas apresentam<text:s/>simuladores para cálculo de custo, e como são muito específicas a um certo formato, nenhuma permite<text:s/>que utilizador escolha diferentes formatos de comunicação para otimizar a relação custo-benefício das suas experiências.</text:p>
        </text:list-item>
        <text:list-item>
          <text:p text:style-name="P176">Personalização e facilidade de uso: nenhuma das plataformas apresenta funcionalidades avançadas de personalização de experiências. São todas muito focadas no seu caso de uso, e muito simplistas ainda.</text:p>
        </text:list-item>
        <text:list-item>
          <text:p text:style-name="P177"><text:span text:style-name="T178">Especialização em vendas: nenhuma das plataformas é especializada em vendas</text:span><text:span text:style-name="T179">.<text:s/></text:span><text:span text:style-name="T180">Têm a capacidade de cr</text:span><text:span text:style-name="T181">iar processos rudimentares de<text:s/></text:span><text:span text:style-name="T182">fluxos de interação</text:span><text:span text:style-name="T183"><text:s/>que podem teoricamente ser aplicados a vendas, mas que necessitam de ser muito melhorados para ter algum tipo de sucesso.<text:s/></text:span><text:span text:style-name="T184">Estamos a referir-nos a<text:s/></text:span><text:span text:style-name="T185">comerciais virtuais, que<text:s/></text:span><text:span text:style-name="T186">são capazes de fazer recomendações personalizadas</text:span><text:span text:style-name="T187">, guiando o utilizador à escolha do produto adequado para si</text:span><text:span text:style-name="T188">,</text:span><text:span text:style-name="T189"><text:s/>de serem capazes de negociar, e<text:s/></text:span><text:span text:style-name="T190">de conseguir fazer o fecho do negócio</text:span><text:span text:style-name="T191">,<text:s/></text:span><text:span text:style-name="T192">através da integração com sistemas terceiros para<text:s/></text:span><text:span text:style-name="T193">pagamento<text:s/></text:span><text:span text:style-name="T194">e encomenda de produto ou para envio de<text:s/></text:span><text:span text:style-name="T195">contratualizações de serviço</text:span><text:span text:style-name="T196">.</text:span></text:p>
        </text:list-item>
        <text:list-item>
          <text:p text:style-name="P197"><text:span text:style-name="T198">Integração com ferramentas:<text:s/></text:span><text:span text:style-name="T199">a integração destas plataformas com serviços é pouco sofisticada. Alguns<text:s/></text:span><text:span text:style-name="T200">são pouco claros a nível de integrações disponíveis, como a Agentifai</text:span><text:span text:style-name="T201">,</text:span><text:span text:style-name="T202"><text:s/>a Visor</text:span><text:span text:style-name="T203"><text:s/>e a Pitch Avatar</text:span><text:span text:style-name="T204">;</text:span><text:span text:style-name="T205"><text:s/></text:span><text:span text:style-name="T206">a<text:s/></text:span><text:span text:style-name="T207">D-ID oferece uma lista de integrações mas</text:span><text:span text:style-name="T208"><text:s/>mais orientadas à publicação dos seus conteúdos do que à integração com sistemas</text:span><text:span text:style-name="T209">;</text:span><text:span text:style-name="T210"><text:s/></text:span><text:span text:style-name="T211">a Uneeq oferece um SDK para permitir a configuração pelo cliente de integrações customizadas</text:span><text:span text:style-name="T212">;</text:span><text:span text:style-name="T213"><text:s/>e a Syntesia oferece uma lista de integrações com plataformas externas. A HeyGen segue uma abordagem diferente, e muito interessante, na medida em que permite a integração com</text:span><text:span text:style-name="T214"><text:s/>a plataforma n8n – um orquestrador de execução cloud, delegando a complexidade da configuração de</text:span><text:span text:style-name="T215"><text:s/>fluxos de execução para o mesmo.</text:span></text:p>
        </text:list-item>
        <text:list-item>
          <text:p text:style-name="P216"><text:span text:style-name="T217">Segurança da IA: nenhuma das ferramentas apresenta<text:s/></text:span><text:span text:style-name="T218">soluções para<text:s/></text:span><text:span text:style-name="T219">validar</text:span><text:span text:style-name="T220"><text:s/></text:span><text:span text:style-name="T221">se<text:s/></text:span><text:span text:style-name="T222">os seus sistemas inteligentes<text:s/></text:span><text:span text:style-name="T223">não estão a ter</text:span><text:span text:style-name="T224"><text:s/>halucinações,<text:s/></text:span><text:span text:style-name="T225">para garantir que são</text:span><text:span text:style-name="T226"><text:s/>factuais e eticamente corretos. Há uma falta clara de<text:s/></text:span><text:span text:style-name="T227">análise da qualidade destes sistemas, algo que é fundamental para empresas</text:span><text:span text:style-name="T228"><text:s/>com maior dimensão ou destaque.</text:span></text:p>
        </text:list-item>
      </text:list>
      <text:p text:style-name="P229">Os pontos supra identificados são demonstrativos<text:s/>de<text:s/>que<text:s/>a exploração deste mercado ainda está<text:s/>muito nascente, com inúmeras oportunidades de melhoria e de crescimento.<text:s/>A nossa ideia de projeto, de<text:s/>estratégia de desenvolvimento e de ia ao mercado, coloca-nos numa posição interessante<text:s/>relativamente à concorrência, no sentido em que pretendemos,<text:s/>por um lado,<text:s/>desenvolver uma ferramenta generalista para a criação de experiências multimodais, emotivas, personalizadas e interativas, mas,<text:s/>por outro<text:s/>lado,<text:s/>com foco em vendas e apoio ao consumidor,<text:s/>e<text:s/>com<text:s/>forte integração com serviços externos para a execução de processos.</text:p>
      <text:p text:style-name="P230"/>
      <table:table table:style-name="Table231">
        <table:table-columns>
          <table:table-column table:style-name="TableColumn232"/>
          <table:table-column table:style-name="TableColumn233"/>
        </table:table-columns>
        <table:table-row table:style-name="TableRow234">
          <table:table-cell table:style-name="TableCell235">
            <text:p text:style-name="P236"><text:span text:style-name="T237">Empresa</text:span></text:p>
          </table:table-cell>
          <table:table-cell table:style-name="TableCell238">
            <text:p text:style-name="P239"><text:span text:style-name="T240">Descrição do Produto</text:span></text:p>
          </table:table-cell>
        </table:table-row>
        <table:table-row table:style-name="TableRow241">
          <table:table-cell table:style-name="TableCell242">
            <text:p text:style-name="P243">Agentifai</text:p>
          </table:table-cell>
          <table:table-cell table:style-name="TableCell244">
            <text:p text:style-name="P245">Assistente virtual voice-first para customer care, combinando IA conversacional e IA generativa para automatizar atendimentos. Foca em UX natural por voz e texto.</text:p>
          </table:table-cell>
        </table:table-row>
        <table:table-row table:style-name="TableRow246">
          <table:table-cell table:style-name="TableCell247">
            <text:p text:style-name="P248"><text:span text:style-name="T249">Visor.ai</text:span></text:p>
          </table:table-cell>
          <table:table-cell table:style-name="TableCell250">
            <text:p text:style-name="P251">Plataforma de automação de atendimento ao cliente (no-code), com assistentes virtuais em chat e voz alimentados por IA. Foco em melhorar rapidez e qualidade no suporte via IA.</text:p>
          </table:table-cell>
        </table:table-row>
        <table:table-row table:style-name="TableRow252">
          <table:table-cell table:style-name="TableCell253">
            <text:p text:style-name="P254"><text:span text:style-name="T255">Pitch Avatar</text:span></text:p>
          </table:table-cell>
          <table:table-cell table:style-name="TableCell256">
            <text:p text:style-name="P257">Plataforma para criar apresentações interativas com avatar de IA. Gera automaticamente guião, voz e apresentador virtual que conduz apresentações 24/7 de forma personalizada. Permite Q&amp;A em tempo real com espectadores.</text:p>
          </table:table-cell>
        </table:table-row>
        <table:table-row table:style-name="TableRow258">
          <table:table-cell table:style-name="TableCell259">
            <text:p text:style-name="P260"><text:span text:style-name="T261">D-ID</text:span></text:p>
          </table:table-cell>
          <table:table-cell table:style-name="TableCell262">
            <text:p text:style-name="P263">Plataforma de avatares digitais realistas para interação face-a-face. Permite criar assistentes virtuais que olham, falam e expressam emoções como humanos, incorporando a personalidade da marca.</text:p>
          </table:table-cell>
        </table:table-row>
        <table:table-row table:style-name="TableRow264">
          <table:table-cell table:style-name="TableCell265">
            <text:p text:style-name="P266">UneeQ</text:p>
          </table:table-cell>
          <table:table-cell table:style-name="TableCell267">
            <text:p text:style-name="P268">Plataforma empresarial para criar humanos digitais – avatares animados que conversam com utilizadores de forma natural. Projetada para escalabilidade, oferece experiências interativas realistas em marketing, vendas, suporte e treinamento.</text:p>
          </table:table-cell>
        </table:table-row>
        <table:table-row table:style-name="TableRow269">
          <table:table-cell table:style-name="TableCell270">
            <text:p text:style-name="P271"><text:span text:style-name="T272">Synthesia</text:span></text:p>
          </table:table-cell>
          <table:table-cell table:style-name="TableCell273">
            <text:p text:style-name="P274">Plataforma líder em geração de vídeos por IA. Permite criar vídeos com apresentadores virtuais apenas fornecendo um texto – sem necessidade de filmagens. Oferece avatares-falantes personalizáveis (inclusive clones digitais de pessoas reais) e múltiplas vozes/línguas.</text:p>
          </table:table-cell>
        </table:table-row>
        <table:table-row table:style-name="TableRow275">
          <table:table-cell table:style-name="TableCell276">
            <text:p text:style-name="P277"><text:span text:style-name="T278">HeyGen</text:span></text:p>
          </table:table-cell>
          <table:table-cell table:style-name="TableCell279">
            <text:p text:style-name="P280">Plataforma de geração de vídeos por IA orientada ao conteúdo comercial. Permite criar avatares falantes a partir de fotos ou texto em poucos cliques, com vozes realistas e movimento labial sincronizado. Oferece biblioteca de avatares prontos e opção de clonar a própria imagem.</text:p>
          </table:table-cell>
        </table:table-row>
      </table:table>
      <text:p text:style-name="P281"><text:bookmark-start text:name="_Ref213153205"/>Tabela<text:s/>1<text:bookmark-end text:name="_Ref213153205"/><text:s/>- Listagem das empresas analisadas e das suas respetivas áreas de atuação principais</text:p>
      <text:p text:style-name="Normal"/>
      <text:h text:style-name="Heading2" text:outline-level="2"><text:bookmark-start text:name="_Toc213234355"/>Capacidade de Implementação<text:bookmark-end text:name="_Toc213234355"/></text:h>
      <text:p text:style-name="Normal">Resumo sobre a capacidade da empresa em implementar o projeto</text:p>
      <text:list text:style-name="LFO35" text:continue-numbering="true">
        <text:list-item>
          <text:p text:style-name="P282">Histórico da empresa</text:p>
        </text:list-item>
        <text:list-item>
          <text:p text:style-name="P283">Demonstração de conhecimentos</text:p>
        </text:list-item>
        <text:list-item>
          <text:p text:style-name="P284">Potenciais clientes</text:p>
        </text:list-item>
      </text:list>
      <text:p text:style-name="Normal"/>
      <text:h text:style-name="Heading2" text:outline-level="2"><text:bookmark-start text:name="_Toc213234356"/>Retorno sobre o Investimento<text:bookmark-end text:name="_Toc213234356"/></text:h>
      <text:p text:style-name="P285">O retorno sobre o investimento (ROI) para este projeto é projetado como altamente atrativo, considerando o crescimento exponencial do mercado de IA generativa e conversacional. Com base em dados de mercado, o setor de IA generativa foi avaliado em cerca de 16-21 mil milhões USD em 2025 e é projetado para atingir 97-109 mil milhões USD até 2030, com um CAGR de 35-37%. Para a IA conversacional, o mercado é estimado em 11-14 mil milhões USD em 2024-2025, crescendo para 41-50 mil milhões USD em 2030, com CAGR de 23-35%. Assumindo um investimento inicial de 630.000 EUR (9.000 horas a 70 EUR/hora), com 60% financiado pelo PRR (investimento líquido de 252.000 EUR), o ROI em 4 anos pode exceder 100%, impulsionado por receitas SaaS escaláveis e baixa marginalidade de custos após o desenvolvimento.</text:p>
      <text:h text:style-name="P286" text:outline-level="3"><text:bookmark-start text:name="_Toc213234357"/>· Planeamento de Ida ao Mercado<text:bookmark-end text:name="_Toc213234357"/></text:h>
      <text:p text:style-name="P287">O plano de go-to-market (GTM) segue estratégias comprovadas para plataformas AI SaaS, como as adotadas pela Synthesia e HeyGen, que priorizam freemium para aquisição rápida e upselling para retenção. Dividido em fases:</text:p>
      <text:list text:style-name="LFO41" text:continue-numbering="true">
        <text:list-item>
          <text:p text:style-name="P288"><text:span text:style-name="T289"><office:annotation office:name="1" xml:id="1714047724"><dc:creator>Ricardo Pinto</dc:creator><dc:date>2025-11-04T23:04:00</dc:date><text:p text:style-name="CommentText"><text:a xlink:href="mailto:ivanv@dxspark.com" office:target-frame-name="_top" xlink:show="replace"><text:span text:style-name="Mention">@Ivan Jorge Camacho Valadares</text:span></text:a><text:s/>leva em consideração estas indicações no teu planeamento pfv</text:p></office:annotation>Fase 1: Lançamento do Piloto (Q1-Q2 2026):</text:span><text:span text:style-name="T290"><text:s/>Foco em MVP para verticais de vendas e apoio ao consumidor, usando content marketing (webinars, demos interativos) e parcerias com empresas de telecomunicações e retalho para pilots gratuitos. Estratégia de inbound via LinkedIn e eventos como Web Summit para atrair early adopters.</text:span></text:p>
        </text:list-item>
        <text:list-item>
          <text:p text:style-name="P291"><text:span text:style-name="T292">Fase 2: Escala SaaS (Q3 2026-Q4 2027):</text:span><text:span text:style-name="T293"><text:s/>Transição para modelo de subscrição (freemium básico + premium a 50-200 EUR/mês por utilizador), com integrações API para CRM (ex.: Salesforce). Campanhas paid ads no Google Ads e LinkedIn, visando PMEs europeias. Parcerias com integradores (ex.: consultoras como Deloitte) para expansão B2B.</text:span><text:span text:style-name="T294"><office:annotation-end office:name="1"/></text:span></text:p>
        </text:list-item>
        <text:list-item>
          <text:p text:style-name="P295"><text:span text:style-name="T296">Fase 3: Expansão Global (2028-2030):</text:span><text:span text:style-name="T297"><text:s/>Localização multilingue e entrada em mercados EU/USA via alianças (ex.: AWS Marketplace). Métricas chave: CAC &lt; 200 EUR, LTV &gt; 2.000 EUR/ano, churn &lt;10%. Esta abordagem, inspirada em GTM AI-driven (ex.: HockeyStack para automação workflows), garante aquisição eficiente e retenção via atualizações contínuas.</text:span></text:p>
        </text:list-item>
      </text:list>
      <text:h text:style-name="P298" text:outline-level="3"><text:bookmark-start text:name="_Toc213234358"/>· Projeção de Vendas<text:bookmark-end text:name="_Toc213234358"/></text:h>
      <text:p text:style-name="P299">Projeções conservadoras assumem captura de 0,1-0,5% do submercado conversacional AI (foco em verticais de vendas/apoio), com ARPU de 1.000 EUR/ano (subscrições SaaS) e crescimento alinhado ao CAGR de 23-35%:</text:p>
      <text:list text:style-name="LFO42" text:continue-numbering="true">
        <text:list-item>
          <text:p text:style-name="P300"><text:span text:style-name="T301">Ano 1 (2026):</text:span><text:span text:style-name="T302"><text:s/>50.000 EUR (50 clientes iniciais via pilots, foco EU; churn 15%).</text:span></text:p>
        </text:list-item>
        <text:list-item>
          <text:p text:style-name="P303"><text:span text:style-name="T304">Ano 2 (2027):</text:span><text:span text:style-name="T305"><text:s/></text:span><text:span text:style-name="T306">1</text:span><text:span text:style-name="T307">00.000 EUR (150 clientes, expansão via parcerias; churn 10%).</text:span></text:p>
        </text:list-item>
        <text:list-item>
          <text:p text:style-name="P308"><text:span text:style-name="T309">Ano 3 (2028):</text:span><text:span text:style-name="T310"><text:s/></text:span><text:span text:style-name="T311">2</text:span><text:span text:style-name="T312">00.000 EUR (300 clientes, entrada USA; churn 8%).</text:span></text:p>
        </text:list-item>
        <text:list-item>
          <text:p text:style-name="P313"><text:span text:style-name="T314">Ano 4 (2029):</text:span><text:span text:style-name="T315"><text:s/></text:span><text:span text:style-name="T316">3</text:span><text:span text:style-name="T317">00.000 EUR (500 clientes, escala global; churn 5%). Cumulativo até 2030: ~3 mil milhões USD no mercado global; nossa quota conservadora gera ROI &gt;1.000% pós-investimento líquido. Break-even no Ano<text:s/></text:span><text:span text:style-name="T318">4</text:span><text:span text:style-name="T319">, payback em<text:s/></text:span><text:span text:style-name="T320">3</text:span><text:span text:style-name="T321">,8 anos, impulsionado por margens &gt;70% em SaaS maduro</text:span></text:p>
        </text:list-item>
      </text:list>
      <text:p text:style-name="Normal"/>
      <text:h text:style-name="P322" text:outline-level="1"><text:bookmark-start text:name="_Toc213234359"/>Introdução<text:bookmark-end text:name="_Toc213234359"/></text:h>
      <text:h text:style-name="P323" text:outline-level="2"><text:bookmark-start text:name="_Toc213234360"/>Contexto Tecnológico<text:bookmark-end text:name="_Toc213234360"/></text:h>
      <text:p text:style-name="P324">Nas últimas décadas, a inteligência artificial evoluiu de sistemas arcaicos baseados em regras fixas,<text:s/>para sistemas estatísticos do domínio da ciência de dados, até aos atuais sistemas de arquiteturas de redes neuronais profundas, que permitem modelar e entender padrões complexos<text:s/><text:span text:style-name="T325">[8]</text:span><text:span text:style-name="T326">.</text:span></text:p>
      <text:p text:style-name="P327">Esta última evolução, catalisada pela descoberta das arquiteturas transformer<text:s/><text:span text:style-name="T328">[9]</text:span><text:span text:style-name="T329">, popularizadas com o advento do<text:s/></text:span>ChatGPT<text:s/><text:span text:style-name="T330">[10], [11]</text:span><text:span text:style-name="T331">, redefiniu o estado de arte na produção e processamento de conteúdo</text:span><text:span text:style-name="T332">s</text:span><text:span text:style-name="T333">. Recentemente, estes modelos foram generalizados para produzir diferentes formatos, permitindo a geração de texto, áudio, imagens e vídeo de uma forma simples e unificada</text:span><text:s/><text:span text:style-name="T334">[12]</text:span><text:span text:style-name="T335">. Esta generalização consistiu num passo importante para a transformação de<text:s/></text:span>LLMs (Large Language Models) para LMMs (Large Multimodal Models), assumindo assim uma unificação de capacidades de percepção e geração<text:s/><text:span text:style-name="T336">[13]</text:span><text:span text:style-name="T337">.</text:span></text:p>
      <text:p text:style-name="P338">Paralelamente, surge uma explosão de modelos abertos, muitos publicados na plataforma Hugging Face<text:s/><text:span text:style-name="T339">[14]</text:span><text:span text:style-name="T340"><text:s/></text:span>e executáveis transparentemente através de ferramentas como o Ollama<text:s/><text:span text:style-name="T341">[15]</text:span>, desde que o hardware local o permita. O ecossistema open-source, promove também iniciativas para o treino e ajuste fino de modelos,<text:s/>transformando<text:s/>esta disciplina de uma fechada e pouco conhecida para o centro da nova indústria criativa do futuro.</text:p>
      <text:p text:style-name="P342">A IA generativa permite agora uma criação personalizada de conteúdos a uma velocidade, preço e qualidade sem precedentes, representando um enorme salto em produtividade e uma mudança de paradigma em como o conhecimento é produzido e transmitido. Este salto constitui um avanço na economia digital com um impacto profundo, potenciando a aceleração na criação de conteúdo e na automação de processos cognitivos, resultando num aumento transversal de produtividade em domínios como o design, publicidade, produção audiovisual, formação, engenharia, educação, entre muitos outros. Tarefas que recentemente eram morosas e necessitavam da participação de peritos, podem agora ser executadas em minutos, permitindo uma rápida prototipagem, experimentação e iteração, e eventual produção de resultados, com uma velocidade e precisão sem precedentes.</text:p>
      <text:p text:style-name="P343">Consequentemente, a estrutura do tecido laboral especializado está a adaptar-se rapidamente. Novas profissões e especializações estão a surgir, como engenheiro de prompts, curador de IA, designers de media sintético, entre outras profissões completamente fora do nosso quotidiano. Estas profissões representam uma mudança de paradigma na forma de trabalhar, indicando que o futuro estará intimamente interligado com sistemas generativos, onde os humanos deixam de produzir diretamente para, em vez disso, controlarem e direcionarem a produção automática, provinda destes novos sistemas. Uma forma mais avançada deste conceito surge também com a introdução de agentes cognitivos, sistemas que colaboram em atividades de direção, planeamento e produção. Tornam-se colaboradores que estendem e complementam equipas humanas<text:s/><text:span text:style-name="T344">[16], [17]</text:span><text:span text:style-name="T345">.</text:span></text:p>
      <text:p text:style-name="P346">Alinhada<text:s/>com a evolução rápida desta área, surge a proposta que será detalhada neste documento, a qual consiste na utilização destas novas tecnologias para a criação de experiências inteligentes e interativas, assentes sobre conteúdos fiáveis e ancorados em informação fidedigna. Esta iniciativa de investigação propõe desenvolver aplicações e ferramentas que permitam a construção fácil de experiências multimodais, tanto expositivas como interativas e<text:s/>com aplicação<text:s/>em<text:s/>diversas áreas, como<text:s/>vendas,<text:s/>marketing,<text:s/>formação,<text:s/>publicidade, entre outras, e que utilizem LMMs como base generativa para as mesmas.</text:p>
      <text:p text:style-name="P347">Todas estas novas tecnologias trazem consigo questões importantes sobre considerações legais<text:s/>e<text:s/>éticas que às quais também procuramos atender neste projeto<text:s/><text:span text:style-name="T348">[18]</text:span><text:span text:style-name="T349">.</text:span><text:s/>A questão da factualidade,<text:s/>por exemplo,<text:s/>ou mais genericamente, da veracidade dos conteúdos, é uma das questões principais, dado que sistemas generativos podem produzir conteúdos<text:s/>persuasivos,<text:s/>mas que são incorretos, o que se<text:s/>pode<text:s/>traduzir<text:s/>em riscos<text:s/>e<text:s/>consequências imprevisíveis<text:s/><text:span text:style-name="T350">[19], [20]</text:span><text:span text:style-name="T351">.</text:span><text:span text:style-name="T352"><text:s/>Também de elevada importância, é a capacidade de rastrear a origem de conteúdos e do envolvimento humano na criação dos mesmos. A isto se acrescenta questões de autoria e de propriedade intelectual.</text:span></text:p>
      <text:h text:style-name="P353" text:outline-level="2"><text:bookmark-start text:name="_Toc213234361"/>Oportunidade de Mercado<text:bookmark-end text:name="_Toc213234361"/></text:h>
      <text:p text:style-name="P354">O crescimento e maturação rápida<text:s/>da inteligência artificial generativa está a<text:s/>levar<text:s/>à<text:s/>transformação mais significativa<text:s/>desta década,<text:s/>com investimentos<text:s/>projetados<text:s/>de centenas de milhares de milhões<text:s/>de euros até 2030.<text:s/>Este dinamismo<text:s/>reflete o<text:s/>extraordinário potencial<text:s/>desta tecnologia para<text:s/>a<text:s/>sociedade e o mundo.<text:s/>Empresas e governos estão a acelerar a sua adoção, reconhecendo<text:s/>que se trata de um pilar para<text:s/>a competitividade<text:s/>e também para a<text:s/>soberania.<text:s/>Por sua vez,<text:s/>este contexto<text:s/>revela<text:s/>uma<text:s/>enorme oportunidade<text:s/>para empresas<text:s/>imaginarem novos<text:s/>produtos e cadeias de valor.</text:p>
      <text:p text:style-name="P355">A adoção de IA generativa tem<text:s/>sido transversal<text:s/>a quase todos os setores<text:s/><text:span text:style-name="T356">[21], [22], [23], [24]</text:span><text:span text:style-name="T357">.</text:span><text:span text:style-name="T358"><text:s/>Na educação, por exemplo,<text:s/></text:span>permite<text:s/>a aprendizagem personalizada;<text:s/>na saúde,<text:s/>apoia<text:s/>na<text:s/>produção de diagnósticos,<text:s/>na análise de documentação, e<text:s/>na comunicação com pacientes; na<text:s/>indústria,<text:s/>contribui para processos de design<text:s/>e otimização;<text:s/>no entretenimento,<text:s/>revoluciona a<text:s/>narração de histórias<text:s/>e interação com a audiência; na sociedade<text:s/>e administração pública,<text:s/>conduz à transformação digital<text:s/>e serviços inclusivos e centrados no<text:s/>cidadão.</text:p>
      <text:p text:style-name="P359">Esta<text:s/>transformação assenta numa<text:s/>grande aceleração na produção<text:s/>de conteúdos digitais, mudando o paradigma de como o conhecimento<text:s/>e a expressão criativa são<text:s/>produzidos<text:s/>e comunicados<text:s/><text:span text:style-name="T360">[25], [26]</text:span><text:span text:style-name="T361">.</text:span><text:s/>A capacidade destes sistemas de gerarem<text:s/>volumes enormes<text:s/>de material digital de elevada qualidade<text:s/>impulsiona<text:s/>a uma criação massiva<text:s/>e personalizada<text:s/>de conteúdos<text:s/>nos<text:s/>setores supra identificados, entre muitos outros.<text:s/>Adicionalmente, trata-se de uma tecnologia<text:s/>inerentemente<text:s/>multilingue, capaz de<text:s/>construir conteúdos nas mais diversas línguas, como de os traduzir ou converter de uma para outra.<text:s/>Adicionalmente,<text:s/>estas experiências podem ser em tempo real, através da geração continua e adaptativa ao momento.<text:s/>A personalização<text:s/>será total e em tempo real, reagindo<text:s/>às solicitações dos utilizadores, ancorando-os<text:s/>à temática em questão, seja<text:s/>no ensino de uma matéria, ou na venda de um produto ou serviço.</text:p>
      <text:h text:style-name="P362" text:outline-level="1"><text:bookmark-start text:name="_Toc213234362"/>Enquadramento<text:bookmark-end text:name="_Toc213234362"/></text:h>
      <text:h text:style-name="Heading2" text:outline-level="2"><text:bookmark-start text:name="_Toc213234363"/>Proposta de Valor<text:bookmark-end text:name="_Toc213234363"/></text:h>
      <text:p text:style-name="P363">O propósito central deste projeto consiste na investigação e desenvolvimento de uma plataforma para<text:s/>a construção<text:s/>de experiências digitais inteligentes<text:s/>e interativas, através<text:s/>do uso de inteligência artificial generativa.<text:s/>O objetivo é que a mesma permita<text:s/>a construção<text:s/>e publicação de experiências<text:s/>onde utilizadores possam participar,<text:s/>para as quais o sistema gera<text:s/>texto, imagens, áudio, e vídeo, em tempo real ou pré-preparados,<text:s/>ambos seguindo um programa e narrativa pré-definidos,<text:s/>com a finalidade de serem<text:s/>emotivos,<text:s/>interativos,<text:s/>personalizáveis, e adaptativos<text:s/>para com o<text:s/>utilizador.</text:p>
      <text:p text:style-name="P364">Arquiteturalmente,<text:s/>pretende-se que a plataforma possua<text:s/>as ferramentas necessárias e a infraestrutura adequada para a configuração, produção e distribuição destas experiências.<text:s/>Estas experiências poderão ser<text:s/>decompostas em vários<text:s/>meios<text:s/>de comunicação, desde o texto até ao vídeo,<text:s/>como em vários formatos, desde o expositivo<text:s/>ao interativo<text:s/>e<text:s/>em tempo real. Em ambos os casos,<text:s/>a tecnologia será desenhada para permitir, sempre que possível, a<text:s/>sua<text:s/>personalização<text:s/>de acordo com o<text:s/>utilizador em questão, mediante o<text:s/>tipo<text:s/>de<text:s/>experiência.</text:p>
      <text:p text:style-name="P365">Para atingir<text:s/>este objetivo, a plataforma<text:s/>irá integrar<text:s/>IA generativa,<text:s/>com modelos de interação natural, suportados por<text:s/>mecanismos de controlo sobre a veracidade e factualidade<text:s/>da experiência produzida, com a finalidade de produzir experiências coerentes com a estrutura que lhe foi pré-definida,<text:s/>mas também que permita à mesma de ser flexível<text:s/>com o utilizador, porém<text:s/>garantindo a sua confiabilidade.</text:p>
      <text:p text:style-name="P366">A junção destas tecnologias,<text:s/>trará<text:s/>enorme aplicabilidade<text:s/>aos<text:s/>mais diversos setores já previamente referidos,<text:s/>desde a construção de módulos<text:s/>de formação interativos, até<text:s/>conversas<text:s/>sobre cultura<text:s/>em museus e locais históricos,<text:s/>promovendo um diálogo<text:s/>empático com o utilizador,<text:s/>e uma experiência<text:s/>completamente distinta da em vigor.</text:p>
      <text:p text:style-name="P367">Com uma base tecnológica<text:s/>bem<text:s/>definida,<text:s/>e<text:s/>com a mesma a disponibilizar as ferramentas<text:s/>adequadas<text:s/>para<text:s/>uma<text:s/>construção<text:s/>flexível<text:s/>das mais diversas experiências<text:s/>narrativas,<text:s/>estas<text:s/>constituirão<text:s/>catalisadores<text:s/>para a inovação<text:s/>nos espaços criativos,<text:s/>culturais e educacionais. Daqui poderão surgir novos modelos de negócio, assentes sobre esta plataforma, tal como, possivelmente,<text:s/>novos<text:s/>tipos e formatos de trabalho.<text:s/></text:p>
      <text:p text:style-name="P368">Um exemplo fácil de imaginar é o percurso de um comercial ao longo do tempo. Antes, tinha de fazer prospeção porta-a-porta e marcar reuniões presenciais, porém mais tarde começou a poder realizar chamadas remotas e videochamadas, e posteriormente automatizar parte do contacto inicial com ferramentas digitais. Com esta plataforma, imaginamos o comercial a poder criar experiências de venda interativa, onde ele é representado por um agente digital treinado no seu estilo de comunicação, argumentos e conhecimento de produto, capaz de adaptar a conversa ao perfil e necessidades de cada potencial cliente, e de ajustar exemplos, linguagem e prioridades em tempo real. Esse agente poderá também desviar-se pontualmente do guião principal para explorar oportunidades específicas que surjam durante a interação, mantendo coerência com a estratégia definida pelo comercial. Tudo previamente configurado, e ajustado dinamicamente para maximizar o impacto comercial e escalar a capacidade de contacto sem perder personalização.</text:p>
      <text:p text:style-name="P369">Este exemplo descreve o<text:s/>cerne<text:s/>da<text:s/>proposta de valor do projeto. Trata-se<text:s/>de um sistema diferenciador,<text:s/>que integra<text:s/>a<text:s/>orquestração de experiências, geração de conteúdos,<text:s/>flexibilidade<text:s/>interativa,<text:s/>e controlo de factualidade, dentro de um<text:s/>produto coerente, com ferramentas disponibilizadas para o efeito.</text:p>
      <text:p text:style-name="P370">Para realizar esta visão, o projeto<text:s/>foca-se em<text:s/>três<text:s/>linhas de investigação<text:s/>simultâneas,<text:s/>cada uma endereçando<text:s/>uma área técnica distinta, especificamente: (1) a geração controlada<text:s/>e multimodal de conteúdos; (2) a comunicação<text:s/>empática e inclusiva; (3)<text:s/>a orquestração de experiências.<text:s/>De seguida, fazemos uma breve introdução a cada uma destas.</text:p>
      <text:p text:style-name="P371"><text:span text:style-name="T372">Geração Multimodal Controlad</text:span><text:span text:style-name="T373">a:</text:span><text:s/>Foca-se em desenvolver mecanismos<text:s/>para o controlo<text:s/>semântico e estilístico<text:s/>na produção multimodal de conteúdos, de acordo com<text:s/>um objetivo, contexto<text:s/>e<text:s/>narrativa.</text:p>
      <text:p text:style-name="P374"><text:span text:style-name="T375">Diálogo Empático e Seguro:</text:span><text:s/>Foca-se em desenvolver<text:s/>agentes<text:s/>interativos multimodais,<text:s/>capazes de<text:s/>interagir naturalmente, tal como de percecionar<text:s/>as emoções do utilizador<text:s/>e do seu contexto circundante.</text:p>
      <text:p text:style-name="P376"><text:span text:style-name="T377">Or</text:span><text:span text:style-name="T378">questração de Experiências:</text:span><text:s/>Foca-se<text:s/>em desenvolver mecanismos para a coordenação de processos generativos<text:s/>dentro de ambientes dinâmicos e baseados em narrativas definidas,<text:s/>gerindo a progressão dos conteúdos<text:s/>mediante<text:s/>a interação<text:s/>do utilizador.</text:p>
      <text:p text:style-name="P379">Consideramos que estas três linhas de investigação providenciarão as bases necessárias<text:s/>para<text:s/>a implementação bem-sucedida da plataforma<text:s/>idealizada.</text:p>
      <text:p text:style-name="P380">Como guia para o desenho e implementação do sistema, foram definidos<text:s/>cinco pilares funcionais que o<text:s/>sistema deve suportar,<text:s/>providenciando para esse efeito um conjunto de componentes funcionais reutilizáveis,<text:s/><office:annotation office:name="2" xml:id="1309934183"><dc:creator>Ricardo Pinto</dc:creator><dc:date>2025-10-29T21:42:00</dc:date><text:p text:style-name="CommentText">Rever local</text:p></office:annotation>que<text:s/>são<text:s/>mais<text:s/>detalhados<text:s/>na secção<text:s/><text:span text:style-name="T381"><text:bookmark-ref text:ref-name="_Ref213237369" text:reference-format="text">Solução Proposta</text:bookmark-ref></text:span>.<text:span text:style-name="T382"><office:annotation-end office:name="2"/></text:span><text:s/>Foi<text:s/>determinado que a plataforma deveria<text:s/>suportar funcionalmente esses cinco verticais, para servir de guia num desenho flexível das funcionalidades que a irão compor.<text:s/>Daqui segue também<text:s/>que a mesma não<text:s/>estará restrita a apenas esses verticais<text:s/>e que, devido à<text:s/>flexibilidade que lhe é idealizada,<text:s/>suportará outras<text:s/>aplicações<text:s/>ainda por idealizar.<text:s/>Os cinco verticais<text:s/>funcionais<text:s/>são<text:s/>brevemente introduzidos de seguida.</text:p>
      <text:p text:style-name="P383"><text:span text:style-name="T384"><office:annotation office:name="3" xml:id="982734216"><dc:creator>Ricardo Pinto</dc:creator><dc:date>2025-11-04T12:58:00</dc:date><text:p text:style-name="CommentText">Mudar verticais funcionais</text:p></office:annotation>Formação Profissional:</text:span><text:s/>consiste em permitir a construção<text:s/>de simulações<text:s/>de formação e treino<text:s/>adaptativos, com<text:s/>interação e diálogo construtivo,<text:s/>para<text:s/>apoiar o utilizador a corresponder<text:s/>aos mais diversos cenários de formação, dentro de um ambiente seguro e controlado.</text:p>
      <text:p text:style-name="P385"><text:span text:style-name="T386">Educação:</text:span><text:s/>consiste em<text:s/>permitir a construção de<text:s/>cursos educativos para a tutoria personalizada e<text:s/>interativa, com<text:s/>apoio e diálogo pedagógico,<text:s/>para transmitir novo conhecimento e ajudar na aprendizagem do mesmo, semelhantemente a um professor e explicador.</text:p>
      <text:p text:style-name="P387"><text:span text:style-name="T388">Publicidade:</text:span><text:s/>consiste<text:s/>em<text:s/>permitir a construção de<text:s/>anúncios publicitários interativos,<text:s/>com uma narrativa que os guia, e com a capacidade de se adaptarem dinamicamente ao público<text:s/>que assiste ao anúncio, tornando interativo e consciente.</text:p>
      <text:p text:style-name="P389"><text:span text:style-name="T390">Cultura:</text:span><text:s/>consiste em permitir a construção de<text:s/>tours virtuais e<text:s/>encenações históricas,<text:s/>com a finalidade de emergir o<text:s/>utilizador<text:s/>dentro<text:s/>da história do<text:s/>tema ou local em questão, permitindo que o mesmo interaja com o narrador, fazendo questões e aprendendo sobre o<text:s/>assunto.</text:p>
      <text:p text:style-name="P391"><text:span text:style-name="T392">Cidadania:</text:span><text:s/>consiste em permitir a construção<text:s/>de<text:s/>meios de comunicação<text:s/>sociais, para o apoio<text:s/>ao cidadão<text:s/>e à sua inclusão social,<text:s/>respondendo-lhe a questões sobre saúde, trabalho<text:s/>e serviços públicos.<text:span text:style-name="T393"><office:annotation-end office:name="3"/></text:span></text:p>
      <text:p text:style-name="P394">As<text:s/>linhas de investigação escolhidas e<text:s/>os verticais funcionais<text:s/>identificados<text:s/>promovem<text:s/>uma iniciativa<text:s/>com características estratégicas para o<text:s/>desenho<text:s/>ambicioso de uma plataforma<text:s/>que<text:s/>promove<text:s/>o uso<text:s/>da inteligência artificial generativa<text:s/>para<text:s/>a expansão<text:s/>da<text:s/>criatividade e comunicação humana,<text:s/>apicados<text:s/>à criação de<text:s/>novas experiências digitais<text:s/>interativas, com<text:s/>especial valor social,<text:s/>cultural<text:s/>e profissional.</text:p>
      <text:h text:style-name="Heading2" text:outline-level="2"><text:bookmark-start text:name="_Toc213234364"/>Impacto Económico<text:bookmark-end text:name="_Toc213234364"/></text:h>
      <text:p text:style-name="Normal">Delinear e estimar o impacto económico.</text:p>
      <text:list text:style-name="LFO11" text:continue-numbering="true">
        <text:list-item>
          <text:p text:style-name="P395"><office:annotation office:name="4" xml:id="2137911369"><dc:creator>Ricardo Pinto</dc:creator><dc:date>2025-10-29T11:56:00</dc:date><text:p text:style-name="CommentText">Rever a veracidade</text:p></office:annotation>Contribuição para o reforço da economia do conhecimento</text:p>
          <text:list text:continue-numbering="true">
            <text:list-item>
              <text:p text:style-name="P396">O projeto posiciona-se como vetor estratégico na transição para uma economia baseada em conhecimento, dados e criatividade assistida por IA.</text:p>
            </text:list-item>
            <text:list-item>
              <text:p text:style-name="P397">Potencia o surgimento de novos produtos e serviços digitais exportáveis, criando valor acrescentado interno.</text:p>
            </text:list-item>
          </text:list>
        </text:list-item>
        <text:list-item>
          <text:p text:style-name="P398">Estímulo à modernização tecnológica de setores tradicionais (formação, educação, comunicação, cultura, serviços públicos) através da digitalização inteligente</text:p>
          <text:list text:continue-numbering="true">
            <text:list-item>
              <text:p text:style-name="P399">Acelera a transformação digital de setores de elevado peso económico e social, introduzindo automação cognitiva e interação personalizada.</text:p>
            </text:list-item>
            <text:list-item>
              <text:p text:style-name="P400">Na formação e educação, reduz custos e amplia alcance, permitindo formação contínua e personalizada em larga escala.</text:p>
            </text:list-item>
            <text:list-item>
              <text:p text:style-name="P401">No setor cultural e turístico, cria novas formas de monetização e de envolvimento do público através de experiências imersivas.</text:p>
            </text:list-item>
            <text:list-item>
              <text:p text:style-name="P402">Na comunicação e publicidade, multiplica a produtividade e permite campanhas interativas e hiperpersonalizadas.</text:p>
            </text:list-item>
            <text:list-item>
              <text:p text:style-name="P403">Nos serviços públicos, melhora a acessibilidade, eficiência e transparência na relação com o cidadão.</text:p>
            </text:list-item>
            <text:list-item>
              <text:p text:style-name="P404">Gera externalidades positivas sobre todo o ecossistema digital, fomentando inovação e competitividade transversal.</text:p>
            </text:list-item>
          </text:list>
        </text:list-item>
        <text:list-item>
          <text:p text:style-name="P405">Criação de emprego qualificado em áreas de engenharia de IA, design digital e conteúdos interativos</text:p>
          <text:list text:continue-numbering="true">
            <text:list-item>
              <text:p text:style-name="P406">Contribui para a geração de emprego altamente qualificado, tanto direto (equipa de desenvolvimento) como indireto (ecossistema de inovação).</text:p>
            </text:list-item>
            <text:list-item>
              <text:p text:style-name="P407">Estima-se a criação de postos de trabalho em engenharia de IA, ciência de dados, design interativo, UX, som e vídeo generativo, curadoria digital e ética aplicada.<text:span text:style-name="T408"><office:annotation-end office:name="4"/></text:span></text:p>
            </text:list-item>
          </text:list>
        </text:list-item>
      </text:list>
      <text:h text:style-name="P409" text:outline-level="1"><text:bookmark-start text:name="_Toc213234365"/>Objetivos<text:s/>Científicos e Tecnológicos<text:bookmark-end text:name="_Toc213234365"/></text:h>
      <text:h text:style-name="Heading2" text:outline-level="2"><text:bookmark-start text:name="_Toc213234366"/>Linhas Gerais de Investigação<text:bookmark-end text:name="_Toc213234366"/></text:h>
      <text:h text:style-name="Heading3" text:outline-level="3"><text:bookmark-start text:name="_Toc213234367"/>Geração<text:s/>Multimodal Controlada<text:bookmark-end text:name="_Toc213234367"/></text:h>
      <text:p text:style-name="P410">O objetivo desta linha de investigação consiste em<text:s/>investigar métodos para a geração coordenada<text:s/>de conteúdos em diferentes formatos, como texto, imagens<text:s/>e vídeo,<text:s/>com a capacidade de<text:s/>garantir<text:s/>um controlo<text:s/>semântico<text:s/>sobre a coerência<text:s/>e factualidade<text:s/>dos conteúdos,<text:s/>tal como o estilo<text:s/>da sua exposição.<text:s/>A mesma, é de seguida subdividida<text:s/>nos seguintes focos<text:s/>de estudo:</text:p>
      <text:list text:style-name="LFO13" text:continue-numbering="true">
        <text:list-item>
          <text:p text:style-name="P411"><text:span text:style-name="T412">Desenvolvimento<text:s/></text:span><text:span text:style-name="T413">de um componente para a geração<text:s/></text:span><text:span text:style-name="T414">multimodal</text:span><text:span text:style-name="T415"><text:s/>controlada de conteúdos</text:span><text:span text:style-name="T416">:</text:span><text:s/>Este foco<text:s/>de estudo incide<text:s/>na<text:s/>exploração de arquiteturas<text:s/>que permitam a desconstrução e roteamento de<text:s/>informações através de<text:s/>modelos de linguagem que<text:s/>atuam<text:s/>como<text:s/>controladores,<text:s/>coordenando a geração de conteúdos<text:s/>ao longo de diversos modelos secundários, de<text:s/>forma a obter<text:s/>resultados que sigam uma coerência<text:s/>narrativa, estilística e factual.<text:s/>Pode ser decomposto nos seguintes pontos:</text:p>
          <text:list text:continue-numbering="true">
            <text:list-item>
              <text:p text:style-name="P417">Investigação<text:s/>de arquiteturas modulares que permitam uma orquestração flexível<text:s/>de modelos generativos diversos, com<text:s/>o objetivo de<text:s/>preservar a integridade contextual,<text:s/>coerência<text:s/>criativa e factualidade.</text:p>
            </text:list-item>
            <text:list-item>
              <text:p text:style-name="P418">Investigação de mecanismos de<text:s/>prompt chaining<text:s/>e embedding de contexto, para a transferência<text:s/>consistente<text:s/>entre<text:s/>sequências de execução de modelos generativos.</text:p>
            </text:list-item>
            <text:list-item>
              <text:p text:style-name="P419">Investigação<text:s/>de modelos<text:s/>híbridos, compostos por<text:s/>representações estruturadas de<text:s/>dados, e a sua<text:s/>transformação em conteúdos<text:s/>textuais e audiovisuais,<text:s/>gerados via IA.</text:p>
            </text:list-item>
          </text:list>
        </text:list-item>
        <text:list-item>
          <text:p text:style-name="P420"><text:span text:style-name="T421">Investigação de métodos para o controlo estilístico e semântico de conteúdos:</text:span><text:s/>Este foco de estudo incide<text:s/>no desenho de<text:s/>mecanismos de feedback<text:s/>loops para a adaptação dinâmica de prompts<text:s/>através da observação dos outputs gerados, com a finalidade de alinhar o output de modelos de acordo<text:s/>com<text:s/>a narrativa, tom, estilo e propósito desejados.<text:s/>Pode ser decomposto nos seguintes pontos:</text:p>
          <text:list text:continue-numbering="true">
            <text:list-item>
              <text:p text:style-name="P422">Definição de<text:s/>mecanismos de controlo que permitam<text:s/>a utilizadores definir<text:s/>narrativas,<text:s/>encorpadas por<text:s/>componentes emocionais e estilísticas,<text:s/>com a finalidade de garantir<text:s/>que o output reflita as<text:s/>nuances<text:s/>pretendidas.</text:p>
            </text:list-item>
            <text:list-item>
              <text:p text:style-name="P423">Estudo e identificação de técnicas<text:s/>de feedback loops para a<text:s/>reestruturação de prompts<text:s/>com a finalidade<text:s/>de condicionar os modelos a seguirem<text:s/>os mecanismos de controlo configurados pelos utilizadores.</text:p>
            </text:list-item>
            <text:list-item>
              <text:p text:style-name="P424">Estudo e desenho de mecanismos que permitam<text:s/>aos utilizadores<text:s/>avaliar a qualidade<text:s/>dos ajustes efetuados, para permitir melhoramentos iterativos.</text:p>
            </text:list-item>
          </text:list>
        </text:list-item>
      </text:list>
      <text:list text:style-name="LFO32" text:continue-numbering="true">
        <text:list-item>
          <text:p text:style-name="P425"><text:span text:style-name="T426">Investigação de métodos para a ancoragem, alinhamento<text:s/></text:span><text:span text:style-name="T427">e verificação factual de conteúdos:</text:span><text:s/>Este foco de estudo<text:s/>incide na<text:s/>experimentação<text:s/>de diferentes técnicas para<text:s/>garantir a factualidade<text:s/>e<text:s/>alinhamento de conteúdos, reduzindo o risco<text:s/>de desinformação<text:s/>e inconsistências lógicas ou sequenciais.<text:s/>Pode ser decomposto nos seguintes pontos:</text:p>
          <text:list text:continue-numbering="true">
            <text:list-item>
              <text:p text:style-name="P428">Investigação<text:s/>de técnicas de RAG e de<text:s/>ancoragem<text:s/>para<text:s/>garantir a factualidade de conteúdos e prevenir alucinações<text:s/>e fortalecer<text:s/>a consistência e precisão dos conteúdos.</text:p>
            </text:list-item>
            <text:list-item>
              <text:p text:style-name="P429">Investigação de<text:s/>técnicas de ancoragem<text:s/>para o<text:s/>alinhamento de vetores semânticos<text:s/>de conteúdos multimodais, com a finalidade de obter<text:s/>representações semanticamente semelhantes<text:s/>sobre um mesmo contexto semântico.</text:p>
            </text:list-item>
            <text:list-item>
              <text:p text:style-name="P430">Determinação de métricas de consistência<text:s/>de<text:s/>alinhamento entre<text:s/>modelos multimodais.</text:p>
            </text:list-item>
          </text:list>
        </text:list-item>
      </text:list>
      <text:list text:style-name="LFO13" text:continue-numbering="true">
        <text:list-item>
          <text:p text:style-name="P431"><text:span text:style-name="T432">Investigação de métodos para a avaliação quantitativa<text:s/></text:span><text:span text:style-name="T433">da qualidade de<text:s/></text:span><text:span text:style-name="T434">modelos multimodais</text:span><text:span text:style-name="T435">:</text:span><text:s/>Este foco de estudo incide<text:s/>na definição de<text:s/>métodos quantitativos e objetivos para a determinação da<text:s/>qualidade<text:s/>da<text:s/>coerência e factualidade<text:s/>dos conteúdos, tal como o estilo da sua exposição,<text:s/>de<text:s/>conteúdos<text:s/>produzidos por modelos multimodais.<text:s/>Pode ser decomposto nos seguintes pontos:</text:p>
          <text:list text:continue-numbering="true">
            <text:list-item>
              <text:p text:style-name="P436">Definição de critérios<text:s/>que permitam<text:s/>mensurar<text:s/>a qualidade<text:s/>da coerência, factualidade<text:s/>e exposição dos conteúdos gerados por modelos multimodais</text:p>
            </text:list-item>
            <text:list-item>
              <text:p text:style-name="P437">Construção me métodos de registo e comparação<text:s/>de critérios de qualidade<text:s/>para uma avaliação sistemática da qualidade dos mesmos</text:p>
            </text:list-item>
          </text:list>
        </text:list-item>
      </text:list>
      <text:p text:style-name="Normal"/>
      <text:h text:style-name="Heading3" text:outline-level="3"><text:bookmark-start text:name="_Toc213234368"/>Comunicação<text:s/>e Diálogo<text:s/>Seguro<text:s/>e Empático<text:bookmark-end text:name="_Toc213234368"/></text:h>
      <text:p text:style-name="P438">O objetivo desta linha de investigação consiste em investigar<text:s/>sobre agentes<text:s/>conversacionais multimodais, capazes de comunicar em tempo real<text:s/>de forma natural, empática<text:s/>e personalizada<text:s/>com os seus utilizadores,<text:s/>através do formato textual,<text:s/>voz e audiovisual.<text:s/>A mesma, é de seguida subdividida nos seguintes focos de estudo:</text:p>
      <text:list text:style-name="LFO14" text:continue-numbering="true">
        <text:list-item>
          <text:p text:style-name="P439"><text:span text:style-name="T440">Desenvolvimento de</text:span><text:span text:style-name="T441"><text:s/></text:span><text:span text:style-name="T442">um componente<text:s/></text:span><text:span text:style-name="T443">para o estabelecimento de diálogos cativantes e</text:span><text:span text:style-name="T444"><text:s/>com<text:s/></text:span><text:span text:style-name="T445">significado com<text:s/></text:span><text:span text:style-name="T446">o utilizador</text:span><text:span text:style-name="T447">:</text:span><text:s/>Este foco de estudo incide<text:s/>no desenvolvimento<text:s/>de<text:s/>técnicas multimodais que providenciem<text:s/>interações<text:s/>fluídas,<text:s/>emotivas e dotadas de contexto<text:s/>com enfase na percepção e expressão multimodal<text:s/>que permita aos agentes<text:s/>interpretar e responder<text:s/>com uma combinação<text:s/>coordenada<text:s/>linguística, vocal<text:s/>e<text:s/>visual.<text:s/>Pode ser decomposto nos seguintes pontos:</text:p>
          <text:list text:continue-numbering="true">
            <text:list-item>
              <text:p text:style-name="P448">Estudo de<text:s/>arquiteturas multimodais que<text:s/>providenciem<text:s/>agentes conversacionais<text:s/>que<text:s/>respondam<text:s/>em tempo real<text:s/>em<text:s/>diferentes formatos,<text:s/>de<text:s/>forma natural<text:s/>e humana.</text:p>
            </text:list-item>
            <text:list-item>
              <text:p text:style-name="P449">Desenvolvimento de mecanismos para persistência de<text:s/>memória de contexto a curto, médio, e longo prazo,<text:s/>para garantir continuidade de fluidez ao longo de diálogos extensos.</text:p>
            </text:list-item>
            <text:list-item>
              <text:p text:style-name="P450">Implementação de mecanismos<text:s/>que permitam<text:s/>aos agentes<text:s/>interpretar<text:s/>o contexto emotivo do utilizador, e adaptar dinamicamente o seu tom, comportamento, e complexidade de discurso.</text:p>
            </text:list-item>
            <text:list-item>
              <text:p text:style-name="P451">Estudo da aplicação de estruturas<text:s/>de dados<text:s/>de diálogo<text:s/>para dar suporte à geração<text:s/>ancorada<text:s/>de respostas.</text:p>
            </text:list-item>
          </text:list>
        </text:list-item>
      </text:list>
      <text:list text:style-name="LFO33" text:continue-numbering="true">
        <text:list-item>
          <text:p text:style-name="P452"><text:span text:style-name="T453">I&amp;D de métodos para<text:s/></text:span><text:span text:style-name="T454">a personalização da comunicação</text:span><text:span text:style-name="T455">:</text:span><text:s/>Este foco de estudo incide sobre o desenvolvimento de métodos para o<text:s/>ajuste<text:s/>do tom,<text:s/>ritmo, complexidade<text:s/>do discurso, tal como<text:s/>a<text:s/>ordem e foco dos<text:s/>tópicos<text:s/>em questão, de acordo com<text:s/>a natureza e preferências<text:s/>do utilizador. Pode ser decomposto nos seguintes pontos:</text:p>
          <text:list text:continue-numbering="true">
            <text:list-item>
              <text:p text:style-name="P456">Desenvolvimento de frameworks<text:s/>que recorrem<text:s/>a<text:s/>informação sobre o comportamento do utilizador e o contexto em que se insere, para<text:s/>ajustar<text:s/>a sua<text:s/>linguagem,<text:s/>tom<text:s/>e complexidade de<text:s/>discurso.</text:p>
            </text:list-item>
            <text:list-item>
              <text:p text:style-name="P457">Estudo de métodos<text:s/>de medição do envolvimento do utilizador<text:s/>através da quantificação<text:s/>de variáveis de interesse, como<text:s/>conteúdo semântico das respostas e tempos de atenção,<text:s/>para<text:s/>fornecer<text:s/>informações úteis para métodos de ajuste<text:s/>comportamental do agente.</text:p>
            </text:list-item>
          </text:list>
        </text:list-item>
      </text:list>
      <text:list text:style-name="LFO14" text:continue-numbering="true">
        <text:list-item>
          <text:p text:style-name="P458"><text:span text:style-name="T459">I&amp;D de métodos<text:s/></text:span><text:span text:style-name="T460">de análise emocional e<text:s/></text:span><text:span text:style-name="T461">para<text:s/></text:span><text:span text:style-name="T462">o estabelecimento de empatia</text:span><text:span text:style-name="T463">:</text:span><text:s/>Este foco de estudo incide<text:s/>em identificar<text:s/>técnicas que dotem<text:s/>os agentes de inteligência emocional, com a finalidade de<text:s/>os encaminhar a<text:s/>responder de forma adequada e contextualizada para os estados emotivos do utilizador. Pode ser decomposto nos seguintes pontos:</text:p>
          <text:list text:continue-numbering="true">
            <text:list-item>
              <text:p text:style-name="P464">Investigar<text:s/>modelos que permitam<text:s/>identificar estados emocionais através da análise<text:s/>de áudio e de vídeo do utilizador.</text:p>
            </text:list-item>
            <text:list-item>
              <text:p text:style-name="P465">Desenvolver<text:s/>mecanismos de classificação<text:s/>coerente ao longo do tempo do<text:s/>estado emocional do utilizador mediante<text:s/>os valores detetados pelos modelos utilizados.</text:p>
            </text:list-item>
            <text:list-item>
              <text:p text:style-name="P466">Definição de métricas<text:s/>para a quantificação<text:s/>da situação emocional do utilizador<text:s/>e<text:s/>da capacidade do<text:s/>sistema de transmitir empatia e<text:s/>fortalecer o relacionamento com o utilizador.</text:p>
            </text:list-item>
          </text:list>
        </text:list-item>
      </text:list>
      <text:h text:style-name="Heading3" text:outline-level="3"><text:bookmark-start text:name="_Toc213234369"/>Orquestração de Experiências e Narrativas Interativas<text:bookmark-end text:name="_Toc213234369"/></text:h>
      <text:p text:style-name="P467">O<text:s/>objetivo desta linha de investigação consiste em<text:s/>investigar<text:s/>métodos para a construção<text:s/>de experiências narrativas, que permitam que<text:s/>se desviem<text:s/>temporariamente da linha narrativa<text:s/>mediante as interações do utilizador<text:s/>e o contexto em que está inserido.<text:s/>A mesma, é de seguida subdividida nos seguintes focos de estudo:</text:p>
      <text:list text:style-name="LFO14" text:continue-numbering="true">
        <text:list-item>
          <text:p text:style-name="P468"><text:span text:style-name="T469">Desenvolv</text:span><text:span text:style-name="T470">imento de</text:span><text:span text:style-name="T471"><text:s/>componente para a orquestração de narrativas</text:span><text:span text:style-name="T472">:</text:span><text:s/>Este foco de estudo incide<text:s/>na investigação de uma ferramenta<text:s/>para a composição de narrativas, de forma a<text:s/>entregar<text:s/>informações estruturais e guias de execução<text:s/>a<text:s/>modelos generativos, com a finalidade de os guiar<text:s/>sobre que conteúdos gerarem mediante o<text:s/>contexto da narrativa e o contexto do utilizador.<text:s/>Pode ser decomposto nos seguintes pontos:</text:p>
          <text:list text:continue-numbering="true">
            <text:list-item>
              <text:p text:style-name="P473">Desenho de<text:s/>ferramenta de composição de narrativas, para serem<text:s/>geradas tanto em tempo real como<text:s/>de forma antecipada,<text:s/>permitindo<text:s/>ao utilizador uma fácil composição<text:s/>da história,<text:s/>com<text:s/>a orquestração de<text:s/>elementos expositivos<text:s/>e interativos, tal como a flexibilidade<text:s/>que os mesmos têm em se adaptar ao utilizador.</text:p>
            </text:list-item>
            <text:list-item>
              <text:p text:style-name="P474">Desenho de ferramenta<text:s/>para a configuração dos espaços e<text:s/>limitações<text:s/>que elementos narrativos<text:s/>oferecem ao utilizador<text:s/>para os manipular ou alterar<text:s/>mediante as suas interações.</text:p>
            </text:list-item>
          </text:list>
        </text:list-item>
      </text:list>
      <text:list text:style-name="LFO15" text:continue-numbering="true">
        <text:list-item>
          <text:p text:style-name="P475"><text:span text:style-name="T476">I&amp;D de<text:s/></text:span><text:span text:style-name="T477">métodos para garantir<text:s/></text:span><text:span text:style-name="T478">uma continuidade narrativa</text:span><text:span text:style-name="T479">:</text:span><text:s/>Este foco de estudo incide<text:s/>em<text:s/>identificar<text:s/>técnicas para<text:s/>garantir a consistência lógica e temporal<text:s/>dentro de uma dada experiência, mediante as interações e progresso do utilizador.<text:s/>Pode ser decomposto nos seguintes pontos:</text:p>
          <text:list text:continue-numbering="true">
            <text:list-item>
              <text:p text:style-name="P480">Estudar mecanismos<text:s/>de memória narrativa<text:s/>para o registo<text:s/>de eventos, progressão e decisões do utilizador.</text:p>
            </text:list-item>
            <text:list-item>
              <text:p text:style-name="P481">Estudar mecanismos que determinam a consistência causal<text:s/>para<text:s/>guiar e alinhar modelos generativos a produzirem conteúdos coerentes e factuais.</text:p>
            </text:list-item>
            <text:list-item>
              <text:p text:style-name="P482">Estudar ferramentas de autor que auxiliem os designers de narrativas a focarem-se nos elementos importantes e a<text:s/>delegarem os detalhes aos modelos, promovendo uma fronteira produtiva entre os dois.</text:p>
            </text:list-item>
          </text:list>
        </text:list-item>
      </text:list>
      <text:p text:style-name="Normal"/>
      <text:h text:style-name="Heading2" text:outline-level="2"><text:bookmark-start text:name="_Toc213234370"/>Implementação e Produtização<text:bookmark-end text:name="_Toc213234370"/></text:h>
      <text:p text:style-name="Normal">Descrever como as linhas de investigação<text:s/>dão suporte à implementação de um protótipo, enquadrar também com<text:s/>os verticais funcionais, e explicar como é que o mesmo poderá depois ser produtizado.</text:p>
      <text:list text:style-name="LFO16" text:continue-numbering="true">
        <text:list-item>
          <text:p text:style-name="P483">Desenvolvimento de<text:s/>protótipo que combine os resultados das três linhas de investigação</text:p>
        </text:list-item>
        <text:list-item>
          <text:p text:style-name="P484">Enquadramento funcional<text:s/>nos<text:s/>verticais:</text:p>
          <text:list text:continue-numbering="true">
            <text:list-item>
              <text:p text:style-name="P485">Formação e Treino Profissional</text:p>
            </text:list-item>
            <text:list-item>
              <text:p text:style-name="P486">Ensino e Educação</text:p>
            </text:list-item>
            <text:list-item>
              <text:p text:style-name="P487">Publicidade e Comunicação Interativa</text:p>
            </text:list-item>
            <text:list-item>
              <text:p text:style-name="P488">Cultura e Turismo<text:s/>–<text:s/>storytelling adaptativo e visitas guiadas personalizadas</text:p>
            </text:list-item>
            <text:list-item>
              <text:p text:style-name="P489">Saúde, Cidadania e Serviços Públicos<text:s/>–<text:s/>assistentes informativos,<text:s/>empáticos e acessíveis</text:p>
            </text:list-item>
          </text:list>
        </text:list-item>
        <text:list-item>
          <text:p text:style-name="P490">Validação experimental com pilotos demonstradores para cada vertical</text:p>
        </text:list-item>
        <text:list-item>
          <text:p text:style-name="P491">Produtização:<text:s/>definir modelos de negócio baseados em SaaS/API, para comercialização modular das tecnologias desenvolvidas</text:p>
        </text:list-item>
      </text:list>
      <text:h text:style-name="Heading2" text:outline-level="2"><text:bookmark-start text:name="_Toc213234371"/>Resultados Esperados<text:bookmark-end text:name="_Toc213234371"/></text:h>
      <text:p text:style-name="Normal">Indicar os principais resultados científicos, tecnológicos e sociais a alcançar no final do projeto.</text:p>
      <text:h text:style-name="P492" text:outline-level="1"><text:bookmark-start text:name="_Toc213234372"/>Estado de Arte<text:bookmark-end text:name="_Toc213234372"/></text:h>
      <text:h text:style-name="Heading2" text:outline-level="2"><text:bookmark-start text:name="_Toc213234373"/>Modelos Multimodais<text:bookmark-end text:name="_Toc213234373"/></text:h>
      <text:p text:style-name="P493">O projeto em análise tem por base um uso<text:s/>intensivo de<text:s/>modelos<text:s/>multimodais<text:s/>de IA generativa, pelo<text:s/>que<text:s/>é importante rever<text:s/>a composição interna dos mesmos.<text:s/>Atualmente, a construção destes modelos segue<text:s/>uma de duas abordagens possíveis, (1) uma arquitetura multimodal unificada, treinada para<text:s/>processar e gerar múltiplos tipos de formatos<text:span text:style-name="T494"><text:s/>pela mesma rede, tipicamente uma rede transformer</text:span><text:span text:style-name="T495"><text:s/>e (2)<text:s/></text:span><text:span text:style-name="T496">uma arquitetura<text:s/></text:span><text:span text:style-name="T497">constituída por múltiplos modelos especialistas,<text:s/></text:span><text:span text:style-name="T498">tipicamente com a sua utilização coordenada por um modelo central<text:s/></text:span><text:span text:style-name="T499">com o qual<text:s/></text:span><text:span text:style-name="T500">é feita a comunicação<text:s/></text:span><text:span text:style-name="T501">[27], [28], [29]</text:span><text:span text:style-name="T502">.</text:span></text:p>
      <text:p text:style-name="P503">São duas abordagens distintas, com as suas respetivas vantagens e desvantagens. No caso da abordagem centralizada,<text:s/>o processamento e geração<text:s/>tiram partido de uma representação<text:s/>interna<text:s/>centralizada,<text:s/>o que promove uma<text:s/>melhor coerência<text:s/>entre formatos de conteúdos. Em contrapartida,<text:s/>modelos separados<text:s/>beneficiam de<text:s/>terem toda a sua construção neural otimizada para um dado formato de output.<text:s/>A escolha entre uma ou outra abordagem não é trivial, dependendo muito do contexto de utilização. Fatores a considerar, entre outros, serão:<text:s/>complexidade do problema, tempo de treino,<text:s/>qualidade requerida<text:s/>para o output<text:s/>e<text:s/>tempo de latência.</text:p>
      <text:p text:style-name="P504">Para uma<text:s/>interligação entre diferentes formatos dentro de um modelo ou<text:s/>entre diferentes modelos especialistas, cada um com o seu formato,<text:s/>é necessário um espaço<text:s/>semântico partilhado<text:s/>para o respetivo alinhamento intermodal.<text:s/>Este conceito foi inicialmente<text:s/>apresentado<text:s/>pela OpenAI em 2021, no estudo em<text:s/><text:span text:style-name="T505">[30]</text:span><text:span text:style-name="T506"><text:s/></text:span><text:span text:style-name="T507">que</text:span><text:span text:style-name="T508"><text:s/></text:span><text:span text:style-name="T509">demonstra</text:span><text:span text:style-name="T510"><text:s/></text:span><text:span text:style-name="T511">a capacidade de</text:span><text:span text:style-name="T512"><text:s/></text:span><text:span text:style-name="T513">alinhamento multimodal</text:span><text:span text:style-name="T514"><text:s/>através do<text:s/></text:span><text:span text:style-name="T515">mapeamento de texto e imagens para um<text:s/></text:span><text:span text:style-name="T516">mesmo espaço</text:span><text:span text:style-name="T517"><text:s/></text:span><text:span text:style-name="T518">vetorial.</text:span><text:span text:style-name="T519"><text:s/></text:span><text:span text:style-name="T520">E</text:span><text:span text:style-name="T521">ste conceito foi depois expandido para mais domínios, como demonstrado em</text:span><text:span text:style-name="T522"><text:s/></text:span><text:span text:style-name="T523">[31]</text:span><text:span text:style-name="T524"><text:s/>com imagem, texto e áudio, entre outr</text:span><text:span text:style-name="T525">os, todos representados dentro do mesmo espaço latente. Em<text:s/></text:span><text:span text:style-name="T526">[32]</text:span><text:span text:style-name="T527"><text:s/>pode<text:s/></text:span><text:span text:style-name="T528">também<text:s/></text:span><text:span text:style-name="T529">ser encontrado um levantamento mais abrangente deste tipo de métodos.</text:span></text:p>
      <text:p text:style-name="P530"><text:span text:style-name="T531">A popularidade de<text:s/></text:span><text:span text:style-name="T532">chatbots inteligentes, aliada ao surgimento de arquiteturas multimodais levou à</text:span><text:span text:style-name="T533"><text:s/>subsequente construção de<text:s/></text:span><text:span text:style-name="T534">modelos de interação por voz, e mais recente</text:span><text:span text:style-name="T535">mente</text:span><text:span text:style-name="T536"><text:s/></text:span><text:span text:style-name="T537">po</text:span><text:span text:style-name="T538">r vídeo e voz</text:span><text:span text:style-name="T539">, os quais<text:s/></text:span><text:span text:style-name="T540">pedem por<text:s/></text:span><text:span text:style-name="T541">infraestrutura<text:s/></text:span><text:span text:style-name="T542">de<text:s/></text:span><text:span text:style-name="T543">ainda<text:s/></text:span><text:span text:style-name="T544">maior dimensão e especializada</text:span><text:span text:style-name="T545">s</text:span><text:span text:style-name="T546">, para<text:s/></text:span><text:span text:style-name="T547">conseguirem atingir latências baixas.</text:span><text:span text:style-name="T548"><text:s/></text:span><text:span text:style-name="T549">Interessantemente,<text:s/></text:span><text:span text:style-name="T550">os modelos de visuais</text:span><text:span text:style-name="T551"><text:s/>permitem<text:s/></text:span><text:span text:style-name="T552">um ajuste explícito<text:s/></text:span><text:span text:style-name="T553">sobre o conteúdo gerado, através<text:s/></text:span><text:span text:style-name="T554">de guias estruturais que encaminham<text:s/></text:span><text:span text:style-name="T555">a geração a incorporar a estrutura, tal como demonstrado</text:span><text:span text:style-name="T556"><text:s/></text:span><text:span text:style-name="T557">no estudo ControlNet em<text:s/></text:span><text:span text:style-name="T558">[33]</text:span><text:span text:style-name="T559">, como em outros subsequentes<text:s/></text:span><text:span text:style-name="T560">[34], [35], [36]</text:span><text:span text:style-name="T561">.</text:span><text:span text:style-name="T562"><text:s/></text:span><text:span text:style-name="T563">Semelhantemente, na voz também é possível<text:s/></text:span><text:span text:style-name="T564">encaminhar</text:span><text:span text:style-name="T565"><text:s/>o timbre e emoção a partir de exemplos de referência,<text:s/></text:span><text:span text:style-name="T566">tal como demonstrado em<text:s/></text:span><text:span text:style-name="T567">[37], [38], [39]</text:span><text:span text:style-name="T568">.</text:span></text:p>
      <text:p text:style-name="P569"><text:span text:style-name="T570">Ainda que tenhamos várias formas de<text:s/></text:span><text:span text:style-name="T571">encaminhar estes modelos a gerarem o seu conteúdo de acordo com um conjunto</text:span><text:span text:style-name="T572"><text:s/>de<text:s/></text:span><text:span text:style-name="T573">diretrizes, todos os modelos sofrem de alucinações,<text:s/></text:span><text:span text:style-name="T574">i.e. de inventarem conteúdos que não são desejados ou verdadeiros</text:span><text:span text:style-name="T575">, podendo estes aparecer em qualquer um dos formatos de saída.</text:span><text:span text:style-name="T576"><text:s/>Há várias<text:s/></text:span><text:span text:style-name="T577">áreas de investigação para atacar este problema,</text:span><text:span text:style-name="T578"><text:s/></text:span><text:span text:style-name="T579">incluindo o estudo de<text:s/></text:span><text:span text:style-name="T580">métodos de deteção e medição de alucinações</text:span><text:span text:style-name="T581"><text:s/></text:span><text:span text:style-name="T582">[40]</text:span><text:span text:style-name="T583">,</text:span><text:span text:style-name="T584"><text:s/></text:span><text:span text:style-name="T585">de pré-correção durante o treino</text:span><text:span text:style-name="T586"><text:s/></text:span><text:span text:style-name="T587">[41]</text:span><text:span text:style-name="T588">, de<text:s/></text:span><text:span text:style-name="T589">mitigação durante a<text:s/></text:span><text:span text:style-name="T590">geração</text:span><text:span text:style-name="T591"><text:s/></text:span><text:span text:style-name="T592">[42]</text:span><text:span text:style-name="T593"><text:s/>e</text:span><text:span text:style-name="T594"><text:s/></text:span><text:span text:style-name="T595">de correção posterior à geração</text:span><text:span text:style-name="T596"><text:s/></text:span><text:span text:style-name="T597">[43]</text:span><text:span text:style-name="T598">.</text:span><text:span text:style-name="T599"><text:s/>No entanto, no caso de uso de</text:span><text:span text:style-name="T600"><text:s/>IA generativa como um serviço, as técnicas de mitigação de alucinações são diferentes,<text:s/></text:span><text:span text:style-name="T601">focando-se</text:span><text:span text:style-name="T602"><text:s/>em técnicas de ancoramento</text:span><text:span text:style-name="T603"><text:s/></text:span><text:span text:style-name="T604">[44]</text:span><text:span text:style-name="T605">,</text:span><text:span text:style-name="T606"><text:s/>na validação da saída</text:span><text:span text:style-name="T607"><text:s/>do modelo</text:span><text:span text:style-name="T608"><text:s/></text:span><text:span text:style-name="T609">[45], [46]</text:span><text:span text:style-name="T610"><text:s/>e<text:s/></text:span><text:span text:style-name="T611">na revisão/atualização das prompts</text:span><text:span text:style-name="T612"><text:s/></text:span><text:span text:style-name="T613">[47]</text:span><text:span text:style-name="T614">.</text:span></text:p>
      <text:h text:style-name="Heading2" text:outline-level="2"><text:bookmark-start text:name="_Toc213234374"/>Memória e Personalização<text:bookmark-end text:name="_Toc213234374"/></text:h>
      <text:p text:style-name="P615">A estratégia<text:s/>para dotar um modelo de<text:s/>memória<text:s/>–<text:s/>um contexto adicional ao histórico de conversa com<text:s/>o utilizador –<text:s/>tem por base<text:s/>técnicas de recuperação de conhecimento, denominadas por Retrieval-Augmented Generation.<text:s/>Estas<text:s/>consistem<text:s/>em consultar informação externa, seja de bases de dados,<text:s/>na internet, ou<text:s/>em<text:s/>documentação, para acrescentar<text:s/>conteúdo ao contexto<text:s/>da conversa e<text:s/>promover respostas mais contextualizadas do modelo. Métodos mais avançados de RAG podem consistir em técnicas encadeadas de pesquisas, onde entre cada pesquisa o modelo decide<text:s/>se continua mediante os resultados que obteve<text:s/><text:span text:style-name="T616">[48], [49]</text:span><text:span text:style-name="T617">.</text:span></text:p>
      <text:p text:style-name="P618"><text:span text:style-name="T619">As técnicas de pesquisa</text:span><text:span text:style-name="T620"><text:s/>também têm evoluído nos últimos anos. Inicialmente, contava-se<text:s/></text:span><text:span text:style-name="T621">com<text:s/></text:span><text:span text:style-name="T622">pesquisas por palavras-chave</text:span><text:span text:style-name="T623"><text:s/>ou pesquisas na internet. Mais recentemente, começou-se a utilizar intensivamente pesquisas semânticas. Estas consistem em armazenar o</text:span><text:span text:style-name="T624">s conteúdos em bases de dados de vetores, que por sua vez permitem encontrar<text:s/></text:span><text:span text:style-name="T625">resultados</text:span><text:span text:style-name="T626"><text:s/>que são semanticamente parecidos com a pesquisa que o utilizador está a fazer</text:span><text:span text:style-name="T627"><text:s/>e não textualmente iguais, e.g. caracter</text:span><text:span text:style-name="T628">e<text:s/></text:span><text:span text:style-name="T629">a caractere.</text:span><text:span text:style-name="T630"><text:s/>Em<text:s/></text:span><text:span text:style-name="T631">[50]</text:span><text:span text:style-name="T632">, é apresentada uma técnica avançada<text:s/></text:span><text:span text:style-name="T633">para a construção de memória a longo prazo de um agente.<text:s/></text:span><text:span text:style-name="T634">Esta c</text:span><text:span text:style-name="T635">onsiste na utilização de uma base de dados de grafos para armazenar</text:span><text:span text:style-name="T636"><text:s/>notas estruturadas com descrições contextuais,<text:s/></text:span><text:span text:style-name="T637">e com ligações para outras notas relacionadas. O objetivo desta abordagem consiste em construir um grafo de conhecimento<text:s/></text:span><text:span text:style-name="T638">sobre os mais diversos temas.</text:span><text:span text:style-name="T639"><text:s/>Outras técnicas de gestão de memória podem ser encontradas no levantamento feito em<text:s/></text:span><text:span text:style-name="T640">[51]</text:span><text:span text:style-name="T641">.</text:span></text:p>
      <text:h text:style-name="Heading2" text:outline-level="2"><text:bookmark-start text:name="_Toc213234375"/>Computação<text:s/>Empática<text:bookmark-end text:name="_Toc213234375"/></text:h>
      <text:p text:style-name="P642">Estes sistemas interativos necessitam cada vez mais da capacidade de<text:s/>reconhecer e reagir adequadamente às emoções humanas.<text:s/>A interação<text:s/>pessoa-máquina está a evoluir para ambientes mais naturais, onde a componente emocional é uma parte central da comunicação.<text:s/>Aqui, abordagens multimodais também são importantes, dado a<text:s/>abrangência de meios e riqueza de formas com que os humanos se expressam, muitas vezes com elevada nuance, tanto verbal, como facial<text:s/>e<text:s/>postural.<text:s/>Sinais paralinguísticos, micro-expressões, variações de tom de voz e dinâmica corporal fornecem pistas complementares que dificilmente podem ser capturadas por um canal isolado.<text:s/>Estes modelos são denominados de<text:s/>modelos de reconhecimento de emoção multimodal (MER). Em<text:s/><text:span text:style-name="T643">[52]</text:span><text:span text:style-name="T644"><text:s/></text:span><text:span text:style-name="T645">é feito uma apresentação exaustiva</text:span><text:span text:style-name="T646"><text:s/>destes modelos,<text:s/></text:span><text:span text:style-name="T647">descrevendo as técnicas principais de<text:s/></text:span><text:span text:style-name="T648">fusão d</text:span><text:span text:style-name="T649">e múltiplos formatos (texto, voz, vídeo) para<text:s/></text:span><text:span text:style-name="T650">um espaço latente partilhado,<text:s/></text:span><text:span text:style-name="T651">onde cada um destes formatos é pré-processado com uma técnica respetiva,<text:s/></text:span><text:span text:style-name="T652">nomeadamente embeddings para texto, espectrogramas para áudio e<text:s/></text:span><text:span text:style-name="T653">CNNs para<text:s/></text:span><text:span text:style-name="T654">imagem.</text:span><text:span text:style-name="T655"><text:s/></text:span><text:span text:style-name="T656">A construção de espaços latentes comuns permite que o modelo aprenda relações intrínsecas entre modalidades, preservando complementaridade e reduzindo redundâncias,<text:s/></text:span><text:span text:style-name="T657">melhorando<text:s/></text:span><text:span text:style-name="T658">a precisão emocional.</text:span><text:span text:style-name="T659"><text:s/>Estas fusões podem depois ser analisadas também relativamente à sua sequência, para entender<text:s/></text:span><text:span text:style-name="T660">emoções mais complexas, que requerem<text:s/></text:span><text:span text:style-name="T661">algum contexto para serem entendidas</text:span><text:span text:style-name="T662">, como o sarcasmo ou a ironia.</text:span><text:span text:style-name="T663"><text:s/></text:span><text:span text:style-name="T664">O tratamento da dimensão temporal<text:s/></text:span><text:span text:style-name="T665">torna-se importante</text:span><text:span text:style-name="T666">, pois emoções emergem em fluxo e dependem de memória contextual</text:span><text:span text:style-name="T667"><text:s/>e</text:span><text:span text:style-name="T668"><text:s/>continuidade expressiva.</text:span><text:span text:style-name="T669"><text:s/>Em<text:s/></text:span><text:span text:style-name="T670">[53]</text:span><text:span text:style-name="T671"><text:s/>também é feito um levantamento exaustivo de</text:span><text:span text:style-name="T672"><text:s/>estudos, com a finalidade de demonstrar sem margem para dúvidas que a deteção emocional através de técnicas multimodais é superior à<text:s/></text:span><text:span text:style-name="T673">unimodal.</text:span></text:p>
      <text:p text:style-name="P674"><text:span text:style-name="T675">O reconhecimento da emoção é<text:s/></text:span><text:span text:style-name="T676">meio caminho<text:s/></text:span><text:span text:style-name="T677">para a computação<text:s/></text:span><text:span text:style-name="T678">empática</text:span><text:span text:style-name="T679">. A segunda</text:span><text:span text:style-name="T680"><text:s/>parte consiste em efetivamente responder<text:s/></text:span><text:span text:style-name="T681">de forma<text:s/></text:span><text:span text:style-name="T682">adequada à</text:span><text:span text:style-name="T683">s emoções demonstradas pelo utilizador.<text:s/></text:span><text:span text:style-name="T684">Para isso, os modelos são treinados para responder de forma<text:s/></text:span><text:span text:style-name="T685">empática e afetiva.</text:span><text:span text:style-name="T686"><text:s/></text:span><text:span text:style-name="T687">Abordagens modernas incluem<text:s/></text:span><text:span text:style-name="T688">o<text:s/></text:span><text:span text:style-name="T689">treino com diálogo</text:span><text:span text:style-name="T690">s</text:span><text:span text:style-name="T691"><text:s/>empático</text:span><text:span text:style-name="T692">s</text:span><text:span text:style-name="T693">.</text:span><text:span text:style-name="T694"><text:s/>Há<text:s/></text:span><text:span text:style-name="T695">vários</text:span><text:span text:style-name="T696"><text:s/>datasets<text:s/></text:span><text:span text:style-name="T697">compostos</text:span><text:span text:style-name="T698"><text:s/>para o efeito<text:s/></text:span><text:span text:style-name="T699">[54], [55], [56]</text:span><text:span text:style-name="T700">.</text:span><text:span text:style-name="T701"><text:s/>Além da empatia, é<text:s/></text:span><text:span text:style-name="T702">depois<text:s/></text:span><text:span text:style-name="T703">importante também haver um alinhamento cultural com o utilizador</text:span><text:span text:style-name="T704">.</text:span><text:s/><text:span text:style-name="T705">A emoção não é universal</text:span><text:span text:style-name="T706">, mas sim</text:span><text:span text:style-name="T707"><text:s/>influenciada por normas sociais</text:span><text:span text:style-name="T708"><text:s/>e</text:span><text:span text:style-name="T709"><text:s/>expressões regionais.</text:span><text:span text:style-name="T710"><text:s/></text:span><text:span text:style-name="T711"><text:s/>Em<text:s/></text:span><text:span text:style-name="T712">[57]</text:span><text:span text:style-name="T713"><text:s/>é observado<text:s/></text:span><text:span text:style-name="T714">que existe um viés ocidental</text:span><text:span text:style-name="T715">, derivado do corpus de dados com que os modelos são</text:span><text:span text:style-name="T716"><text:s/>inadvertidamente treinados.</text:span><text:span text:style-name="T717"><text:s/></text:span><text:span text:style-name="T718">Isto pode resultar em respostas que soam naturais para utilizadores ocidentais, mas estranhas</text:span><text:span text:style-name="T719"><text:s/></text:span><text:span text:style-name="T720">ou até ofensivas noutras culturas.</text:span><text:span text:style-name="T721"><text:s/></text:span><text:span text:style-name="T722">Em<text:s/></text:span><text:span text:style-name="T723">[58]</text:span><text:span text:style-name="T724"><text:s/>é referido que existe um viés relativamente<text:s/></text:span><text:span text:style-name="T725">à</text:span><text:span text:style-name="T726"><text:s/>definição de beleza e atratividade</text:span><text:span text:style-name="T727"><text:s/>e em<text:s/></text:span><text:span text:style-name="T728">[59]</text:span><text:span text:style-name="T729"><text:s/>é demonstrado que existe um viés cultural<text:s/></text:span><text:span text:style-name="T730">relativamente a expressões idiomáticas, vestuário</text:span><text:span text:style-name="T731"><text:s/></text:span><text:span text:style-name="T732">e ge</text:span><text:span text:style-name="T733">stos.</text:span><text:span text:style-name="T734"><text:s/>Para complicar a situação, em<text:s/></text:span><text:span text:style-name="T735">[60]</text:span><text:span text:style-name="T736"><text:s/></text:span><text:span text:style-name="T737">é explicado como contextos com significados culturais distintos pode levar os modelos a<text:s/></text:span><text:span text:style-name="T738">confundirem-se e a estereotiparem<text:s/></text:span><text:span text:style-name="T739">a situação.</text:span></text:p>
      <text:h text:style-name="Heading2" text:outline-level="2"><text:bookmark-start text:name="_Toc213234376"/>Orquestração de Narrativas<text:bookmark-end text:name="_Toc213234376"/></text:h>
      <text:p text:style-name="P740">Estes modelos generativos permitem<text:s/>a criação de histórias e narrativas com interatividade. Um grande desafio, porém, consiste em garantir<text:s/>a sequência lógica, causal e temporal da narrativa experienciada, dado que estes modelos alucinam e podem confundir-se com<text:s/>a ordem cronológica de eventos<text:s/>e as consequências diretas ou indiretas dos mesmos.<text:s/>Sem o recurso a métodos de ancoragem,<text:s/>estes modelos ao gerarem histórias longas podem começar a contradizer-se e até entrar em<text:s/>ciclos dedutivos erróneos.<text:s/>Estas situações<text:s/>prejudicam<text:s/>a imersão<text:s/>do utilizador, particularmente em ambientes interativos onde escolhas passadas deveriam condicionar eventos futuros, caso contrário a ilusão de continuidade narrativa colapsa.</text:p>
      <text:p text:style-name="P741"><text:span text:style-name="T742">A utilização de RAG e de estruturas narrativas<text:s/></text:span><text:span text:style-name="T743">é importante, e estudos recentes propõem abordagens híbridas, onde parte da narrativa está estruturada e outra parte<text:s/></text:span><text:span text:style-name="T744">é entregue ao modelo para complementar.</text:span><text:span text:style-name="T745"><text:s/></text:span><text:span text:style-name="T746">Este paradigma tem-se mostrado eficaz na redução de contradições, pois cria um esqueleto narrativo que funciona como guia e âncora conceptual. A componente RAG acrescenta uma camada factual e contextual, permitindo que eventos prévios, descrições de personagens e regras do mundo sejam recuperados.</text:span><text:span text:style-name="T747"><text:s/>Esta abordagem permite também que a resposta do modelo se enquadre melhor com o contexto do utilizador.<text:s/></text:span><text:span text:style-name="T748">A base estrutural consiste tipicamente num conjunto de capítulos</text:span><text:span text:style-name="T749"><text:s/>e</text:span><text:span text:style-name="T750"><text:s/></text:span><text:span text:style-name="T751">pontos de salto ou de retrocesso,<text:s/></text:span><text:span text:style-name="T752">que encaminham o modelo na direção certa, deixando-lhe espaço para compor os detalhes</text:span><text:span text:style-name="T753"><text:s/></text:span><text:span text:style-name="T754">[61]</text:span><text:span text:style-name="T755">.</text:span><text:span text:style-name="T756"><text:s/></text:span><text:span text:style-name="T757">Em</text:span><text:span text:style-name="T758"><text:s/></text:span><text:span text:style-name="T759">[62]</text:span><text:span text:style-name="T760"><text:s/>é</text:span><text:span text:style-name="T761"><text:s/>demonstra</text:span><text:span text:style-name="T762">do</text:span><text:span text:style-name="T763"><text:s/>que esta<text:s/></text:span><text:span text:style-name="T764">abordagem facilita a construção coerente de histórias<text:s/></text:span><text:span text:style-name="T765">longas.</text:span><text:span text:style-name="T766"><text:s/></text:span><text:span text:style-name="T767">O modelo opera guiado por um mapa narrativo, preenche</text:span><text:span text:style-name="T768">ndo os detalhes</text:span><text:span text:style-name="T769">, mas condicionado por checkpoints estruturais. O resultado tende a apresentar melhor consistência causal, manutenção de temas e evolução plausível de personagens.</text:span><text:span text:style-name="T770"><text:s/></text:span><text:span text:style-name="T771">N</text:span><text:span text:style-name="T772">a componente visual, em<text:s/></text:span><text:span text:style-name="T773">[63]</text:span><text:span text:style-name="T774"><text:s/>são aplicadas técnicas de memória visual explícita para garantir que elementos visuais se mantenham constantes durante a história.</text:span></text:p>
      <text:p text:style-name="P775"><text:span text:style-name="T776">Técnicas semelhantes são exploradas em<text:s/></text:span><text:span text:style-name="T777">[64]</text:span><text:span text:style-name="T778">,<text:s/></text:span><text:span text:style-name="T779">articula</text:span><text:span text:style-name="T780">ndo</text:span><text:span text:style-name="T781"><text:s/>geração narrativa com imagens coerentes ao longo do tempo, orquestrando<text:s/></text:span><text:span text:style-name="T782">técnicas</text:span><text:span text:style-name="T783"><text:s/>(busca, difusão, edição) para preservar identidade, tom e continuidade estética</text:span><text:span text:style-name="T784">, e em<text:s/></text:span><text:span text:style-name="T785">[65]</text:span><text:span text:style-name="T786"><text:s/>este tipo de técnicas são usadas para a consistência de personagens em conteúdos Manga.</text:span><text:span text:style-name="T787"><text:s/></text:span><text:span text:style-name="T788">Estas<text:s/></text:span><text:span text:style-name="T789">abordagens permitem criar mundos narrativos que evoluem de forma consistente</text:span><text:span text:style-name="T790">,<text:s/></text:span><text:span text:style-name="T791">um fluxo<text:s/></text:span><text:span text:style-name="T792">narrativo coerente e</text:span><text:span text:style-name="T793"><text:s/>integrado, em que texto e imagem suportam e reforçam mutuamente a construção de sentido,<text:s/></text:span><text:span text:style-name="T794">coerência</text:span><text:span text:style-name="T795"><text:s/>e imers</text:span><text:span text:style-name="T796">ão</text:span><text:span text:style-name="T797">.</text:span></text:p>
      <text:p text:style-name="Normal"/>
      <text:h text:style-name="P798" text:outline-level="1"><text:bookmark-start text:name="_Toc213234377"/><text:bookmark-start text:name="_Ref213237369"/><text:bookmark-start text:name="_Ref213237388"/>Solução Proposta<text:bookmark-end text:name="_Toc213234377"/><text:bookmark-end text:name="_Ref213237369"/><text:bookmark-end text:name="_Ref213237388"/></text:h>
      <text:h text:style-name="Heading2" text:outline-level="2"><text:bookmark-start text:name="_Toc213234378"/>Componentes Funcionais<text:bookmark-end text:name="_Toc213234378"/></text:h>
      <text:h text:style-name="Heading3" text:outline-level="3"><text:bookmark-start text:name="_Toc213234379"/>Conhecimento e Governança<text:bookmark-end text:name="_Toc213234379"/></text:h>
      <text:h text:style-name="Heading4" text:outline-level="4"><text:bookmark-start text:name="_Ref212552193"/>Gestão de Utilizadores &amp; Perfis<text:bookmark-end text:name="_Ref212552193"/></text:h>
      <text:p text:style-name="Normal">Sistema de perfis, preferências e histórico que suporta personalização, controlo de acesso e consentimentos de dados.</text:p>
      <text:p text:style-name="P799">Funcionalidades:</text:p>
      <text:p text:style-name="P800">A aplicação permite o registo e login seguros através de email/palavra-passe ou SSO. Os utilizadores podem gerir as suas preferências, consultar e alterar as suas informações pessoais, bem como acompanhar o histórico de atividades após efetuarem login. Comprometemo-nos a proteger os seus dados e sessões, em conformidade com as normas de privacidade.</text:p>
      <text:list text:style-name="LFO17" text:continue-numbering="true">
        <text:list-item>
          <text:p text:style-name="P801"><text:span text:style-name="T802">Registo e Login</text:span><text:line-break/><text:span text:style-name="T803">E<text:s/></text:span><text:span text:style-name="T804">possível</text:span><text:span text:style-name="T805"><text:s/>o registo e login utilizando email/palavra-passe ou SSO (com MFA e verificação de email). Garantindo também a recuperação de acesso à conta</text:span><text:span text:style-name="T806">, estando</text:span><text:span text:style-name="T807"><text:s/>em conformidade com o RGPD.</text:span></text:p>
        </text:list-item>
      </text:list>
      <text:p text:style-name="P808"/>
      <text:list text:style-name="LFO17" text:continue-numbering="true">
        <text:list-item>
          <text:p text:style-name="P809"><text:span text:style-name="T810">Gestão de Preferências e Consentimentos</text:span><text:line-break/><text:span text:style-name="T811">Após o login, os utilizadores podem alterar as suas preferências e consentimentos de forma detalhada, como desativar notificações e partilhar dados, podendo fazê-lo a qualquer momento.</text:span></text:p>
        </text:list-item>
      </text:list>
      <text:p text:style-name="P812"/>
      <text:list text:style-name="LFO17" text:continue-numbering="true">
        <text:list-item>
          <text:p text:style-name="P813"><text:span text:style-name="T814">Consulta e Alteração de Dados Pessoais</text:span><text:line-break/><text:span text:style-name="T815">Os utilizadores podem ver e editar o seu perfil na área pessoal.</text:span></text:p>
        </text:list-item>
      </text:list>
      <text:p text:style-name="P816"/>
      <text:list text:style-name="LFO17" text:continue-numbering="true">
        <text:list-item>
          <text:p text:style-name="P817"><text:span text:style-name="T818">Consulta de Histórico</text:span><text:line-break/><text:span text:style-name="T819">É possível consultar o histórico</text:span><text:span text:style-name="T820"><text:s/>de</text:span><text:span text:style-name="T821"><text:s/>sessões, interações e conteúdo gerado, facilitando o acompanhamento das ações realizadas na<text:s/></text:span><text:span text:style-name="T822">aplic</text:span><text:span text:style-name="T823">a</text:span><text:span text:style-name="T824">ção</text:span><text:span text:style-name="T825">.</text:span></text:p>
        </text:list-item>
      </text:list>
      <text:p text:style-name="P826"/>
      <text:list text:style-name="LFO17" text:continue-numbering="true">
        <text:list-item>
          <text:p text:style-name="P827"><text:span text:style-name="T828">Sessão de Utilizador</text:span><text:line-break/><text:span text:style-name="T829">Tokens de curta duração mantêm a sessão do utilizador ativa, existindo também mecanismos de proteção CSRF para reforçar a segurança.</text:span></text:p>
        </text:list-item>
      </text:list>
      <text:p text:style-name="ListParagraph"/>
      <text:p text:style-name="Normal"><text:span text:style-name="T830">Dependências:</text:span><text:s/>-<text:s/></text:p>
      <text:h text:style-name="Heading4" text:outline-level="4"><text:bookmark-start text:name="_Ref212546072"/>Segurança, Ética e Conformidade<text:bookmark-end text:name="_Ref212546072"/></text:h>
      <text:p text:style-name="Normal">Segurança e conformidade com o RGPD, AI Act e princípios éticos de transparência, neutralidade,<text:s/>segurança<text:s/>e filtragem de conteúdos inadequados.</text:p>
      <text:p text:style-name="Normal"><text:s/><text:span text:style-name="T831">Funcionalidades:</text:span></text:p>
      <text:p text:style-name="Normal">A aplicação implementa padrões de segurança, ética e conformidade que se traduzem em transparência e proteção dos dados. Inclui funcionalidades que permitem gerir políticas e consentimentos, controlar a aprovação editorial e ética, e garantir a rastreabilidade através de logs de auditoria.</text:p>
      <text:list text:style-name="LFO18" text:continue-numbering="true">
        <text:list-item>
          <text:p text:style-name="P832">Gestão de políticas ativas e consentimentos</text:p>
        </text:list-item>
      </text:list>
      <text:p text:style-name="ListParagraph">Permite administrar políticas de privacidade, segurança e uso de dados, bem como gerir os consentimentos dos utilizadores de forma centralizada e transparente. Garante que todas as definições estejam alinhadas com os requisitos legais e éticos aplicáveis. É possível atualizar e revogar os consentimentos a qualquer momento.</text:p>
      <text:p text:style-name="ListParagraph"/>
      <text:list text:style-name="LFO18" text:continue-numbering="true">
        <text:list-item>
          <text:p text:style-name="P833">Workflow de aprovação editorial e ética</text:p>
        </text:list-item>
      </text:list>
      <text:p text:style-name="ListParagraph">Inclui processos de revisão e aprovação de conteúdos, de forma que todas as publicações respeitam as normas editoriais, princípios éticos e regulamentos em vigor. O workflow permite que diferentes utilizadores participem na validação dos conteúdos antes da sua divulgação. Ajuda a prevenir a publicação de informação inadequada ou sensível.</text:p>
      <text:p text:style-name="ListParagraph"/>
      <text:list text:style-name="LFO18" text:continue-numbering="true">
        <text:list-item>
          <text:p text:style-name="P834">Logs de auditoria e mecanismos de rastreabilidade</text:p>
        </text:list-item>
      </text:list>
      <text:p text:style-name="ListParagraph">Regista todas as ações relevantes dos utilizadores na plataforma, sendo possível monitorizar alterações, decisões e acessos a dados. Transparência e responsabilidade é garantida através dos logs de auditoria, facilitando a identificação de potenciais irregularidades. Estes mecanismos ajudam a garantir o cumprimento das normas de segurança e de proteção de dados.</text:p>
      <text:p text:style-name="ListParagraph"/>
      <text:p text:style-name="Normal"><text:span text:style-name="T835">Dependências:</text:span><text:s/>-<text:s/></text:p>
      <text:h text:style-name="Heading4" text:outline-level="4"><text:bookmark-start text:name="_Ref212545692"/>Gestão de Conhecimento<text:bookmark-end text:name="_Ref212545692"/></text:h>
      <text:p text:style-name="Normal">Repositório central para organização<text:s/>e<text:s/>versionamento de conteúdos, modelos e dados<text:s/>contextuais.</text:p>
      <text:p text:style-name="P836">Funcionalidades:</text:p>
      <text:p text:style-name="Normal">A utilização de um repositório centralizado permite a organização e a gestão durante todo o ciclo de vida do conteúdo, dos modelos e dos dados contextuais, apoiando a partilha de conhecimento e a melhoria contínua.</text:p>
      <text:list text:style-name="LFO3" text:continue-numbering="true">
        <text:list-item>
          <text:p text:style-name="P837">Ingestão documental</text:p>
        </text:list-item>
      </text:list>
      <text:p text:style-name="ListParagraph">Organiza a importação de documentos/recursos para o repositório. Permite a organização com atribuição de metadados para uma categorização eficaz. Garante a consistência e a rastreabilidade de todos os materiais ingeridos.</text:p>
      <text:p text:style-name="ListParagraph"/>
      <text:list text:style-name="LFO3" text:continue-numbering="true">
        <text:list-item>
          <text:p text:style-name="P838">Armazenamento e pesquisa de modelos, prompts e recursos multimodais</text:p>
        </text:list-item>
      </text:list>
      <text:p text:style-name="ListParagraph">Ajuda a manter o controlo de todos os materiais ingeridos de forma consistente para posterior recuperação através da recolha e rastreabilidade. Facilita o armazenamento seguro e a recuperação rápida de modelos, prompts e dados multimédia.<text:s/>Uma<text:s/>pesquisa<text:s/>avançada<text:s/>ajuda<text:s/>os utilizadores a encontrar rapidamente os recursos apropriados.<text:s/></text:p>
      <text:p text:style-name="ListParagraph"/>
      <text:list text:style-name="LFO3" text:continue-numbering="true">
        <text:list-item>
          <text:p text:style-name="P839">Versionamento e ciclo de vida (Rascunho → Revisão → Aprovado → Publicado → Descontinuado)</text:p>
        </text:list-item>
      </text:list>
      <text:p text:style-name="ListParagraph">Rastreia o estado de cada item desde a sua criação até à sua desativação e mantém as atualizações e aprovações sob controlo. Mantém um registo transparente das alterações e da propriedade ao longo de todo o processo. Cumpre os requisitos de conformidade e governança.</text:p>
      <text:p text:style-name="ListParagraph"/>
      <text:list text:style-name="LFO3" text:continue-numbering="true">
        <text:list-item>
          <text:p text:style-name="P840">Gestão de dados</text:p>
        </text:list-item>
      </text:list>
      <text:p text:style-name="ListParagraph">Apoia a organização, manutenção e integridade de diferentes tipos de dados no repositório. Estabelece controlos de acesso para proteger dados sensíveis. Facilita a análise e a geração de relatórios para fundamentar a tomada de decisões orientada por dados.</text:p>
      <text:p text:style-name="Normal"><text:span text:style-name="T841">Dependências:</text:span><text:s/>-</text:p>
      <text:h text:style-name="Heading4" text:outline-level="4"><text:bookmark-start text:name="_Ref212546554"/>Biblioteca de Conhecimento<text:bookmark-end text:name="_Ref212546554"/></text:h>
      <text:p text:style-name="Normal">Ferramentas para a organização de catálogos de conhecimento, da construção de blocos reutilizáveis de atividades, templates, e estruturas narrativas. Integra com a<text:s/><text:span text:style-name="T842">Gestão de Conhecimento</text:span>.</text:p>
      <text:p text:style-name="P843">Funcionalidades:</text:p>
      <text:p text:style-name="Normal">A Biblioteca de Conhecimento inclui ferramentas para organizar catálogos de conhecimento e desenvolver blocos de atividades reutilizáveis, modelos e estruturas narrativas, que se integram na Gestão do Conhecimento.</text:p>
      <text:list text:style-name="LFO2" text:continue-numbering="true">
        <text:list-item>
          <text:p text:style-name="P844">Organização de conteúdos / templates / blocos / catálogos / estruturas de atividades / storytelling reutilizáveis</text:p>
        </text:list-item>
      </text:list>
      <text:p text:style-name="ListParagraph">Permite a organização estruturada de diversos recursos, como modelos, blocos de conteúdo e estruturas narrativas facilitando o acesso e a adaptação de diversos materiais de forma a atender a diferentes necessidades de aprendizagem e criatividade.</text:p>
      <text:p text:style-name="ListParagraph"/>
      <text:list text:style-name="LFO2" text:continue-numbering="true">
        <text:list-item>
          <text:p text:style-name="P845">Pesquisa de recursos</text:p>
        </text:list-item>
      </text:list>
      <text:p text:style-name="ListParagraph">Disponibiliza<text:s/>uma pesquisa avançada para localizar rapidamente modelos, blocos e itens de catálogo relevantes garante que os utilizadores possam encontrar e utilizar eficientemente os materiais certos para os seus projetos.</text:p>
      <text:p text:style-name="ListParagraph">O suporte de design modular para atividades e elementos de narrativa, melhora a consistência, a eficiência, a descoberta e a recuperação de recursos na biblioteca.<text:s/></text:p>
      <text:p text:style-name="P846">Dependências:</text:p>
      <text:list text:style-name="LFO1" text:continue-numbering="true">
        <text:list-item>
          <text:p text:style-name="P847"><text:span text:style-name="T848"><text:bookmark-ref text:ref-name="_Ref212545692" text:reference-format="text">Gestão de Conhecimento</text:bookmark-ref></text:span></text:p>
        </text:list-item>
      </text:list>
      <text:h text:style-name="Heading4" text:outline-level="4"><text:bookmark-start text:name="_Ref212546562"/>Validação com Grounding<text:bookmark-end text:name="_Ref212546562"/></text:h>
      <text:p text:style-name="Normal">Indexação de fontes fiáveis para o apoio à geração e verificação da factualidade de conteúdos gerados.</text:p>
      <text:p text:style-name="Normal"><text:span text:style-name="T849">Funcionalidades:</text:span></text:p>
      <text:p text:style-name="Normal">A validação de fundamentos<text:s/>é<text:s/>concebida para apoiar a geração e verificação de conteúdo factual através da indexação de fontes fidedignas, garantindo maior precisão e credibilidade.</text:p>
      <text:list text:style-name="LFO31" text:continue-numbering="true">
        <text:list-item>
          <text:p text:style-name="P850">Validação factual e semântica de conteúdos</text:p>
        </text:list-item>
      </text:list>
      <text:p text:style-name="ListParagraph">O conteúdo é validado em relação a fontes fidedignas indexadas quanto à veracidade e integridade semântica. Ao garantir a qualidade da informação, este processo minimiza as oportunidades para declarações falsas e gera resultados contextualmente apropriados e fiáveis.</text:p>
      <text:p text:style-name="ListParagraph"/>
      <text:list text:style-name="LFO31" text:continue-numbering="true">
        <text:list-item>
          <text:p text:style-name="P851">Atribuição de scores de veracidade e alinhamento</text:p>
        </text:list-item>
      </text:list>
      <text:p text:style-name="ListParagraph">Cada conteúdo gerado recebe uma pontuação com base na sua correção factual e alinhamento com as fontes validadas. Estas pontuações não são apenas transparentes, como também permitem aos utilizadores determinarem<text:s/>facilmente a fiabilidade e a credibilidade das informações fornecidas.</text:p>
      <text:p text:style-name="ListParagraph"/>
      <text:list text:style-name="LFO31" text:continue-numbering="true">
        <text:list-item>
          <text:p text:style-name="P852">Deteção de inconsistências ou contradições</text:p>
        </text:list-item>
      </text:list>
      <text:p text:style-name="ListParagraph">O conteúdo é analisado por ferramentas<text:s/>buscam automaticamente<text:s/>inconsistências ou contradições lógicas nas declarações em comparação com as referências indexadas. Quando estas discrepâncias são detetadas, desencadeiam alertas para garantir a reavaliação, correção ou outras medidas que apoiem a coerência e a credibilidade global da base de conhecimento.</text:p>
      <text:p text:style-name="P853">Dependências:</text:p>
      <text:list text:style-name="LFO20" text:continue-numbering="true">
        <text:list-item>
          <text:p text:style-name="P854"><text:span text:style-name="T855"><text:bookmark-ref text:ref-name="_Ref212546072" text:reference-format="text">Segurança, Ética e Conformidade</text:bookmark-ref></text:span></text:p>
        </text:list-item>
        <text:list-item>
          <text:p text:style-name="P856"><text:span text:style-name="T857"><text:bookmark-ref text:ref-name="_Ref212545692" text:reference-format="text">Gestão de Conhecimento</text:bookmark-ref></text:span></text:p>
        </text:list-item>
      </text:list>
      <text:h text:style-name="Heading3" text:outline-level="3"><text:bookmark-start text:name="_Toc213234380"/>Geração<text:s/>de Conteúdos<text:bookmark-end text:name="_Toc213234380"/></text:h>
      <text:h text:style-name="Heading4" text:outline-level="4"><text:bookmark-start text:name="_Ref212546612"/>Motor de Geração Multimodal<text:bookmark-end text:name="_Ref212546612"/></text:h>
      <text:p text:style-name="Normal">Sistema generativo capaz de produzir texto, imagem, voz e vídeo de forma coordenada e coerente com o contexto e estilo<text:s/>solicitados.</text:p>
      <text:p text:style-name="P858">Funcionalidades:</text:p>
      <text:p text:style-name="P859">O motor de geração de conteúdo é um sistema multimodal desenhado para produzir texto, imagens, áudio e vídeo de uma maneira contextualmente coordenada e alinhada com os requisitos e estilo solicitado.</text:p>
      <text:list text:style-name="LFO23" text:continue-numbering="true">
        <text:list-item>
          <text:p text:style-name="P860">Geração de conteúdos multimodais</text:p>
        </text:list-item>
      </text:list>
      <text:p text:style-name="P861"><text:span text:style-name="T862">É disponível a criação de diversos tipos de matérias como texto escrito, recursos visuais, áudio e vídeo e ao tirar proveito de modelos generativos avançados é assegurado que os conteúdos são contextualmente relevantes e podem ser perfeitamente integrados de forma a criar experiências mais ricas para o utilizad</text:span><text:span text:style-name="T863">or.</text:span></text:p>
      <text:p text:style-name="P864"/>
      <text:list text:style-name="LFO23" text:continue-numbering="true">
        <text:list-item>
          <text:p text:style-name="P865"><text:span text:style-name="T866">Ajuste de estilo, tom e coerência</text:span></text:p>
        </text:list-item>
      </text:list>
      <text:p text:style-name="P867">A geração de conteúdo pode ser ajustada para corresponder especificamente a as preferências estilísticas e tonais e ao mesmo tempo manter a coerência. Os utilizadores podem especificar as características e o sistema de forma inteligente e consistente adapta o conteúdo gerado para corresponder ao contexto, audiência e objetivos de comunicação.</text:p>
      <text:p text:style-name="ListParagraph"/>
      <text:list text:style-name="LFO23" text:continue-numbering="true">
        <text:list-item>
          <text:p text:style-name="P868">Aplicação de guardrails de segurança e ética</text:p>
        </text:list-item>
      </text:list>
      <text:p text:style-name="P869">Durante todo o processo de geração existe um processo de segurança onde são aplicadas barreiras éticas. Estas medidas de segurança que seguem normas de utilização responsável, monotorização o conteúdo para riscos potencias garantindo um uso responsável e em conformidade com as orientações legais e éticas. De forma as proteger os utilizadores o conteúdo inapropriado e/ou maldoso é filtrado e sinalizado.</text:p>
      <text:p text:style-name="ListParagraph"/>
      <text:p text:style-name="P870">Dependências:</text:p>
      <text:list text:style-name="LFO23" text:continue-numbering="true">
        <text:list-item>
          <text:p text:style-name="P871"><text:span text:style-name="T872"><text:bookmark-ref text:ref-name="_Ref212546562" text:reference-format="text">Validação com Grounding</text:bookmark-ref></text:span></text:p>
        </text:list-item>
      </text:list>
      <text:h text:style-name="Heading4" text:outline-level="4"><text:bookmark-start text:name="_Ref212547162"/>Apoio Construção Multilingue<text:bookmark-end text:name="_Ref212547162"/></text:h>
      <text:p text:style-name="Normal">Tradução automática e<text:s/>apoio à<text:s/>adaptação cultural dos conteúdos<text:s/>a serem produzidos pela<text:s/><text:span text:style-name="T873">Autoria Inteligente</text:span><text:s/>tal como pelo<text:s/><text:span text:style-name="T874">Agente Conversacional</text:span>.</text:p>
      <text:p text:style-name="P875">Funcionalidades:</text:p>
      <text:p text:style-name="P876">O suporte multilíngue oferece traduções automáticas e adaptação cultural ao conteúdo gerado melhorando a acessibilidade e relevâncias<text:s/>para<text:s/>diversos tipos de<text:s/>público-alvo.</text:p>
      <text:list text:style-name="LFO23" text:continue-numbering="true">
        <text:list-item>
          <text:p text:style-name="P877">Legendagem de conteúdos<text:s/>de vídeo</text:p>
        </text:list-item>
      </text:list>
      <text:p text:style-name="P878">Geração automaticamente de legendas para conteúdos de vídeo com suporte de múltiplos idiomas. Desta forma é garantido um maior envolvimento e compreensão, pois os conteúdos multimédia são acessíveis a todos independente do seu idioma.</text:p>
      <text:p text:style-name="ListParagraph"/>
      <text:list text:style-name="LFO23" text:continue-numbering="true">
        <text:list-item>
          <text:p text:style-name="P879">Tradução<text:s/>integrada de<text:s/>conteúdos</text:p>
        </text:list-item>
      </text:list>
      <text:p text:style-name="P880">Através de modelos de linguagem avançados existe uma tradução integrada de texto, áudio e conteúdos visuais envolvente a todo o sistema. Esta tradução preserva o significado e contexto ao longo do processo de criação de forma a possibilitar os utilizadores a produzir conteúdos facilmente compreendidos em todo o mundo.</text:p>
      <text:p text:style-name="ListParagraph"/>
      <text:list text:style-name="LFO23" text:continue-numbering="true">
        <text:list-item>
          <text:p text:style-name="P881">Validação e<text:s/>orientação para adequação cultural</text:p>
        </text:list-item>
      </text:list>
      <text:p text:style-name="P882">De forma a oferecer recomendações e melhorias, a relevância e a sensibilidade cultural do conteúdo traduzido é avaliada. A aplicação identifica potencias problemas e oferece orientações para garantir que os conteúdos são respeitosos e relevantes para o público-alvo.</text:p>
      <text:p text:style-name="ListParagraph"/>
      <text:p text:style-name="P883">Dependências:</text:p>
      <text:list text:style-name="LFO22" text:continue-numbering="true">
        <text:list-item>
          <text:p text:style-name="P884"><text:span text:style-name="T885"><text:bookmark-ref text:ref-name="_Ref212546554" text:reference-format="text">Biblioteca de Conhecimento</text:bookmark-ref></text:span></text:p>
        </text:list-item>
        <text:list-item>
          <text:p text:style-name="P886"><text:span text:style-name="T887"><text:bookmark-ref text:ref-name="_Ref212546612" text:reference-format="text">Motor de Geração Multimodal</text:bookmark-ref></text:span></text:p>
        </text:list-item>
      </text:list>
      <text:h text:style-name="Heading4" text:outline-level="4"><text:bookmark-start text:name="_Ref212552231"/>Autoria Inteligente<text:bookmark-end text:name="_Ref212552231"/></text:h>
      <text:p text:style-name="Normal">Ferramenta de criação assistida por IA para conceber conteúdos multimodais de forma rápida e personalizada.</text:p>
      <text:p text:style-name="P888">Funcionalidades:</text:p>
      <text:p text:style-name="P889">A Autoria Inteligente com suporte a inteligência artificial permite aos utilizadores a rápida criação personalizada de conteúdos multimodais, e oferece capacidades avançadas de organização, verificação e suporte multilingue.</text:p>
      <text:list text:style-name="LFO21" text:continue-numbering="true">
        <text:list-item>
          <text:p text:style-name="P890">Geração de conteúdos multimodais</text:p>
        </text:list-item>
      </text:list>
      <text:p text:style-name="P891">Permite aos utilizadores criar rapidamente conteúdo personalizado de texto, imagens, áudio e vídeo para diferentes necessidades. O sistema garante que os dados são gerados de forma coerente, contextualizados e criativamente apropriados.</text:p>
      <text:p text:style-name="ListParagraph"/>
      <text:list text:style-name="LFO21" text:continue-numbering="true">
        <text:list-item>
          <text:p text:style-name="P892">Organização de conteúdos<text:s/>dentro da biblioteca</text:p>
        </text:list-item>
      </text:list>
      <text:p text:style-name="P893">Permite o armazenamento a organização estruturada da informação dentro da biblioteca. Útil para indexação, recuperação e gestão de recursos, tanto para acessibilidade como para reutilização a longo prazo.</text:p>
      <text:p text:style-name="ListParagraph"/>
      <text:list text:style-name="LFO21" text:continue-numbering="true">
        <text:list-item>
          <text:p text:style-name="P894">Apoio assistido<text:s/>por IA à criação e organização dos conteúdos</text:p>
        </text:list-item>
      </text:list>
      <text:p text:style-name="P895">Utiliza a inteligência artificial para oferecer conselhos aos utilizadores que precisam de criar ou estruturar conteúdo. Desta forma<text:s/>existe<text:s/>um fluxo de trabalho mais eficiente e um aumento da qualidade e a eficácia na produção de conteúdos.</text:p>
      <text:p text:style-name="ListParagraph"/>
      <text:list text:style-name="LFO21" text:continue-numbering="true">
        <text:list-item>
          <text:p text:style-name="P896">Verificação factual e ética durante autoria</text:p>
        </text:list-item>
      </text:list>
      <text:p text:style-name="P897">Durante a criação de conteúdos existe uma verificação da informação e da conformidade ética em tempo real. São despoletados alertas sobre inconsistências ou riscos, de forma a gerar conteúdos fiáveis e responsáveis.</text:p>
      <text:p text:style-name="ListParagraph"/>
      <text:list text:style-name="LFO21" text:continue-numbering="true">
        <text:list-item>
          <text:p text:style-name="P898">Suporte multilingue integrado</text:p>
        </text:list-item>
      </text:list>
      <text:p text:style-name="ListParagraph">Oferece tradução automática e adaptação cultural, permitindo a criação de conteúdos para públicos diversificados. Isto<text:s/>alarga o alcance dos materiais gerados, pois<text:s/>o conteúdo<text:s/>é<text:s/>acessível em diferentes idiomas e regiões.</text:p>
      <text:p text:style-name="P899">Dependências:</text:p>
      <text:list text:style-name="LFO22" text:continue-numbering="true">
        <text:list-item>
          <text:p text:style-name="P900"><text:span text:style-name="T901"><text:bookmark-ref text:ref-name="_Ref212546554" text:reference-format="text">Biblioteca de Conhecimento</text:bookmark-ref></text:span></text:p>
        </text:list-item>
        <text:list-item>
          <text:p text:style-name="P902"><text:span text:style-name="T903"><text:bookmark-ref text:ref-name="_Ref212546612" text:reference-format="text">Motor de Geração Multimodal</text:bookmark-ref></text:span></text:p>
        </text:list-item>
        <text:list-item>
          <text:p text:style-name="P904"><text:span text:style-name="T905"><text:bookmark-ref text:ref-name="_Ref212547162" text:reference-format="text">Apoio Construção Multilingue</text:bookmark-ref></text:span></text:p>
        </text:list-item>
      </text:list>
      <text:h text:style-name="Heading3" text:outline-level="3"><text:bookmark-start text:name="_Toc213234381"/>Experiências Não-Interativas<text:bookmark-end text:name="_Toc213234381"/></text:h>
      <text:h text:style-name="Heading4" text:outline-level="4">Apresentação de Conteúdos</text:h>
      <text:p text:style-name="Normal">Gere a apresentação de conteúdos já existentes (ex: cursos, módulos, tours, campanhas) de acordo com perfis, permissões e contexto de utilização.</text:p>
      <text:p text:style-name="P906">Funcionalidades:</text:p>
      <text:p text:style-name="P907">As experiências não interativas apresentam um formato estruturado de apresentação de conteúdos, como cursos e módulos, de acordo com os perfis, permissões e contexto de utilização dos utilizadores</text:p>
      <text:list text:style-name="LFO28" text:continue-numbering="true">
        <text:list-item>
          <text:p text:style-name="P908">Coordena a apresentação de conteúdos<text:s/>da biblioteca de conhecimento</text:p>
        </text:list-item>
      </text:list>
      <text:p text:style-name="ListParagraph"><text:span text:style-name="T909">Controla a forma como o conteúdo da biblioteca de conhecimento é apresentado e altera a seleção com base nas funções e no contexto do utilizador. Ao apresentar aos utilizadores apenas o que é necessário ou exigido, garante que estes têm o material necessário para aprender e interagir mais eficazmente.</text:span></text:p>
      <text:p text:style-name="P910"/>
      <text:list text:style-name="LFO28" text:continue-numbering="true">
        <text:list-item>
          <text:p text:style-name="P911">Gestão de publicação, entitlements e versões ativas</text:p>
        </text:list-item>
      </text:list>
      <text:p text:style-name="P912">Supervisiona o ciclo de vida da publicação do conteúdo publicado, incluindo os direitos e o controlo de versões. O acesso dos utilizadores depende das suas permissões e apenas têm acesso a versões atualizadas e aprovadas, mantendo a coerência e a conformidade.</text:p>
      <text:p text:style-name="P913"/>
      <text:list text:style-name="LFO28" text:continue-numbering="true">
        <text:list-item>
          <text:p text:style-name="P914">Pesquisa, filtragem e personalização de catálogos</text:p>
        </text:list-item>
      </text:list>
      <text:p text:style-name="P915">Permite a navegação e a filtragem de catálogos de conteúdos para facilitar a descoberta de material relevante. As funcionalidades de personalização adaptam a visualização do catálogo ao perfil e às preferências dos utilizadores, criando assim uma experiência de utilizador mais personalizada e relevante.</text:p>
      <text:p text:style-name="P916"/>
      <text:p text:style-name="P917">Dependências:</text:p>
      <text:list text:style-name="LFO28" text:continue-numbering="true">
        <text:list-item>
          <text:p text:style-name="P918"><text:span text:style-name="T919"><text:bookmark-ref text:ref-name="_Ref212546554" text:reference-format="text">Biblioteca de Conhecimento</text:bookmark-ref></text:span></text:p>
        </text:list-item>
      </text:list>
      <text:h text:style-name="Heading3" text:outline-level="3"><text:bookmark-start text:name="_Toc213234382"/>Experiências<text:s/>Interativas<text:bookmark-end text:name="_Toc213234382"/></text:h>
      <text:h text:style-name="Heading4" text:outline-level="4"><text:bookmark-start text:name="_Ref212551457"/>Perceção Emocional e Empatia<text:bookmark-end text:name="_Ref212551457"/></text:h>
      <text:p text:style-name="Normal">Analisa emoções e tom do utilizador, ajustando a resposta do sistema para promover interações empáticas.</text:p>
      <text:p text:style-name="P920">Funcionalidades:</text:p>
      <text:p text:style-name="P921">Criação de uma experiência interativa onde a interpretação das emoções e intenções dos utilizadores são capturadas e analisadas possibilitando responder-lhes com respostas empáticas e personalizadas, e assim aumentar o seu nível de envolvimento e satisfação.</text:p>
      <text:list text:style-name="LFO24" text:continue-numbering="true">
        <text:list-item>
          <text:p text:style-name="P922">Leitura de emoções<text:s/>físicas</text:p>
        </text:list-item>
      </text:list>
      <text:p text:style-name="P923">Usando visão computacional a aplicação executa uma análise física como expressões faciais, gestos e postura. Isto garante a identificação do estado emocional do utilizador de forma que possa ser dada uma resposta sensível e adequada.</text:p>
      <text:list text:style-name="LFO24" text:continue-numbering="true">
        <text:list-item>
          <text:p text:style-name="P924">Leitura de tom de voz</text:p>
        </text:list-item>
      </text:list>
      <text:p text:style-name="P925">Ao avaliar o tom, a entoação e a inflexão da voz do utilizador o sistema deteta emoções e o estado de espírito do utilizador. Esta perceção é utilizada para ajustar as respostas garantindo que as interações estão emocionalmente sintonizadas e dentro do contexto correto.</text:p>
      <text:p text:style-name="P926"/>
      <text:list text:style-name="LFO24" text:continue-numbering="true">
        <text:list-item>
          <text:p text:style-name="P927">Leitura de intenções do utilizador</text:p>
        </text:list-item>
      </text:list>
      <text:p text:style-name="ListParagraph"><text:span text:style-name="T928">Técnicas de linguagem natural e analise de comportamento são usadas para interpretar as intenções dos utilizadores durante as interações. Desta forma é possível antecipar necessitadas, fazer ligações relevantes e garantir uma conversa mais empática e compreensiva.</text:span></text:p>
      <text:p text:style-name="P929"/>
      <text:p text:style-name="Normal"><text:span text:style-name="T930">Dependências:</text:span><text:s/>-</text:p>
      <text:h text:style-name="Heading4" text:outline-level="4"><text:bookmark-start text:name="_Ref212551984"/>Orquestrador de Experiências<text:bookmark-end text:name="_Ref212551984"/></text:h>
      <text:p text:style-name="Normal">Gere o fluxo e a lógica das experiências interativas, coordenando<text:s/>simulações,<text:s/>conteúdos, decisões e narrativa em tempo real.</text:p>
      <text:p text:style-name="P931">Funcionalidades:</text:p>
      <text:p text:style-name="P932">O Orquestrador de Experiências como responsável pela gestão do fluxo e lógica das experiências interativas a sua função é coordenar as simulações, conteúdo, decisões e narrativa em tempo real de forma a criar uma jornada de utilizador envolvente e personalizada.</text:p>
      <text:list text:style-name="LFO26" text:continue-numbering="true">
        <text:list-item>
          <text:p text:style-name="P933">Planeamento, Composição e Coordenação do Fluxo Narrativo</text:p>
        </text:list-item>
      </text:list>
      <text:p text:style-name="P934">O orquestrador cria e gere o fluxo narrativo que chega aos utilizadores. A sua<text:s/>função<text:s/>principal é adaptar a narrativa baseando-se no contexto, na experiência adquirida, e no estado emocional do utilizador. Desta forma garante que cada interação têm um maior impacto emocional e relevância melhorando assim a imersão e o envolvimento em toda a experiência.</text:p>
      <text:p text:style-name="P935"/>
      <text:list text:style-name="LFO26" text:continue-numbering="true">
        <text:list-item>
          <text:p text:style-name="P936">Monitoriza a progressão do utilizador<text:s/>e atualiza<text:s/>o seu plano e fluxo</text:p>
        </text:list-item>
      </text:list>
      <text:p text:style-name="P937">Monitoriza a jornada e o progresso do utilizador dentro da experiência interativa de forma a ajustar o fluxo da narrativa e ações futuras. Ao atualizar dinâmica os planos e conteúdo, o sistema de forma transparente alinha-se com as necessidades e preferências do utilizador.</text:p>
      <text:p text:style-name="P938"/>
      <text:p text:style-name="P939">Dependências:</text:p>
      <text:list text:style-name="LFO26" text:continue-numbering="true">
        <text:list-item>
          <text:p text:style-name="P940"><text:span text:style-name="T941"><text:bookmark-ref text:ref-name="_Ref212546554" text:reference-format="text">Biblioteca de Conhecimento</text:bookmark-ref></text:span></text:p>
        </text:list-item>
        <text:list-item>
          <text:p text:style-name="P942"><text:span text:style-name="T943"><text:bookmark-ref text:ref-name="_Ref212551457" text:reference-format="text">Perceção Emocional e Empatia</text:bookmark-ref></text:span></text:p>
        </text:list-item>
      </text:list>
      <text:h text:style-name="Heading4" text:outline-level="4"><text:bookmark-start text:name="_Ref212552295"/>Agente Conversacional Multimodal<text:bookmark-end text:name="_Ref212552295"/></text:h>
      <text:p text:style-name="Normal">Agente de diálogo<text:s/>em tempo real,<text:s/>que integra texto, voz e visão, permitindo<text:s/>uma<text:s/>comunicação natural e contextual com o utilizador.</text:p>
      <text:p text:style-name="P944">Funcionalidades:</text:p>
      <text:p text:style-name="P945">O Agente Conversacional Multimodal é um agente de comunicação que combina texto, voz e visuais em tempo real para garantir uma comunicação natural e contextualizado com os utilizadores.</text:p>
      <text:list text:style-name="LFO25" text:continue-numbering="true">
        <text:list-item>
          <text:p text:style-name="P946">Gera conteúdos multimodais em tempo real</text:p>
        </text:list-item>
      </text:list>
      <text:p text:style-name="P947">O agente cria conteúdo textual, áudio e visual instantaneamente, ajustando os resultados com base na conversa em curso e ao contexto do utilizador. Isto permite uma integração de várias modalidades, criando uma experiência mais rica e imersiva para os utilizadores durante a interação.</text:p>
      <text:p text:style-name="P948"/>
      <text:list text:style-name="LFO25" text:continue-numbering="true">
        <text:list-item>
          <text:p text:style-name="P949">Escuta<text:s/>o<text:s/>utilizador e interrompe a geração<text:s/>se necessário</text:p>
        </text:list-item>
      </text:list>
      <text:p text:style-name="P950">O agente escuta ativamente o utilizador durante todo o diálogo, pausando a produção de conteúdo caso o utilizador interrompa. Esta é uma forma fácil de obter um controlo conversacional mais orgânico e fazer com que as interações fluam de forma mais natural.</text:p>
      <text:p text:style-name="P951"/>
      <text:list text:style-name="LFO25" text:continue-numbering="true">
        <text:list-item>
          <text:p text:style-name="P952">Armazena<text:s/>histórico de interações com o utilizador<text:s/>por cada experiência</text:p>
        </text:list-item>
      </text:list>
      <text:p text:style-name="P953">Regista cada interação com o utilizador por experiência. Este histórico oferece sugestões de respostas personalizadas, melhorando continuamente a compreensão contextual em futuras interações garantindo uma experiência de utilizador mais rica e envolvente.</text:p>
      <text:p text:style-name="P954"/>
      <text:p text:style-name="P955">Dependências:</text:p>
      <text:list text:style-name="LFO22" text:continue-numbering="true">
        <text:list-item>
          <text:p text:style-name="P956"><text:span text:style-name="T957"><text:bookmark-ref text:ref-name="_Ref212546554" text:reference-format="text">Biblioteca de Conhecimento</text:bookmark-ref></text:span></text:p>
        </text:list-item>
        <text:list-item>
          <text:p text:style-name="P958"><text:span text:style-name="T959"><text:bookmark-ref text:ref-name="_Ref212546612" text:reference-format="text">Motor de Geração Multimodal</text:bookmark-ref></text:span></text:p>
        </text:list-item>
        <text:list-item>
          <text:p text:style-name="P960"><text:span text:style-name="T961"><text:bookmark-ref text:ref-name="_Ref212551984" text:reference-format="text">Orquestrador de Experiências</text:bookmark-ref></text:span></text:p>
        </text:list-item>
      </text:list>
      <text:h text:style-name="Heading3" text:outline-level="3"><text:bookmark-start text:name="_Toc213234383"/>Acesso e Entrega<text:bookmark-end text:name="_Toc213234383"/></text:h>
      <text:h text:style-name="Heading4" text:outline-level="4"><text:bookmark-start text:name="_Ref212553231"/>Acesso e Comunicação<text:bookmark-end text:name="_Ref212553231"/></text:h>
      <text:p text:style-name="Normal">Interfaces web para a obtenção e transmissão dos conteúdos aplicacionais e dos conteúdos multimodais, para cada utilizador.</text:p>
      <text:p text:style-name="P962">Funcionalidades:</text:p>
      <text:p text:style-name="Normal"><text:span text:style-name="T963">A aplicação adapta os conteúdos e funcionalidades de acordo com o perfil e permissões do utilizador, garantindo segurança e personalização. Integrações robustas com APIs, streaming e serviços externos promovem interoperabilidade e uma experiência eficiente e fluida.</text:span></text:p>
      <text:list text:style-name="LFO29" text:continue-numbering="true">
        <text:list-item>
          <text:p text:style-name="P964">Disponibiliza<text:s/>as funcionalidades e<text:s/>conteúdos<text:s/>da aplicação mediante<text:s/>o utilizador e permissões de acesso</text:p>
        </text:list-item>
      </text:list>
      <text:p text:style-name="P965">Com base em quem é o utilizador e o seu tipo acesso, apenas são apresentados certos conteúdos e funcionalidades. <text:s/>Desta forma é garantindo que o utilizador apenas vê informação e ferramentas relevantes e ao mesmo tempo é garantido uma melhoria da segurança, personalização e fluxo de trabalho dentro da aplicação</text:p>
      <text:p text:style-name="P966"/>
      <text:list text:style-name="LFO29" text:continue-numbering="true">
        <text:list-item>
          <text:p text:style-name="P967">Gestão de APIs, streaming e integrações externas</text:p>
        </text:list-item>
      </text:list>
      <text:p text:style-name="P968">Ferramentas de gestão robustas permitem a integração de serviços externos através de API, streaming de conteúdos em tempo real e conectividade com plataformas de terceiros. Garantindo uma interoperabilidade e escalabilidade de forma a facilitar a experiência do utilizador e uma troca de dados fluida.</text:p>
      <text:p text:style-name="P969">Dependências:</text:p>
      <text:list text:style-name="LFO27" text:continue-numbering="true">
        <text:list-item>
          <text:p text:style-name="P970"><text:span text:style-name="T971"><text:bookmark-ref text:ref-name="_Ref212552193" text:reference-format="text">Gestão de Utilizadores &amp; Perfis</text:bookmark-ref></text:span></text:p>
        </text:list-item>
        <text:list-item>
          <text:p text:style-name="P972"><text:span text:style-name="T973"><text:bookmark-ref text:ref-name="_Ref212546072" text:reference-format="text">Segurança, Ética e Conformidade</text:bookmark-ref></text:span></text:p>
        </text:list-item>
        <text:list-item>
          <text:p text:style-name="P974"><text:span text:style-name="T975"><text:bookmark-ref text:ref-name="_Ref212546554" text:reference-format="text">Biblioteca de Conhecimento</text:bookmark-ref></text:span></text:p>
        </text:list-item>
        <text:list-item>
          <text:p text:style-name="P976"><text:span text:style-name="T977"><text:bookmark-ref text:ref-name="_Ref212552231" text:reference-format="text">Autoria Inteligente</text:bookmark-ref></text:span></text:p>
        </text:list-item>
        <text:list-item>
          <text:p text:style-name="P978"><text:span text:style-name="T979"><text:bookmark-ref text:ref-name="_Ref212552295" text:reference-format="text">Agente Conversacional Multimodal</text:bookmark-ref></text:span></text:p>
        </text:list-item>
      </text:list>
      <text:h text:style-name="Heading4" text:outline-level="4">Frontend Aplicacional</text:h>
      <text:p text:style-name="Normal">Camada de apresentação<text:s/>web<text:s/>multimodal, com suporte para diferentes formatos alternativos, como<text:s/>mobile, quiosque<text:s/>e<text:s/>VR,<text:s/>que disponibiliza as experiências ao utilizador final.</text:p>
      <text:p text:style-name="Normal">Funcionalidades:</text:p>
      <text:p text:style-name="P980">A interface da aplicação oferece uma camada de apresentação web multimodal, através de vários formatos de apresentação, como dispositivos móveis, quiosques e realidade virtual, permitindo aos utilizadores uma experiência personalizada aos conteúdos interativos.</text:p>
      <text:list text:style-name="LFO30" text:continue-numbering="true">
        <text:list-item>
          <text:p text:style-name="P981">Disponibiliza visualmente as funcionalidades e conteúdos da aplicação mediante o utilizador e permissões de acesso</text:p>
        </text:list-item>
      </text:list>
      <text:p text:style-name="P982">A interface apresenta os recursos e informações da aplicação de acordo com o perfil e as permissões do utilizador. Isto significa que os utilizadores apenas têm acesso ao que é relevante e às ferramentas disponíveis, o que aumenta a segurança e a personalização da experiência</text:p>
      <text:p text:style-name="P983"/>
      <text:list text:style-name="LFO30" text:continue-numbering="true">
        <text:list-item>
          <text:p text:style-name="P984">Captura de interações</text:p>
        </text:list-item>
      </text:list>
      <text:p text:style-name="P985">As interações do utilizador são monitorizadas, independentemente do formato ou dispositivo utilizado. Isto permite que existam adaptações em tempo real e feedback personalizado garantindo melhorias contínuas na interface do utilizador e na experiência geral.</text:p>
      <text:p text:style-name="P986"/>
      <text:p text:style-name="P987">Dependências:</text:p>
      <text:list text:style-name="LFO30" text:continue-numbering="true">
        <text:list-item>
          <text:p text:style-name="P988"><text:span text:style-name="T989"><text:bookmark-ref text:ref-name="_Ref212553231" text:reference-format="text">Acesso e Comunicação</text:bookmark-ref></text:span></text:p>
        </text:list-item>
      </text:list>
      <text:h text:style-name="Heading3" text:outline-level="3"><text:bookmark-start text:name="_Toc213234384"/>Observabilidade<text:s/>e Melhoria<text:bookmark-end text:name="_Toc213234384"/></text:h>
      <text:h text:style-name="Heading4" text:outline-level="4">Analítica</text:h>
      <text:p text:style-name="Normal"><office:annotation office:name="5" xml:id="1944042045"><dc:creator>Ricardo Pinto</dc:creator><dc:date>2025-10-28T10:17:00</dc:date><text:p text:style-name="CommentText">Integração com o Google Analytics?</text:p></office:annotation>Recolha e análise de dados sobre interação, tempo de utilização e eficácia de experiências<text:span text:style-name="T990"><office:annotation-end office:name="5"/></text:span>.</text:p>
      <text:h text:style-name="Heading4" text:outline-level="4"><office:annotation office:name="6" xml:id="1518251751"><dc:creator>Ricardo Pinto</dc:creator><dc:date>2025-10-28T16:15:00</dc:date><text:p text:style-name="CommentText">Integração com o Google Analytics?</text:p></office:annotation>Melhoria Adaptativa<text:span text:style-name="T991"><office:annotation-end office:name="6"/></text:span></text:h>
      <text:p text:style-name="Normal">Transforma<text:s/>dados analíticos em<text:s/>sugestões<text:s/>de melhoria,<text:s/>fornecendo recomendações<text:s/>para o melhoramento da plataforma.</text:p>
      <text:p text:style-name="Normal"/>
      <text:h text:style-name="Heading2" text:outline-level="2"><text:bookmark-start text:name="_Toc213234385"/><office:annotation office:name="7" xml:id="993290797"><dc:creator>Ricardo Pinto</dc:creator><dc:date>2025-11-04T13:02:00</dc:date><text:p text:style-name="CommentText">Rever verticais funcionais</text:p></office:annotation>Verticais<text:s/>Funcionais<text:bookmark-end text:name="_Toc213234385"/><text:span text:style-name="T992"><office:annotation-end office:name="7"/></text:span></text:h>
      <text:h text:style-name="Heading3" text:outline-level="3"><text:bookmark-start text:name="_Toc213234386"/>Formação e Treino Profissional<text:bookmark-end text:name="_Toc213234386"/></text:h>
      <text:p text:style-name="Normal">Exemplos: Programas de onboarding automatizados e interativos; Treino de vendas, compliance, segurança ou operação de equipamentos; Simulações de clientes para equipas comerciais ou de suporte.</text:p>
      <text:h text:style-name="Heading3" text:outline-level="3"><text:bookmark-start text:name="_Toc213234387"/>Ensino e Educação<text:bookmark-end text:name="_Toc213234387"/></text:h>
      <text:p text:style-name="Normal">Exemplos: Criação automática de módulos educativos multimodais (vídeo, áudio, texto, interação); Aulas adaptativas com feedback instantâneo; Recursos acessíveis e inclusivos para alunos com diferentes necessidades.</text:p>
      <text:h text:style-name="Heading3" text:outline-level="3"><text:bookmark-start text:name="_Toc213234388"/>Publicidade e Comunicação Interativa<text:bookmark-end text:name="_Toc213234388"/></text:h>
      <text:p text:style-name="Normal">Exemplos: Vídeos interativos que respondem a perguntas do cliente; Demonstrações<text:s/>virtuais de produtos, com personalização por perfil de utilizador; Continuidade de marca entre publicidade e pós-venda (assistente que mantém a “voz” da marca).</text:p>
      <text:h text:style-name="Heading3" text:outline-level="3"><text:bookmark-start text:name="_Toc213234389"/>Cultura, Turismo e Património<text:bookmark-end text:name="_Toc213234389"/></text:h>
      <text:p text:style-name="Normal">Exemplos: Guias virtuais em museus e locais históricos com narrativa adaptativa; Recriação de personagens históricas para fins educativos e turísticos; Experiências imersivas em exposições, feiras e eventos culturais.</text:p>
      <text:h text:style-name="Heading3" text:outline-level="3"><text:bookmark-start text:name="_Toc213234390"/>Saúde, Cidadania e Serviços Públicos<text:bookmark-end text:name="_Toc213234390"/></text:h>
      <text:p text:style-name="Normal">Exemplos: Educação de pacientes e formação de cuidadores; Assistentes digitais que explicam serviços públicos e direitos do cidadão; Campanhas de sensibilização personalizadas (saúde, ambiente, segurança).</text:p>
      <text:h text:style-name="Heading2" text:outline-level="2"><text:bookmark-start text:name="_Toc213234391"/>Arquitetura Geral<text:bookmark-end text:name="_Toc213234391"/></text:h>
      <text:h text:style-name="Heading1" text:outline-level="1"><text:bookmark-start text:name="_Toc213234392"/>Plano de Execução<text:bookmark-end text:name="_Toc213234392"/></text:h>
      <text:h text:style-name="P993" text:outline-level="2"><text:bookmark-start text:name="_Toc213234393"/>Abordagem Metodológica e Experimental<text:bookmark-end text:name="_Toc213234393"/></text:h>
      <text:p text:style-name="Normal">Definir a metodologia científica, fases de desenvolvimento e validação do projeto.</text:p>
      <text:h text:style-name="P994" text:outline-level="2"><text:bookmark-start text:name="_Toc213234394"/>Cronograma Geral<text:bookmark-end text:name="_Toc213234394"/></text:h>
      <text:p text:style-name="Normal">Apresentar o planeamento temporal, os marcos principais e a sequência das atividades de I&amp;D.</text:p>
      <text:p text:style-name="Normal"/>
      <text:h text:style-name="P995" text:outline-level="3"><text:bookmark-start text:name="_Toc213234395"/>Work<text:s/>Packages<text:bookmark-end text:name="_Toc213234395"/></text:h>
      <text:h text:style-name="P996" text:outline-level="4">WP1</text:h>
      <text:p text:style-name="P997"/>
      <text:h text:style-name="P998" text:outline-level="3"><text:bookmark-start text:name="_Toc213234396"/>Planeamento<text:bookmark-end text:name="_Toc213234396"/></text:h>
      <table:table table:style-name="Table999">
        <table:table-columns>
          <table:table-column table:style-name="TableColumn1000"/>
          <table:table-column table:style-name="TableColumn1001"/>
          <table:table-column table:style-name="TableColumn1002"/>
          <table:table-column table:style-name="TableColumn1003"/>
          <table:table-column table:style-name="TableColumn1004"/>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 table:style-name="TableColumn1011"/>
          <table:table-column table:style-name="TableColumn1012"/>
          <table:table-column table:style-name="TableColumn1013"/>
          <table:table-column table:style-name="TableColumn1014"/>
          <table:table-column table:style-name="TableColumn1015"/>
          <table:table-column table:style-name="TableColumn1016"/>
          <table:table-column table:style-name="TableColumn1017"/>
          <table:table-column table:style-name="TableColumn1018"/>
          <table:table-column table:style-name="TableColumn1019"/>
          <table:table-column table:style-name="TableColumn1020"/>
          <table:table-column table:style-name="TableColumn1021"/>
          <table:table-column table:style-name="TableColumn1022"/>
          <table:table-column table:style-name="TableColumn1023"/>
          <table:table-column table:style-name="TableColumn1024"/>
        </table:table-columns>
        <table:table-row table:style-name="TableRow1025">
          <table:table-cell table:style-name="TableCell1026">
            <text:p text:style-name="P1027"/>
          </table:table-cell>
          <table:table-cell table:style-name="TableCell1028">
            <text:p text:style-name="P1029">1</text:p>
          </table:table-cell>
          <table:table-cell table:style-name="TableCell1030">
            <text:p text:style-name="P1031">2</text:p>
          </table:table-cell>
          <table:table-cell table:style-name="TableCell1032">
            <text:p text:style-name="P1033">3</text:p>
          </table:table-cell>
          <table:table-cell table:style-name="TableCell1034">
            <text:p text:style-name="P1035">4</text:p>
          </table:table-cell>
          <table:table-cell table:style-name="TableCell1036">
            <text:p text:style-name="P1037">5</text:p>
          </table:table-cell>
          <table:table-cell table:style-name="TableCell1038">
            <text:p text:style-name="P1039">6</text:p>
          </table:table-cell>
          <table:table-cell table:style-name="TableCell1040">
            <text:p text:style-name="P1041">7</text:p>
          </table:table-cell>
          <table:table-cell table:style-name="TableCell1042">
            <text:p text:style-name="P1043">8</text:p>
          </table:table-cell>
          <table:table-cell table:style-name="TableCell1044">
            <text:p text:style-name="P1045">9</text:p>
          </table:table-cell>
          <table:table-cell table:style-name="TableCell1046">
            <text:p text:style-name="P1047">10</text:p>
          </table:table-cell>
          <table:table-cell table:style-name="TableCell1048">
            <text:p text:style-name="P1049">11</text:p>
          </table:table-cell>
          <table:table-cell table:style-name="TableCell1050">
            <text:p text:style-name="P1051">12</text:p>
          </table:table-cell>
          <table:table-cell table:style-name="TableCell1052">
            <text:p text:style-name="P1053">13</text:p>
          </table:table-cell>
          <table:table-cell table:style-name="TableCell1054">
            <text:p text:style-name="P1055">14</text:p>
          </table:table-cell>
          <table:table-cell table:style-name="TableCell1056">
            <text:p text:style-name="P1057">15</text:p>
          </table:table-cell>
          <table:table-cell table:style-name="TableCell1058">
            <text:p text:style-name="P1059">16</text:p>
          </table:table-cell>
          <table:table-cell table:style-name="TableCell1060">
            <text:p text:style-name="P1061">17</text:p>
          </table:table-cell>
          <table:table-cell table:style-name="TableCell1062">
            <text:p text:style-name="P1063">18</text:p>
          </table:table-cell>
          <table:table-cell table:style-name="TableCell1064">
            <text:p text:style-name="P1065">19</text:p>
          </table:table-cell>
          <table:table-cell table:style-name="TableCell1066">
            <text:p text:style-name="P1067">20</text:p>
          </table:table-cell>
          <table:table-cell table:style-name="TableCell1068">
            <text:p text:style-name="P1069">21</text:p>
          </table:table-cell>
          <table:table-cell table:style-name="TableCell1070">
            <text:p text:style-name="P1071">22</text:p>
          </table:table-cell>
          <table:table-cell table:style-name="TableCell1072">
            <text:p text:style-name="P1073">23</text:p>
          </table:table-cell>
          <table:table-cell table:style-name="TableCell1074">
            <text:p text:style-name="P1075">24</text:p>
          </table:table-cell>
        </table:table-row>
        <table:table-row table:style-name="TableRow1076">
          <table:table-cell table:style-name="TableCell1077">
            <text:p text:style-name="P1078">WP1</text:p>
          </table:table-cell>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cell table:style-name="TableCell1087">
            <text:p text:style-name="P1088"/>
          </table:table-cell>
          <table:table-cell table:style-name="TableCell1089">
            <text:p text:style-name="P1090"/>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row>
      </table:table>
      <text:p text:style-name="P1127"/>
      <text:p text:style-name="P1128"/>
      <text:h text:style-name="Heading1" text:outline-level="1"><text:bookmark-start text:name="_Toc213234397"/>Referências<text:bookmark-end text:name="_Toc213234397"/></text:h>
      <text:p text:style-name="P1129"/>
      <text:p text:style-name="Normal">Outras referências –<text:s/>não estão incluídas no texto mas queremos que apareçam na lista de referências:<text:s/><text:span text:style-name="T1130">[13], [62], [63], [64], [65], [66], [67], [68]</text:span></text:p>
      <text:p text:style-name="Normal"/>
      <text:p text:style-name="Normal"/>
      <text:p text:style-name="P1131"><text:span text:style-name="T1132">[1]</text:span><text:span text:style-name="T1133"><text:tab/>“Agentifai (Alice) — Assistente Virtual com IA Generativa,” 2025.</text:span></text:p>
      <text:p text:style-name="P1134">[2]<text:tab/>“Visor.ai — Plataforma de Automação de Atendimento com IA,” 2025.</text:p>
      <text:p text:style-name="P1135">[3]<text:tab/>“Pitch Avatar (ROI4Presenter) — Apresentações Interativas com Avatar IA,” 2025.</text:p>
      <text:p text:style-name="P1136">[4]<text:tab/>“D-ID — Avatares Interativos e Vídeo Gerado por IA,” 2025.</text:p>
      <text:p text:style-name="P1137">[5]<text:tab/>“UneeQ — Digital Humans for Customer Experience,” 2025.</text:p>
      <text:p text:style-name="P1138">[6]<text:tab/>“Synthesia — Criação de Vídeo com IA e Avatares Virtuais,” 2025.</text:p>
      <text:p text:style-name="P1139">[7]<text:tab/>“HeyGen — Criação de Vídeo e Avatares Interativos com IA,” 2025.</text:p>
      <text:p text:style-name="P1140"><text:span text:style-name="T1141">[8]</text:span><text:span text:style-name="T1142"><text:tab/>Y. Lecun, Y. Bengio, and G. Hinton, “Deep learning,” May 27, 2015,<text:s/></text:span><text:span text:style-name="T1143">Nature Publishing Group</text:span><text:span text:style-name="T1144">. doi: 10.1038/nature14539.</text:span></text:p>
      <text:p text:style-name="P1145"><text:span text:style-name="T1146">[9]</text:span><text:span text:style-name="T1147"><text:tab/>A. Vaswani<text:s/></text:span><text:span text:style-name="T1148">et al.</text:span><text:span text:style-name="T1149">, “Attention is all you need,”<text:s/></text:span><text:span text:style-name="T1150">Adv Neural Inf Process Syst</text:span><text:span text:style-name="T1151">, vol. 2017-Decem, no. Nips, pp. 5999–6009, 2017.</text:span></text:p>
      <text:p text:style-name="P1152"><text:span text:style-name="T1153">[10]</text:span><text:span text:style-name="T1154"><text:tab/>L. Ouyang<text:s/></text:span><text:span text:style-name="T1155">et al.</text:span><text:span text:style-name="T1156">, “Training language models to follow instructions with human feedback,” Mar. 2022, [Online]. Available: http://arxiv.org/abs/2203.02155</text:span></text:p>
      <text:p text:style-name="P1157"><text:span text:style-name="T1158">[11]</text:span><text:span text:style-name="T1159"><text:tab/>T. B. Brown<text:s/></text:span><text:span text:style-name="T1160">et al.</text:span><text:span text:style-name="T1161">, “Language Models are Few-Shot Learners,” 2020.</text:span></text:p>
      <text:p text:style-name="P1162"><text:span text:style-name="T1163">[12]</text:span><text:span text:style-name="T1164"><text:tab/>OpenAI<text:s/></text:span><text:span text:style-name="T1165">et al.</text:span><text:span text:style-name="T1166">, “GPT-4 Technical Report,” Mar. 2023, [Online]. Available: http://arxiv.org/abs/2303.08774</text:span></text:p>
      <text:p text:style-name="P1167">[13]<text:tab/>C. Wu, S. Yin, W. Qi, X. Wang, Z. Tang, and N. Duan, “Visual ChatGPT: Talking, Drawing and Editing with Visual Foundation Models,” Mar. 2023, [Online]. Available: http://arxiv.org/abs/2303.04671</text:p>
      <text:p text:style-name="P1168">[14]<text:tab/>“Hugging Face – The AI community building the future.” Accessed: Nov. 05, 2025. [Online]. Available: https://huggingface.co/</text:p>
      <text:p text:style-name="P1169">[15]<text:tab/>N. Liu, L. Chen, X. Tian, W. Zou, K. Chen, and M. Cui, “From LLM to Conversational Agent: A Memory Enhanced Architecture with Fine-Tuning of Large Language Models,” Jan. 2024, [Online]. Available: http://arxiv.org/abs/2401.02777</text:p>
      <text:p text:style-name="P1170"><text:span text:style-name="T1171">[16]</text:span><text:span text:style-name="T1172"><text:tab/>J. S. Park, J. O’Brien, C. J. Cai, M. R. Morris, P. Liang, and M. S. Bernstein, “Generative Agents: Interactive Simulacra of Human Behavior,” in<text:s/></text:span><text:span text:style-name="T1173">UIST 2023 - Proceedings of the 36th Annual ACM Symposium on User Interface Software and Technology</text:span><text:span text:style-name="T1174">, Association for Computing Machinery, Inc, Oct. 2023. doi: 10.1145/3586183.3606763.</text:span></text:p>
      <text:p text:style-name="P1175">[17]<text:tab/>P. Office of the European Union L- and L. Luxembourg, “Regulation (EU) 2024/1689 of the European Parliament and of the Council of 13 June 2024 laying down harmonised rules on artificial intelligence and amending Regulations (EC) No 300/2008, (EU) No 167/2013, (EU) No 168/2013, (EU) 2018/858, (EU) 2018/1139 and (EU) 2019/2144 and Directives 2014/90/EU, (EU) 2016/797 and (EU) 2020/1828 (Artificial Intelligence Act)Text with EEA relevance.” [Online]. Available: http://data.europa.eu/eli/reg/2024/1689/oj</text:p>
      <text:p text:style-name="P1176"><text:span text:style-name="T1177">[18]</text:span><text:span text:style-name="T1178"><text:tab/>Z. Ji<text:s/></text:span><text:span text:style-name="T1179">et al.</text:span><text:span text:style-name="T1180">, “Survey of Hallucination in Natural Language Generation,” Jul. 2024, doi: 10.1145/3571730.</text:span></text:p>
      <text:p text:style-name="P1181"><text:span text:style-name="T1182">[19]</text:span><text:span text:style-name="T1183"><text:tab/>Y. Wang<text:s/></text:span><text:span text:style-name="T1184">et al.</text:span><text:span text:style-name="T1185">, “Factuality of Large Language Models: A Survey,” Oct. 2024, [Online]. Available: http://arxiv.org/abs/2402.02420</text:span></text:p>
      <text:p text:style-name="P1186"><text:span text:style-name="T1187">[20]</text:span><text:span text:style-name="T1188"><text:tab/>Fengchun. Miao, Stefania. Giannini, and Wayne. Holmes,<text:s/></text:span><text:span text:style-name="T1189">Guidance for generative AI in education and research</text:span><text:span text:style-name="T1190">. UNESCO, 2023.</text:span></text:p>
      <text:p text:style-name="P1191"><text:span text:style-name="T1192">[21]</text:span><text:span text:style-name="T1193"><text:tab/></text:span><text:span text:style-name="T1194">Ethics and Governance of Artificial Intelligence for Health  : WHO Guidance</text:span><text:span text:style-name="T1195">. World Health Organization, 2021.</text:span></text:p>
      <text:p text:style-name="P1196">[22]<text:tab/>“Generative AI and the future of work The potential? Boundless. Deloitte AI Institute TM 2.” [Online]. Available: www.deloitte.com/us/AIInstitute</text:p>
      <text:p text:style-name="P1197"><text:span text:style-name="T1198">[23]</text:span><text:span text:style-name="T1199"><text:tab/>M. Chui<text:s/></text:span><text:span text:style-name="T1200">et al.</text:span><text:span text:style-name="T1201">, “The economic potential of generative AI The next productivity frontier The economic potential of generative AI: The next productivity frontier,” 2023.</text:span></text:p>
      <text:p text:style-name="P1202">[24]<text:tab/>C. Liu, H. Wu, Y. Zhong, X. Zhang, Y. Wang, and W. Xie, “Intelligent Grimm -- Open-ended Visual Storytelling via Latent Diffusion Models,” Mar. 2024, [Online]. Available: http://arxiv.org/abs/2306.00973</text:p>
      <text:p text:style-name="P1203">[25]<text:tab/>L. Yao, N. Peng, R. Weischedel, K. Knight, D. Zhao, and R. Yan, “Plan-And-Write: Towards Better Automatic Storytelling,” Feb. 2019, [Online]. Available: http://arxiv.org/abs/1811.05701</text:p>
      <text:p text:style-name="P1204"><text:span text:style-name="T1205">[26]</text:span><text:span text:style-name="T1206"><text:tab/>C. Wu<text:s/></text:span><text:span text:style-name="T1207">et al.</text:span><text:span text:style-name="T1208">, “Janus: Decoupling Visual Encoding for Unified Multimodal Understanding and Generation.” [Online]. Available: https://github.com/deepseek-ai/Janus</text:span></text:p>
      <text:p text:style-name="P1209"><text:span text:style-name="T1210">[27]</text:span><text:span text:style-name="T1211"><text:tab/>Y. Jiao<text:s/></text:span><text:span text:style-name="T1212">et al.</text:span><text:span text:style-name="T1213">, “UniToken: Harmonizing Multimodal Understanding and Generation through Unified Visual Encoding.”</text:span></text:p>
      <text:p text:style-name="P1214"><text:span text:style-name="T1215">[28]</text:span><text:span text:style-name="T1216"><text:tab/>Y. Li<text:s/></text:span><text:span text:style-name="T1217">et al.</text:span><text:span text:style-name="T1218">, “Uni-MoE: Scaling Unified Multimodal LLMs with Mixture of Experts,” May 2024, [Online]. Available: http://arxiv.org/abs/2405.11273</text:span></text:p>
      <text:p text:style-name="P1219"><text:span text:style-name="T1220">[29]</text:span><text:span text:style-name="T1221"><text:tab/>A. Radford<text:s/></text:span><text:span text:style-name="T1222">et al.</text:span><text:span text:style-name="T1223">, “Learning Transferable Visual Models From Natural Language Supervision,” Feb. 2021, [Online]. Available: http://arxiv.org/abs/2103.00020</text:span></text:p>
      <text:p text:style-name="P1224"><text:span text:style-name="T1225">[30]</text:span><text:span text:style-name="T1226"><text:tab/>R. Girdhar<text:s/></text:span><text:span text:style-name="T1227">et al.</text:span><text:span text:style-name="T1228">, “ImageBind: One Embedding Space To Bind Them All,” May 2023, [Online]. Available: http://arxiv.org/abs/2305.05665</text:span></text:p>
      <text:p text:style-name="P1229">[31]<text:tab/>S. Li and H. Tang, “Multimodal Alignment and Fusion: A Survey,” Oct. 2025, [Online]. Available: http://arxiv.org/abs/2411.17040</text:p>
      <text:p text:style-name="P1230"><text:span text:style-name="T1231">[32]</text:span><text:span text:style-name="T1232"><text:tab/>L. Zhang, A. Rao, and M. Agrawala, “Adding Conditional Control to Text-to-Image Diffusion Models,”<text:s/></text:span><text:span text:style-name="T1233">Proceedings of the IEEE International Conference on Computer Vision</text:span><text:span text:style-name="T1234">, pp. 3813–3824, Feb. 2023, doi: 10.1109/ICCV51070.2023.00355.</text:span></text:p>
      <text:p text:style-name="P1235"><text:span text:style-name="T1236">[33]</text:span><text:span text:style-name="T1237"><text:tab/>M. Li<text:s/></text:span><text:span text:style-name="T1238">et al.</text:span><text:span text:style-name="T1239">, “ControlNet++: Improving Conditional Controls with Efficient Consistency Feedback,” pp. 129–147, Apr. 2024, doi: 10.1007/978-3-031-72667-5_8.</text:span></text:p>
      <text:p text:style-name="P1240">[34]<text:tab/>Y. Zhang, Y. Yuan, Y. Song, H. Wang, and J. Liu, “EasyControl: Adding Efficient and Flexible Control for Diffusion Transformer,” Mar. 2025, Accessed: Nov. 04, 2025. [Online]. Available: https://arxiv.org/pdf/2503.07027</text:p>
      <text:p text:style-name="P1241"><text:span text:style-name="T1242">[35]</text:span><text:span text:style-name="T1243"><text:tab/>L. Zhang, A. Rao, and M. Agrawala, “Adding Conditional Control to Text-to-Image Diffusion Models,”<text:s/></text:span><text:span text:style-name="T1244">Proceedings of the IEEE International Conference on Computer Vision</text:span><text:span text:style-name="T1245">, pp. 3813–3824, Feb. 2023, doi: 10.1109/ICCV51070.2023.00355.</text:span></text:p>
      <text:p text:style-name="P1246"><text:span text:style-name="T1247">[36]</text:span><text:span text:style-name="T1248"><text:tab/>C. Wang<text:s/></text:span><text:span text:style-name="T1249">et al.</text:span><text:span text:style-name="T1250">, “Neural Codec Language Models are Zero-Shot Text to Speech Synthesizers,”<text:s/></text:span><text:span text:style-name="T1251">IEEE Trans Audio Speech Lang Process</text:span><text:span text:style-name="T1252">, vol. 33, pp. 705–718, Jan. 2023, doi: 10.1109/taslpro.2025.3530270.</text:span></text:p>
      <text:p text:style-name="P1253"><text:span text:style-name="T1254">[37]</text:span><text:span text:style-name="T1255"><text:tab/>S. Chen<text:s/></text:span><text:span text:style-name="T1256">et al.</text:span><text:span text:style-name="T1257">, “VALL-E 2: Neural Codec Language Models are Human Parity Zero-Shot Text to Speech Synthesizers,” Jun. 2024, Accessed: Nov. 04, 2025. [Online]. Available: https://arxiv.org/pdf/2406.05370</text:span></text:p>
      <text:p text:style-name="P1258">[38]<text:tab/>Y. A. Li, X. Jiang, C. Han, and N. Mesgarani, “StyleTTS-ZS: Efficient High-Quality Zero-Shot Text-to-Speech Synthesis with Distilled Time-Varying Style Diffusion,” pp. 4725–4744, Sep. 2024, doi: 10.18653/v1/2025.naacl-long.242.</text:p>
      <text:p text:style-name="P1259"><text:span text:style-name="T1260">[39]</text:span><text:span text:style-name="T1261"><text:tab/>T. Guan<text:s/></text:span><text:span text:style-name="T1262">et al.</text:span><text:span text:style-name="T1263">, “HallusionBench: An Advanced Diagnostic Suite for Entangled Language Hallucination and Visual Illusion in Large Vision-Language Models,” Mar. 2024, Accessed: Nov. 04, 2025. [Online]. Available: http://arxiv.org/abs/2310.14566</text:span></text:p>
      <text:p text:style-name="P1264">[40]<text:tab/>G. Dagan, O. Loginova, and A. Batra, “CAST: Cross-modal Alignment Similarity Test for Vision Language Models,” pp. 1387–1402.</text:p>
      <text:p text:style-name="P1265">[41]<text:tab/>Y. Chang, B. Cao, and L. Lin, “Monitoring Decoding: Mitigating Hallucination via Evaluating the Factuality of Partial Response during Generation,” pp. 14574–14587.</text:p>
      <text:p text:style-name="P1266"><text:span text:style-name="T1267">[42]</text:span><text:span text:style-name="T1268"><text:tab/>P. Manakul, A. Liusie, and M. J. F. Gales, “SelfCheckGPT: Zero-Resource Black-Box Hallucination Detection for Generative Large Language Models,”<text:s/></text:span><text:span text:style-name="T1269">EMNLP 2023 - 2023 Conference on Empirical Methods in Natural Language Processing, Proceedings</text:span><text:span text:style-name="T1270">, pp. 9004–9017, Mar. 2023, doi: 10.18653/v1/2023.emnlp-main.557.</text:span></text:p>
      <text:p text:style-name="P1271"><text:span text:style-name="T1272">[43]</text:span><text:span text:style-name="T1273"><text:tab/>Y. Gao<text:s/></text:span><text:span text:style-name="T1274">et al.</text:span><text:span text:style-name="T1275">, “Retrieval-Augmented Generation for Large Language Models: A Survey,” Mar. 2024, [Online]. Available: http://arxiv.org/abs/2312.10997</text:span></text:p>
      <text:p text:style-name="P1276"><text:span text:style-name="T1277">[44]</text:span><text:span text:style-name="T1278"><text:tab/>P. Manakul, A. Liusie, and M. J. F. Gales, “SelfCheckGPT: Zero-Resource Black-Box Hallucination Detection for Generative Large Language Models,”<text:s/></text:span><text:span text:style-name="T1279">EMNLP 2023 - 2023 Conference on Empirical Methods in Natural Language Processing, Proceedings</text:span><text:span text:style-name="T1280">, pp. 9004–9017, Mar. 2023, doi: 10.18653/v1/2023.emnlp-main.557.</text:span></text:p>
      <text:p text:style-name="P1281"><text:span text:style-name="T1282">[45]</text:span><text:span text:style-name="T1283"><text:tab/>Z. Gou<text:s/></text:span><text:span text:style-name="T1284">et al.</text:span><text:span text:style-name="T1285">, “CRITIC: Large Language Models Can Self-Correct with Tool-Interactive Critiquing,”<text:s/></text:span><text:span text:style-name="T1286">12th International Conference on Learning Representations, ICLR 2024</text:span><text:span text:style-name="T1287">, May 2023, Accessed: Nov. 04, 2025. [Online]. Available: https://arxiv.org/pdf/2305.11738</text:span></text:p>
      <text:p text:style-name="P1288"><text:span text:style-name="T1289">[46]</text:span><text:span text:style-name="T1290"><text:tab/>H. Zhang<text:s/></text:span><text:span text:style-name="T1291">et al.</text:span><text:span text:style-name="T1292">, “R-Tuning: Instructing Large Language Models to Say `I Don’t Know’,”<text:s/></text:span><text:span text:style-name="T1293">Proceedings of the 2024 Conference of the North American Chapter of the Association for Computational Linguistics: Human Language Technologies, NAACL 2024</text:span><text:span text:style-name="T1294">, vol. 1, pp. 7106–7132, Nov. 2023, doi: 10.18653/v1/2024.naacl-long.394.</text:span></text:p>
      <text:p text:style-name="P1295">[47]<text:tab/>Y. Tang and Y. Yang, “MultiHop-RAG: Benchmarking Retrieval-Augmented Gener-ation for Multi-Hop Queries”, Accessed: Nov. 04, 2025. [Online]. Available: https://github.com/yixuantt/MultiHop-RAG</text:p>
      <text:p text:style-name="P1296">[48]<text:tab/>X. Chen, X. Hu, and N. Tang, “Review-Then-Refine: A Dynamic Framework for Multi-Hop Question Answering with Temporal Adaptability,” Dec. 2024, Accessed: Nov. 04, 2025. [Online]. Available: https://arxiv.org/pdf/2412.15101</text:p>
      <text:p text:style-name="P1297">[49]<text:tab/>W. Xu, Z. Liang, K. Mei, H. Gao, J. Tan, and Y. Zhang, “A-Mem: Agentic Memory for LLM Agents”, Accessed: Nov. 04, 2025. [Online]. Available: https://github.com/WujiangXu/AgenticMemory</text:p>
      <text:p text:style-name="P1298"><text:span text:style-name="T1299">[50]</text:span><text:span text:style-name="T1300"><text:tab/>Z. Zhang<text:s/></text:span><text:span text:style-name="T1301">et al.</text:span><text:span text:style-name="T1302">, “A Survey on the Memory Mechanism of Large Language Model based Agents,”<text:s/></text:span><text:span text:style-name="T1303">ACM Trans Inf Syst</text:span><text:span text:style-name="T1304">, vol. 43, no. 6, pp. 1–47, Apr. 2024, doi: 10.1145/3748302.</text:span></text:p>
      <text:p text:style-name="P1305"><text:span text:style-name="T1306">[51]</text:span><text:span text:style-name="T1307"><text:tab/>M. Jia and Z. Sun, “A Survey of Multi-modal Emotion Recognition Based on Deep Learning,”<text:s/></text:span><text:span text:style-name="T1308">Highlights in Science, Engineering and Technology</text:span><text:span text:style-name="T1309">, vol. 119, pp. 533–540, Dec. 2024, doi: 10.54097/37ZNCV36.</text:span></text:p>
      <text:p text:style-name="P1310"><text:span text:style-name="T1311">[52]</text:span><text:span text:style-name="T1312"><text:tab/>M. P. A. Ramaswamy and S. Palaniswamy, “Multimodal emotion recognition: A comprehensive review, trends, and challenges,”<text:s/></text:span><text:span text:style-name="T1313">Wiley Interdiscip Rev Data Min Knowl Discov</text:span><text:span text:style-name="T1314">, vol. 14, no. 6, p. e1563, Nov. 2024, doi: 10.1002/WIDM.1563;REQUESTEDJOURNAL:JOURNAL:19424795;PAGEGROUP:STRING:PUBLICATION.</text:span></text:p>
      <text:p text:style-name="P1315"><text:span text:style-name="T1316">[53]</text:span><text:span text:style-name="T1317"><text:tab/>P. Bujnowski<text:s/></text:span><text:span text:style-name="T1318">et al.</text:span><text:span text:style-name="T1319">, “SAMSEMO: New dataset for multilingual and multimodal emotion recognition,”<text:s/></text:span><text:span text:style-name="T1320">Proceedings of the Annual Conference of the International Speech Communication Association, INTERSPEECH</text:span><text:span text:style-name="T1321">, pp. 2925–2929, 2024, doi: 10.21437/INTERSPEECH.2024-212.</text:span></text:p>
      <text:p text:style-name="P1322"><text:span text:style-name="T1323">[54]</text:span><text:span text:style-name="T1324"><text:tab/>C. Y. Park<text:s/></text:span><text:span text:style-name="T1325">et al.</text:span><text:span text:style-name="T1326">, “K-EmoCon, a multimodal sensor dataset for continuous emotion recognition in naturalistic conversations,”<text:s/></text:span><text:span text:style-name="T1327">Sci Data</text:span><text:span text:style-name="T1328">, vol. 7, no. 1, May 2020, doi: 10.1038/s41597-020-00630-y.</text:span></text:p>
      <text:p text:style-name="P1329"><text:span text:style-name="T1330">[55]</text:span><text:span text:style-name="T1331"><text:tab/>H. Sun<text:s/></text:span><text:span text:style-name="T1332">et al.</text:span><text:span text:style-name="T1333">, “EmotionTalk: An Interactive Chinese Multimodal Emotion Dataset With Rich Annotations,” May 2025, Accessed: Nov. 04, 2025. [Online]. Available: https://arxiv.org/pdf/2505.23018</text:span></text:p>
      <text:p text:style-name="P1334"><text:span text:style-name="T1335">[56]</text:span><text:span text:style-name="T1336"><text:tab/>S. Pawar<text:s/></text:span><text:span text:style-name="T1337">et al.</text:span><text:span text:style-name="T1338">, “Survey of Cultural Awareness in Language Models: Text and Beyond,” Oct. 2024, Accessed: Nov. 04, 2025. [Online]. Available: https://arxiv.org/pdf/2411.00860v1</text:span></text:p>
      <text:p text:style-name="P1339">[57]<text:tab/>A. Gulati, M. D’incà, N. Sebe, B. L. Fondazione, B. Kessler, and N. Oliver, “Beauty and the Bias: Exploring the Impact of Attractiveness on Multimodal Large Language Models,” Apr. 2025, Accessed: Nov. 04, 2025. [Online]. Available: https://arxiv.org/pdf/2504.16104</text:p>
      <text:p text:style-name="P1340"><text:span text:style-name="T1341">[58]</text:span><text:span text:style-name="T1342"><text:tab/>S. Nayak<text:s/></text:span><text:span text:style-name="T1343">et al.</text:span><text:span text:style-name="T1344">, “Benchmarking Vision Language Models for Cultural Understanding,”<text:s/></text:span><text:span text:style-name="T1345">EMNLP 2024 - 2024 Conference on Empirical Methods in Natural Language Processing, Proceedings of the Conference</text:span><text:span text:style-name="T1346">, pp. 5769–5790, Jul. 2024, doi: 10.18653/v1/2024.emnlp-main.329.</text:span></text:p>
      <text:p text:style-name="P1347"><text:span text:style-name="T1348">[59]</text:span><text:span text:style-name="T1349"><text:tab/>J. S. Kim<text:s/></text:span><text:span text:style-name="T1350">et al.</text:span><text:span text:style-name="T1351">, “When Tom Eats Kimchi: Evaluating Cultural Bias of Multimodal Large Language Models in Cultural Mixture Contexts,” Mar. 2025, Accessed: Nov. 04, 2025. [Online]. Available: https://arxiv.org/pdf/2503.16826</text:span></text:p>
      <text:p text:style-name="P1352">[60]<text:tab/>Y. Wang and M. Kreminski, “Can LLMs Generate Good Stories? Insights and Challenges from a Narrative Planning Perspective,” Jun. 2025, Accessed: Nov. 04, 2025. [Online]. Available: https://arxiv.org/pdf/2506.10161v1</text:p>
      <text:p text:style-name="P1353"><text:span text:style-name="T1354">[61]</text:span><text:span text:style-name="T1355"><text:tab/>S. Yang<text:s/></text:span><text:span text:style-name="T1356">et al.</text:span><text:span text:style-name="T1357">, “SEED-Story: Multimodal Long Story Generation with Large Language Model,” Oct. 2024, [Online]. Available: http://arxiv.org/abs/2407.08683</text:span></text:p>
      <text:p text:style-name="P1358">[62]<text:tab/>T. Rahman, H.-Y. Lee, J. Ren, S. Tulyakov, S. Mahajan, and L. Sigal, “Make-A-Story: Visual Memory Conditioned Consistent Story Generation,” May 2023, [Online]. Available: http://arxiv.org/abs/2211.13319</text:p>
      <text:p text:style-name="P1359">[63]<text:tab/>Z. Guo, F. Zhang, K. Jia, and T. Jin, “LLM-I: LLMs are Naturally Interleaved Multimodal Creators,” Sep. 2025, [Online]. Available: http://arxiv.org/abs/2509.13642</text:p>
      <text:p text:style-name="P1360">[64]<text:tab/>J. Wu, C. Tang, J. Wang, Y. Zeng, X. Li, and Y. Tong, “DiffSensei: Bridging Multi-Modal LLMs and Diffusion Models for Customized Manga Generation,” Mar. 2025, [Online]. Available: http://arxiv.org/abs/2412.07589</text:p>
      <text:p text:style-name="P1361"><text:span text:style-name="T1362">[65]</text:span><text:span text:style-name="T1363"><text:tab/>Y. Zhang<text:s/></text:span><text:span text:style-name="T1364">et al.</text:span><text:span text:style-name="T1365">, “STICKERCONV: Generating Multimodal Empathetic Responses from Scratch,” Feb. 2024, doi: 10.48448/6s4n-d973.</text:span></text:p>
      <text:p text:style-name="P1366">[66]<text:tab/>Y. Shen, K. Song, X. Tan, D. Li, W. Lu, and Y. Zhuang, “HuggingGPT: Solving AI Tasks with ChatGPT and its Friends in Hugging Face,” Mar. 2023, [Online]. Available: http://arxiv.org/abs/2303.17580</text:p>
      <text:p text:style-name="P1367"><text:span text:style-name="T1368">[67]</text:span><text:span text:style-name="T1369"><text:tab/>X. Chen<text:s/></text:span><text:span text:style-name="T1370">et al.</text:span><text:span text:style-name="T1371">, “EmpathyAgent: Can Embodied Agents Conduct Empathetic Actions?,” Mar. 2025, [Online].<text:s/></text:span><text:span text:style-name="T1372">Available: http://arxiv.org/abs/2503.16545</text:span></text:p>
      <text:p text:style-name="P1373"><text:span text:style-name="T1374"> </text:span></text:p>
      <text:p text:style-name="P1375"/>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ardo Pinto</meta:initial-creator>
    <dc:creator>Ricardo Pinto</dc:creator>
    <meta:creation-date>2025-11-05T12:18:00Z</meta:creation-date>
    <dc:date>2025-11-05T12:18:00Z</dc:date>
    <meta:print-date>2025-10-30T17:56:00Z</meta:print-date>
    <meta:template xlink:href="Normal.dotm" xlink:type="simple"/>
    <meta:editing-cycles>3639</meta:editing-cycles>
    <meta:editing-duration>PT340680S</meta:editing-duration>
    <meta:user-defined meta:name="ContentTypeId">0x010100387C8BE4C33EC5469B77959AAEA6E0C3</meta:user-defined>
    <meta:user-defined meta:name="MediaServiceImageTags"/>
    <meta:document-statistic meta:page-count="1" meta:paragraph-count="180" meta:word-count="13528" meta:character-count="90464" meta:row-count="642" meta:non-whitespace-character-count="77116"/>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style:font-face style:name="Aptos Narrow" svg:font-family="Aptos Narrow"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00000" fo:font-size="22pt" style:font-size-asian="22pt" style:font-size-complex="22pt" fo:language="en" fo:country="US"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font-weight="bold" style:font-weight-asian="bold" style:font-weight-complex="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font-weight="bold" style:font-weight-asian="bold" style:font-weight-complex="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weight="bold" style:font-weight-asian="bold" style:font-weight-complex="bold" fo:color="#000000"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margin-left="2.5in" fo:text-indent="-0.25in">
        <style:tab-stops/>
      </style:paragraph-properties>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margin-left="3in" fo:text-indent="-0.25in">
        <style:tab-stops/>
      </style:paragraph-properties>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margin-left="3.5in" fo:text-indent="-0.25in">
        <style:tab-stops/>
      </style:paragraph-properties>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fo:margin-left="4in" fo:text-indent="-0.25in">
        <style:tab-stops/>
      </style:paragraph-properties>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fo:margin-left="4.5in" fo:text-indent="-0.25in">
        <style:tab-stops/>
      </style:paragraph-properties>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00000" fo:font-size="22pt" style:font-size-asian="22pt" style:font-size-complex="22pt" fo:language="en" fo:country="US"/>
    </style:style>
    <style:style style:name="Heading2Char" style:display-name="Heading 2 Char" style:family="text" style:parent-style-name="DefaultParagraphFont">
      <style:text-properties style:font-name="Aptos Display" style:font-name-asian="Yu Gothic Light" style:font-name-complex="Times New Roman" fo:font-weight="bold" style:font-weight-asian="bold" style:font-weight-complex="bold" fo:color="#000000"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weight="bold" style:font-weight-asian="bold" style:font-weight-complex="bold" fo:color="#000000" fo:font-size="12pt" style:font-size-asian="12pt" style:font-size-complex="12pt"/>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style:text-properties fo:color="#0F4761"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4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666666"/>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